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4.313cm" style:rel-column-width="15701*"/>
    </style:style>
    <style:style style:name="Таблица1.B" style:family="table-column">
      <style:table-column-properties style:column-width="2.275cm" style:rel-column-width="8284*"/>
    </style:style>
    <style:style style:name="Таблица1.C" style:family="table-column">
      <style:table-column-properties style:column-width="3.18cm" style:rel-column-width="11578*"/>
    </style:style>
    <style:style style:name="Таблица1.D" style:family="table-column">
      <style:table-column-properties style:column-width="8.232cm" style:rel-column-width="29972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4.001cm" style:rel-column-width="14564*"/>
    </style:style>
    <style:style style:name="Таблица2.B" style:family="table-column">
      <style:table-column-properties style:column-width="2.367cm" style:rel-column-width="8619*"/>
    </style:style>
    <style:style style:name="Таблица2.C" style:family="table-column">
      <style:table-column-properties style:column-width="3.401cm" style:rel-column-width="12384*"/>
    </style:style>
    <style:style style:name="Таблица2.D" style:family="table-column">
      <style:table-column-properties style:column-width="8.232cm" style:rel-column-width="29968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4.001cm" style:rel-column-width="14564*"/>
    </style:style>
    <style:style style:name="Таблица3.B" style:family="table-column">
      <style:table-column-properties style:column-width="2.367cm" style:rel-column-width="8619*"/>
    </style:style>
    <style:style style:name="Таблица3.C" style:family="table-column">
      <style:table-column-properties style:column-width="3.401cm" style:rel-column-width="12384*"/>
    </style:style>
    <style:style style:name="Таблица3.D" style:family="table-column">
      <style:table-column-properties style:column-width="8.232cm" style:rel-column-width="29968*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2.367cm" style:rel-column-width="8619*"/>
    </style:style>
    <style:style style:name="Таблица4.C" style:family="table-column">
      <style:table-column-properties style:column-width="3.401cm" style:rel-column-width="12384*"/>
    </style:style>
    <style:style style:name="Таблица4.D" style:family="table-column">
      <style:table-column-properties style:column-width="8.232cm" style:rel-column-width="29968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4.001cm" style:rel-column-width="14564*"/>
    </style:style>
    <style:style style:name="Таблица5.B" style:family="table-column">
      <style:table-column-properties style:column-width="2.367cm" style:rel-column-width="8619*"/>
    </style:style>
    <style:style style:name="Таблица5.C" style:family="table-column">
      <style:table-column-properties style:column-width="3.401cm" style:rel-column-width="12384*"/>
    </style:style>
    <style:style style:name="Таблица5.D" style:family="table-column">
      <style:table-column-properties style:column-width="8.232cm" style:rel-column-width="29968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style:vertical-align="middle"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cm" table:align="margins"/>
    </style:style>
    <style:style style:name="Таблица6.A" style:family="table-column">
      <style:table-column-properties style:column-width="4.001cm" style:rel-column-width="14564*"/>
    </style:style>
    <style:style style:name="Таблица6.B" style:family="table-column">
      <style:table-column-properties style:column-width="2.367cm" style:rel-column-width="8619*"/>
    </style:style>
    <style:style style:name="Таблица6.C" style:family="table-column">
      <style:table-column-properties style:column-width="3.401cm" style:rel-column-width="12384*"/>
    </style:style>
    <style:style style:name="Таблица6.D" style:family="table-column">
      <style:table-column-properties style:column-width="8.232cm" style:rel-column-width="29968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middle" fo:padding="0.097cm" fo:border="0.05pt solid #000000"/>
    </style:style>
    <style:style style:name="Таблица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margins"/>
    </style:style>
    <style:style style:name="Таблица7.A" style:family="table-column">
      <style:table-column-properties style:column-width="4.001cm" style:rel-column-width="14564*"/>
    </style:style>
    <style:style style:name="Таблица7.B" style:family="table-column">
      <style:table-column-properties style:column-width="2.367cm" style:rel-column-width="8619*"/>
    </style:style>
    <style:style style:name="Таблица7.C" style:family="table-column">
      <style:table-column-properties style:column-width="3.401cm" style:rel-column-width="12384*"/>
    </style:style>
    <style:style style:name="Таблица7.D" style:family="table-column">
      <style:table-column-properties style:column-width="8.232cm" style:rel-column-width="29968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style:vertical-align="middle"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3.413cm" style:rel-column-width="12426*"/>
    </style:style>
    <style:style style:name="Таблица8.B" style:family="table-column">
      <style:table-column-properties style:column-width="2.275cm" style:rel-column-width="8284*"/>
    </style:style>
    <style:style style:name="Таблица8.C" style:family="table-column">
      <style:table-column-properties style:column-width="3.307cm" style:rel-column-width="12040*"/>
    </style:style>
    <style:style style:name="Таблица8.D" style:family="table-column">
      <style:table-column-properties style:column-width="9.005cm" style:rel-column-width="32785*"/>
    </style:style>
    <style:style style:name="Таблица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middle" fo:padding="0.097cm" fo:border="0.05pt solid #000000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cm" table:align="margins"/>
    </style:style>
    <style:style style:name="Таблица9.A" style:family="table-column">
      <style:table-column-properties style:column-width="4.001cm" style:rel-column-width="14564*"/>
    </style:style>
    <style:style style:name="Таблица9.B" style:family="table-column">
      <style:table-column-properties style:column-width="2.367cm" style:rel-column-width="8619*"/>
    </style:style>
    <style:style style:name="Таблица9.C" style:family="table-column">
      <style:table-column-properties style:column-width="3.401cm" style:rel-column-width="12384*"/>
    </style:style>
    <style:style style:name="Таблица9.D" style:family="table-column">
      <style:table-column-properties style:column-width="8.232cm" style:rel-column-width="29968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officeooo:paragraph-rsid="008796aa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fo:font-size="14pt" officeooo:paragraph-rsid="002c71f4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officeooo:paragraph-rsid="01163a75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officeooo:paragraph-rsid="0118dc4f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officeooo:paragraph-rsid="011a3730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officeooo:paragraph-rsid="0124e749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4pt" officeooo:paragraph-rsid="01b1b972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fo:font-size="14pt" officeooo:paragraph-rsid="00bbef57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1a050" officeooo:paragraph-rsid="0011a05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20b93e4" officeooo:paragraph-rsid="020b93e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20b93e4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fo:font-style="italic" officeooo:rsid="00638688" officeooo:paragraph-rsid="007db744" style:font-size-asian="14pt" style:font-style-asian="italic" style:font-size-complex="14pt" style:font-style-complex="italic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fo:font-style="italic" officeooo:rsid="00638688" officeooo:paragraph-rsid="0080bdae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4pt" fo:font-weight="normal" officeooo:rsid="00e1e2ac" officeooo:paragraph-rsid="00e1e2a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714cm"/>
        </style:tab-stops>
      </style:paragraph-properties>
      <style:text-properties fo:font-size="14pt" fo:language="ru" fo:country="RU" fo:font-style="italic" officeooo:rsid="00cfea1b" officeooo:paragraph-rsid="0222a6d7" style:font-size-asian="14pt" style:font-style-asian="italic" style:font-size-complex="14pt" style:font-style-complex="italic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fo:font-size="14pt" fo:language="ru" fo:country="RU" fo:font-style="italic" officeooo:rsid="008bb68c" officeooo:paragraph-rsid="00afd2ae" style:font-size-asian="14pt" style:font-style-asian="italic" style:font-size-complex="14pt" style:font-style-complex="italic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fo:language="ru" fo:country="RU" fo:font-style="italic" officeooo:rsid="0061b2ed" officeooo:paragraph-rsid="007db744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4pt" fo:language="en" fo:country="US" officeooo:rsid="02110a5f" officeooo:paragraph-rsid="02110a5f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en" fo:country="US" officeooo:rsid="02507cc1" officeooo:paragraph-rsid="02507cc1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1163a75"/>
    </style:style>
    <style:style style:name="P25" style:family="paragraph" style:parent-style-name="Table_20_Contents">
      <style:paragraph-properties fo:text-align="center" style:justify-single-word="false"/>
      <style:text-properties officeooo:paragraph-rsid="0124e749"/>
    </style:style>
    <style:style style:name="P26" style:family="paragraph" style:parent-style-name="Table_20_Contents">
      <style:paragraph-properties fo:text-align="center" style:justify-single-word="false"/>
      <style:text-properties officeooo:paragraph-rsid="0142f99b"/>
    </style:style>
    <style:style style:name="P27" style:family="paragraph" style:parent-style-name="Table_20_Contents">
      <style:paragraph-properties fo:text-align="center" style:justify-single-word="false"/>
      <style:text-properties officeooo:paragraph-rsid="01445811"/>
    </style:style>
    <style:style style:name="P28" style:family="paragraph" style:parent-style-name="Table_20_Contents">
      <style:paragraph-properties fo:text-align="center" style:justify-single-word="false"/>
      <style:text-properties officeooo:paragraph-rsid="0147dd9a"/>
    </style:style>
    <style:style style:name="P29" style:family="paragraph" style:parent-style-name="Table_20_Contents">
      <style:paragraph-properties fo:text-align="center" style:justify-single-word="false"/>
      <style:text-properties officeooo:paragraph-rsid="014d9b0a"/>
    </style:style>
    <style:style style:name="P30" style:family="paragraph" style:parent-style-name="Table_20_Contents">
      <style:paragraph-properties fo:text-align="center" style:justify-single-word="false"/>
      <style:text-properties officeooo:paragraph-rsid="01506ff5"/>
    </style:style>
    <style:style style:name="P31" style:family="paragraph" style:parent-style-name="Table_20_Contents">
      <style:paragraph-properties fo:text-align="center" style:justify-single-word="false"/>
      <style:text-properties officeooo:paragraph-rsid="0151cf1a"/>
    </style:style>
    <style:style style:name="P32" style:family="paragraph" style:parent-style-name="Table_20_Contents">
      <style:paragraph-properties fo:text-align="center" style:justify-single-word="false"/>
      <style:text-properties officeooo:paragraph-rsid="01684eb2"/>
    </style:style>
    <style:style style:name="P33" style:family="paragraph" style:parent-style-name="Table_20_Contents">
      <style:paragraph-properties fo:text-align="center" style:justify-single-word="false"/>
      <style:text-properties officeooo:paragraph-rsid="0169a9c0"/>
    </style:style>
    <style:style style:name="P34" style:family="paragraph" style:parent-style-name="Table_20_Contents">
      <style:paragraph-properties fo:text-align="center" style:justify-single-word="false"/>
      <style:text-properties officeooo:paragraph-rsid="016ede57"/>
    </style:style>
    <style:style style:name="P35" style:family="paragraph" style:parent-style-name="Table_20_Contents">
      <style:paragraph-properties fo:text-align="center" style:justify-single-word="false"/>
      <style:text-properties officeooo:paragraph-rsid="017b45a0"/>
    </style:style>
    <style:style style:name="P36" style:family="paragraph" style:parent-style-name="Table_20_Contents">
      <style:paragraph-properties fo:text-align="center" style:justify-single-word="false"/>
      <style:text-properties officeooo:paragraph-rsid="01b1b972"/>
    </style:style>
    <style:style style:name="P37" style:family="paragraph" style:parent-style-name="Table_20_Contents">
      <style:paragraph-properties fo:text-align="center" style:justify-single-word="false"/>
      <style:text-properties officeooo:paragraph-rsid="01c37cf7"/>
    </style:style>
    <style:style style:name="P38" style:family="paragraph" style:parent-style-name="Table_20_Contents">
      <style:paragraph-properties fo:text-align="center" style:justify-single-word="false"/>
      <style:text-properties officeooo:paragraph-rsid="01c632e0"/>
    </style:style>
    <style:style style:name="P39" style:family="paragraph" style:parent-style-name="Table_20_Contents">
      <style:paragraph-properties fo:text-align="center" style:justify-single-word="false"/>
      <style:text-properties officeooo:paragraph-rsid="01e68657"/>
    </style:style>
    <style:style style:name="P40" style:family="paragraph" style:parent-style-name="Table_20_Contents">
      <style:paragraph-properties fo:text-align="center" style:justify-single-word="false"/>
      <style:text-properties officeooo:paragraph-rsid="01fea2ac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4pt" officeooo:paragraph-rsid="007db744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4pt" officeooo:paragraph-rsid="021ccfc4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4pt" officeooo:paragraph-rsid="021e9ffb" style:font-size-asian="14pt" style:font-size-complex="14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2pt" fo:font-style="normal" officeooo:paragraph-rsid="004f0af1" style:font-size-asian="12pt" style:font-style-asian="normal" style:font-size-complex="12pt" style:font-style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style:font-name="Liberation Mono" fo:font-size="12pt" fo:font-style="normal" officeooo:paragraph-rsid="005e82ab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style:font-name="Liberation Mono" fo:font-size="12pt" fo:font-style="normal" officeooo:paragraph-rsid="021b86d3" style:font-size-asian="12pt" style:font-style-asian="normal" style:font-size-complex="12pt" style:font-style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2pt" officeooo:paragraph-rsid="002300f0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>
          <style:tab-stop style:position="0.714cm"/>
        </style:tab-stops>
      </style:paragraph-properties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style:font-size-asian="10pt" style:font-size-complex="10pt"/>
    </style:style>
    <style:style style:name="P5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officeooo:paragraph-rsid="00c031ae" style:font-size-asian="10pt" style:font-size-complex="10pt"/>
    </style:style>
    <style:style style:name="P5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officeooo:paragraph-rsid="00c1ea21" style:font-size-asian="10pt" style:font-size-complex="10pt"/>
    </style:style>
    <style:style style:name="P5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officeooo:paragraph-rsid="0055a9eb" style:font-size-asian="10pt" style:font-size-complex="10pt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officeooo:paragraph-rsid="002300f0" style:font-size-asian="10pt" style:font-size-complex="10pt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officeooo:paragraph-rsid="0080bdae" style:font-size-asian="10pt" style:font-size-complex="10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officeooo:paragraph-rsid="007db744" style:font-size-asian="10pt" style:font-size-complex="10pt"/>
    </style:style>
    <style:style style:name="P5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background-color="transparent" style:font-size-asian="10pt" style:font-size-complex="10pt"/>
    </style:style>
    <style:style style:name="P5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officeooo:paragraph-rsid="020e2842" fo:background-color="transparent" style:font-size-asian="10pt" style:font-size-complex="10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daacbf" style:font-size-asian="10pt" style:font-style-asian="normal" style:font-size-complex="10pt" style:font-style-complex="normal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daacbf" style:font-size-asian="10pt" style:font-style-asian="normal" style:font-size-complex="10pt" style:font-style-complex="normal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28927d" style:font-size-asian="10pt" style:font-style-asian="normal" style:font-size-complex="10pt" style:font-style-complex="normal"/>
    </style:style>
    <style:style style:name="P6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27861a" style:font-size-asian="10pt" style:font-style-asian="normal" style:font-size-complex="10pt" style:font-style-complex="normal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8826f0" style:font-size-asian="10pt" style:font-style-asian="normal" style:font-size-complex="10pt" style:font-style-complex="normal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8bb68c" style:font-size-asian="10pt" style:font-style-asian="normal" style:font-size-complex="10pt" style:font-style-complex="normal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aa95ba" style:font-size-asian="10pt" style:font-style-asian="normal" style:font-size-complex="10pt" style:font-style-complex="normal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ae21ef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b3a1b1" style:font-size-asian="10pt" style:font-style-asian="normal" style:font-size-complex="10pt" style:font-style-complex="normal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48172c" style:font-size-asian="10pt" style:font-style-asian="normal" style:font-size-complex="10pt" style:font-style-complex="normal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2c71f4" style:font-size-asian="10pt" style:font-style-asian="normal" style:font-size-complex="10pt" style:font-style-complex="normal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4f0af1" style:font-size-asian="10pt" style:font-style-asian="normal" style:font-size-complex="10pt" style:font-style-complex="normal"/>
    </style:style>
    <style:style style:name="P70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4d8c60" style:font-size-asian="10pt" style:font-style-asian="normal" style:font-size-complex="10pt" style:font-style-complex="normal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9a168a" style:font-size-asian="10pt" style:font-style-asian="normal" style:font-size-complex="10pt" style:font-style-complex="normal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1734df7" style:font-size-asian="10pt" style:font-style-asian="normal" style:font-size-complex="10pt" style:font-style-complex="normal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5e82ab" style:font-size-asian="10pt" style:font-style-asian="normal" style:font-size-complex="10pt" style:font-style-complex="normal"/>
    </style:style>
    <style:style style:name="P7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21cd15b" style:font-size-asian="10pt" style:font-style-asian="normal" style:font-size-complex="10pt" style:font-style-complex="normal"/>
    </style:style>
    <style:style style:name="P75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638688" style:font-size-asian="10pt" style:font-style-asian="normal" style:font-size-complex="10pt" style:font-style-complex="normal"/>
    </style:style>
    <style:style style:name="P76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776907" style:font-size-asian="10pt" style:font-style-asian="normal" style:font-size-complex="10pt" style:font-style-complex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63c69c" style:font-size-asian="10pt" style:font-style-asian="normal" style:font-size-complex="10pt" style:font-style-complex="normal"/>
    </style:style>
    <style:style style:name="P78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730bd9" style:font-size-asian="10pt" style:font-style-asian="normal" style:font-size-complex="10pt" style:font-style-complex="normal"/>
    </style:style>
    <style:style style:name="P7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0c71ed5" style:font-size-asian="10pt" style:font-style-asian="normal" style:font-size-complex="10pt" style:font-style-complex="normal"/>
    </style:style>
    <style:style style:name="P80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1e8337f" style:font-size-asian="10pt" style:font-style-asian="normal" style:font-size-complex="10pt" style:font-style-complex="normal"/>
    </style:style>
    <style:style style:name="P8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1f6b49f" style:font-size-asian="10pt" style:font-style-asian="normal" style:font-size-complex="10pt" style:font-style-complex="normal"/>
    </style:style>
    <style:style style:name="P8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paragraph-rsid="02507cc1" style:font-size-asian="10pt" style:font-style-asian="normal" style:font-size-complex="10pt" style:font-style-complex="normal"/>
    </style:style>
    <style:style style:name="P8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rsid="005c8b3b" officeooo:paragraph-rsid="005c8b3b" style:font-size-asian="10pt" style:font-style-asian="normal" style:font-size-complex="10pt" style:font-style-complex="normal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rsid="005c8b3b" officeooo:paragraph-rsid="00c517bd" style:font-size-asian="10pt" style:font-style-asian="normal" style:font-size-complex="10pt" style:font-style-complex="normal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rsid="005c8b3b" officeooo:paragraph-rsid="021cd15b" style:font-size-asian="10pt" style:font-style-asian="normal" style:font-size-complex="10pt" style:font-style-complex="normal"/>
    </style:style>
    <style:style style:name="P86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style="normal" officeooo:rsid="01e8337f" officeooo:paragraph-rsid="01e8337f" style:font-size-asian="10pt" style:font-style-asian="normal" style:font-size-complex="10pt" style:font-style-complex="normal"/>
    </style:style>
    <style:style style:name="P87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officeooo:rsid="0048172c" officeooo:paragraph-rsid="0048172c" style:font-size-asian="10pt" style:font-style-asian="normal" style:font-size-complex="10pt" style:font-style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officeooo:rsid="0048172c" officeooo:paragraph-rsid="0092a498" style:font-size-asian="10pt" style:font-style-asian="normal" style:font-size-complex="10pt" style:font-style-complex="normal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officeooo:rsid="0080bdae" officeooo:paragraph-rsid="0080bdae" style:font-size-asian="10pt" style:font-size-complex="10pt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29f18e" style:font-size-asian="10pt" style:font-style-asian="normal" style:font-size-complex="10pt" style:font-style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29f18e" style:font-size-asian="10pt" style:font-style-asian="normal" style:font-size-complex="10pt" style:font-style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4ea7c3" style:font-size-asian="10pt" style:font-style-asian="normal" style:font-size-complex="10pt" style:font-style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officeooo:paragraph-rsid="0138c943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officeooo:paragraph-rsid="013aa230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officeooo:paragraph-rsid="014ee01c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officeooo:paragraph-rsid="01382449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officeooo:paragraph-rsid="01f6b49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officeooo:paragraph-rsid="0202d7f0"/>
    </style:style>
    <style:style style:name="P9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officeooo:paragraph-rsid="01a81fb7"/>
    </style:style>
    <style:style style:name="P10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14d9b0a"/>
    </style:style>
    <style:style style:name="P10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4d9b0a"/>
    </style:style>
    <style:style style:name="P10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1831c05"/>
    </style:style>
    <style:style style:name="P10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2326f57"/>
    </style:style>
    <style:style style:name="P10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23f220f"/>
    </style:style>
    <style:style style:name="P10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1b1b972"/>
    </style:style>
    <style:style style:name="P10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1ec0274"/>
    </style:style>
    <style:style style:name="P107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paragraph-rsid="0217d87c"/>
    </style:style>
    <style:style style:name="P108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paragraph-rsid="0219d003"/>
    </style:style>
    <style:style style:name="P10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paragraph-rsid="0219f319"/>
    </style:style>
    <style:style style:name="P110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paragraph-rsid="021b86d3"/>
    </style:style>
    <style:style style:name="P11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paragraph-rsid="021e4068"/>
    </style:style>
    <style:style style:name="P11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paragraph-rsid="007db744"/>
    </style:style>
    <style:style style:name="P113" style:family="paragraph" style:parent-style-name="Standard">
      <style:text-properties fo:font-size="12pt" style:font-size-asian="12pt" style:font-size-complex="12pt"/>
    </style:style>
    <style:style style:name="P11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11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paragraph-rsid="001503fd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01503fd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11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paragraph-rsid="013db862" style:font-size-asian="12pt" style:font-size-complex="12pt"/>
    </style:style>
    <style:style style:name="P11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paragraph-rsid="020e2842" style:font-size-asian="12pt" style:font-size-complex="12pt"/>
    </style:style>
    <style:style style:name="P120" style:family="paragraph" style:parent-style-name="Standard">
      <style:paragraph-properties fo:margin-left="0cm" fo:margin-right="0cm" fo:text-indent="0.801cm" style:auto-text-indent="false"/>
      <style:text-properties fo:font-size="12pt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officeooo:paragraph-rsid="00e70779" style:font-size-asian="12pt" style:font-size-complex="12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officeooo:paragraph-rsid="024a7f5a" style:font-size-asian="12pt" style:font-size-complex="12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officeooo:paragraph-rsid="02507cc1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e70779" officeooo:paragraph-rsid="00e70779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e70779" officeooo:paragraph-rsid="0151cf1a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0e70779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paragraph-rsid="0151cf1a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e91f4d" officeooo:paragraph-rsid="00e91f4d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eb8c12" officeooo:paragraph-rsid="00eb8c12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0ecf215" officeooo:paragraph-rsid="00ecf215" style:font-size-asian="12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ecf215" officeooo:paragraph-rsid="00ecf215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eee37a" officeooo:paragraph-rsid="00eee37a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effecd" officeooo:paragraph-rsid="00effecd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effecd" officeooo:paragraph-rsid="0169a9c0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effecd" officeooo:paragraph-rsid="016b5d93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effecd" officeooo:paragraph-rsid="016dbbd2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effecd" officeooo:paragraph-rsid="017b45a0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0effecd" officeooo:paragraph-rsid="01b1b972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rsid="00effecd" officeooo:paragraph-rsid="01dd16ea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rsid="00effecd" officeooo:paragraph-rsid="02507cc1" style:font-size-asian="12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effecd" officeooo:paragraph-rsid="00effecd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effecd" officeooo:paragraph-rsid="0169c0b5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effecd" officeooo:paragraph-rsid="016a0678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effecd" officeooo:paragraph-rsid="017b45a0" style:font-size-asian="12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f201cc" officeooo:paragraph-rsid="00f201cc" style:font-size-asian="12pt" style:font-size-complex="12pt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officeooo:rsid="00f201cc" officeooo:paragraph-rsid="024a7f5a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12pt" officeooo:rsid="00f529e2" officeooo:paragraph-rsid="00f529e2" style:font-size-asian="12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0f529e2" officeooo:paragraph-rsid="00f529e2" style:font-size-asian="12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f67932" officeooo:paragraph-rsid="00f67932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f81168" officeooo:paragraph-rsid="00f81168" style:font-size-asian="12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f81168" officeooo:paragraph-rsid="016dbbd2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font-size="12pt" officeooo:rsid="00f81168" officeooo:paragraph-rsid="00f81168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fo:font-size="12pt" officeooo:rsid="00f81168" officeooo:paragraph-rsid="017b45a0" style:font-size-asian="12pt" style:font-size-complex="12pt"/>
    </style:style>
    <style:style style:name="P15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officeooo:rsid="00f81168" officeooo:paragraph-rsid="01b1b972" style:font-size-asian="12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fo:font-size="12pt" officeooo:rsid="01163a75" officeooo:paragraph-rsid="01163a75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1163a75" officeooo:paragraph-rsid="0118dc4f" style:font-size-asian="12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fo:font-size="12pt" officeooo:rsid="01163a75" officeooo:paragraph-rsid="011a3730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fo:font-size="12pt" officeooo:rsid="01163a75" officeooo:paragraph-rsid="0124e749" style:font-size-asian="12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fo:font-size="12pt" officeooo:rsid="01163a75" officeooo:paragraph-rsid="0126081f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fo:font-size="12pt" officeooo:rsid="01163a75" officeooo:paragraph-rsid="0151cf1a" style:font-size-asian="12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fo:font-size="12pt" officeooo:rsid="01163a75" officeooo:paragraph-rsid="01b1b972" style:font-size-asian="12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1163a75" officeooo:paragraph-rsid="01163a75" style:font-size-asian="12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1163a75" officeooo:paragraph-rsid="0118dc4f" style:font-size-asian="12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1163a75" officeooo:paragraph-rsid="0127b136" style:font-size-asian="12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fo:font-size="12pt" officeooo:rsid="0118dc4f" officeooo:paragraph-rsid="0127b136" style:font-size-asian="12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118dc4f" officeooo:paragraph-rsid="0118dc4f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rsid="011b5574" officeooo:paragraph-rsid="011b5574" style:font-size-asian="12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11b5574" officeooo:paragraph-rsid="011b5574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126081f" officeooo:paragraph-rsid="0151cf1a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126081f" officeooo:paragraph-rsid="01433868" style:font-size-asian="12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126081f" officeooo:paragraph-rsid="01b1b972" style:font-size-asian="12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127b136" officeooo:paragraph-rsid="0127b136" style:font-size-asian="12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rsid="0127b136" officeooo:paragraph-rsid="012838c8" style:font-size-asian="12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12838c8" officeooo:paragraph-rsid="012838c8" style:font-size-asian="12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fo:font-size="12pt" officeooo:rsid="01433868" officeooo:paragraph-rsid="01433868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font-size="12pt" officeooo:rsid="01433868" officeooo:paragraph-rsid="0151cf1a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fo:font-size="12pt" officeooo:rsid="01433868" officeooo:paragraph-rsid="017b45a0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font-size="12pt" officeooo:rsid="01433868" officeooo:paragraph-rsid="01b1b972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fo:font-size="12pt" officeooo:rsid="01433868" officeooo:paragraph-rsid="01b6bc34" style:font-size-asian="12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fo:font-size="12pt" officeooo:rsid="01433868" officeooo:paragraph-rsid="0222a6d7" style:font-size-asian="12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1433868" officeooo:paragraph-rsid="01433868" style:font-size-asian="12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1433868" officeooo:paragraph-rsid="017b45a0" style:font-size-asian="12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1433868" officeooo:paragraph-rsid="01b1b972" style:font-size-asian="12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1433868" officeooo:paragraph-rsid="0222a6d7" style:font-size-asian="12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font-size="12pt" officeooo:rsid="0147dd9a" officeooo:paragraph-rsid="0147dd9a" style:font-size-asian="12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font-size="12pt" officeooo:rsid="0147dd9a" officeooo:paragraph-rsid="0151cf1a" style:font-size-asian="12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fo:font-size="12pt" officeooo:rsid="0147dd9a" officeooo:paragraph-rsid="017b45a0" style:font-size-asian="12pt" style:font-size-complex="12pt"/>
    </style:style>
    <style:style style:name="P190" style:family="paragraph" style:parent-style-name="Table_20_Contents">
      <style:paragraph-properties fo:text-align="center" style:justify-single-word="false"/>
      <style:text-properties fo:font-size="12pt" officeooo:rsid="0147dd9a" officeooo:paragraph-rsid="0180aaf7" style:font-size-asian="12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font-size="12pt" officeooo:rsid="0147dd9a" officeooo:paragraph-rsid="01bc6fc9" style:font-size-asian="12pt" style:font-size-complex="12pt"/>
    </style:style>
    <style:style style:name="P192" style:family="paragraph" style:parent-style-name="Table_20_Contents">
      <style:paragraph-properties fo:text-align="center" style:justify-single-word="false"/>
      <style:text-properties fo:font-size="12pt" officeooo:rsid="014d4b42" officeooo:paragraph-rsid="014d4b42" style:font-size-asian="12pt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fo:font-size="12pt" officeooo:rsid="014d4b42" officeooo:paragraph-rsid="0151cf1a" style:font-size-asian="12pt" style:font-size-complex="12pt"/>
    </style:style>
    <style:style style:name="P194" style:family="paragraph" style:parent-style-name="Table_20_Contents">
      <style:paragraph-properties fo:text-align="center" style:justify-single-word="false"/>
      <style:text-properties fo:font-size="12pt" officeooo:rsid="014d4b42" officeooo:paragraph-rsid="01826702" style:font-size-asian="12pt" style:font-size-complex="12pt"/>
    </style:style>
    <style:style style:name="P195" style:family="paragraph" style:parent-style-name="Table_20_Contents">
      <style:paragraph-properties fo:text-align="center" style:justify-single-word="false"/>
      <style:text-properties fo:font-size="12pt" officeooo:rsid="014d4b42" officeooo:paragraph-rsid="01b1b972" style:font-size-asian="12pt" style:font-size-complex="12pt"/>
    </style:style>
    <style:style style:name="P196" style:family="paragraph" style:parent-style-name="Table_20_Contents">
      <style:paragraph-properties fo:text-align="center" style:justify-single-word="false"/>
      <style:text-properties fo:font-size="12pt" officeooo:rsid="014d9b0a" officeooo:paragraph-rsid="014d9b0a" style:font-size-asian="12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fo:font-size="12pt" officeooo:rsid="014d9b0a" officeooo:paragraph-rsid="0151cf1a" style:font-size-asian="12pt" style:font-size-complex="12pt"/>
    </style:style>
    <style:style style:name="P198" style:family="paragraph" style:parent-style-name="Table_20_Contents">
      <style:paragraph-properties fo:text-align="center" style:justify-single-word="false"/>
      <style:text-properties fo:font-size="12pt" officeooo:rsid="014d9b0a" officeooo:paragraph-rsid="017b45a0" style:font-size-asian="12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fo:font-size="12pt" officeooo:rsid="014d9b0a" officeooo:paragraph-rsid="01831c05" style:font-size-asian="12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fo:font-size="12pt" officeooo:rsid="014d9b0a" officeooo:paragraph-rsid="01b1b972" style:font-size-asian="12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font-size="12pt" officeooo:rsid="0151cf1a" officeooo:paragraph-rsid="0151cf1a" style:font-size-asian="12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font-size="12pt" officeooo:rsid="0152427e" officeooo:paragraph-rsid="0152427e" style:font-size-asian="12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font-size="12pt" officeooo:rsid="0152427e" officeooo:paragraph-rsid="015727e7" style:font-size-asian="12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fo:font-size="12pt" officeooo:rsid="0152427e" officeooo:paragraph-rsid="0167dfb8" style:font-size-asian="12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fo:font-size="12pt" officeooo:rsid="0152427e" officeooo:paragraph-rsid="017b45a0" style:font-size-asian="12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fo:font-size="12pt" officeooo:rsid="0152427e" officeooo:paragraph-rsid="019e16a9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font-size="12pt" officeooo:rsid="0152427e" officeooo:paragraph-rsid="01b1b972" style:font-size-asian="12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fo:font-size="12pt" officeooo:rsid="0152427e" officeooo:paragraph-rsid="01e2fc78" style:font-size-asian="12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fo:font-size="12pt" officeooo:rsid="0169a9c0" officeooo:paragraph-rsid="0169a9c0" style:font-size-asian="12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fo:font-size="12pt" officeooo:rsid="0169a9c0" officeooo:paragraph-rsid="017b45a0" style:font-size-asian="12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font-size="12pt" officeooo:rsid="0169a9c0" officeooo:paragraph-rsid="01b1b972" style:font-size-asian="12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font-size="12pt" officeooo:rsid="016ede57" officeooo:paragraph-rsid="016ede57" style:font-size-asian="12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fo:font-size="12pt" officeooo:rsid="016ede57" officeooo:paragraph-rsid="017b45a0" style:font-size-asian="12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font-size="12pt" officeooo:rsid="016ede57" officeooo:paragraph-rsid="01b1b972" style:font-size-asian="12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font-size="12pt" officeooo:rsid="016ede57" officeooo:paragraph-rsid="01e3db65" style:font-size-asian="12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fo:font-size="12pt" officeooo:rsid="0191dae7" officeooo:paragraph-rsid="0191dae7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font-size="12pt" officeooo:rsid="0191dae7" officeooo:paragraph-rsid="01db59d8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fo:font-size="12pt" officeooo:rsid="01d5090e" officeooo:paragraph-rsid="01d5090e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font-size="12pt" officeooo:rsid="01d91f37" officeooo:paragraph-rsid="01d9636d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font-size="12pt" officeooo:rsid="01e68657" officeooo:paragraph-rsid="01e68657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font-size="12pt" officeooo:rsid="01d9636d" officeooo:paragraph-rsid="01d9636d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fo:font-size="12pt" officeooo:rsid="01ded2f9" officeooo:paragraph-rsid="01b1b972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fo:font-size="12pt" officeooo:rsid="01df78b6" officeooo:paragraph-rsid="01b1b972" style:font-size-asian="12pt" style:font-size-complex="12pt"/>
    </style:style>
    <style:style style:name="P224" style:family="paragraph" style:parent-style-name="Standard">
      <style:paragraph-properties fo:margin-left="0cm" fo:margin-right="0cm" fo:text-indent="0.801cm" style:auto-text-indent="false"/>
      <style:text-properties fo:font-size="12pt" officeooo:rsid="00130740" officeooo:paragraph-rsid="00130740" style:font-size-asian="12pt" style:font-size-complex="12pt"/>
    </style:style>
    <style:style style:name="P22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rsid="020e2842" officeooo:paragraph-rsid="020e2842" style:font-size-asian="12pt" style:font-size-complex="12pt"/>
    </style:style>
    <style:style style:name="P22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rsid="020e2842" officeooo:paragraph-rsid="0217d87c" style:font-size-asian="12pt" style:font-size-complex="12pt"/>
    </style:style>
    <style:style style:name="P22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rsid="020e2842" officeooo:paragraph-rsid="0219d003" style:font-size-asian="12pt" style:font-size-complex="12pt"/>
    </style:style>
    <style:style style:name="P22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rsid="020e2842" officeooo:paragraph-rsid="0219f319" style:font-size-asian="12pt" style:font-size-complex="12pt"/>
    </style:style>
    <style:style style:name="P22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rsid="020e2842" officeooo:paragraph-rsid="021b86d3" style:font-size-asian="12pt" style:font-size-complex="12pt"/>
    </style:style>
    <style:style style:name="P23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rsid="02110a5f" officeooo:paragraph-rsid="02110a5f" style:font-size-asian="12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fo:font-size="12pt" officeooo:rsid="0222a6d7" officeooo:paragraph-rsid="0222a6d7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fo:font-size="12pt" officeooo:rsid="0223a329" officeooo:paragraph-rsid="0223a329" style:font-size-asian="12pt" style:font-size-complex="12pt"/>
    </style:style>
    <style:style style:name="P23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rsid="020fe139" officeooo:paragraph-rsid="013db862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fo:font-size="12pt" officeooo:rsid="01d3648a" officeooo:paragraph-rsid="01b1b972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fo:font-size="12pt" officeooo:rsid="0230f3d3" officeooo:paragraph-rsid="0230f3d3" style:font-size-asian="12pt" style:font-size-complex="12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officeooo:rsid="024a7f5a" officeooo:paragraph-rsid="02507cc1" style:font-size-asian="12pt" style:font-size-complex="12pt"/>
    </style:style>
    <style:style style:name="P23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3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paragraph-rsid="021cd15b" style:font-size-asian="12pt" style:font-style-asian="normal" style:font-size-complex="12pt" style:font-style-complex="normal"/>
    </style:style>
    <style:style style:name="P23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2300f0" style:font-size-asian="12pt" style:font-style-asian="normal" style:font-size-complex="12pt" style:font-style-complex="normal"/>
    </style:style>
    <style:style style:name="P24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fo:font-size="12pt" fo:font-style="normal" officeooo:paragraph-rsid="002300f0" style:font-size-asian="12pt" style:font-style-asian="normal" style:font-size-complex="12pt" style:font-style-complex="normal"/>
    </style:style>
    <style:style style:name="P24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28927d" style:font-size-asian="12pt" style:font-style-asian="normal" style:font-size-complex="12pt" style:font-style-complex="normal"/>
    </style:style>
    <style:style style:name="P24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10e6659" style:font-size-asian="12pt" style:font-style-asian="normal" style:font-size-complex="12pt" style:font-style-complex="normal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27861a" style:font-size-asian="12pt" style:font-style-asian="normal" style:font-size-complex="12pt" style:font-style-complex="normal"/>
    </style:style>
    <style:style style:name="P24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11412e6" style:font-size-asian="12pt" style:font-style-asian="normal" style:font-size-complex="12pt" style:font-style-complex="normal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8796aa" style:font-size-asian="12pt" style:font-style-asian="normal" style:font-size-complex="12pt" style:font-style-complex="normal"/>
    </style:style>
    <style:style style:name="P246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2c71f4" style:font-size-asian="12pt" style:font-style-asian="normal" style:font-size-complex="12pt" style:font-style-complex="normal"/>
    </style:style>
    <style:style style:name="P247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4d8c60" style:font-size-asian="12pt" style:font-style-asian="normal" style:font-size-complex="12pt" style:font-style-complex="normal"/>
    </style:style>
    <style:style style:name="P248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5c8b3b" style:font-size-asian="12pt" style:font-style-asian="normal" style:font-size-complex="12pt" style:font-style-complex="normal"/>
    </style:style>
    <style:style style:name="P24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5e82ab" style:font-size-asian="12pt" style:font-style-asian="normal" style:font-size-complex="12pt" style:font-style-complex="normal"/>
    </style:style>
    <style:style style:name="P25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fo:font-size="12pt" fo:font-style="normal" officeooo:paragraph-rsid="005e82ab" style:font-size-asian="12pt" style:font-style-asian="normal" style:font-size-complex="12pt" style:font-style-complex="normal"/>
    </style:style>
    <style:style style:name="P25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0638688" style:font-size-asian="12pt" style:font-style-asian="normal" style:font-size-complex="12pt" style:font-style-complex="normal"/>
    </style:style>
    <style:style style:name="P25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fo:font-size="12pt" fo:font-style="normal" officeooo:paragraph-rsid="004e12ee" style:font-size-asian="12pt" style:font-style-asian="normal" style:font-size-complex="12pt" style:font-style-complex="normal"/>
    </style:style>
    <style:style style:name="P25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214d969" style:font-size-asian="12pt" style:font-style-asian="normal" style:font-size-complex="12pt" style:font-style-complex="normal"/>
    </style:style>
    <style:style style:name="P25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2167507" style:font-size-asian="12pt" style:font-style-asian="normal" style:font-size-complex="12pt" style:font-style-complex="normal"/>
    </style:style>
    <style:style style:name="P255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21e4068" style:font-size-asian="12pt" style:font-style-asian="normal" style:font-size-complex="12pt" style:font-style-complex="normal"/>
    </style:style>
    <style:style style:name="P256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paragraph-rsid="0220eff7" style:font-size-asian="12pt" style:font-style-asian="normal" style:font-size-complex="12pt" style:font-style-complex="normal"/>
    </style:style>
    <style:style style:name="P257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paragraph-rsid="0219f319" style:font-size-asian="12pt" style:font-style-asian="normal" style:font-size-complex="12pt" style:font-style-complex="normal"/>
    </style:style>
    <style:style style:name="P2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paragraph-rsid="021e9ffb" style:font-size-asian="12pt" style:font-style-asian="normal" style:font-size-complex="12pt" style:font-style-complex="normal"/>
    </style:style>
    <style:style style:name="P259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3db862" officeooo:paragraph-rsid="0142f99b" style:font-size-asian="12pt" style:font-style-asian="normal" style:font-size-complex="12pt" style:font-style-complex="normal"/>
    </style:style>
    <style:style style:name="P260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13db862" officeooo:paragraph-rsid="008796aa" style:font-size-asian="12pt" style:font-style-asian="normal" style:font-size-complex="12pt" style:font-style-complex="normal"/>
    </style:style>
    <style:style style:name="P26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799cm"/>
        </style:tab-stops>
      </style:paragraph-properties>
      <style:text-properties fo:font-size="12pt" fo:font-style="normal" officeooo:rsid="013db862" officeooo:paragraph-rsid="002c71f4" style:font-size-asian="12pt" style:font-style-asian="normal" style:font-size-complex="12pt" style:font-style-complex="normal"/>
    </style:style>
    <style:style style:name="P26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13db862" officeooo:paragraph-rsid="004d8c60" style:font-size-asian="12pt" style:font-style-asian="normal" style:font-size-complex="12pt" style:font-style-complex="normal"/>
    </style:style>
    <style:style style:name="P26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13db862" officeooo:paragraph-rsid="00638688" style:font-size-asian="12pt" style:font-style-asian="normal" style:font-size-complex="12pt" style:font-style-complex="normal"/>
    </style:style>
    <style:style style:name="P264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0e7de" officeooo:paragraph-rsid="0140e7de" style:font-size-asian="12pt" style:font-style-asian="normal" style:font-size-complex="12pt" style:font-style-complex="normal"/>
    </style:style>
    <style:style style:name="P265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0e7de" officeooo:paragraph-rsid="01414850" style:font-size-asian="12pt" style:font-style-asian="normal" style:font-size-complex="12pt" style:font-style-complex="normal"/>
    </style:style>
    <style:style style:name="P266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0e7de" officeooo:paragraph-rsid="017b45a0" style:font-size-asian="12pt" style:font-style-asian="normal" style:font-size-complex="12pt" style:font-style-complex="normal"/>
    </style:style>
    <style:style style:name="P267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0e7de" officeooo:paragraph-rsid="01b1b972" style:font-size-asian="12pt" style:font-style-asian="normal" style:font-size-complex="12pt" style:font-style-complex="normal"/>
    </style:style>
    <style:style style:name="P268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0e7de" officeooo:paragraph-rsid="0222a6d7" style:font-size-asian="12pt" style:font-style-asian="normal" style:font-size-complex="12pt" style:font-style-complex="normal"/>
    </style:style>
    <style:style style:name="P2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0e7de" officeooo:paragraph-rsid="017b45a0" style:font-size-asian="12pt" style:font-style-asian="normal" style:font-size-complex="12pt" style:font-style-complex="normal"/>
    </style:style>
    <style:style style:name="P2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0e7de" officeooo:paragraph-rsid="01b1b972" style:font-size-asian="12pt" style:font-style-asian="normal" style:font-size-complex="12pt" style:font-style-complex="normal"/>
    </style:style>
    <style:style style:name="P27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0e7de" officeooo:paragraph-rsid="0222a6d7" style:font-size-asian="12pt" style:font-style-asian="normal" style:font-size-complex="12pt" style:font-style-complex="normal"/>
    </style:style>
    <style:style style:name="P272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45811" officeooo:paragraph-rsid="01445811" style:font-size-asian="12pt" style:font-style-asian="normal" style:font-size-complex="12pt" style:font-style-complex="normal"/>
    </style:style>
    <style:style style:name="P27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05c8b3b" officeooo:paragraph-rsid="005c8b3b" style:font-size-asian="12pt" style:font-style-asian="normal" style:font-size-complex="12pt" style:font-style-complex="normal"/>
    </style:style>
    <style:style style:name="P27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0638688" officeooo:paragraph-rsid="00638688" style:font-size-asian="12pt" style:font-style-asian="normal" style:font-size-complex="12pt" style:font-style-complex="normal"/>
    </style:style>
    <style:style style:name="P275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4ee01c" officeooo:paragraph-rsid="014ee01c" style:font-size-asian="12pt" style:font-style-asian="normal" style:font-size-complex="12pt" style:font-style-complex="normal"/>
    </style:style>
    <style:style style:name="P27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14d969" officeooo:paragraph-rsid="0214d969" style:font-size-asian="12pt" style:font-style-asian="normal" style:font-size-complex="12pt" style:font-style-complex="normal"/>
    </style:style>
    <style:style style:name="P277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214d969" officeooo:paragraph-rsid="0214d969" style:font-size-asian="12pt" style:font-style-asian="normal" style:font-size-complex="12pt" style:font-style-complex="normal"/>
    </style:style>
    <style:style style:name="P278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214d969" officeooo:paragraph-rsid="021667d0" style:font-size-asian="12pt" style:font-style-asian="normal" style:font-size-complex="12pt" style:font-style-complex="normal"/>
    </style:style>
    <style:style style:name="P279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217d87c" officeooo:paragraph-rsid="0217d87c" style:font-size-asian="12pt" style:font-style-asian="normal" style:font-size-complex="12pt" style:font-style-complex="normal"/>
    </style:style>
    <style:style style:name="P280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219f319" officeooo:paragraph-rsid="0219f319" style:font-size-asian="12pt" style:font-style-asian="normal" style:font-size-complex="12pt" style:font-style-complex="normal"/>
    </style:style>
    <style:style style:name="P28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normal" officeooo:rsid="021e4068" officeooo:paragraph-rsid="021e4068" style:font-size-asian="12pt" style:font-style-asian="normal" style:font-size-complex="12pt" style:font-style-complex="normal"/>
    </style:style>
    <style:style style:name="P282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137bb45" officeooo:paragraph-rsid="01382449" style:font-size-asian="12pt" style:font-style-asian="normal" style:font-size-complex="12pt" style:font-style-complex="normal"/>
    </style:style>
    <style:style style:name="P2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officeooo:paragraph-rsid="01b1b972" style:font-size-asian="10.5pt" style:font-size-complex="12pt"/>
    </style:style>
    <style:style style:name="P2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officeooo:paragraph-rsid="01e6df4d" style:font-size-asian="10.5pt" style:font-size-complex="12pt"/>
    </style:style>
    <style:style style:name="P285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officeooo:rsid="01e099cd" officeooo:paragraph-rsid="01b1b972" style:font-size-asian="10.5pt" style:font-size-complex="12pt"/>
    </style:style>
    <style:style style:name="P28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officeooo:rsid="01e099cd" officeooo:paragraph-rsid="02507cc1" style:font-size-asian="10.5pt" style:font-size-complex="12pt"/>
    </style:style>
    <style:style style:name="P287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officeooo:rsid="01e8337f" officeooo:paragraph-rsid="01e8337f" style:font-size-asian="10.5pt" style:font-size-complex="12pt"/>
    </style:style>
    <style:style style:name="P28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officeooo:rsid="01e8337f" officeooo:paragraph-rsid="01e8337f" style:font-size-asian="10.5pt" style:font-size-complex="12pt"/>
    </style:style>
    <style:style style:name="P28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officeooo:rsid="01f6b49f" officeooo:paragraph-rsid="01f6b49f" style:font-size-asian="10.5pt" style:font-size-complex="12pt"/>
    </style:style>
    <style:style style:name="P29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officeooo:rsid="0207297f" officeooo:paragraph-rsid="0207297f" style:font-size-asian="10.5pt" style:font-size-complex="12pt"/>
    </style:style>
    <style:style style:name="P291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0e70779" style:font-size-asian="12pt" style:font-weight-asian="bold" style:font-size-complex="12pt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1163a75" style:font-size-asian="12pt" style:font-weight-asian="bold" style:font-size-complex="12pt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118dc4f" style:font-size-asian="12pt" style:font-weight-asian="bold" style:font-size-complex="12pt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11a3730" style:font-size-asian="12pt" style:font-weight-asian="bold" style:font-size-complex="12pt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124e749" style:font-size-asian="12pt" style:font-weight-asian="bold" style:font-size-complex="12pt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142f99b" style:font-size-asian="12pt" style:font-weight-asian="bold" style:font-size-complex="12pt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17b45a0" style:font-size-asian="12pt" style:font-weight-asian="bold" style:font-size-complex="12pt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1b1b972" style:font-size-asian="12pt" style:font-weight-asian="bold" style:font-size-complex="12pt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font-size="12pt" fo:font-weight="bold" officeooo:rsid="00e70779" officeooo:paragraph-rsid="0222a6d7" style:font-size-asian="12pt" style:font-weight-asian="bold" style:font-size-complex="12pt" style:font-weight-complex="bold"/>
    </style:style>
    <style:style style:name="P300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font-style="italic" officeooo:paragraph-rsid="002300f0" style:font-size-asian="12pt" style:font-style-asian="italic" style:font-size-complex="12pt" style:font-style-complex="italic"/>
    </style:style>
    <style:style style:name="P30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size="12pt" fo:font-style="italic" officeooo:rsid="01d3648a" officeooo:paragraph-rsid="022d56ce" style:font-size-asian="12pt" style:font-style-asian="italic" style:font-size-complex="12pt" style:font-style-complex="italic"/>
    </style:style>
    <style:style style:name="P30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size="12pt" fo:font-style="italic" style:text-underline-style="none" officeooo:rsid="01d3648a" officeooo:paragraph-rsid="02326f57" style:font-size-asian="12pt" style:font-style-asian="italic" style:font-size-complex="12pt" style:font-style-complex="italic"/>
    </style:style>
    <style:style style:name="P30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fo:font-size="12pt" fo:language="ru" fo:country="RU" fo:font-style="normal" officeooo:rsid="0065c279" officeooo:paragraph-rsid="0065c279" style:font-size-asian="12pt" style:font-style-asian="normal" style:font-size-complex="12pt" style:font-style-complex="normal"/>
    </style:style>
    <style:style style:name="P30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fo:font-size="12pt" fo:language="ru" fo:country="RU" fo:font-style="normal" officeooo:rsid="0065c279" officeooo:paragraph-rsid="01a81fb7" style:font-size-asian="12pt" style:font-style-asian="normal" style:font-size-complex="12pt" style:font-style-complex="normal"/>
    </style:style>
    <style:style style:name="P305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065c279" officeooo:paragraph-rsid="017b45a0" style:font-size-asian="12pt" style:font-style-asian="normal" style:font-size-complex="12pt" style:font-style-complex="normal"/>
    </style:style>
    <style:style style:name="P30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fo:font-size="12pt" fo:language="ru" fo:country="RU" fo:font-style="normal" officeooo:rsid="01a81fb7" officeooo:paragraph-rsid="01a81fb7" style:font-size-asian="12pt" style:font-style-asian="normal" style:font-size-complex="12pt" style:font-style-complex="normal"/>
    </style:style>
    <style:style style:name="P307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0130740" officeooo:paragraph-rsid="02258329" style:font-size-asian="12pt" style:font-style-asian="normal" style:font-size-complex="12pt" style:font-style-complex="normal"/>
    </style:style>
    <style:style style:name="P308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0130740" officeooo:paragraph-rsid="0229f18e" style:font-size-asian="12pt" style:font-style-asian="normal" style:font-size-complex="12pt" style:font-style-complex="normal"/>
    </style:style>
    <style:style style:name="P309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0130740" officeooo:paragraph-rsid="024bd151" style:font-size-asian="12pt" style:font-style-asian="normal" style:font-size-complex="12pt" style:font-style-complex="normal"/>
    </style:style>
    <style:style style:name="P3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fo:font-size="12pt" fo:language="ru" fo:country="RU" fo:font-style="normal" officeooo:rsid="0219d003" officeooo:paragraph-rsid="021e4068" style:font-size-asian="12pt" style:font-style-asian="normal" style:font-size-complex="12pt" style:font-style-complex="normal"/>
    </style:style>
    <style:style style:name="P311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ru" fo:country="RU" fo:font-style="normal" officeooo:rsid="021e4068" officeooo:paragraph-rsid="021e4068" style:font-size-asian="12pt" style:font-style-asian="normal" style:font-size-complex="12pt" style:font-style-complex="normal"/>
    </style:style>
    <style:style style:name="P31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ru" fo:country="RU" fo:font-style="normal" officeooo:rsid="0214d969" officeooo:paragraph-rsid="021667d0" style:font-size-asian="12pt" style:font-style-asian="normal" style:font-size-complex="12pt" style:font-style-complex="normal"/>
    </style:style>
    <style:style style:name="P31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ru" fo:country="RU" fo:font-style="normal" officeooo:rsid="0061b2ed" officeooo:paragraph-rsid="00638688" style:font-size-asian="12pt" style:font-style-asian="normal" style:font-size-complex="12pt" style:font-style-complex="normal"/>
    </style:style>
    <style:style style:name="P314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bd151" officeooo:paragraph-rsid="024c6f29" style:font-size-asian="12pt" style:font-style-asian="normal" style:font-size-complex="12pt" style:font-style-complex="normal"/>
    </style:style>
    <style:style style:name="P315" style:family="paragraph" style:parent-style-name="Standard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bd151" officeooo:paragraph-rsid="024ea7c3" style:font-size-asian="12pt" style:font-style-asian="normal" style:font-size-complex="12pt" style:font-style-complex="normal"/>
    </style:style>
    <style:style style:name="P316" style:family="paragraph" style:parent-style-name="Table_20_Contents">
      <style:paragraph-properties fo:text-align="center" style:justify-single-word="false"/>
      <style:text-properties fo:font-size="12pt" fo:language="ru" fo:country="RU" officeooo:rsid="0222a6d7" officeooo:paragraph-rsid="0222a6d7" style:font-size-asian="12pt" style:font-size-complex="12pt"/>
    </style:style>
    <style:style style:name="P31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size="12pt" fo:language="ru" fo:country="RU" fo:font-style="italic" style:text-underline-style="none" officeooo:rsid="01cde067" officeooo:paragraph-rsid="0241abe9" style:font-size-asian="12pt" style:font-style-asian="italic" style:font-size-complex="12pt" style:font-style-complex="italic"/>
    </style:style>
    <style:style style:name="P31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/>
    </style:style>
    <style:style style:name="P31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officeooo:rsid="01e3db65" officeooo:paragraph-rsid="01b1b972"/>
    </style:style>
    <style:style style:name="P32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font-style="normal" officeooo:rsid="00afd2ae" officeooo:paragraph-rsid="00afd2ae" style:font-size-asian="12pt" style:font-style-asian="normal" style:font-size-complex="12pt" style:font-style-complex="normal"/>
    </style:style>
    <style:style style:name="P321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font-style="normal" officeooo:rsid="00afd2ae" officeooo:paragraph-rsid="00afd2ae" style:font-size-asian="12pt" style:font-style-asian="normal" style:font-size-complex="12pt" style:font-style-complex="normal"/>
    </style:style>
    <style:style style:name="P322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font-style="normal" officeooo:paragraph-rsid="009a168a" style:font-size-asian="12pt" style:font-style-asian="normal" style:font-size-complex="12pt" style:font-style-complex="normal"/>
    </style:style>
    <style:style style:name="P323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font-style="normal" officeooo:paragraph-rsid="02132da6" style:font-size-asian="12pt" style:font-style-asian="normal" style:font-size-complex="12pt" style:font-style-complex="normal"/>
    </style:style>
    <style:style style:name="P32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font-style="normal" officeooo:paragraph-rsid="007db744" style:font-size-asian="12pt" style:font-style-asian="normal" style:font-size-complex="12pt" style:font-style-complex="normal"/>
    </style:style>
    <style:style style:name="P325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font-style="normal" officeooo:rsid="02132da6" officeooo:paragraph-rsid="02132da6" style:font-size-asian="12pt" style:font-style-asian="normal" style:font-size-complex="12pt" style:font-style-complex="normal"/>
    </style:style>
    <style:style style:name="P32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8bb68c" officeooo:paragraph-rsid="00afd2ae" style:font-size-asian="12pt" style:font-style-asian="normal" style:font-size-complex="12pt" style:font-style-complex="normal"/>
    </style:style>
    <style:style style:name="P32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8bb68c" officeooo:paragraph-rsid="020fe139" style:font-size-asian="12pt" style:font-style-asian="normal" style:font-size-complex="12pt" style:font-style-complex="normal"/>
    </style:style>
    <style:style style:name="P32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b167cc" officeooo:paragraph-rsid="00b167cc" style:font-size-asian="12pt" style:font-style-asian="normal" style:font-size-complex="12pt" style:font-style-complex="normal"/>
    </style:style>
    <style:style style:name="P32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b167cc" officeooo:paragraph-rsid="020fe139" style:font-size-asian="12pt" style:font-style-asian="normal" style:font-size-complex="12pt" style:font-style-complex="normal"/>
    </style:style>
    <style:style style:name="P33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b167cc" officeooo:paragraph-rsid="02110a5f" style:font-size-asian="12pt" style:font-style-asian="normal" style:font-size-complex="12pt" style:font-style-complex="normal"/>
    </style:style>
    <style:style style:name="P33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bcf795" officeooo:paragraph-rsid="021cd15b" style:font-size-asian="12pt" style:font-style-asian="normal" style:font-size-complex="12pt" style:font-style-complex="normal"/>
    </style:style>
    <style:style style:name="P3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officeooo:rsid="0207297f" officeooo:paragraph-rsid="0207297f"/>
    </style:style>
    <style:style style:name="P3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officeooo:rsid="0207297f" officeooo:paragraph-rsid="02080577"/>
    </style:style>
    <style:style style:name="P334" style:family="paragraph" style:parent-style-name="Table_20_Contents">
      <style:paragraph-properties fo:text-align="start" style:justify-single-word="false"/>
      <style:text-properties officeooo:paragraph-rsid="00f81168"/>
    </style:style>
    <style:style style:name="P335" style:family="paragraph" style:parent-style-name="Table_20_Contents">
      <style:paragraph-properties fo:text-align="start" style:justify-single-word="false"/>
      <style:text-properties officeooo:paragraph-rsid="01163a75"/>
    </style:style>
    <style:style style:name="P336" style:family="paragraph" style:parent-style-name="Table_20_Contents">
      <style:paragraph-properties fo:text-align="start" style:justify-single-word="false"/>
      <style:text-properties officeooo:paragraph-rsid="0124e749"/>
    </style:style>
    <style:style style:name="P337" style:family="paragraph" style:parent-style-name="Table_20_Contents">
      <style:paragraph-properties fo:text-align="start" style:justify-single-word="false"/>
      <style:text-properties officeooo:paragraph-rsid="0127b136"/>
    </style:style>
    <style:style style:name="P338" style:family="paragraph" style:parent-style-name="Table_20_Contents">
      <style:paragraph-properties fo:text-align="start" style:justify-single-word="false"/>
      <style:text-properties officeooo:paragraph-rsid="017b45a0"/>
    </style:style>
    <style:style style:name="P339" style:family="paragraph" style:parent-style-name="Table_20_Contents">
      <style:paragraph-properties fo:text-align="start" style:justify-single-word="false"/>
      <style:text-properties officeooo:paragraph-rsid="01826702"/>
    </style:style>
    <style:style style:name="P340" style:family="paragraph" style:parent-style-name="Table_20_Contents">
      <style:paragraph-properties fo:text-align="start" style:justify-single-word="false"/>
      <style:text-properties officeooo:paragraph-rsid="0191dae7"/>
    </style:style>
    <style:style style:name="P341" style:family="paragraph" style:parent-style-name="Table_20_Contents">
      <style:paragraph-properties fo:text-align="start" style:justify-single-word="false"/>
      <style:text-properties officeooo:paragraph-rsid="01b1b972"/>
    </style:style>
    <style:style style:name="P342" style:family="paragraph" style:parent-style-name="Table_20_Contents">
      <style:paragraph-properties fo:text-align="start" style:justify-single-word="false"/>
      <style:text-properties officeooo:paragraph-rsid="01bdb06f"/>
    </style:style>
    <style:style style:name="P343" style:family="paragraph" style:parent-style-name="Table_20_Contents">
      <style:paragraph-properties fo:text-align="start" style:justify-single-word="false"/>
      <style:text-properties officeooo:paragraph-rsid="01c6f302"/>
    </style:style>
    <style:style style:name="P344" style:family="paragraph" style:parent-style-name="Table_20_Contents">
      <style:paragraph-properties fo:text-align="start" style:justify-single-word="false"/>
      <style:text-properties officeooo:paragraph-rsid="023f220f"/>
    </style:style>
    <style:style style:name="P345" style:family="paragraph" style:parent-style-name="Table_20_Contents">
      <style:paragraph-properties fo:text-align="start" style:justify-single-word="false"/>
      <style:text-properties officeooo:rsid="00f8294e" officeooo:paragraph-rsid="00f8294e"/>
    </style:style>
    <style:style style:name="P346" style:family="paragraph" style:parent-style-name="Table_20_Contents">
      <style:paragraph-properties fo:text-align="start" style:justify-single-word="false"/>
      <style:text-properties officeooo:rsid="00f8294e" officeooo:paragraph-rsid="017b45a0"/>
    </style:style>
    <style:style style:name="P347" style:family="paragraph" style:parent-style-name="Table_20_Contents">
      <style:paragraph-properties fo:text-align="start" style:justify-single-word="false"/>
      <style:text-properties officeooo:rsid="00f8294e" officeooo:paragraph-rsid="02431083"/>
    </style:style>
    <style:style style:name="P348" style:family="paragraph" style:parent-style-name="Table_20_Contents">
      <style:paragraph-properties fo:text-align="start" style:justify-single-word="false"/>
      <style:text-properties officeooo:rsid="0126081f" officeooo:paragraph-rsid="0126081f"/>
    </style:style>
    <style:style style:name="P349" style:family="paragraph" style:parent-style-name="Table_20_Contents">
      <style:paragraph-properties fo:text-align="start" style:justify-single-word="false"/>
      <style:text-properties officeooo:rsid="0126081f" officeooo:paragraph-rsid="0142f99b"/>
    </style:style>
    <style:style style:name="P350" style:family="paragraph" style:parent-style-name="Table_20_Contents">
      <style:paragraph-properties fo:text-align="start" style:justify-single-word="false"/>
      <style:text-properties officeooo:rsid="0126081f" officeooo:paragraph-rsid="017b45a0"/>
    </style:style>
    <style:style style:name="P351" style:family="paragraph" style:parent-style-name="Table_20_Contents">
      <style:paragraph-properties fo:text-align="start" style:justify-single-word="false"/>
      <style:text-properties officeooo:rsid="0126081f" officeooo:paragraph-rsid="0148f488"/>
    </style:style>
    <style:style style:name="P352" style:family="paragraph" style:parent-style-name="Table_20_Contents">
      <style:paragraph-properties fo:text-align="start" style:justify-single-word="false"/>
      <style:text-properties officeooo:rsid="0126081f" officeooo:paragraph-rsid="014a0009"/>
    </style:style>
    <style:style style:name="P35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rsid="0126081f" officeooo:paragraph-rsid="0142f99b"/>
    </style:style>
    <style:style style:name="P35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rsid="0126081f" officeooo:paragraph-rsid="014d9b0a"/>
    </style:style>
    <style:style style:name="P355" style:family="paragraph" style:parent-style-name="Table_20_Contents">
      <style:paragraph-properties fo:text-align="center" style:justify-single-word="false"/>
      <style:text-properties officeooo:rsid="01433868" officeooo:paragraph-rsid="01433868"/>
    </style:style>
    <style:style style:name="P356" style:family="paragraph" style:parent-style-name="Table_20_Contents">
      <style:paragraph-properties fo:text-align="center" style:justify-single-word="false"/>
      <style:text-properties officeooo:rsid="01433868" officeooo:paragraph-rsid="017b45a0"/>
    </style:style>
    <style:style style:name="P357" style:family="paragraph" style:parent-style-name="Table_20_Contents">
      <style:paragraph-properties fo:text-align="center" style:justify-single-word="false"/>
      <style:text-properties officeooo:rsid="01433868" officeooo:paragraph-rsid="01b1b972"/>
    </style:style>
    <style:style style:name="P358" style:family="paragraph" style:parent-style-name="Table_20_Contents">
      <style:paragraph-properties fo:text-align="center" style:justify-single-word="false"/>
      <style:text-properties officeooo:rsid="01433868" officeooo:paragraph-rsid="0222a6d7"/>
    </style:style>
    <style:style style:name="P359" style:family="paragraph" style:parent-style-name="Table_20_Contents">
      <style:paragraph-properties fo:text-align="center" style:justify-single-word="false"/>
      <style:text-properties officeooo:rsid="014d4b42" officeooo:paragraph-rsid="014d4b42"/>
    </style:style>
    <style:style style:name="P360" style:family="paragraph" style:parent-style-name="Table_20_Contents">
      <style:paragraph-properties fo:text-align="start" style:justify-single-word="false"/>
      <style:text-properties officeooo:rsid="014d4b42" officeooo:paragraph-rsid="014d4b42"/>
    </style:style>
    <style:style style:name="P361" style:family="paragraph" style:parent-style-name="Table_20_Contents">
      <style:paragraph-properties fo:text-align="center" style:justify-single-word="false"/>
      <style:text-properties officeooo:rsid="01506ff5" officeooo:paragraph-rsid="01506ff5"/>
    </style:style>
    <style:style style:name="P362" style:family="paragraph" style:parent-style-name="Table_20_Contents">
      <style:paragraph-properties fo:text-align="center" style:justify-single-word="false"/>
      <style:text-properties officeooo:rsid="0152427e" officeooo:paragraph-rsid="0152427e"/>
    </style:style>
    <style:style style:name="P363" style:family="paragraph" style:parent-style-name="Table_20_Contents">
      <style:paragraph-properties fo:text-align="center" style:justify-single-word="false"/>
      <style:text-properties officeooo:rsid="0152427e" officeooo:paragraph-rsid="01623220"/>
    </style:style>
    <style:style style:name="P364" style:family="paragraph" style:parent-style-name="Table_20_Contents">
      <style:paragraph-properties fo:text-align="center" style:justify-single-word="false"/>
      <style:text-properties officeooo:rsid="0152427e" officeooo:paragraph-rsid="01948a56"/>
    </style:style>
    <style:style style:name="P365" style:family="paragraph" style:parent-style-name="Table_20_Contents">
      <style:paragraph-properties fo:text-align="center" style:justify-single-word="false"/>
      <style:text-properties officeooo:rsid="0152427e" officeooo:paragraph-rsid="01b1b972"/>
    </style:style>
    <style:style style:name="P366" style:family="paragraph" style:parent-style-name="Table_20_Contents">
      <style:paragraph-properties fo:text-align="start" style:justify-single-word="false"/>
      <style:text-properties officeooo:rsid="0152427e" officeooo:paragraph-rsid="0152427e"/>
    </style:style>
    <style:style style:name="P367" style:family="paragraph" style:parent-style-name="Table_20_Contents">
      <style:paragraph-properties fo:text-align="start" style:justify-single-word="false"/>
      <style:text-properties officeooo:rsid="0152427e" officeooo:paragraph-rsid="01948a56"/>
    </style:style>
    <style:style style:name="P368" style:family="paragraph" style:parent-style-name="Table_20_Contents">
      <style:paragraph-properties fo:text-align="start" style:justify-single-word="false"/>
      <style:text-properties officeooo:rsid="0152427e" officeooo:paragraph-rsid="017b45a0"/>
    </style:style>
    <style:style style:name="P369" style:family="paragraph" style:parent-style-name="Table_20_Contents">
      <style:paragraph-properties fo:text-align="start" style:justify-single-word="false"/>
      <style:text-properties officeooo:rsid="0152427e" officeooo:paragraph-rsid="01b1b972"/>
    </style:style>
    <style:style style:name="P370" style:family="paragraph" style:parent-style-name="Table_20_Contents">
      <style:paragraph-properties fo:text-align="center" style:justify-single-word="false"/>
      <style:text-properties officeooo:rsid="016595f9" officeooo:paragraph-rsid="016595f9"/>
    </style:style>
    <style:style style:name="P371" style:family="paragraph" style:parent-style-name="Table_20_Contents">
      <style:paragraph-properties fo:text-align="start" style:justify-single-word="false"/>
      <style:text-properties officeooo:rsid="0186290d" officeooo:paragraph-rsid="0186290d"/>
    </style:style>
    <style:style style:name="P372" style:family="paragraph" style:parent-style-name="Table_20_Contents">
      <style:paragraph-properties fo:text-align="start" style:justify-single-word="false"/>
      <style:text-properties officeooo:rsid="0186290d" officeooo:paragraph-rsid="01b1b972"/>
    </style:style>
    <style:style style:name="P373" style:family="paragraph" style:parent-style-name="Table_20_Contents">
      <style:paragraph-properties fo:text-align="start" style:justify-single-word="false"/>
      <style:text-properties officeooo:rsid="01a1840d" officeooo:paragraph-rsid="01a1840d"/>
    </style:style>
    <style:style style:name="P374" style:family="paragraph" style:parent-style-name="Table_20_Contents">
      <style:paragraph-properties fo:text-align="center" style:justify-single-word="false"/>
      <style:text-properties officeooo:rsid="01a377be" officeooo:paragraph-rsid="01a377be"/>
    </style:style>
    <style:style style:name="P375" style:family="paragraph" style:parent-style-name="Table_20_Contents">
      <style:paragraph-properties fo:text-align="center" style:justify-single-word="false"/>
      <style:text-properties officeooo:rsid="01b6bc34" officeooo:paragraph-rsid="01b6bc34"/>
    </style:style>
    <style:style style:name="P376" style:family="paragraph" style:parent-style-name="Table_20_Contents">
      <style:paragraph-properties fo:text-align="start" style:justify-single-word="false"/>
      <style:text-properties officeooo:rsid="01bcc7a5" officeooo:paragraph-rsid="01bcc7a5"/>
    </style:style>
    <style:style style:name="P377" style:family="paragraph" style:parent-style-name="Table_20_Contents">
      <style:paragraph-properties fo:text-align="start" style:justify-single-word="false"/>
      <style:text-properties officeooo:rsid="01bcc7a5" officeooo:paragraph-rsid="023da671"/>
    </style:style>
    <style:style style:name="P378" style:family="paragraph" style:parent-style-name="Table_20_Contents">
      <style:paragraph-properties fo:text-align="center" style:justify-single-word="false"/>
      <style:text-properties officeooo:rsid="01cde067" officeooo:paragraph-rsid="01cde067"/>
    </style:style>
    <style:style style:name="P379" style:family="paragraph" style:parent-style-name="Table_20_Contents">
      <style:paragraph-properties fo:text-align="center" style:justify-single-word="false"/>
      <style:text-properties officeooo:rsid="01e2fc78" officeooo:paragraph-rsid="01e2fc78"/>
    </style:style>
    <style:style style:name="P380" style:family="paragraph" style:parent-style-name="Table_20_Contents">
      <style:paragraph-properties fo:text-align="start" style:justify-single-word="false"/>
      <style:text-properties officeooo:rsid="01e2fc78" officeooo:paragraph-rsid="01e2fc78"/>
    </style:style>
    <style:style style:name="P381" style:family="paragraph" style:parent-style-name="Table_20_Contents">
      <style:paragraph-properties fo:text-align="start" style:justify-single-word="false"/>
      <style:text-properties officeooo:rsid="01e68657" officeooo:paragraph-rsid="01e68657"/>
    </style:style>
    <style:style style:name="P38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rsid="014d9b0a" officeooo:paragraph-rsid="0142f99b"/>
    </style:style>
    <style:style style:name="P383" style:family="paragraph" style:parent-style-name="Table_20_Contents">
      <style:paragraph-properties fo:text-align="start" style:justify-single-word="false"/>
      <style:text-properties officeooo:rsid="01589c9b" officeooo:paragraph-rsid="01589c9b"/>
    </style:style>
    <style:style style:name="P384" style:family="paragraph" style:parent-style-name="Table_20_Contents">
      <style:paragraph-properties fo:text-align="start" style:justify-single-word="false"/>
      <style:text-properties officeooo:rsid="01589c9b" officeooo:paragraph-rsid="0152427e"/>
    </style:style>
    <style:style style:name="P385" style:family="paragraph" style:parent-style-name="Table_20_Contents">
      <style:paragraph-properties fo:text-align="center" style:justify-single-word="false"/>
      <style:text-properties officeooo:rsid="01445811" officeooo:paragraph-rsid="017f5a89"/>
    </style:style>
    <style:style style:name="P386" style:family="paragraph" style:parent-style-name="Table_20_Contents">
      <style:paragraph-properties fo:text-align="start" style:justify-single-word="false"/>
      <style:text-properties officeooo:rsid="017f5a89" officeooo:paragraph-rsid="017f5a89"/>
    </style:style>
    <style:style style:name="P387" style:family="paragraph" style:parent-style-name="Table_20_Contents">
      <style:paragraph-properties fo:text-align="start" style:justify-single-word="false"/>
      <style:text-properties officeooo:rsid="017f5a89" officeooo:paragraph-rsid="01b6bc34"/>
    </style:style>
    <style:style style:name="P388" style:family="paragraph" style:parent-style-name="Table_20_Contents">
      <style:paragraph-properties fo:text-align="center" style:justify-single-word="false"/>
      <style:text-properties officeooo:rsid="0180aaf7" officeooo:paragraph-rsid="0180aaf7"/>
    </style:style>
    <style:style style:name="P389" style:family="paragraph" style:parent-style-name="Table_20_Contents">
      <style:paragraph-properties fo:text-align="start" style:justify-single-word="false"/>
      <style:text-properties officeooo:rsid="0148f488" officeooo:paragraph-rsid="017b45a0"/>
    </style:style>
    <style:style style:name="P390" style:family="paragraph" style:parent-style-name="Table_20_Contents">
      <style:paragraph-properties fo:text-align="start" style:justify-single-word="false"/>
      <style:text-properties officeooo:rsid="01ba47af" officeooo:paragraph-rsid="017b45a0"/>
    </style:style>
    <style:style style:name="P391" style:family="paragraph" style:parent-style-name="Table_20_Contents">
      <style:paragraph-properties fo:text-align="center" style:justify-single-word="false"/>
      <style:text-properties officeooo:rsid="01831c05" officeooo:paragraph-rsid="01831c05"/>
    </style:style>
    <style:style style:name="P392" style:family="paragraph" style:parent-style-name="Table_20_Contents">
      <style:paragraph-properties fo:text-align="start" style:justify-single-word="false"/>
      <style:text-properties officeooo:rsid="019544a4" officeooo:paragraph-rsid="017b45a0"/>
    </style:style>
    <style:style style:name="P393" style:family="paragraph" style:parent-style-name="Table_20_Contents">
      <style:paragraph-properties fo:text-align="start" style:justify-single-word="false"/>
      <style:text-properties officeooo:rsid="019544a4" officeooo:paragraph-rsid="01b1b972"/>
    </style:style>
    <style:style style:name="P394" style:family="paragraph" style:parent-style-name="Table_20_Contents">
      <style:paragraph-properties fo:text-align="start" style:justify-single-word="false"/>
      <style:text-properties officeooo:rsid="01b94b80" officeooo:paragraph-rsid="01b1b972"/>
    </style:style>
    <style:style style:name="P39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9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97" style:family="paragraph" style:parent-style-name="Contents_20_Heading">
      <style:paragraph-properties fo:break-before="page"/>
    </style:style>
    <style:style style:name="P39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officeooo:paragraph-rsid="0055a9eb"/>
    </style:style>
    <style:style style:name="P39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officeooo:paragraph-rsid="020e2842"/>
    </style:style>
    <style:style style:name="P40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officeooo:paragraph-rsid="0086ba65"/>
    </style:style>
    <style:style style:name="P40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officeooo:paragraph-rsid="013db862"/>
    </style:style>
    <style:style style:name="P40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officeooo:paragraph-rsid="0217d87c"/>
    </style:style>
    <style:style style:name="P40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officeooo:paragraph-rsid="0219d003"/>
    </style:style>
    <style:style style:name="P40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officeooo:paragraph-rsid="0219f319"/>
    </style:style>
    <style:style style:name="P405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solid" style:text-underline-width="auto" style:text-underline-color="font-color" fo:font-weight="bold" officeooo:rsid="020fe139" officeooo:paragraph-rsid="020fe139" style:font-weight-asian="bold" style:font-weight-complex="bold"/>
    </style:style>
    <style:style style:name="P40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1.799cm"/>
        </style:tab-stops>
      </style:paragraph-properties>
      <style:text-properties fo:font-style="italic" officeooo:paragraph-rsid="02110a5f" style:font-style-asian="italic" style:font-style-complex="italic"/>
    </style:style>
    <style:style style:name="P407" style:family="paragraph" style:parent-style-name="Table_20_Contents">
      <style:paragraph-properties fo:text-align="start" style:justify-single-word="false"/>
      <style:text-properties fo:font-style="italic" officeooo:paragraph-rsid="023d9c3a" style:font-style-asian="italic" style:font-style-complex="italic"/>
    </style:style>
    <style:style style:name="P408" style:family="paragraph" style:parent-style-name="Table_20_Contents">
      <style:paragraph-properties fo:text-align="start" style:justify-single-word="false"/>
      <style:text-properties fo:font-style="italic" officeooo:paragraph-rsid="023f220f" style:font-style-asian="italic" style:font-style-complex="italic"/>
    </style:style>
    <style:style style:name="P409" style:family="paragraph" style:parent-style-name="Table_20_Contents">
      <style:paragraph-properties fo:text-align="start" style:justify-single-word="false"/>
      <style:text-properties fo:font-style="italic" officeooo:rsid="023da671" officeooo:paragraph-rsid="023f220f" style:font-style-asian="italic" style:font-style-complex="italic"/>
    </style:style>
    <style:style style:name="P410" style:family="paragraph" style:parent-style-name="Table_20_Contents">
      <style:paragraph-properties fo:text-align="start" style:justify-single-word="false"/>
      <style:text-properties fo:font-style="italic" officeooo:rsid="023f220f" officeooo:paragraph-rsid="023f220f" style:font-style-asian="italic" style:font-style-complex="italic"/>
    </style:style>
    <style:style style:name="P411" style:family="paragraph" style:parent-style-name="Table_20_Contents">
      <style:paragraph-properties fo:text-align="start" style:justify-single-word="false"/>
      <style:text-properties fo:font-style="italic" officeooo:rsid="0245d369" officeooo:paragraph-rsid="0245d369" style:font-style-asian="italic" style:font-style-complex="italic"/>
    </style:style>
    <style:style style:name="P41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font-style="italic" style:text-underline-style="none" officeooo:paragraph-rsid="023f220f" style:font-style-asian="italic" style:font-style-complex="italic"/>
    </style:style>
    <style:style style:name="P413" style:family="paragraph" style:parent-style-name="Standard">
      <style:paragraph-properties fo:margin-left="0cm" fo:margin-right="0cm" fo:text-indent="0cm" style:auto-text-indent="false">
        <style:tab-stops>
          <style:tab-stop style:position="0.714cm"/>
        </style:tab-stops>
      </style:paragraph-properties>
      <style:text-properties fo:font-size="10pt" officeooo:rsid="02110a5f" officeooo:paragraph-rsid="02110a5f" style:font-size-asian="10pt" style:font-size-complex="10pt"/>
    </style:style>
    <style:style style:name="P414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0pt" officeooo:paragraph-rsid="01e8337f" style:font-size-asian="10pt" style:font-size-complex="10pt"/>
    </style:style>
    <style:style style:name="P415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0pt" officeooo:paragraph-rsid="01f6b49f" style:font-size-asian="10pt" style:font-size-complex="10pt"/>
    </style:style>
    <style:style style:name="P416" style:family="paragraph" style:parent-style-name="Text_20_body"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0pt" fo:font-style="normal" officeooo:paragraph-rsid="004f0af1" style:font-size-asian="10pt" style:font-style-asian="normal" style:font-size-complex="10pt" style:font-style-complex="normal"/>
    </style:style>
    <style:style style:name="P41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language="ru" fo:country="RU" style:text-underline-style="none" officeooo:rsid="02326f57" officeooo:paragraph-rsid="02326f57"/>
    </style:style>
    <style:style style:name="P418" style:family="paragraph" style:parent-style-name="Table_20_Contents">
      <style:paragraph-properties fo:text-align="start" style:justify-single-word="false"/>
      <style:text-properties fo:language="ru" fo:country="RU" fo:font-style="italic" officeooo:rsid="023da671" officeooo:paragraph-rsid="023da671" style:font-style-asian="italic" style:font-style-complex="italic"/>
    </style:style>
    <style:style style:name="P419" style:family="paragraph" style:parent-style-name="Table_20_Contents">
      <style:paragraph-properties fo:text-align="start" style:justify-single-word="false"/>
      <style:text-properties fo:language="ru" fo:country="RU" fo:font-style="italic" officeooo:rsid="023da671" officeooo:paragraph-rsid="0245d369" style:font-style-asian="italic" style:font-style-complex="italic"/>
    </style:style>
    <style:style style:name="P420" style:family="paragraph" style:parent-style-name="Table_20_Contents">
      <style:paragraph-properties fo:text-align="start" style:justify-single-word="false"/>
      <style:text-properties fo:language="ru" fo:country="RU" fo:font-style="italic" officeooo:rsid="023da671" officeooo:paragraph-rsid="02462194" style:font-style-asian="italic" style:font-style-complex="italic"/>
    </style:style>
    <style:style style:name="P421" style:family="paragraph" style:parent-style-name="Table_20_Contents">
      <style:paragraph-properties fo:text-align="start" style:justify-single-word="false"/>
      <style:text-properties fo:language="ru" fo:country="RU" fo:font-style="italic" officeooo:rsid="0244e86b" officeooo:paragraph-rsid="0244e86b" style:font-style-asian="italic" style:font-style-complex="italic"/>
    </style:style>
    <style:style style:name="P42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text-underline-style="none" officeooo:paragraph-rsid="02326f57"/>
    </style:style>
    <style:style style:name="P42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text-underline-style="none" officeooo:paragraph-rsid="023f220f"/>
    </style:style>
    <style:style style:name="P424" style:family="paragraph" style:parent-style-name="Table_20_Contents">
      <style:paragraph-properties fo:text-align="start" style:justify-single-word="false"/>
      <style:text-properties officeooo:rsid="0245d369" officeooo:paragraph-rsid="0245d369"/>
    </style:style>
    <style:style style:name="P425" style:family="paragraph" style:parent-style-name="Table_20_Contents">
      <style:paragraph-properties fo:text-align="start" style:justify-single-word="false"/>
      <style:text-properties officeooo:rsid="0245d369" officeooo:paragraph-rsid="0245f3d2"/>
    </style:style>
    <style:style style:name="P426" style:family="paragraph" style:parent-style-name="Table_20_Contents">
      <style:paragraph-properties fo:text-align="start" style:justify-single-word="false"/>
      <style:text-properties fo:language="en" fo:country="US" fo:font-style="italic" officeooo:rsid="023f220f" officeooo:paragraph-rsid="023f220f" style:font-style-asian="italic" style:font-style-complex="italic"/>
    </style:style>
    <style:style style:name="P427" style:family="paragraph" style:parent-style-name="Table_20_Contents">
      <style:paragraph-properties fo:text-align="start" style:justify-single-word="false"/>
      <style:text-properties officeooo:rsid="01d9636d" officeooo:paragraph-rsid="02431083"/>
    </style:style>
    <style:style style:name="P428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Liberation Sans" fo:font-size="18pt" fo:language="en" fo:country="US" fo:font-weight="bold" officeooo:rsid="0250edd6" officeooo:paragraph-rsid="0250edd6" style:font-size-asian="18pt" style:font-weight-asian="bold" style:font-size-complex="18pt" style:font-weight-complex="bold"/>
    </style:style>
    <style:style style:name="P429" style:family="paragraph" style:parent-style-name="Heading_20_1">
      <style:paragraph-properties fo:margin-left="0cm" fo:margin-right="0cm" fo:margin-top="0cm" fo:margin-bottom="0.4cm" style:contextual-spacing="false" fo:text-indent="0.801cm" style:auto-text-indent="false" fo:break-before="page">
        <style:tab-stops>
          <style:tab-stop style:position="1.508cm"/>
        </style:tab-stops>
      </style:paragraph-properties>
      <style:text-properties fo:font-size="14pt" officeooo:paragraph-rsid="00e24097" style:font-size-asian="14pt" style:font-size-complex="14pt"/>
    </style:style>
    <style:style style:name="P430" style:family="paragraph" style:parent-style-name="Heading_20_1">
      <style:paragraph-properties fo:margin-left="0cm" fo:margin-right="0cm" fo:margin-top="0cm" fo:margin-bottom="0.4cm" style:contextual-spacing="false" fo:text-indent="0.801cm" style:auto-text-indent="false">
        <style:tab-stops>
          <style:tab-stop style:position="1.508cm"/>
        </style:tab-stops>
      </style:paragraph-properties>
      <style:text-properties fo:font-size="14pt" officeooo:paragraph-rsid="001503fd" style:font-size-asian="14pt" style:font-size-complex="14pt"/>
    </style:style>
    <style:style style:name="P431" style:family="paragraph" style:parent-style-name="Heading_20_1">
      <style:paragraph-properties fo:margin-left="0cm" fo:margin-right="0cm" fo:margin-top="0cm" fo:margin-bottom="0.4cm" style:contextual-spacing="false" fo:text-indent="0.801cm" style:auto-text-indent="false" fo:break-before="page">
        <style:tab-stops>
          <style:tab-stop style:position="1.508cm"/>
        </style:tab-stops>
      </style:paragraph-properties>
      <style:text-properties fo:font-size="14pt" officeooo:paragraph-rsid="00163d75" style:font-size-asian="14pt" style:font-size-complex="14pt"/>
    </style:style>
    <style:style style:name="P432" style:family="paragraph" style:parent-style-name="Heading_20_1">
      <style:paragraph-properties fo:margin-left="0cm" fo:margin-right="0cm" fo:margin-top="0cm" fo:margin-bottom="0.4cm" style:contextual-spacing="false" fo:text-indent="0.801cm" style:auto-text-indent="false" fo:break-before="page">
        <style:tab-stops>
          <style:tab-stop style:position="1.508cm"/>
        </style:tab-stops>
      </style:paragraph-properties>
      <style:text-properties fo:font-size="14pt" fo:language="ru" fo:country="RU" officeooo:rsid="02258329" officeooo:paragraph-rsid="02258329" style:font-size-asian="14pt" style:font-size-complex="14pt"/>
    </style:style>
    <style:style style:name="P433" style:family="paragraph" style:parent-style-name="Heading_20_1">
      <style:paragraph-properties fo:margin-left="0cm" fo:margin-right="0cm" fo:margin-top="0cm" fo:margin-bottom="0.4cm" style:contextual-spacing="false" fo:text-indent="0.801cm" style:auto-text-indent="false" fo:break-before="page">
        <style:tab-stops>
          <style:tab-stop style:position="1.508cm"/>
        </style:tab-stops>
      </style:paragraph-properties>
      <style:text-properties fo:font-size="14pt" fo:language="ru" fo:country="RU" officeooo:rsid="0229f18e" officeooo:paragraph-rsid="0229f18e" style:font-size-asian="14pt" style:font-size-complex="14pt"/>
    </style:style>
    <style:style style:name="P434" style:family="paragraph" style:parent-style-name="Heading_20_2">
      <style:paragraph-properties fo:margin-left="0cm" fo:margin-right="0cm" fo:margin-top="0cm" fo:margin-bottom="0.3cm" style:contextual-spacing="false" fo:text-indent="0.801cm" style:auto-text-indent="false">
        <style:tab-stops>
          <style:tab-stop style:position="1.799cm"/>
        </style:tab-stops>
      </style:paragraph-properties>
      <style:text-properties fo:font-size="14pt" style:font-size-asian="14pt" style:font-size-complex="14pt"/>
    </style:style>
    <style:style style:name="P435" style:family="paragraph" style:parent-style-name="Heading_20_2">
      <style:paragraph-properties fo:margin-left="0cm" fo:margin-right="0cm" fo:margin-top="0cm" fo:margin-bottom="0.3cm" style:contextual-spacing="false" fo:text-indent="0.801cm" style:auto-text-indent="false">
        <style:tab-stops>
          <style:tab-stop style:position="1.799cm"/>
        </style:tab-stops>
      </style:paragraph-properties>
      <style:text-properties fo:font-size="14pt" officeooo:paragraph-rsid="0022d8ef" style:font-size-asian="14pt" style:font-size-complex="14pt"/>
    </style:style>
    <style:style style:name="P436" style:family="paragraph" style:parent-style-name="Heading_20_2">
      <style:paragraph-properties fo:margin-left="0cm" fo:margin-right="0cm" fo:margin-top="0cm" fo:margin-bottom="0.3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officeooo:paragraph-rsid="01719a5e" style:font-size-asian="14pt" style:font-size-complex="14pt"/>
    </style:style>
    <style:style style:name="P437" style:family="paragraph" style:parent-style-name="Heading_20_2">
      <style:paragraph-properties fo:margin-left="0cm" fo:margin-right="0cm" fo:margin-top="0cm" fo:margin-bottom="0.3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officeooo:paragraph-rsid="01aa5414" style:font-size-asian="14pt" style:font-size-complex="14pt"/>
    </style:style>
    <style:style style:name="P438" style:family="paragraph" style:parent-style-name="Heading_20_2">
      <style:paragraph-properties fo:margin-left="0cm" fo:margin-right="0cm" fo:margin-top="0cm" fo:margin-bottom="0.3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4pt" fo:language="ru" fo:country="RU" officeooo:rsid="0110d9ce" officeooo:paragraph-rsid="0024761d" style:font-size-asian="14pt" style:font-size-complex="14pt"/>
    </style:style>
    <style:style style:name="P439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text-indent="0.7cm" style:auto-text-indent="false">
        <style:tab-stops>
          <style:tab-stop style:position="1.693cm"/>
        </style:tab-stops>
      </style:paragraph-properties>
      <style:text-properties fo:font-size="14pt" fo:language="ru" fo:country="RU" officeooo:rsid="024bd151" officeooo:paragraph-rsid="024bd151" style:font-size-asian="14pt" style:font-size-complex="14pt"/>
    </style:style>
    <style:style style:name="P440" style:family="paragraph" style:parent-style-name="Heading_20_2">
      <style:paragraph-properties fo:margin-left="0cm" fo:margin-right="0cm" fo:margin-top="0cm" fo:margin-bottom="0.3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ans" fo:font-size="14pt" fo:language="ru" fo:country="RU" fo:font-weight="bold" officeooo:rsid="0028927d" officeooo:paragraph-rsid="0109dd26" style:font-name-asian="Source Han Sans CN Regular" style:font-size-asian="14pt" style:font-weight-asian="bold" style:font-name-complex="Lohit Devanagari1" style:font-size-complex="14pt" style:font-weight-complex="bold"/>
    </style:style>
    <style:style style:name="P441" style:family="paragraph" style:parent-style-name="Heading_20_2">
      <style:paragraph-properties fo:margin-left="0cm" fo:margin-right="0cm" fo:margin-top="0cm" fo:margin-bottom="0.3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ans" fo:font-size="14pt" fo:language="ru" fo:country="RU" fo:font-weight="bold" officeooo:rsid="004a8abc" officeooo:paragraph-rsid="013178e9" style:font-name-asian="Source Han Sans CN Regular" style:font-size-asian="14pt" style:font-weight-asian="bold" style:font-name-complex="Lohit Devanagari1" style:font-size-complex="14pt" style:font-weight-complex="bold"/>
    </style:style>
    <style:style style:name="P442" style:family="paragraph" style:parent-style-name="Heading_20_2">
      <style:paragraph-properties fo:margin-left="0cm" fo:margin-right="0cm" fo:margin-top="0cm" fo:margin-bottom="0.3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ans" fo:font-size="14pt" fo:language="ru" fo:country="RU" fo:font-weight="bold" officeooo:rsid="008826f0" officeooo:paragraph-rsid="01206d62" fo:background-color="transparent" style:font-name-asian="Source Han Sans CN Regular" style:font-size-asian="14pt" style:font-weight-asian="bold" style:font-name-complex="Lohit Devanagari1" style:font-size-complex="14pt" style:font-weight-complex="bold"/>
    </style:style>
    <style:style style:name="P443" style:family="paragraph" style:parent-style-name="Heading_20_2">
      <style:paragraph-properties fo:margin-left="0cm" fo:margin-right="0cm" fo:margin-top="0cm" fo:margin-bottom="0.3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tyle="normal" officeooo:paragraph-rsid="007db744" style:font-style-asian="normal" style:font-style-complex="normal"/>
    </style:style>
    <style:style style:name="P444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text-indent="0.7cm" style:auto-text-indent="false">
        <style:tab-stops>
          <style:tab-stop style:position="1.693cm"/>
        </style:tab-stops>
      </style:paragraph-properties>
    </style:style>
    <style:style style:name="P445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446" style:family="paragraph" style:parent-style-name="Standard" style:list-style-name="L1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rsid="00130740" officeooo:paragraph-rsid="00130740" style:font-size-asian="12pt" style:font-size-complex="12pt"/>
    </style:style>
    <style:style style:name="P447" style:family="paragraph" style:parent-style-name="Standard" style:list-style-name="L2">
      <style:paragraph-properties>
        <style:tab-stops>
          <style:tab-stop style:position="0.609cm"/>
        </style:tab-stops>
      </style:paragraph-properties>
      <style:text-properties fo:font-size="12pt" officeooo:rsid="00130740" officeooo:paragraph-rsid="00130740" style:font-size-asian="12pt" style:font-size-complex="12pt"/>
    </style:style>
    <style:style style:name="P448" style:family="paragraph" style:parent-style-name="Standard" style:list-style-name="L3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449" style:family="paragraph" style:parent-style-name="Standard" style:list-style-name="L4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450" style:family="paragraph" style:parent-style-name="Standard" style:list-style-name="L4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paragraph-rsid="0013963c" style:font-size-asian="12pt" style:font-size-complex="12pt"/>
    </style:style>
    <style:style style:name="P451" style:family="paragraph" style:parent-style-name="Standard" style:list-style-name="L5">
      <style:paragraph-properties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452" style:family="paragraph" style:parent-style-name="Standard" style:list-style-name="L6">
      <style:paragraph-properties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453" style:family="paragraph" style:parent-style-name="Standard" style:list-style-name="L7">
      <style:paragraph-properties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454" style:family="paragraph" style:parent-style-name="Standard" style:list-style-name="L8">
      <style:paragraph-properties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455" style:family="paragraph" style:parent-style-name="Standard" style:list-style-name="L9">
      <style:paragraph-properties>
        <style:tab-stops>
          <style:tab-stop style:position="0.609cm"/>
        </style:tab-stops>
      </style:paragraph-properties>
      <style:text-properties fo:font-size="12pt" officeooo:paragraph-rsid="0013963c" style:font-size-asian="12pt" style:font-size-complex="12pt"/>
    </style:style>
    <style:style style:name="P456" style:family="paragraph" style:parent-style-name="Standard" style:list-style-name="L7">
      <style:paragraph-properties>
        <style:tab-stops>
          <style:tab-stop style:position="0.609cm"/>
        </style:tab-stops>
      </style:paragraph-properties>
      <style:text-properties fo:font-size="12pt" officeooo:rsid="0013963c" officeooo:paragraph-rsid="0013963c" style:font-size-asian="12pt" style:font-size-complex="12pt"/>
    </style:style>
    <style:style style:name="P457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458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20c57cd" style:font-size-asian="12pt" style:font-size-complex="12pt"/>
    </style:style>
    <style:style style:name="P459" style:family="paragraph" style:parent-style-name="Standard" style:list-style-name="L11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460" style:family="paragraph" style:parent-style-name="Standard" style:list-style-name="L12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461" style:family="paragraph" style:parent-style-name="Standard" style:list-style-name="L12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22627bc" style:font-size-asian="12pt" style:font-size-complex="12pt"/>
    </style:style>
    <style:style style:name="P462" style:family="paragraph" style:parent-style-name="Standard" style:list-style-name="L13" style:master-page-name="">
      <loext:graphic-properties draw:fill="none"/>
      <style:paragraph-properties fo:margin-left="3.099cm" fo:margin-right="0cm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463" style:family="paragraph" style:parent-style-name="Standard" style:list-style-name="L13">
      <loext:graphic-properties draw:fill="none"/>
      <style:paragraph-properties fo:margin-left="3.099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464" style:family="paragraph" style:parent-style-name="Standard" style:list-style-name="L14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465" style:family="paragraph" style:parent-style-name="Standard" style:list-style-name="L15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466" style:family="paragraph" style:parent-style-name="Standard" style:list-style-name="L15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officeooo:paragraph-rsid="020c7a81" style:font-size-asian="12pt" style:font-size-complex="12pt"/>
    </style:style>
    <style:style style:name="P467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0c57cd" officeooo:paragraph-rsid="020c57cd" style:font-size-asian="12pt" style:font-size-complex="12pt"/>
    </style:style>
    <style:style style:name="P468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ru" fo:country="RU" officeooo:rsid="0225ee35" officeooo:paragraph-rsid="0225ee35" style:font-size-asian="12pt" style:font-size-complex="12pt"/>
    </style:style>
    <style:style style:name="P469" style:family="paragraph" style:parent-style-name="Standard" style:list-style-name="L11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ru" fo:country="RU" officeooo:rsid="02507cc1" officeooo:paragraph-rsid="02507cc1" style:font-size-asian="12pt" style:font-size-complex="12pt"/>
    </style:style>
    <style:style style:name="P470" style:family="paragraph" style:parent-style-name="Standard" style:list-style-name="L17">
      <style:paragraph-properties>
        <style:tab-stops>
          <style:tab-stop style:position="0.714cm"/>
        </style:tab-stops>
      </style:paragraph-properties>
      <style:text-properties fo:font-size="12pt" fo:font-style="normal" officeooo:rsid="021cd15b" officeooo:paragraph-rsid="021cd15b" style:font-size-asian="12pt" style:font-style-asian="normal" style:font-size-complex="12pt" style:font-style-complex="normal"/>
    </style:style>
    <style:style style:name="P471" style:family="paragraph" style:parent-style-name="Standard" style:list-style-name="L16">
      <style:paragraph-properties>
        <style:tab-stops>
          <style:tab-stop style:position="0.714cm"/>
        </style:tab-stops>
      </style:paragraph-properties>
      <style:text-properties officeooo:paragraph-rsid="020c7a81"/>
    </style:style>
    <style:style style:name="P472" style:family="paragraph" style:parent-style-name="Standard" style:list-style-name="L18">
      <style:paragraph-properties fo:text-align="justify" style:justify-single-word="false">
        <style:tab-stops>
          <style:tab-stop style:position="0.714cm"/>
        </style:tab-stops>
      </style:paragraph-properties>
      <style:text-properties officeooo:paragraph-rsid="020fe139"/>
    </style:style>
    <style:style style:name="P473" style:family="paragraph" style:parent-style-name="Standard" style:list-style-name="L18">
      <style:paragraph-properties fo:text-align="justify" style:justify-single-word="false">
        <style:tab-stops>
          <style:tab-stop style:position="0.714cm"/>
        </style:tab-stops>
      </style:paragraph-properties>
      <style:text-properties style:font-name="Liberation Serif" fo:font-size="12pt" fo:font-style="italic" officeooo:rsid="00afd2ae" officeooo:paragraph-rsid="0210876c" style:font-size-asian="12pt" style:font-style-asian="italic" style:font-size-complex="12pt" style:font-style-complex="italic"/>
    </style:style>
    <style:style style:name="P474" style:family="paragraph" style:parent-style-name="Standard" style:list-style-name="L18">
      <style:paragraph-properties fo:text-align="justify" style:justify-single-word="false">
        <style:tab-stops>
          <style:tab-stop style:position="0.714cm"/>
        </style:tab-stops>
      </style:paragraph-properties>
      <style:text-properties style:font-name="Liberation Serif" fo:font-size="12pt" fo:font-style="normal" officeooo:rsid="00afd2ae" officeooo:paragraph-rsid="020fe139" style:font-size-asian="12pt" style:font-style-asian="normal" style:font-size-complex="12pt" style:font-style-complex="normal"/>
    </style:style>
    <style:style style:name="P475" style:family="paragraph" style:parent-style-name="Standard" style:list-style-name="L18">
      <style:paragraph-properties fo:text-align="justify" style:justify-single-word="false">
        <style:tab-stops>
          <style:tab-stop style:position="0.714cm"/>
        </style:tab-stops>
      </style:paragraph-properties>
      <style:text-properties fo:font-style="italic" officeooo:paragraph-rsid="0210876c" style:font-style-asian="italic" style:font-style-complex="italic"/>
    </style:style>
    <style:style style:name="P476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4pt" fo:language="en" fo:country="US" fo:font-weight="bold" officeooo:rsid="0250edd6" officeooo:paragraph-rsid="0250edd6" style:font-size-asian="14pt" style:font-weight-asian="bold" style:font-size-complex="14pt" style:font-weight-complex="bold"/>
    </style:style>
    <style:style style:name="P477" style:family="paragraph" style:parent-style-name="Text_20_body" style:list-style-name="L19">
      <style:paragraph-properties fo:margin-top="0cm" fo:margin-bottom="0cm" style:contextual-spacing="false" fo:line-height="100%" fo:text-align="justify" style:justify-single-word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8bb68c" officeooo:paragraph-rsid="020fe139" style:font-size-asian="12pt" style:font-style-asian="normal" style:font-size-complex="12pt" style:font-style-complex="normal"/>
    </style:style>
    <style:style style:name="P478" style:family="paragraph" style:parent-style-name="Text_20_body" style:list-style-name="L19">
      <style:paragraph-properties fo:margin-top="0cm" fo:margin-bottom="0cm" style:contextual-spacing="false" fo:line-height="100%" fo:text-align="justify" style:justify-single-word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afd2ae" officeooo:paragraph-rsid="020fe139" style:font-size-asian="12pt" style:font-style-asian="normal" style:font-size-complex="12pt" style:font-style-complex="normal"/>
    </style:style>
    <style:style style:name="P479" style:family="paragraph" style:parent-style-name="Text_20_body" style:list-style-name="L20">
      <style:paragraph-properties fo:margin-top="0cm" fo:margin-bottom="0cm" style:contextual-spacing="false" fo:line-height="100%" fo:text-align="justify" style:justify-single-word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b167cc" officeooo:paragraph-rsid="020fe139" style:font-size-asian="12pt" style:font-style-asian="normal" style:font-size-complex="12pt" style:font-style-complex="normal"/>
    </style:style>
    <style:style style:name="P480" style:family="paragraph" style:parent-style-name="Text_20_body" style:list-style-name="L23">
      <style:paragraph-properties fo:margin-top="0cm" fo:margin-bottom="0cm" style:contextual-spacing="false" fo:line-height="100%" fo:text-align="justify" style:justify-single-word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normal" officeooo:rsid="00bcf795" officeooo:paragraph-rsid="021cd15b" style:font-size-asian="12pt" style:font-style-asian="normal" style:font-size-complex="12pt" style:font-style-complex="normal"/>
    </style:style>
    <style:style style:name="P481" style:family="paragraph" style:parent-style-name="Text_20_body" style:list-style-name="L19">
      <style:paragraph-properties fo:margin-top="0cm" fo:margin-bottom="0cm" style:contextual-spacing="false" fo:line-height="100%" fo:text-align="justify" style:justify-single-word="false">
        <style:tab-stops>
          <style:tab-stop style:position="1.799cm"/>
        </style:tab-stops>
      </style:paragraph-properties>
      <style:text-properties style:font-name="Liberation Serif" fo:font-size="12pt" fo:language="ru" fo:country="RU" fo:font-style="italic" officeooo:rsid="008bb68c" officeooo:paragraph-rsid="020fe139" style:font-size-asian="12pt" style:font-style-asian="italic" style:font-size-complex="12pt" style:font-style-complex="italic"/>
    </style:style>
    <style:style style:name="P482" style:family="paragraph" style:parent-style-name="Text_20_body" style:list-style-name="L21">
      <style:paragraph-properties fo:margin-top="0cm" fo:margin-bottom="0cm" style:contextual-spacing="false" fo:line-height="100%">
        <style:tab-stops>
          <style:tab-stop style:position="1.799cm"/>
        </style:tab-stops>
      </style:paragraph-properties>
      <style:text-properties fo:font-size="12pt" fo:font-style="normal" officeooo:rsid="0214d969" officeooo:paragraph-rsid="021667d0" style:font-size-asian="12pt" style:font-style-asian="normal" style:font-size-complex="12pt" style:font-style-complex="normal"/>
    </style:style>
    <style:style style:name="P483" style:family="paragraph" style:parent-style-name="Text_20_body" style:list-style-name="L21">
      <style:paragraph-properties fo:margin-top="0cm" fo:margin-bottom="0cm" style:contextual-spacing="false" fo:line-height="100%">
        <style:tab-stops>
          <style:tab-stop style:position="1.799cm"/>
        </style:tab-stops>
      </style:paragraph-properties>
      <style:text-properties fo:font-size="12pt" fo:language="en" fo:country="US" fo:font-style="normal" officeooo:rsid="021667d0" officeooo:paragraph-rsid="021667d0" style:font-size-asian="12pt" style:font-style-asian="normal" style:font-size-complex="12pt" style:font-style-complex="normal"/>
    </style:style>
    <style:style style:name="P484" style:family="paragraph" style:parent-style-name="Text_20_body" style:list-style-name="L22">
      <style:paragraph-properties fo:margin-top="0cm" fo:margin-bottom="0cm" style:contextual-spacing="false" fo:line-height="100%"/>
    </style:style>
    <style:style style:name="T1" style:family="text">
      <style:text-properties fo:font-size="14pt" fo:language="en" fo:country="US" fo:background-color="transparent" loext:char-shading-value="0" style:font-size-asian="14pt" style:font-size-complex="14pt"/>
    </style:style>
    <style:style style:name="T2" style:family="text">
      <style:text-properties fo:font-size="14pt" fo:language="en" fo:country="US" officeooo:rsid="0220048f" fo:background-color="transparent" loext:char-shading-value="0" style:font-size-asian="14pt" style:font-size-complex="14pt"/>
    </style:style>
    <style:style style:name="T3" style:family="text">
      <style:text-properties fo:font-size="14pt" fo:language="ru" fo:country="RU" officeooo:rsid="0220048f" fo:background-color="transparent" loext:char-shading-value="0" style:font-size-asian="14pt" style:font-size-complex="14pt"/>
    </style:style>
    <style:style style:name="T4" style:family="text">
      <style:text-properties fo:font-size="14pt" fo:language="ru" fo:country="RU" officeooo:rsid="0220eff7" fo:background-color="transparent" loext:char-shading-value="0" style:font-size-asian="14pt" style:font-size-complex="14pt"/>
    </style:style>
    <style:style style:name="T5" style:family="text">
      <style:text-properties fo:font-size="14pt" fo:language="ru" fo:country="RU" officeooo:rsid="024bd151" style:font-size-asian="14pt" style:font-size-complex="14pt"/>
    </style:style>
    <style:style style:name="T6" style:family="text">
      <style:text-properties officeooo:rsid="001442d1"/>
    </style:style>
    <style:style style:name="T7" style:family="text">
      <style:text-properties officeooo:rsid="001503fd"/>
    </style:style>
    <style:style style:name="T8" style:family="text">
      <style:text-properties officeooo:rsid="00163d75"/>
    </style:style>
    <style:style style:name="T9" style:family="text">
      <style:text-properties style:font-name="Liberation Mono"/>
    </style:style>
    <style:style style:name="T10" style:family="text">
      <style:text-properties style:font-name="Liberation Mono" style:text-underline-style="none" fo:background-color="transparent" loext:char-shading-value="0"/>
    </style:style>
    <style:style style:name="T11" style:family="text">
      <style:text-properties style:font-name="Liberation Mono" fo:language="en" fo:country="US" style:text-underline-style="none" officeooo:rsid="0059833b" fo:background-color="transparent" loext:char-shading-value="0"/>
    </style:style>
    <style:style style:name="T12" style:family="text">
      <style:text-properties style:font-name="Liberation Mono" fo:language="en" fo:country="US" style:text-underline-style="none" officeooo:rsid="021b745d" fo:background-color="transparent" loext:char-shading-value="0"/>
    </style:style>
    <style:style style:name="T13" style:family="text">
      <style:text-properties style:font-name="Liberation Mono" fo:language="en" fo:country="US" style:text-underline-style="none" officeooo:rsid="021b86d3" fo:background-color="transparent" loext:char-shading-value="0"/>
    </style:style>
    <style:style style:name="T14" style:family="text">
      <style:text-properties style:font-name="Liberation Mono" fo:language="en" fo:country="US" fo:font-style="italic" fo:background-color="transparent" loext:char-shading-value="0" style:font-style-asian="italic" style:font-style-complex="italic"/>
    </style:style>
    <style:style style:name="T15" style:family="text">
      <style:text-properties style:font-name="Liberation Mono" fo:language="en" fo:country="US" fo:font-style="italic" style:font-style-asian="italic" style:font-style-complex="italic"/>
    </style:style>
    <style:style style:name="T16" style:family="text">
      <style:text-properties style:font-name="Liberation Mono" fo:language="en" fo:country="US" fo:font-style="normal" officeooo:rsid="00cba1e5" style:font-style-asian="normal" style:font-style-complex="normal"/>
    </style:style>
    <style:style style:name="T17" style:family="text">
      <style:text-properties style:font-name="Liberation Mono" fo:language="en" fo:country="US" fo:font-style="normal" officeooo:rsid="02094f3c" style:font-style-asian="normal" style:font-style-complex="normal"/>
    </style:style>
    <style:style style:name="T18" style:family="text">
      <style:text-properties style:font-name="Liberation Mono" fo:language="en" fo:country="US" fo:font-style="normal" officeooo:rsid="01f9242d" style:font-style-asian="normal" style:font-style-complex="normal"/>
    </style:style>
    <style:style style:name="T19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0" style:family="text">
      <style:text-properties style:font-name="Liberation Mono" fo:font-size="10pt" officeooo:rsid="020e2842" fo:background-color="transparent" loext:char-shading-value="0" style:font-size-asian="10pt" style:font-size-complex="10pt"/>
    </style:style>
    <style:style style:name="T21" style:family="text">
      <style:text-properties style:font-name="Liberation Mono" fo:font-size="10pt" officeooo:rsid="008d1ccf" fo:background-color="transparent" loext:char-shading-value="0" style:font-size-asian="10pt" style:font-size-complex="10pt"/>
    </style:style>
    <style:style style:name="T22" style:family="text">
      <style:text-properties style:font-name="Liberation Mono" fo:font-size="10pt" officeooo:rsid="0217d87c" fo:background-color="transparent" loext:char-shading-value="0" style:font-size-asian="10pt" style:font-size-complex="10pt"/>
    </style:style>
    <style:style style:name="T23" style:family="text">
      <style:text-properties style:font-name="Liberation Mono" fo:font-size="10pt" fo:language="en" fo:country="US" fo:background-color="transparent" loext:char-shading-value="0" style:font-size-asian="10pt" style:font-size-complex="10pt"/>
    </style:style>
    <style:style style:name="T24" style:family="text">
      <style:text-properties style:font-name="Liberation Mono" fo:font-size="10pt" fo:language="en" fo:country="US" officeooo:rsid="0055a9eb" fo:background-color="transparent" loext:char-shading-value="0" style:font-size-asian="10pt" style:font-size-complex="10pt"/>
    </style:style>
    <style:style style:name="T25" style:family="text">
      <style:text-properties style:font-name="Liberation Mono" fo:font-size="10pt" fo:language="en" fo:country="US" officeooo:rsid="008d1ccf" fo:background-color="transparent" loext:char-shading-value="0" style:font-size-asian="10pt" style:font-size-complex="10pt"/>
    </style:style>
    <style:style style:name="T26" style:family="text">
      <style:text-properties style:font-name="Liberation Mono" fo:font-size="10pt" fo:language="en" fo:country="US" officeooo:rsid="020e2842" fo:background-color="transparent" loext:char-shading-value="0" style:font-size-asian="10pt" style:font-size-complex="10pt"/>
    </style:style>
    <style:style style:name="T27" style:family="text">
      <style:text-properties style:font-name="Liberation Mono" fo:font-size="10pt" fo:language="en" fo:country="US" officeooo:rsid="0217d87c" fo:background-color="transparent" loext:char-shading-value="0" style:font-size-asian="10pt" style:font-size-complex="10pt"/>
    </style:style>
    <style:style style:name="T28" style:family="text">
      <style:text-properties style:font-name="Liberation Mono" fo:font-size="10pt" fo:language="en" fo:country="US" officeooo:rsid="0219f319" fo:background-color="transparent" loext:char-shading-value="0" style:font-size-asian="10pt" style:font-size-complex="10pt"/>
    </style:style>
    <style:style style:name="T29" style:family="text">
      <style:text-properties style:font-name="Liberation Mono" fo:font-size="10pt" fo:language="en" fo:country="US" style:font-size-asian="10pt" style:font-size-complex="10pt"/>
    </style:style>
    <style:style style:name="T30" style:family="text">
      <style:text-properties style:font-name="Liberation Mono" fo:font-size="10pt" fo:language="en" fo:country="US" officeooo:rsid="020e2842" style:font-size-asian="10pt" style:font-size-complex="10pt"/>
    </style:style>
    <style:style style:name="T31" style:family="text">
      <style:text-properties style:font-name="Liberation Mono" fo:font-size="10pt" fo:language="en" fo:country="US" officeooo:rsid="00e61778" style:font-size-asian="10pt" style:font-size-complex="10pt"/>
    </style:style>
    <style:style style:name="T32" style:family="text">
      <style:text-properties style:font-name="Liberation Mono" fo:font-size="10pt" fo:language="en" fo:country="US" officeooo:rsid="02132da6" style:font-size-asian="10pt" style:font-size-complex="10pt"/>
    </style:style>
    <style:style style:name="T33" style:family="text">
      <style:text-properties style:font-name="Liberation Mono" fo:font-size="10pt" fo:language="en" fo:country="US" officeooo:rsid="0229f18e" style:font-size-asian="10pt" style:font-size-complex="10pt"/>
    </style:style>
    <style:style style:name="T34" style:family="text">
      <style:text-properties style:font-name="Liberation Mono" fo:font-size="10pt" fo:language="en" fo:country="US" officeooo:rsid="00130740" style:font-size-asian="10pt" style:font-size-complex="10pt"/>
    </style:style>
    <style:style style:name="T35" style:family="text">
      <style:text-properties style:font-name="Liberation Mono" fo:font-size="10pt" fo:language="en" fo:country="US" officeooo:rsid="02507cc1" style:font-size-asian="10pt" style:font-size-complex="10pt"/>
    </style:style>
    <style:style style:name="T36" style:family="text">
      <style:text-properties style:font-name="Liberation Mono" fo:font-size="10pt" fo:language="en" fo:country="US" fo:font-style="normal" fo:background-color="transparent" loext:char-shading-value="0" style:font-size-asian="10pt" style:font-style-asian="normal" style:font-size-complex="10pt" style:font-style-complex="normal"/>
    </style:style>
    <style:style style:name="T37" style:family="text">
      <style:text-properties style:font-name="Liberation Mono" fo:font-size="10pt" fo:language="en" fo:country="US" fo:font-style="normal" officeooo:rsid="0048172c" fo:background-color="transparent" loext:char-shading-value="0" style:font-size-asian="10pt" style:font-style-asian="normal" style:font-size-complex="10pt" style:font-style-complex="normal"/>
    </style:style>
    <style:style style:name="T38" style:family="text">
      <style:text-properties style:font-name="Liberation Mono" fo:font-size="10pt" fo:language="en" fo:country="US" fo:font-style="normal" officeooo:rsid="0217d87c" fo:background-color="transparent" loext:char-shading-value="0" style:font-size-asian="10pt" style:font-style-asian="normal" style:font-size-complex="10pt" style:font-style-complex="normal"/>
    </style:style>
    <style:style style:name="T39" style:family="text">
      <style:text-properties style:font-name="Liberation Mono" fo:font-size="10pt" fo:language="en" fo:country="US" fo:font-style="normal" officeooo:rsid="0059bdef" fo:background-color="transparent" loext:char-shading-value="0" style:font-size-asian="10pt" style:font-style-asian="normal" style:font-size-complex="10pt" style:font-style-complex="normal"/>
    </style:style>
    <style:style style:name="T40" style:family="text">
      <style:text-properties style:font-name="Liberation Mono" fo:font-size="10pt" fo:language="en" fo:country="US" fo:font-style="normal" officeooo:rsid="0219f319" fo:background-color="transparent" loext:char-shading-value="0" style:font-size-asian="10pt" style:font-style-asian="normal" style:font-size-complex="10pt" style:font-style-complex="normal"/>
    </style:style>
    <style:style style:name="T41" style:family="text">
      <style:text-properties style:font-name="Liberation Mono" fo:font-size="10pt" fo:language="en" fo:country="US" fo:font-style="normal" officeooo:rsid="021ad19c" fo:background-color="transparent" loext:char-shading-value="0" style:font-size-asian="10pt" style:font-style-asian="normal" style:font-size-complex="10pt" style:font-style-complex="normal"/>
    </style:style>
    <style:style style:name="T42" style:family="text">
      <style:text-properties style:font-name="Liberation Mono" fo:font-size="10pt" fo:language="en" fo:country="US" fo:font-style="normal" officeooo:rsid="021b86d3" fo:background-color="transparent" loext:char-shading-value="0" style:font-size-asian="10pt" style:font-style-asian="normal" style:font-size-complex="10pt" style:font-style-complex="normal"/>
    </style:style>
    <style:style style:name="T43" style:family="text">
      <style:text-properties style:font-name="Liberation Mono" fo:font-size="10pt" fo:language="en" fo:country="US" fo:font-style="normal" officeooo:rsid="0048172c" style:font-size-asian="10pt" style:font-style-asian="normal" style:font-size-complex="10pt" style:font-style-complex="normal"/>
    </style:style>
    <style:style style:name="T44" style:family="text">
      <style:text-properties style:font-name="Liberation Mono" fo:font-size="10pt" fo:language="en" fo:country="US" fo:font-style="normal" officeooo:rsid="0092a498" style:font-size-asian="10pt" style:font-style-asian="normal" style:font-size-complex="10pt" style:font-style-complex="normal"/>
    </style:style>
    <style:style style:name="T45" style:family="text">
      <style:text-properties style:font-name="Liberation Mono" fo:font-size="10pt" fo:language="en" fo:country="US" fo:font-style="normal" officeooo:rsid="0219f319" style:font-size-asian="10pt" style:font-style-asian="normal" style:font-size-complex="10pt" style:font-style-complex="normal"/>
    </style:style>
    <style:style style:name="T46" style:family="text">
      <style:text-properties style:font-name="Liberation Mono" fo:font-size="10pt" fo:language="en" fo:country="US" fo:font-style="normal" officeooo:rsid="021b86d3" style:font-size-asian="10pt" style:font-style-asian="normal" style:font-size-complex="10pt" style:font-style-complex="normal"/>
    </style:style>
    <style:style style:name="T47" style:family="text">
      <style:text-properties style:font-name="Liberation Mono" fo:font-size="10pt" style:font-size-asian="10pt" style:font-size-complex="10pt"/>
    </style:style>
    <style:style style:name="T48" style:family="text">
      <style:text-properties style:font-name="Liberation Mono" fo:font-size="10pt" officeooo:rsid="00e61778" style:font-size-asian="10pt" style:font-size-complex="10pt"/>
    </style:style>
    <style:style style:name="T49" style:family="text">
      <style:text-properties style:font-name="Liberation Mono" fo:font-size="10pt" officeooo:rsid="010e6659" style:font-size-asian="10pt" style:font-size-complex="10pt"/>
    </style:style>
    <style:style style:name="T50" style:family="text">
      <style:text-properties style:font-name="Liberation Mono" fo:font-size="10pt" officeooo:rsid="011412e6" style:font-size-asian="10pt" style:font-size-complex="10pt"/>
    </style:style>
    <style:style style:name="T51" style:family="text">
      <style:text-properties style:font-name="Liberation Mono" fo:font-size="10pt" officeooo:rsid="00130740" style:font-size-asian="10pt" style:font-size-complex="10pt"/>
    </style:style>
    <style:style style:name="T52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53" style:family="text">
      <style:text-properties style:font-name="Liberation Mono" fo:font-size="10pt" fo:font-style="normal" officeooo:rsid="00ae21ef" style:font-size-asian="10pt" style:font-style-asian="normal" style:font-size-complex="10pt" style:font-style-complex="normal"/>
    </style:style>
    <style:style style:name="T54" style:family="text">
      <style:text-properties style:font-name="Liberation Mono" fo:font-size="10pt" fo:font-style="normal" officeooo:rsid="00b3a1b1" style:font-size-asian="10pt" style:font-style-asian="normal" style:font-size-complex="10pt" style:font-style-complex="normal"/>
    </style:style>
    <style:style style:name="T55" style:family="text">
      <style:text-properties style:font-name="Liberation Mono" fo:font-size="10pt" fo:font-style="normal" officeooo:rsid="014ee01c" style:font-size-asian="10pt" style:font-style-asian="normal" style:font-size-complex="10pt" style:font-style-complex="normal"/>
    </style:style>
    <style:style style:name="T56" style:family="text">
      <style:text-properties style:font-name="Liberation Mono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57" style:family="text">
      <style:text-properties style:font-name="Liberation Mono" fo:font-size="10pt" fo:language="ru" fo:country="RU" style:font-size-asian="10pt" style:font-size-complex="10pt"/>
    </style:style>
    <style:style style:name="T58" style:family="text">
      <style:text-properties style:font-name="Liberation Mono" fo:font-size="10pt" fo:language="ru" fo:country="RU" officeooo:rsid="010e6659" style:font-size-asian="10pt" style:font-size-complex="10pt"/>
    </style:style>
    <style:style style:name="T59" style:family="text">
      <style:text-properties style:font-name="Liberation Mono" fo:font-size="10pt" fo:language="ru" fo:country="RU" officeooo:rsid="011412e6" style:font-size-asian="10pt" style:font-size-complex="10pt"/>
    </style:style>
    <style:style style:name="T60" style:family="text">
      <style:text-properties style:font-name="Liberation Mono" fo:font-style="italic" style:font-style-asian="italic" style:font-style-complex="italic"/>
    </style:style>
    <style:style style:name="T61" style:family="text">
      <style:text-properties style:font-name="Liberation Mono" fo:font-style="italic" fo:background-color="transparent" loext:char-shading-value="0" style:font-style-asian="italic" style:font-style-complex="italic"/>
    </style:style>
    <style:style style:name="T62" style:family="text">
      <style:text-properties style:font-name="Liberation Mono" fo:font-style="italic" officeooo:rsid="020e2842" fo:background-color="transparent" loext:char-shading-value="0" style:font-style-asian="italic" style:font-style-complex="italic"/>
    </style:style>
    <style:style style:name="T63" style:family="text">
      <style:text-properties style:font-name="Liberation Mono" fo:font-style="normal" style:font-style-asian="normal" style:font-style-complex="normal"/>
    </style:style>
    <style:style style:name="T64" style:family="text">
      <style:text-properties style:font-name="Liberation Mono" fo:font-style="normal" officeooo:rsid="01ec0274" style:font-style-asian="normal" style:font-style-complex="normal"/>
    </style:style>
    <style:style style:name="T65" style:family="text">
      <style:text-properties style:font-name="Liberation Mono" fo:font-style="normal" officeooo:rsid="01f1a604" style:font-style-asian="normal" style:font-style-complex="normal"/>
    </style:style>
    <style:style style:name="T66" style:family="text">
      <style:text-properties style:font-name="Liberation Mono" fo:font-style="normal" officeooo:rsid="01f451f8" style:font-style-asian="normal" style:font-style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028927d"/>
    </style:style>
    <style:style style:name="T69" style:family="text">
      <style:text-properties fo:language="en" fo:country="US" officeooo:rsid="00730bd9"/>
    </style:style>
    <style:style style:name="T70" style:family="text">
      <style:text-properties fo:language="en" fo:country="US" officeooo:rsid="0080bdae"/>
    </style:style>
    <style:style style:name="T71" style:family="text">
      <style:text-properties fo:language="en" fo:country="US" fo:font-style="italic" officeooo:rsid="022627bc" style:font-style-asian="italic" style:font-style-complex="italic"/>
    </style:style>
    <style:style style:name="T72" style:family="text">
      <style:text-properties fo:language="en" fo:country="US" fo:font-style="italic" officeooo:rsid="023da671" style:font-style-asian="italic" style:font-style-complex="italic"/>
    </style:style>
    <style:style style:name="T73" style:family="text">
      <style:text-properties fo:language="en" fo:country="US" officeooo:rsid="008826f0"/>
    </style:style>
    <style:style style:name="T74" style:family="text">
      <style:text-properties fo:language="en" fo:country="US" officeooo:rsid="008bb68c"/>
    </style:style>
    <style:style style:name="T75" style:family="text">
      <style:text-properties fo:language="en" fo:country="US" officeooo:rsid="00c031ae" fo:background-color="transparent" loext:char-shading-value="0"/>
    </style:style>
    <style:style style:name="T76" style:family="text">
      <style:text-properties fo:language="en" fo:country="US" officeooo:rsid="00c1ea21" fo:background-color="transparent" loext:char-shading-value="0"/>
    </style:style>
    <style:style style:name="T77" style:family="text">
      <style:text-properties fo:language="en" fo:country="US" officeooo:rsid="020e2842" fo:background-color="transparent" loext:char-shading-value="0"/>
    </style:style>
    <style:style style:name="T78" style:family="text">
      <style:text-properties fo:language="en" fo:country="US" officeooo:rsid="00aa95ba"/>
    </style:style>
    <style:style style:name="T79" style:family="text">
      <style:text-properties fo:language="en" fo:country="US" officeooo:rsid="00ae21ef"/>
    </style:style>
    <style:style style:name="T80" style:family="text">
      <style:text-properties fo:language="en" fo:country="US" officeooo:rsid="00b3a1b1"/>
    </style:style>
    <style:style style:name="T81" style:family="text">
      <style:text-properties fo:language="en" fo:country="US" officeooo:rsid="00c71ed5"/>
    </style:style>
    <style:style style:name="T82" style:family="text">
      <style:text-properties fo:language="en" fo:country="US" officeooo:rsid="00cba1e5"/>
    </style:style>
    <style:style style:name="T83" style:family="text">
      <style:text-properties fo:language="en" fo:country="US" officeooo:rsid="00d20307"/>
    </style:style>
    <style:style style:name="T84" style:family="text">
      <style:text-properties fo:language="en" fo:country="US" officeooo:rsid="00daacbf"/>
    </style:style>
    <style:style style:name="T85" style:family="text">
      <style:text-properties fo:language="en" fo:country="US" officeooo:rsid="008cae93"/>
    </style:style>
    <style:style style:name="T86" style:family="text">
      <style:text-properties fo:language="en" fo:country="US" officeooo:rsid="0048172c"/>
    </style:style>
    <style:style style:name="T87" style:family="text">
      <style:text-properties fo:language="en" fo:country="US" officeooo:rsid="005e82ab"/>
    </style:style>
    <style:style style:name="T88" style:family="text">
      <style:text-properties fo:language="en" fo:country="US" officeooo:rsid="01f9242d"/>
    </style:style>
    <style:style style:name="T89" style:family="text">
      <style:text-properties fo:language="en" fo:country="US" officeooo:rsid="020e2842"/>
    </style:style>
    <style:style style:name="T90" style:family="text">
      <style:text-properties fo:language="en" fo:country="US" officeooo:rsid="0213102b"/>
    </style:style>
    <style:style style:name="T91" style:family="text">
      <style:text-properties fo:language="en" fo:country="US" officeooo:rsid="021667d0"/>
    </style:style>
    <style:style style:name="T92" style:family="text">
      <style:text-properties fo:language="en" fo:country="US" officeooo:rsid="02167507"/>
    </style:style>
    <style:style style:name="T93" style:family="text">
      <style:text-properties fo:language="en" fo:country="US" officeooo:rsid="0219d003"/>
    </style:style>
    <style:style style:name="T94" style:family="text">
      <style:text-properties fo:language="en" fo:country="US" officeooo:rsid="0219f319"/>
    </style:style>
    <style:style style:name="T95" style:family="text">
      <style:text-properties fo:language="en" fo:country="US" officeooo:rsid="021b86d3"/>
    </style:style>
    <style:style style:name="T96" style:family="text">
      <style:text-properties fo:language="en" fo:country="US" officeooo:rsid="021ccfc4"/>
    </style:style>
    <style:style style:name="T97" style:family="text">
      <style:text-properties fo:language="en" fo:country="US" officeooo:rsid="021cd15b"/>
    </style:style>
    <style:style style:name="T98" style:family="text">
      <style:text-properties fo:language="en" fo:country="US" officeooo:rsid="021e4068"/>
    </style:style>
    <style:style style:name="T99" style:family="text">
      <style:text-properties fo:language="en" fo:country="US" officeooo:rsid="01b1b972"/>
    </style:style>
    <style:style style:name="T100" style:family="text">
      <style:text-properties fo:language="en" fo:country="US" officeooo:rsid="0220048f"/>
    </style:style>
    <style:style style:name="T101" style:family="text">
      <style:text-properties fo:language="en" fo:country="US" officeooo:rsid="0220eff7"/>
    </style:style>
    <style:style style:name="T102" style:family="text">
      <style:text-properties fo:language="en" fo:country="US" officeooo:rsid="0222a6d7"/>
    </style:style>
    <style:style style:name="T103" style:family="text">
      <style:text-properties fo:language="en" fo:country="US" officeooo:rsid="01433868"/>
    </style:style>
    <style:style style:name="T104" style:family="text">
      <style:text-properties fo:language="en" fo:country="US" officeooo:rsid="0223a329"/>
    </style:style>
    <style:style style:name="T105" style:family="text">
      <style:text-properties fo:language="en" fo:country="US" officeooo:rsid="022627bc"/>
    </style:style>
    <style:style style:name="T106" style:family="text">
      <style:text-properties fo:language="en" fo:country="US" officeooo:rsid="022d56ce"/>
    </style:style>
    <style:style style:name="T107" style:family="text">
      <style:text-properties fo:language="en" fo:country="US" officeooo:rsid="02326f57"/>
    </style:style>
    <style:style style:name="T108" style:family="text">
      <style:text-properties fo:language="en" fo:country="US" officeooo:rsid="01bcc7a5"/>
    </style:style>
    <style:style style:name="T109" style:family="text">
      <style:text-properties fo:language="en" fo:country="US" officeooo:rsid="01bdb06f"/>
    </style:style>
    <style:style style:name="T110" style:family="text">
      <style:text-properties fo:language="en" fo:country="US" officeooo:rsid="023f220f"/>
    </style:style>
    <style:style style:name="T111" style:family="text">
      <style:text-properties fo:language="en" fo:country="US" officeooo:rsid="0244e86b"/>
    </style:style>
    <style:style style:name="T112" style:family="text">
      <style:text-properties fo:language="en" fo:country="US" officeooo:rsid="02482081"/>
    </style:style>
    <style:style style:name="T113" style:family="text">
      <style:text-properties fo:language="en" fo:country="US" officeooo:rsid="02507cc1"/>
    </style:style>
    <style:style style:name="T114" style:family="text">
      <style:text-properties fo:language="ru" fo:country="RU"/>
    </style:style>
    <style:style style:name="T115" style:family="text">
      <style:text-properties fo:language="ru" fo:country="RU" officeooo:rsid="010b7e89"/>
    </style:style>
    <style:style style:name="T116" style:family="text">
      <style:text-properties fo:language="ru" fo:country="RU" officeooo:rsid="002300f0"/>
    </style:style>
    <style:style style:name="T117" style:family="text">
      <style:text-properties fo:language="ru" fo:country="RU" officeooo:rsid="01125bb5"/>
    </style:style>
    <style:style style:name="T118" style:family="text">
      <style:text-properties fo:language="ru" fo:country="RU" officeooo:rsid="0112b366"/>
    </style:style>
    <style:style style:name="T119" style:family="text">
      <style:text-properties fo:language="ru" fo:country="RU" officeooo:rsid="013beff8"/>
    </style:style>
    <style:style style:name="T120" style:family="text">
      <style:text-properties fo:language="ru" fo:country="RU" officeooo:rsid="005e82ab"/>
    </style:style>
    <style:style style:name="T121" style:family="text">
      <style:text-properties fo:language="ru" fo:country="RU" officeooo:rsid="0061b2ed"/>
    </style:style>
    <style:style style:name="T122" style:family="text">
      <style:text-properties fo:language="ru" fo:country="RU" officeooo:rsid="02132da6"/>
    </style:style>
    <style:style style:name="T123" style:family="text">
      <style:text-properties fo:language="ru" fo:country="RU" officeooo:rsid="021667d0"/>
    </style:style>
    <style:style style:name="T124" style:family="text">
      <style:text-properties fo:language="ru" fo:country="RU" officeooo:rsid="02175d3e"/>
    </style:style>
    <style:style style:name="T125" style:family="text">
      <style:text-properties fo:language="ru" fo:country="RU" officeooo:rsid="021cd15b"/>
    </style:style>
    <style:style style:name="T126" style:family="text">
      <style:text-properties fo:language="ru" fo:country="RU" officeooo:rsid="013db862"/>
    </style:style>
    <style:style style:name="T127" style:family="text">
      <style:text-properties fo:language="ru" fo:country="RU" officeooo:rsid="013ef8b7"/>
    </style:style>
    <style:style style:name="T128" style:family="text">
      <style:text-properties fo:language="ru" fo:country="RU" officeooo:rsid="01b1b972"/>
    </style:style>
    <style:style style:name="T129" style:family="text">
      <style:text-properties fo:language="ru" fo:country="RU" officeooo:rsid="021e9ffb"/>
    </style:style>
    <style:style style:name="T130" style:family="text">
      <style:text-properties fo:language="ru" fo:country="RU" officeooo:rsid="0220048f"/>
    </style:style>
    <style:style style:name="T131" style:family="text">
      <style:text-properties fo:language="ru" fo:country="RU" officeooo:rsid="01c9802c"/>
    </style:style>
    <style:style style:name="T132" style:family="text">
      <style:text-properties fo:language="ru" fo:country="RU" officeooo:rsid="0222a6d7"/>
    </style:style>
    <style:style style:name="T133" style:family="text">
      <style:text-properties fo:language="ru" fo:country="RU" officeooo:rsid="022d56ce"/>
    </style:style>
    <style:style style:name="T134" style:family="text">
      <style:text-properties fo:language="ru" fo:country="RU" officeooo:rsid="01cf7919"/>
    </style:style>
    <style:style style:name="T135" style:family="text">
      <style:text-properties fo:language="ru" fo:country="RU" officeooo:rsid="02326f57"/>
    </style:style>
    <style:style style:name="T136" style:family="text">
      <style:text-properties fo:language="ru" fo:country="RU" officeooo:rsid="023f220f"/>
    </style:style>
    <style:style style:name="T137" style:family="text">
      <style:text-properties fo:language="ru" fo:country="RU" officeooo:rsid="01cde067"/>
    </style:style>
    <style:style style:name="T138" style:family="text">
      <style:text-properties fo:language="ru" fo:country="RU" officeooo:rsid="02404cc2"/>
    </style:style>
    <style:style style:name="T139" style:family="text">
      <style:text-properties officeooo:rsid="005c8b3b"/>
    </style:style>
    <style:style style:name="T140" style:family="text">
      <style:text-properties fo:background-color="transparent" loext:char-shading-value="0"/>
    </style:style>
    <style:style style:name="T141" style:family="text">
      <style:text-properties officeooo:rsid="00afd2ae" fo:background-color="transparent" loext:char-shading-value="0"/>
    </style:style>
    <style:style style:name="T142" style:family="text">
      <style:text-properties officeooo:rsid="020fe139" fo:background-color="transparent" loext:char-shading-value="0"/>
    </style:style>
    <style:style style:name="T143" style:family="text">
      <style:text-properties officeooo:rsid="0092a498"/>
    </style:style>
    <style:style style:name="T144" style:family="text">
      <style:text-properties officeooo:rsid="00ae21ef"/>
    </style:style>
    <style:style style:name="T145" style:family="text">
      <style:text-properties officeooo:rsid="00afd2ae"/>
    </style:style>
    <style:style style:name="T146" style:family="text">
      <style:text-properties officeooo:rsid="00c517bd"/>
    </style:style>
    <style:style style:name="T147" style:family="text">
      <style:text-properties style:font-name="Liberation Sans" fo:language="en" fo:country="US" fo:font-weight="bold" officeooo:rsid="021306eb" style:font-name-asian="Source Han Sans CN Regular" style:font-weight-asian="bold" style:font-name-complex="Lohit Devanagari1" style:font-weight-complex="bold"/>
    </style:style>
    <style:style style:name="T148" style:family="text">
      <style:text-properties style:font-name="Liberation Sans" fo:language="ru" fo:country="RU" fo:font-weight="bold" officeooo:rsid="020e2842" style:font-name-asian="Source Han Sans CN Regular" style:font-weight-asian="bold" style:font-name-complex="Lohit Devanagari1" style:font-weight-complex="bold"/>
    </style:style>
    <style:style style:name="T149" style:family="text">
      <style:text-properties style:font-name="Liberation Sans" fo:language="ru" fo:country="RU" fo:font-weight="bold" officeooo:rsid="01719a5e" style:font-name-asian="Source Han Sans CN Regular" style:font-weight-asian="bold" style:font-name-complex="Lohit Devanagari1" style:font-weight-complex="bold"/>
    </style:style>
    <style:style style:name="T150" style:family="text">
      <style:text-properties style:font-name="Liberation Sans" fo:language="ru" fo:country="RU" fo:font-weight="bold" officeooo:rsid="0220eff7" style:font-name-asian="Source Han Sans CN Regular" style:font-weight-asian="bold" style:font-name-complex="Lohit Devanagari1" style:font-weight-complex="bold"/>
    </style:style>
    <style:style style:name="T151" style:family="text">
      <style:text-properties style:font-name="Liberation Sans" fo:language="ru" fo:country="RU" fo:font-style="normal" fo:font-weight="bold" officeooo:rsid="01aa5414" style:font-name-asian="Source Han Sans CN Regular" style:font-style-asian="normal" style:font-weight-asian="bold" style:font-name-complex="Lohit Devanagari1" style:font-style-complex="normal" style:font-weight-complex="bold"/>
    </style:style>
    <style:style style:name="T152" style:family="text">
      <style:text-properties style:font-name="Liberation Sans" fo:language="ru" fo:country="RU" fo:font-style="normal" fo:font-weight="bold" officeooo:rsid="0220eff7" style:font-name-asian="Source Han Sans CN Regular" style:font-style-asian="normal" style:font-weight-asian="bold" style:font-name-complex="Lohit Devanagari1" style:font-style-complex="normal" style:font-weight-complex="bold"/>
    </style:style>
    <style:style style:name="T153" style:family="text">
      <style:text-properties officeooo:rsid="00e70779"/>
    </style:style>
    <style:style style:name="T154" style:family="text">
      <style:text-properties officeooo:rsid="00e91f4d"/>
    </style:style>
    <style:style style:name="T155" style:family="text">
      <style:text-properties officeooo:rsid="00ea3e04"/>
    </style:style>
    <style:style style:name="T156" style:family="text">
      <style:text-properties officeooo:rsid="00eb8c12"/>
    </style:style>
    <style:style style:name="T157" style:family="text">
      <style:text-properties officeooo:rsid="00ecf215"/>
    </style:style>
    <style:style style:name="T158" style:family="text">
      <style:text-properties officeooo:rsid="00effecd"/>
    </style:style>
    <style:style style:name="T159" style:family="text">
      <style:text-properties officeooo:rsid="00f058cd"/>
    </style:style>
    <style:style style:name="T160" style:family="text">
      <style:text-properties officeooo:rsid="00f201cc"/>
    </style:style>
    <style:style style:name="T161" style:family="text">
      <style:text-properties officeooo:rsid="00f423c8"/>
    </style:style>
    <style:style style:name="T162" style:family="text">
      <style:text-properties officeooo:rsid="00f81168"/>
    </style:style>
    <style:style style:name="T163" style:family="text">
      <style:text-properties officeooo:rsid="00f8294e"/>
    </style:style>
    <style:style style:name="T164" style:family="text">
      <style:text-properties fo:font-size="12pt" style:font-size-asian="12pt" style:font-size-complex="12pt"/>
    </style:style>
    <style:style style:name="T165" style:family="text">
      <style:text-properties fo:font-size="12pt" officeooo:rsid="00f81168" style:font-size-asian="12pt" style:font-size-complex="12pt"/>
    </style:style>
    <style:style style:name="T166" style:family="text">
      <style:text-properties fo:font-size="12pt" officeooo:rsid="01163a75" style:font-size-asian="12pt" style:font-size-complex="12pt"/>
    </style:style>
    <style:style style:name="T167" style:family="text">
      <style:text-properties fo:font-size="12pt" officeooo:rsid="0118dc4f" style:font-size-asian="12pt" style:font-size-complex="12pt"/>
    </style:style>
    <style:style style:name="T168" style:family="text">
      <style:text-properties fo:font-size="12pt" officeooo:rsid="011a3730" style:font-size-asian="12pt" style:font-size-complex="12pt"/>
    </style:style>
    <style:style style:name="T169" style:family="text">
      <style:text-properties fo:font-size="12pt" officeooo:rsid="0126081f" style:font-size-asian="12pt" style:font-size-complex="12pt"/>
    </style:style>
    <style:style style:name="T170" style:family="text">
      <style:text-properties fo:font-size="12pt" officeooo:rsid="0127b136" style:font-size-asian="12pt" style:font-size-complex="12pt"/>
    </style:style>
    <style:style style:name="T171" style:family="text">
      <style:text-properties fo:font-size="12pt" officeooo:rsid="014d9b0a" style:font-size-asian="12pt" style:font-size-complex="12pt"/>
    </style:style>
    <style:style style:name="T172" style:family="text">
      <style:text-properties fo:font-size="12pt" officeooo:rsid="014f7d0e" style:font-size-asian="12pt" style:font-size-complex="12pt"/>
    </style:style>
    <style:style style:name="T173" style:family="text">
      <style:text-properties fo:font-size="12pt" officeooo:rsid="0151cf1a" style:font-size-asian="12pt" style:font-size-complex="12pt"/>
    </style:style>
    <style:style style:name="T174" style:family="text">
      <style:text-properties fo:font-size="12pt" officeooo:rsid="015575f3" style:font-size-asian="12pt" style:font-size-complex="12pt"/>
    </style:style>
    <style:style style:name="T175" style:family="text">
      <style:text-properties fo:font-size="12pt" officeooo:rsid="015f3cf7" style:font-size-asian="12pt" style:font-size-complex="12pt"/>
    </style:style>
    <style:style style:name="T176" style:family="text">
      <style:text-properties fo:font-size="12pt" officeooo:rsid="0164216f" style:font-size-asian="12pt" style:font-size-complex="12pt"/>
    </style:style>
    <style:style style:name="T177" style:family="text">
      <style:text-properties fo:font-size="12pt" officeooo:rsid="0167dfb8" style:font-size-asian="12pt" style:font-size-complex="12pt"/>
    </style:style>
    <style:style style:name="T178" style:family="text">
      <style:text-properties fo:font-size="12pt" officeooo:rsid="016891b9" style:font-size-asian="12pt" style:font-size-complex="12pt"/>
    </style:style>
    <style:style style:name="T179" style:family="text">
      <style:text-properties fo:font-size="12pt" officeooo:rsid="0169a9c0" style:font-size-asian="12pt" style:font-size-complex="12pt"/>
    </style:style>
    <style:style style:name="T180" style:family="text">
      <style:text-properties fo:font-size="12pt" officeooo:rsid="00effecd" style:font-size-asian="12pt" style:font-size-complex="12pt"/>
    </style:style>
    <style:style style:name="T181" style:family="text">
      <style:text-properties fo:font-size="12pt" officeooo:rsid="016ede57" style:font-size-asian="12pt" style:font-size-complex="12pt"/>
    </style:style>
    <style:style style:name="T182" style:family="text">
      <style:text-properties fo:font-size="12pt" officeooo:rsid="017cecda" style:font-size-asian="12pt" style:font-size-complex="12pt"/>
    </style:style>
    <style:style style:name="T183" style:family="text">
      <style:text-properties fo:font-size="12pt" officeooo:rsid="01433868" style:font-size-asian="12pt" style:font-size-complex="12pt"/>
    </style:style>
    <style:style style:name="T184" style:family="text">
      <style:text-properties fo:font-size="12pt" officeooo:rsid="017e521c" style:font-size-asian="12pt" style:font-size-complex="12pt"/>
    </style:style>
    <style:style style:name="T185" style:family="text">
      <style:text-properties fo:font-size="12pt" officeooo:rsid="014d4b42" style:font-size-asian="12pt" style:font-size-complex="12pt"/>
    </style:style>
    <style:style style:name="T186" style:family="text">
      <style:text-properties fo:font-size="12pt" officeooo:rsid="01826702" style:font-size-asian="12pt" style:font-size-complex="12pt"/>
    </style:style>
    <style:style style:name="T187" style:family="text">
      <style:text-properties fo:font-size="12pt" officeooo:rsid="01831c05" style:font-size-asian="12pt" style:font-size-complex="12pt"/>
    </style:style>
    <style:style style:name="T188" style:family="text">
      <style:text-properties fo:font-size="12pt" officeooo:rsid="01845956" style:font-size-asian="12pt" style:font-size-complex="12pt"/>
    </style:style>
    <style:style style:name="T189" style:family="text">
      <style:text-properties fo:font-size="12pt" officeooo:rsid="0186290d" style:font-size-asian="12pt" style:font-size-complex="12pt"/>
    </style:style>
    <style:style style:name="T190" style:family="text">
      <style:text-properties fo:font-size="12pt" officeooo:rsid="016dbbd2" style:font-size-asian="12pt" style:font-size-complex="12pt"/>
    </style:style>
    <style:style style:name="T191" style:family="text">
      <style:text-properties fo:font-size="12pt" officeooo:rsid="018a00b7" style:font-size-asian="12pt" style:font-size-complex="12pt"/>
    </style:style>
    <style:style style:name="T192" style:family="text">
      <style:text-properties fo:font-size="12pt" officeooo:rsid="018c1122" style:font-size-asian="12pt" style:font-size-complex="12pt"/>
    </style:style>
    <style:style style:name="T193" style:family="text">
      <style:text-properties fo:font-size="12pt" officeooo:rsid="0191dae7" style:font-size-asian="12pt" style:font-size-complex="12pt"/>
    </style:style>
    <style:style style:name="T194" style:family="text">
      <style:text-properties fo:font-size="12pt" officeooo:rsid="01948a56" style:font-size-asian="12pt" style:font-size-complex="12pt"/>
    </style:style>
    <style:style style:name="T195" style:family="text">
      <style:text-properties fo:font-size="12pt" officeooo:rsid="019c38ee" style:font-size-asian="12pt" style:font-size-complex="12pt"/>
    </style:style>
    <style:style style:name="T196" style:family="text">
      <style:text-properties fo:font-size="12pt" officeooo:rsid="019e4156" style:font-size-asian="12pt" style:font-size-complex="12pt"/>
    </style:style>
    <style:style style:name="T197" style:family="text">
      <style:text-properties fo:font-size="12pt" officeooo:rsid="01b3b549" style:font-size-asian="12pt" style:font-size-complex="12pt"/>
    </style:style>
    <style:style style:name="T198" style:family="text">
      <style:text-properties fo:font-size="12pt" officeooo:rsid="0147dd9a" style:font-size-asian="12pt" style:font-size-complex="12pt"/>
    </style:style>
    <style:style style:name="T199" style:family="text">
      <style:text-properties fo:font-size="12pt" officeooo:rsid="01bc6fc9" style:font-size-asian="12pt" style:font-size-complex="12pt"/>
    </style:style>
    <style:style style:name="T200" style:family="text">
      <style:text-properties fo:font-size="12pt" officeooo:rsid="01c6f302" style:font-size-asian="12pt" style:font-size-complex="12pt"/>
    </style:style>
    <style:style style:name="T201" style:family="text">
      <style:text-properties fo:font-size="12pt" officeooo:rsid="01cf7919" style:font-size-asian="12pt" style:font-size-complex="12pt"/>
    </style:style>
    <style:style style:name="T202" style:family="text">
      <style:text-properties fo:font-size="12pt" officeooo:rsid="01d3648a" style:font-size-asian="12pt" style:font-size-complex="12pt"/>
    </style:style>
    <style:style style:name="T203" style:family="text">
      <style:text-properties fo:font-size="12pt" officeooo:rsid="01ded2f9" style:font-size-asian="12pt" style:font-size-complex="12pt"/>
    </style:style>
    <style:style style:name="T204" style:family="text">
      <style:text-properties fo:font-size="12pt" officeooo:rsid="01df78b6" style:font-size-asian="12pt" style:font-size-complex="12pt"/>
    </style:style>
    <style:style style:name="T205" style:family="text">
      <style:text-properties fo:font-size="12pt" officeooo:rsid="01e2ab7e" style:font-size-asian="12pt" style:font-size-complex="12pt"/>
    </style:style>
    <style:style style:name="T206" style:family="text">
      <style:text-properties fo:font-size="12pt" officeooo:rsid="01e68657" style:font-size-asian="12pt" style:font-size-complex="12pt"/>
    </style:style>
    <style:style style:name="T207" style:family="text">
      <style:text-properties fo:font-size="12pt" officeooo:rsid="02053966" style:font-size-asian="12pt" style:font-size-complex="12pt"/>
    </style:style>
    <style:style style:name="T208" style:family="text">
      <style:text-properties fo:font-size="12pt" officeooo:rsid="0207297f" style:font-size-asian="12pt" style:font-size-complex="12pt"/>
    </style:style>
    <style:style style:name="T209" style:family="text">
      <style:text-properties fo:font-size="12pt" officeooo:rsid="0202d7f0" style:font-size-asian="12pt" style:font-size-complex="12pt"/>
    </style:style>
    <style:style style:name="T210" style:family="text">
      <style:text-properties fo:font-size="12pt" officeooo:rsid="02080577" style:font-size-asian="12pt" style:font-size-complex="12pt"/>
    </style:style>
    <style:style style:name="T211" style:family="text">
      <style:text-properties fo:font-size="12pt" officeooo:rsid="020c7a81" style:font-size-asian="12pt" style:font-size-complex="12pt"/>
    </style:style>
    <style:style style:name="T212" style:family="text">
      <style:text-properties fo:font-size="12pt" officeooo:rsid="020fe139" style:font-size-asian="12pt" style:font-size-complex="12pt"/>
    </style:style>
    <style:style style:name="T213" style:family="text">
      <style:text-properties fo:font-size="12pt" officeooo:rsid="0222a6d7" style:font-size-asian="12pt" style:font-size-complex="12pt"/>
    </style:style>
    <style:style style:name="T214" style:family="text">
      <style:text-properties fo:font-size="12pt" fo:language="ru" fo:country="RU" fo:font-style="normal" officeooo:rsid="002300f0" style:font-size-asian="12pt" style:font-style-asian="normal" style:font-size-complex="12pt" style:font-style-complex="normal"/>
    </style:style>
    <style:style style:name="T215" style:family="text">
      <style:text-properties fo:font-size="12pt" fo:language="ru" fo:country="RU" fo:font-style="normal" officeooo:rsid="010b7e89" style:font-size-asian="12pt" style:font-style-asian="normal" style:font-size-complex="12pt" style:font-style-complex="normal"/>
    </style:style>
    <style:style style:name="T216" style:family="text">
      <style:text-properties fo:font-size="12pt" fo:language="ru" fo:country="RU" fo:font-style="normal" officeooo:rsid="01125bb5" style:font-size-asian="12pt" style:font-style-asian="normal" style:font-size-complex="12pt" style:font-style-complex="normal"/>
    </style:style>
    <style:style style:name="T217" style:family="text">
      <style:text-properties fo:font-size="12pt" fo:language="ru" fo:country="RU" fo:font-style="normal" officeooo:rsid="0112b366" style:font-size-asian="12pt" style:font-style-asian="normal" style:font-size-complex="12pt" style:font-style-complex="normal"/>
    </style:style>
    <style:style style:name="T218" style:family="text">
      <style:text-properties fo:font-size="12pt" fo:language="ru" fo:country="RU" fo:font-style="normal" officeooo:rsid="011412e6" style:font-size-asian="12pt" style:font-style-asian="normal" style:font-size-complex="12pt" style:font-style-complex="normal"/>
    </style:style>
    <style:style style:name="T219" style:family="text">
      <style:text-properties fo:font-size="12pt" fo:language="ru" fo:country="RU" fo:font-style="normal" officeooo:rsid="013ef8b7" style:font-size-asian="12pt" style:font-style-asian="normal" style:font-size-complex="12pt" style:font-style-complex="normal"/>
    </style:style>
    <style:style style:name="T220" style:family="text">
      <style:text-properties fo:font-size="12pt" fo:language="ru" fo:country="RU" fo:font-style="normal" officeooo:rsid="01a81fb7" style:font-size-asian="12pt" style:font-style-asian="normal" style:font-size-complex="12pt" style:font-style-complex="normal"/>
    </style:style>
    <style:style style:name="T221" style:family="text">
      <style:text-properties fo:font-size="12pt" fo:language="ru" fo:country="RU" fo:font-style="normal" officeooo:rsid="0065c279" style:font-size-asian="12pt" style:font-style-asian="normal" style:font-size-complex="12pt" style:font-style-complex="normal"/>
    </style:style>
    <style:style style:name="T222" style:family="text">
      <style:text-properties fo:font-size="12pt" fo:language="ru" fo:country="RU" fo:font-style="normal" officeooo:rsid="021ccfc4" style:font-size-asian="12pt" style:font-style-asian="normal" style:font-size-complex="12pt" style:font-style-complex="normal"/>
    </style:style>
    <style:style style:name="T223" style:family="text">
      <style:text-properties fo:font-size="12pt" fo:language="ru" fo:country="RU" fo:font-style="normal" officeooo:rsid="01845956" style:font-size-asian="12pt" style:font-style-asian="normal" style:font-size-complex="12pt" style:font-style-complex="normal"/>
    </style:style>
    <style:style style:name="T224" style:family="text">
      <style:text-properties fo:font-size="12pt" fo:language="ru" fo:country="RU" fo:font-style="normal" officeooo:rsid="01cf7919" style:font-size-asian="12pt" style:font-style-asian="normal" style:font-size-complex="12pt" style:font-style-complex="normal"/>
    </style:style>
    <style:style style:name="T225" style:family="text">
      <style:text-properties fo:font-size="12pt" fo:language="ru" fo:country="RU" officeooo:rsid="020c7a81" style:font-size-asian="12pt" style:font-size-complex="12pt"/>
    </style:style>
    <style:style style:name="T226" style:family="text">
      <style:text-properties fo:font-size="12pt" fo:language="ru" fo:country="RU" officeooo:rsid="021cd15b" style:font-size-asian="12pt" style:font-size-complex="12pt"/>
    </style:style>
    <style:style style:name="T227" style:family="text">
      <style:text-properties fo:font-size="12pt" fo:language="ru" fo:country="RU" officeooo:rsid="01cf7919" style:font-size-asian="12pt" style:font-size-complex="12pt"/>
    </style:style>
    <style:style style:name="T228" style:family="text">
      <style:text-properties fo:font-size="12pt" fo:language="ru" fo:country="RU" officeooo:rsid="023f220f" style:font-size-asian="12pt" style:font-size-complex="12pt"/>
    </style:style>
    <style:style style:name="T229" style:family="text">
      <style:text-properties fo:font-size="12pt" fo:language="ru" fo:country="RU" officeooo:rsid="01cde067" style:font-size-asian="12pt" style:font-size-complex="12pt"/>
    </style:style>
    <style:style style:name="T230" style:family="text">
      <style:text-properties fo:font-size="12pt" fo:language="ru" fo:country="RU" officeooo:rsid="023577f2" style:font-size-asian="12pt" style:font-size-complex="12pt"/>
    </style:style>
    <style:style style:name="T231" style:family="text">
      <style:text-properties fo:font-size="12pt" fo:language="ru" fo:country="RU" officeooo:rsid="0241abe9" style:font-size-asian="12pt" style:font-size-complex="12pt"/>
    </style:style>
    <style:style style:name="T232" style:family="text">
      <style:text-properties fo:font-size="12pt" fo:language="ru" fo:country="RU" officeooo:rsid="02507cc1" style:font-size-asian="12pt" style:font-size-complex="12pt"/>
    </style:style>
    <style:style style:name="T233" style:family="text">
      <style:text-properties fo:font-size="12pt" fo:language="ru" fo:country="RU" fo:font-style="italic" officeooo:rsid="022d56ce" style:font-size-asian="12pt" style:font-style-asian="italic" style:font-size-complex="12pt" style:font-style-complex="italic"/>
    </style:style>
    <style:style style:name="T234" style:family="text">
      <style:text-properties fo:font-size="12pt" fo:language="ru" fo:country="RU" fo:font-style="italic" officeooo:rsid="02326f57" style:font-size-asian="12pt" style:font-style-asian="italic" style:font-size-complex="12pt" style:font-style-complex="italic"/>
    </style:style>
    <style:style style:name="T235" style:family="text">
      <style:text-properties fo:font-size="12pt" fo:language="ru" fo:country="RU" fo:font-style="italic" officeooo:rsid="023f220f" style:font-size-asian="12pt" style:font-style-asian="italic" style:font-size-complex="12pt" style:font-style-complex="italic"/>
    </style:style>
    <style:style style:name="T236" style:family="text">
      <style:text-properties fo:font-size="12pt" fo:language="ru" fo:country="RU" fo:font-style="italic" style:text-underline-style="none" officeooo:rsid="02326f57" style:font-size-asian="12pt" style:font-style-asian="italic" style:font-size-complex="12pt" style:font-style-complex="italic"/>
    </style:style>
    <style:style style:name="T237" style:family="text">
      <style:text-properties fo:font-size="12pt" fo:language="ru" fo:country="RU" fo:font-style="italic" style:text-underline-style="none" officeooo:rsid="023f220f" style:font-size-asian="12pt" style:font-style-asian="italic" style:font-size-complex="12pt" style:font-style-complex="italic"/>
    </style:style>
    <style:style style:name="T238" style:family="text">
      <style:text-properties fo:font-size="12pt" fo:language="ru" fo:country="RU" fo:font-style="italic" style:text-underline-style="none" officeooo:rsid="022d56ce" style:font-size-asian="12pt" style:font-style-asian="italic" style:font-size-complex="12pt" style:font-style-complex="italic"/>
    </style:style>
    <style:style style:name="T239" style:family="text">
      <style:text-properties fo:font-size="12pt" fo:font-style="normal" style:font-size-asian="12pt" style:font-style-asian="normal" style:font-size-complex="12pt" style:font-style-complex="normal"/>
    </style:style>
    <style:style style:name="T240" style:family="text">
      <style:text-properties fo:font-size="12pt" fo:font-style="normal" officeooo:rsid="01382449" style:font-size-asian="12pt" style:font-style-asian="normal" style:font-size-complex="12pt" style:font-style-complex="normal"/>
    </style:style>
    <style:style style:name="T241" style:family="text">
      <style:text-properties fo:font-size="12pt" fo:font-style="normal" officeooo:rsid="0137bb45" style:font-size-asian="12pt" style:font-style-asian="normal" style:font-size-complex="12pt" style:font-style-complex="normal"/>
    </style:style>
    <style:style style:name="T242" style:family="text">
      <style:text-properties fo:font-size="12pt" fo:font-style="normal" officeooo:rsid="0138c943" style:font-size-asian="12pt" style:font-style-asian="normal" style:font-size-complex="12pt" style:font-style-complex="normal"/>
    </style:style>
    <style:style style:name="T243" style:family="text">
      <style:text-properties fo:font-size="12pt" fo:font-style="normal" officeooo:rsid="013e573b" style:font-size-asian="12pt" style:font-style-asian="normal" style:font-size-complex="12pt" style:font-style-complex="normal"/>
    </style:style>
    <style:style style:name="T244" style:family="text">
      <style:text-properties fo:font-size="12pt" fo:font-style="normal" officeooo:rsid="013ef8b7" style:font-size-asian="12pt" style:font-style-asian="normal" style:font-size-complex="12pt" style:font-style-complex="normal"/>
    </style:style>
    <style:style style:name="T245" style:family="text">
      <style:text-properties fo:font-size="12pt" fo:font-style="normal" officeooo:rsid="01445811" style:font-size-asian="12pt" style:font-style-asian="normal" style:font-size-complex="12pt" style:font-style-complex="normal"/>
    </style:style>
    <style:style style:name="T246" style:family="text">
      <style:text-properties fo:font-size="12pt" fo:font-style="normal" officeooo:rsid="014ee01c" style:font-size-asian="12pt" style:font-style-asian="normal" style:font-size-complex="12pt" style:font-style-complex="normal"/>
    </style:style>
    <style:style style:name="T247" style:family="text">
      <style:text-properties fo:font-size="12pt" fo:font-style="normal" officeooo:rsid="01cde067" style:font-size-asian="12pt" style:font-style-asian="normal" style:font-size-complex="12pt" style:font-style-complex="normal"/>
    </style:style>
    <style:style style:name="T248" style:family="text">
      <style:text-properties fo:font-size="12pt" fo:font-style="normal" officeooo:rsid="023f220f" style:font-size-asian="12pt" style:font-style-asian="normal" style:font-size-complex="12pt" style:font-style-complex="normal"/>
    </style:style>
    <style:style style:name="T249" style:family="text">
      <style:text-properties fo:font-size="12pt" fo:language="en" fo:country="US" fo:font-style="normal" officeooo:rsid="0065c279" style:font-size-asian="12pt" style:font-style-asian="normal" style:font-size-complex="12pt" style:font-style-complex="normal"/>
    </style:style>
    <style:style style:name="T250" style:family="text">
      <style:text-properties fo:font-size="12pt" fo:language="en" fo:country="US" fo:font-style="normal" officeooo:rsid="01a81fb7" style:font-size-asian="12pt" style:font-style-asian="normal" style:font-size-complex="12pt" style:font-style-complex="normal"/>
    </style:style>
    <style:style style:name="T251" style:family="text">
      <style:text-properties fo:font-size="12pt" fo:language="en" fo:country="US" fo:font-style="normal" officeooo:rsid="021ccfc4" style:font-size-asian="12pt" style:font-style-asian="normal" style:font-size-complex="12pt" style:font-style-complex="normal"/>
    </style:style>
    <style:style style:name="T252" style:family="text">
      <style:text-properties fo:font-size="12pt" fo:language="en" fo:country="US" style:font-size-asian="12pt" style:font-size-complex="12pt"/>
    </style:style>
    <style:style style:name="T253" style:family="text">
      <style:text-properties fo:font-size="12pt" fo:language="en" fo:country="US" officeooo:rsid="020c7a81" style:font-size-asian="12pt" style:font-size-complex="12pt"/>
    </style:style>
    <style:style style:name="T254" style:family="text">
      <style:text-properties fo:font-size="12pt" fo:language="en" fo:country="US" officeooo:rsid="0147dd9a" style:font-size-asian="12pt" style:font-size-complex="12pt"/>
    </style:style>
    <style:style style:name="T255" style:family="text">
      <style:text-properties fo:font-size="12pt" fo:language="en" fo:country="US" officeooo:rsid="01bc6fc9" style:font-size-asian="12pt" style:font-size-complex="12pt"/>
    </style:style>
    <style:style style:name="T256" style:family="text">
      <style:text-properties fo:font-size="12pt" fo:language="en" fo:country="US" officeooo:rsid="023577f2" style:font-size-asian="12pt" style:font-size-complex="12pt"/>
    </style:style>
    <style:style style:name="T257" style:family="text">
      <style:text-properties fo:font-size="12pt" fo:language="en" fo:country="US" officeooo:rsid="01cde067" style:font-size-asian="12pt" style:font-size-complex="12pt"/>
    </style:style>
    <style:style style:name="T258" style:family="text">
      <style:text-properties fo:font-size="12pt" fo:language="en" fo:country="US" officeooo:rsid="023f220f" style:font-size-asian="12pt" style:font-size-complex="12pt"/>
    </style:style>
    <style:style style:name="T259" style:family="text">
      <style:text-properties fo:font-size="12pt" fo:language="en" fo:country="US" officeooo:rsid="0151cf1a" style:font-size-asian="12pt" style:font-size-complex="12pt"/>
    </style:style>
    <style:style style:name="T260" style:family="text">
      <style:text-properties fo:font-size="12pt" fo:language="en" fo:country="US" officeooo:rsid="0245d369" style:font-size-asian="12pt" style:font-size-complex="12pt"/>
    </style:style>
    <style:style style:name="T261" style:family="text">
      <style:text-properties fo:font-size="12pt" fo:language="en" fo:country="US" officeooo:rsid="02462194" style:font-size-asian="12pt" style:font-size-complex="12pt"/>
    </style:style>
    <style:style style:name="T262" style:family="text">
      <style:text-properties fo:font-size="12pt" fo:language="en" fo:country="US" officeooo:rsid="02507cc1" style:font-size-asian="12pt" style:font-size-complex="12pt"/>
    </style:style>
    <style:style style:name="T263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64" style:family="text">
      <style:text-properties fo:font-size="12pt" fo:language="en" fo:country="US" fo:font-style="italic" officeooo:rsid="022d56ce" style:font-size-asian="12pt" style:font-style-asian="italic" style:font-size-complex="12pt" style:font-style-complex="italic"/>
    </style:style>
    <style:style style:name="T265" style:family="text">
      <style:text-properties fo:font-size="12pt" fo:language="en" fo:country="US" fo:font-style="italic" officeooo:rsid="0147dd9a" style:font-size-asian="12pt" style:font-style-asian="italic" style:font-size-complex="12pt" style:font-style-complex="italic"/>
    </style:style>
    <style:style style:name="T266" style:family="text">
      <style:text-properties fo:font-size="12pt" fo:language="en" fo:country="US" fo:font-style="italic" officeooo:rsid="0245f3d2" style:font-size-asian="12pt" style:font-style-asian="italic" style:font-size-complex="12pt" style:font-style-complex="italic"/>
    </style:style>
    <style:style style:name="T267" style:family="text">
      <style:text-properties fo:font-size="12pt" fo:language="en" fo:country="US" fo:font-style="italic" style:text-underline-style="none" officeooo:rsid="022d56ce" style:font-size-asian="12pt" style:font-style-asian="italic" style:font-size-complex="12pt" style:font-style-complex="italic"/>
    </style:style>
    <style:style style:name="T268" style:family="text">
      <style:text-properties fo:font-size="12pt" officeooo:rsid="01e3db65"/>
    </style:style>
    <style:style style:name="T269" style:family="text">
      <style:text-properties fo:font-size="12pt" officeooo:rsid="01e6df4d"/>
    </style:style>
    <style:style style:name="T270" style:family="text">
      <style:text-properties fo:font-size="12pt" style:font-size-asian="10.5pt" style:font-size-complex="12pt"/>
    </style:style>
    <style:style style:name="T271" style:family="text">
      <style:text-properties fo:font-size="12pt" officeooo:rsid="01e099cd" style:font-size-asian="10.5pt" style:font-size-complex="12pt"/>
    </style:style>
    <style:style style:name="T272" style:family="text">
      <style:text-properties fo:font-size="12pt" officeooo:rsid="01f6b49f" style:font-size-asian="10.5pt" style:font-size-complex="12pt"/>
    </style:style>
    <style:style style:name="T273" style:family="text">
      <style:text-properties fo:font-size="12pt" officeooo:rsid="020295e8" style:font-size-asian="10.5pt" style:font-size-complex="12pt"/>
    </style:style>
    <style:style style:name="T274" style:family="text">
      <style:text-properties fo:font-size="12pt" officeooo:rsid="0202d7f0" style:font-size-asian="10.5pt" style:font-size-complex="12pt"/>
    </style:style>
    <style:style style:name="T275" style:family="text">
      <style:text-properties fo:font-size="12pt" officeooo:rsid="02080577" style:font-size-asian="10.5pt" style:font-size-complex="12pt"/>
    </style:style>
    <style:style style:name="T276" style:family="text">
      <style:text-properties fo:font-size="12pt" officeooo:rsid="01ec0274"/>
    </style:style>
    <style:style style:name="T277" style:family="text">
      <style:text-properties fo:font-size="12pt" officeooo:rsid="0208eb3c"/>
    </style:style>
    <style:style style:name="T278" style:family="text">
      <style:text-properties officeooo:rsid="00fd6004"/>
    </style:style>
    <style:style style:name="T279" style:family="text">
      <style:text-properties officeooo:rsid="0109dd26"/>
    </style:style>
    <style:style style:name="T280" style:family="text">
      <style:text-properties officeooo:rsid="0112142e"/>
    </style:style>
    <style:style style:name="T281" style:family="text">
      <style:text-properties officeooo:rsid="0118dc4f"/>
    </style:style>
    <style:style style:name="T282" style:family="text">
      <style:text-properties officeooo:rsid="011b5574"/>
    </style:style>
    <style:style style:name="T283" style:family="text">
      <style:text-properties officeooo:rsid="01206d62"/>
    </style:style>
    <style:style style:name="T28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85" style:family="text">
      <style:text-properties style:font-name="Liberation Serif" fo:font-size="12pt" fo:font-style="normal" officeooo:rsid="00afd2ae" style:font-size-asian="12pt" style:font-style-asian="normal" style:font-size-complex="12pt" style:font-style-complex="normal"/>
    </style:style>
    <style:style style:name="T286" style:family="text">
      <style:text-properties style:font-name="Liberation Serif" fo:font-size="12pt" fo:font-style="normal" officeooo:rsid="020fe139" style:font-size-asian="12pt" style:font-style-asian="normal" style:font-size-complex="12pt" style:font-style-complex="normal"/>
    </style:style>
    <style:style style:name="T287" style:family="text">
      <style:text-properties style:font-name="Liberation Serif" fo:font-size="12pt" fo:language="ru" fo:country="RU" officeooo:rsid="00b167cc" style:font-size-asian="12pt" style:font-size-complex="12pt"/>
    </style:style>
    <style:style style:name="T288" style:family="text">
      <style:text-properties style:font-name="Liberation Serif" fo:font-size="12pt" fo:language="ru" fo:country="RU" officeooo:rsid="020fe139" style:font-size-asian="12pt" style:font-size-complex="12pt"/>
    </style:style>
    <style:style style:name="T289" style:family="text">
      <style:text-properties style:font-name="Liberation Serif" fo:font-size="12pt" fo:language="ru" fo:country="RU" officeooo:rsid="00afd2ae" style:font-size-asian="12pt" style:font-size-complex="12pt"/>
    </style:style>
    <style:style style:name="T290" style:family="text">
      <style:text-properties style:font-name="Liberation Serif" fo:font-size="12pt" fo:language="ru" fo:country="RU" officeooo:rsid="02132da6" style:font-size-asian="12pt" style:font-size-complex="12pt"/>
    </style:style>
    <style:style style:name="T291" style:family="text">
      <style:text-properties style:font-name="Liberation Serif" fo:font-size="12pt" officeooo:rsid="00afd2ae" style:font-size-asian="12pt" style:font-size-complex="12pt"/>
    </style:style>
    <style:style style:name="T292" style:family="text">
      <style:text-properties style:font-name="Liberation Serif" fo:font-size="12pt" officeooo:rsid="02132da6" style:font-size-asian="12pt" style:font-size-complex="12pt"/>
    </style:style>
    <style:style style:name="T293" style:family="text">
      <style:text-properties style:font-name="Liberation Serif" fo:font-size="12pt" fo:language="en" fo:country="US" officeooo:rsid="0210876c" style:font-size-asian="12pt" style:font-size-complex="12pt"/>
    </style:style>
    <style:style style:name="T294" style:family="text">
      <style:text-properties style:font-name="Liberation Serif" fo:font-size="12pt" fo:language="en" fo:country="US" officeooo:rsid="02132da6" style:font-size-asian="12pt" style:font-size-complex="12pt"/>
    </style:style>
    <style:style style:name="T295" style:family="text">
      <style:text-properties style:font-name="Liberation Serif" fo:font-size="12pt" fo:language="en" fo:country="US" officeooo:rsid="0219f319" style:font-size-asian="12pt" style:font-size-complex="12pt"/>
    </style:style>
    <style:style style:name="T296" style:family="text">
      <style:text-properties officeooo:rsid="0122c8a7"/>
    </style:style>
    <style:style style:name="T297" style:family="text">
      <style:text-properties officeooo:rsid="0126081f"/>
    </style:style>
    <style:style style:name="T298" style:family="text">
      <style:text-properties officeooo:rsid="0127b136"/>
    </style:style>
    <style:style style:name="T299" style:family="text">
      <style:text-properties officeooo:rsid="0129704a"/>
    </style:style>
    <style:style style:name="T300" style:family="text">
      <style:text-properties officeooo:rsid="012b421a"/>
    </style:style>
    <style:style style:name="T301" style:family="text">
      <style:text-properties officeooo:rsid="012b6e26"/>
    </style:style>
    <style:style style:name="T302" style:family="text">
      <style:text-properties officeooo:rsid="012c9122"/>
    </style:style>
    <style:style style:name="T303" style:family="text">
      <style:text-properties officeooo:rsid="013178e9"/>
    </style:style>
    <style:style style:name="T304" style:family="text">
      <style:text-properties officeooo:rsid="01433868"/>
    </style:style>
    <style:style style:name="T305" style:family="text">
      <style:text-properties officeooo:rsid="01445811"/>
    </style:style>
    <style:style style:name="T306" style:family="text">
      <style:text-properties officeooo:rsid="0148f488"/>
    </style:style>
    <style:style style:name="T307" style:family="text">
      <style:text-properties officeooo:rsid="014d9b0a"/>
    </style:style>
    <style:style style:name="T308" style:family="text">
      <style:text-properties officeooo:rsid="01506ff5"/>
    </style:style>
    <style:style style:name="T309" style:family="text">
      <style:text-properties officeooo:rsid="015727e7"/>
    </style:style>
    <style:style style:name="T310" style:family="text">
      <style:text-properties officeooo:rsid="0167dfb8"/>
    </style:style>
    <style:style style:name="T311" style:family="text">
      <style:text-properties officeooo:rsid="016dbbd2"/>
    </style:style>
    <style:style style:name="T312" style:family="text">
      <style:text-properties officeooo:rsid="016ede57"/>
    </style:style>
    <style:style style:name="T313" style:family="text">
      <style:text-properties officeooo:rsid="017539bd"/>
    </style:style>
    <style:style style:name="T314" style:family="text">
      <style:text-properties officeooo:rsid="017f5a89"/>
    </style:style>
    <style:style style:name="T315" style:family="text">
      <style:text-properties officeooo:rsid="0180aaf7"/>
    </style:style>
    <style:style style:name="T316" style:family="text">
      <style:text-properties officeooo:rsid="01826702"/>
    </style:style>
    <style:style style:name="T317" style:family="text">
      <style:text-properties officeooo:rsid="01831c05"/>
    </style:style>
    <style:style style:name="T318" style:family="text">
      <style:text-properties officeooo:rsid="01948a56"/>
    </style:style>
    <style:style style:name="T319" style:family="text">
      <style:text-properties officeooo:rsid="019e16a9"/>
    </style:style>
    <style:style style:name="T320" style:family="text">
      <style:text-properties officeooo:rsid="01a56a48"/>
    </style:style>
    <style:style style:name="T321" style:family="text">
      <style:text-properties officeooo:rsid="01a605bd"/>
    </style:style>
    <style:style style:name="T322" style:family="text">
      <style:text-properties officeooo:rsid="01a7ddf9"/>
    </style:style>
    <style:style style:name="T323" style:family="text">
      <style:text-properties officeooo:rsid="005e82ab"/>
    </style:style>
    <style:style style:name="T324" style:family="text">
      <style:text-properties officeooo:rsid="00638688"/>
    </style:style>
    <style:style style:name="T325" style:family="text">
      <style:text-properties officeooo:rsid="01ab7eff"/>
    </style:style>
    <style:style style:name="T326" style:family="text">
      <style:text-properties officeooo:rsid="01b6bc34"/>
    </style:style>
    <style:style style:name="T327" style:family="text">
      <style:text-properties officeooo:rsid="01bc6fc9"/>
    </style:style>
    <style:style style:name="T328" style:family="text">
      <style:text-properties officeooo:rsid="01bcc7a5"/>
    </style:style>
    <style:style style:name="T329" style:family="text">
      <style:text-properties officeooo:rsid="01bdb06f"/>
    </style:style>
    <style:style style:name="T330" style:family="text">
      <style:text-properties officeooo:rsid="01be7f77"/>
    </style:style>
    <style:style style:name="T331" style:family="text">
      <style:text-properties officeooo:rsid="01c632e0"/>
    </style:style>
    <style:style style:name="T332" style:family="text">
      <style:text-properties officeooo:rsid="01c9802c"/>
    </style:style>
    <style:style style:name="T333" style:family="text">
      <style:text-properties officeooo:rsid="01cde067"/>
    </style:style>
    <style:style style:name="T334" style:family="text">
      <style:text-properties officeooo:rsid="01d3648a"/>
    </style:style>
    <style:style style:name="T335" style:family="text">
      <style:text-properties officeooo:rsid="01d9636d"/>
    </style:style>
    <style:style style:name="T336" style:family="text">
      <style:text-properties officeooo:rsid="01db59d8"/>
    </style:style>
    <style:style style:name="T337" style:family="text">
      <style:text-properties officeooo:rsid="01dd16ea"/>
    </style:style>
    <style:style style:name="T338" style:family="text">
      <style:text-properties officeooo:rsid="01e2fc78"/>
    </style:style>
    <style:style style:name="T339" style:family="text">
      <style:text-properties officeooo:rsid="01e38b81"/>
    </style:style>
    <style:style style:name="T340" style:family="text">
      <style:text-properties officeooo:rsid="01e3db65"/>
    </style:style>
    <style:style style:name="T341" style:family="text">
      <style:text-properties officeooo:rsid="01e52079"/>
    </style:style>
    <style:style style:name="T342" style:family="text">
      <style:text-properties officeooo:rsid="01e6df4d"/>
    </style:style>
    <style:style style:name="T343" style:family="text">
      <style:text-properties officeooo:rsid="01ea24a5"/>
    </style:style>
    <style:style style:name="T344" style:family="text">
      <style:text-properties officeooo:rsid="01ec0274"/>
    </style:style>
    <style:style style:name="T345" style:family="text">
      <style:text-properties officeooo:rsid="01eda10a"/>
    </style:style>
    <style:style style:name="T346" style:family="text">
      <style:text-properties officeooo:rsid="01f1a604"/>
    </style:style>
    <style:style style:name="T347" style:family="text">
      <style:text-properties officeooo:rsid="01f1bb25"/>
    </style:style>
    <style:style style:name="T348" style:family="text">
      <style:text-properties officeooo:rsid="01fcb314"/>
    </style:style>
    <style:style style:name="T349" style:family="text">
      <style:text-properties officeooo:rsid="01fea2ac"/>
    </style:style>
    <style:style style:name="T350" style:family="text">
      <style:text-properties officeooo:rsid="0204c95b"/>
    </style:style>
    <style:style style:name="T351" style:family="text">
      <style:text-properties officeooo:rsid="0208eb3c"/>
    </style:style>
    <style:style style:name="T352" style:family="text">
      <style:text-properties officeooo:rsid="020b93e4"/>
    </style:style>
    <style:style style:name="T353" style:family="text">
      <style:text-properties officeooo:rsid="020c7a81"/>
    </style:style>
    <style:style style:name="T354" style:family="text">
      <style:text-properties officeooo:rsid="020e2842"/>
    </style:style>
    <style:style style:name="T355" style:family="text">
      <style:text-properties fo:font-size="10pt" fo:background-color="transparent" loext:char-shading-value="0" style:font-size-asian="10pt" style:font-size-complex="10pt"/>
    </style:style>
    <style:style style:name="T356" style:family="text">
      <style:text-properties fo:font-size="10pt" fo:language="en" fo:country="US" officeooo:rsid="0217d87c" fo:background-color="transparent" loext:char-shading-value="0" style:font-size-asian="10pt" style:font-size-complex="10pt"/>
    </style:style>
    <style:style style:name="T357" style:family="text">
      <style:text-properties fo:font-size="10pt" fo:language="en" fo:country="US" officeooo:rsid="0219f319" fo:background-color="transparent" loext:char-shading-value="0" style:font-size-asian="10pt" style:font-size-complex="10pt"/>
    </style:style>
    <style:style style:name="T358" style:family="text">
      <style:text-properties fo:font-size="10pt" fo:language="en" fo:country="US" officeooo:rsid="021b86d3" fo:background-color="transparent" loext:char-shading-value="0" style:font-size-asian="10pt" style:font-size-complex="10pt"/>
    </style:style>
    <style:style style:name="T359" style:family="text">
      <style:text-properties fo:font-size="10pt" fo:language="en" fo:country="US" officeooo:rsid="0059bdef" fo:background-color="transparent" loext:char-shading-value="0" style:font-size-asian="10pt" style:font-size-complex="10pt"/>
    </style:style>
    <style:style style:name="T360" style:family="text">
      <style:text-properties fo:font-size="10pt" fo:language="en" fo:country="US" fo:font-style="normal" fo:background-color="transparent" loext:char-shading-value="0" style:font-size-asian="10pt" style:font-style-asian="normal" style:font-size-complex="10pt" style:font-style-complex="normal"/>
    </style:style>
    <style:style style:name="T361" style:family="text">
      <style:text-properties fo:font-size="10pt" fo:language="en" fo:country="US" fo:font-style="normal" officeooo:rsid="0217d87c" fo:background-color="transparent" loext:char-shading-value="0" style:font-size-asian="10pt" style:font-style-asian="normal" style:font-size-complex="10pt" style:font-style-complex="normal"/>
    </style:style>
    <style:style style:name="T362" style:family="text">
      <style:text-properties fo:font-size="10pt" fo:language="en" fo:country="US" fo:font-style="normal" officeooo:rsid="00730bd9" fo:background-color="transparent" loext:char-shading-value="0" style:font-size-asian="10pt" style:font-style-asian="normal" style:font-size-complex="10pt" style:font-style-complex="normal"/>
    </style:style>
    <style:style style:name="T363" style:family="text">
      <style:text-properties fo:font-size="10pt" fo:language="en" fo:country="US" fo:font-style="normal" officeooo:rsid="0075f4fe" fo:background-color="transparent" loext:char-shading-value="0" style:font-size-asian="10pt" style:font-style-asian="normal" style:font-size-complex="10pt" style:font-style-complex="normal"/>
    </style:style>
    <style:style style:name="T364" style:family="text">
      <style:text-properties fo:font-size="10pt" fo:language="en" fo:country="US" fo:font-style="normal" officeooo:rsid="00763ea3" fo:background-color="transparent" loext:char-shading-value="0" style:font-size-asian="10pt" style:font-style-asian="normal" style:font-size-complex="10pt" style:font-style-complex="normal"/>
    </style:style>
    <style:style style:name="T365" style:family="text">
      <style:text-properties fo:font-size="10pt" fo:language="en" fo:country="US" fo:font-style="normal" officeooo:rsid="00776907" fo:background-color="transparent" loext:char-shading-value="0" style:font-size-asian="10pt" style:font-style-asian="normal" style:font-size-complex="10pt" style:font-style-complex="normal"/>
    </style:style>
    <style:style style:name="T366" style:family="text">
      <style:text-properties fo:font-size="10pt" fo:language="en" fo:country="US" fo:font-style="normal" officeooo:rsid="021e9ffb" fo:background-color="transparent" loext:char-shading-value="0" style:font-size-asian="10pt" style:font-style-asian="normal" style:font-size-complex="10pt" style:font-style-complex="normal"/>
    </style:style>
    <style:style style:name="T367" style:family="text">
      <style:text-properties fo:font-size="10pt" fo:language="en" fo:country="US" fo:font-style="normal" officeooo:rsid="009a168a" style:font-size-asian="10pt" style:font-style-asian="normal" style:font-size-complex="10pt" style:font-style-complex="normal"/>
    </style:style>
    <style:style style:name="T368" style:family="text">
      <style:text-properties fo:font-size="10pt" fo:language="en" fo:country="US" fo:font-style="normal" officeooo:rsid="021ccfc4" style:font-size-asian="10pt" style:font-style-asian="normal" style:font-size-complex="10pt" style:font-style-complex="normal"/>
    </style:style>
    <style:style style:name="T369" style:family="text">
      <style:text-properties fo:font-size="10pt" fo:font-style="normal" style:font-size-asian="10pt" style:font-style-asian="normal" style:font-size-complex="10pt" style:font-style-complex="normal"/>
    </style:style>
    <style:style style:name="T370" style:family="text">
      <style:text-properties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371" style:family="text">
      <style:text-properties officeooo:rsid="020fe139"/>
    </style:style>
    <style:style style:name="T372" style:family="text">
      <style:text-properties officeooo:rsid="02132da6"/>
    </style:style>
    <style:style style:name="T373" style:family="text">
      <style:text-properties officeooo:rsid="02167507"/>
    </style:style>
    <style:style style:name="T374" style:family="text">
      <style:text-properties officeooo:rsid="0217d87c"/>
    </style:style>
    <style:style style:name="T375" style:family="text">
      <style:text-properties officeooo:rsid="0219d003"/>
    </style:style>
    <style:style style:name="T376" style:family="text">
      <style:text-properties officeooo:rsid="021cd15b"/>
    </style:style>
    <style:style style:name="T377" style:family="text">
      <style:text-properties officeooo:rsid="021e4068"/>
    </style:style>
    <style:style style:name="T378" style:family="text">
      <style:text-properties officeooo:rsid="0220048f"/>
    </style:style>
    <style:style style:name="T379" style:family="text">
      <style:text-properties officeooo:rsid="0220eff7"/>
    </style:style>
    <style:style style:name="T380" style:family="text">
      <style:text-properties officeooo:rsid="0222a6d7"/>
    </style:style>
    <style:style style:name="T381" style:family="text">
      <style:text-properties officeooo:rsid="01b3b549"/>
    </style:style>
    <style:style style:name="T382" style:family="text">
      <style:text-properties officeooo:rsid="0224d049"/>
    </style:style>
    <style:style style:name="T383" style:family="text">
      <style:text-properties officeooo:rsid="023d9c3a"/>
    </style:style>
    <style:style style:name="T384" style:family="text">
      <style:text-properties officeooo:rsid="023da671"/>
    </style:style>
    <style:style style:name="T385" style:family="text">
      <style:text-properties officeooo:rsid="0244e86b"/>
    </style:style>
    <style:style style:name="T386" style:family="text">
      <style:text-properties officeooo:rsid="0245d369"/>
    </style:style>
    <style:style style:name="T387" style:family="text">
      <style:text-properties officeooo:rsid="02492662"/>
    </style:style>
    <style:style style:name="T388" style:family="text">
      <style:text-properties officeooo:rsid="024a7f5a"/>
    </style:style>
    <style:style style:name="T389" style:family="text">
      <style:text-properties fo:background-color="#ffff00" loext:char-shading-value="0"/>
    </style:style>
    <style:style style:name="T390" style:family="text">
      <style:text-properties officeooo:rsid="00130740"/>
    </style:style>
    <style:style style:name="T391" style:family="text">
      <style:text-properties officeooo:rsid="024c6f29"/>
    </style:style>
    <style:style style:name="T392" style:family="text">
      <style:text-properties officeooo:rsid="02507cc1"/>
    </style:style>
    <style:style style:name="T393" style:family="text">
      <style:text-properties officeooo:rsid="02524a0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</text:list-style>
    <text:list-style style:name="L1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28">WEBSOCKET <text:span text:style-name="T393">SCADA </text:span>SERVER</text:p>
      <text:p text:style-name="P476">(LOGGER)</text:p>
      <text:p text:style-name="P16">руководство <text:span text:style-name="T352">по эксплуатации</text:span>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/>
      <text:p text:style-name="P12"/>
      <text:p text:style-name="P12"/>
      <text:p text:style-name="P12"><text:span text:style-name="T382">2019 - </text:span>202<text:span text:style-name="T387">3</text:span></text:p>
      <text:p text:style-name="P21">(2.2.x, <text:span text:style-name="T389">2.3.x</text:span>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97">Оглавление</text:p>
          </text:index-title>
          <text:p text:style-name="P395"><text:a xlink:type="simple" xlink:href="#__RefHeading___Toc3410_2919218502" text:style-name="Index_20_Link" text:visited-style-name="Index_20_Link">1. ОБЩИЕ СВЕДЕНИЯ<text:tab/>3</text:a></text:p>
          <text:p text:style-name="P395"><text:a xlink:type="simple" xlink:href="#__RefHeading___Toc3412_2919218502" text:style-name="Index_20_Link" text:visited-style-name="Index_20_Link">2. ЗАПУСК / ОСТАНОВ<text:tab/>4</text:a></text:p>
          <text:p text:style-name="P395"><text:a xlink:type="simple" xlink:href="#__RefHeading___Toc3414_2919218502" text:style-name="Index_20_Link" text:visited-style-name="Index_20_Link">3. НАСТРОЙКИ<text:tab/>5</text:a></text:p>
          <text:p text:style-name="P396"><text:a xlink:type="simple" xlink:href="#__RefHeading___Toc3416_2919218502" text:style-name="Index_20_Link" text:visited-style-name="Index_20_Link">3.1 Основные настройки (Config)<text:tab/>5</text:a></text:p>
          <text:p text:style-name="P396"><text:a xlink:type="simple" xlink:href="#__RefHeading___Toc3418_2919218502" text:style-name="Index_20_Link" text:visited-style-name="Index_20_Link">3.2 «Черный-список» клиентов (WsBlack)<text:tab/>7</text:a></text:p>
          <text:p text:style-name="P396"><text:a xlink:type="simple" xlink:href="#__RefHeading___Toc3420_2919218502" text:style-name="Index_20_Link" text:visited-style-name="Index_20_Link">3.3 WebSocket-клиенты (WsCli)<text:tab/>8</text:a></text:p>
          <text:p text:style-name="P396"><text:a xlink:type="simple" xlink:href="#__RefHeading___Toc3422_2919218502" text:style-name="Index_20_Link" text:visited-style-name="Index_20_Link">3.4 Роли пользователей (Roles)<text:tab/>9</text:a></text:p>
          <text:p text:style-name="P396"><text:a xlink:type="simple" xlink:href="#__RefHeading___Toc3424_2919218502" text:style-name="Index_20_Link" text:visited-style-name="Index_20_Link">3.5 Архивирование (Arh)<text:tab/>9</text:a></text:p>
          <text:p text:style-name="P396"><text:a xlink:type="simple" xlink:href="#__RefHeading___Toc3426_2919218502" text:style-name="Index_20_Link" text:visited-style-name="Index_20_Link">3.6 Сети (Net)<text:tab/>10</text:a></text:p>
          <text:p text:style-name="P396"><text:a xlink:type="simple" xlink:href="#__RefHeading___Toc3428_2919218502" text:style-name="Index_20_Link" text:visited-style-name="Index_20_Link">3.7 Устройства (Dev)<text:tab/>13</text:a></text:p>
          <text:p text:style-name="P396"><text:a xlink:type="simple" xlink:href="#__RefHeading___Toc3430_2919218502" text:style-name="Index_20_Link" text:visited-style-name="Index_20_Link">3.8 </text:a><text:a xlink:type="simple" xlink:href="#__RefHeading___Toc3430_2919218502" text:style-name="Index_20_Link" text:visited-style-name="Index_20_Link">Р</text:a><text:a xlink:type="simple" xlink:href="#__RefHeading___Toc3430_2919218502" text:style-name="Index_20_Link" text:visited-style-name="Index_20_Link">егистр</text:a><text:a xlink:type="simple" xlink:href="#__RefHeading___Toc3430_2919218502" text:style-name="Index_20_Link" text:visited-style-name="Index_20_Link">ы</text:a><text:a xlink:type="simple" xlink:href="#__RefHeading___Toc3430_2919218502" text:style-name="Index_20_Link" text:visited-style-name="Index_20_Link"> </text:a><text:a xlink:type="simple" xlink:href="#__RefHeading___Toc3430_2919218502" text:style-name="Index_20_Link" text:visited-style-name="Index_20_Link">данных</text:a><text:a xlink:type="simple" xlink:href="#__RefHeading___Toc3430_2919218502" text:style-name="Index_20_Link" text:visited-style-name="Index_20_Link"> (Reg)</text:a><text:a xlink:type="simple" xlink:href="#__RefHeading___Toc3430_2919218502" text:style-name="Index_20_Link" text:visited-style-name="Index_20_Link"><text:tab/>16</text:a></text:p>
          <text:p text:style-name="P396"><text:a xlink:type="simple" xlink:href="#__RefHeading___Toc3432_2919218502" text:style-name="Index_20_Link" text:visited-style-name="Index_20_Link">3.9 События для регистров данных (Reg.Ev)<text:tab/>20</text:a></text:p>
          <text:p text:style-name="P395"><text:a xlink:type="simple" xlink:href="#__RefHeading___Toc3410_29192185021" text:style-name="Index_20_Link" text:visited-style-name="Index_20_Link">4. ЦИКЛОГРАММА РАБОТЫ<text:tab/>22</text:a></text:p>
          <text:p text:style-name="P395"><text:a xlink:type="simple" xlink:href="#__RefHeading___Toc3410_291921850211" text:style-name="Index_20_Link" text:visited-style-name="Index_20_Link">5. СТРУКТУРА ПАКЕТА ДАННЫХ<text:tab/>23</text:a></text:p>
          <text:p text:style-name="P396"><text:a xlink:type="simple" xlink:href="#__RefHeading___Toc3410_2919218502111" text:style-name="Index_20_Link" text:visited-style-name="Index_20_Link">5.1 Данные от сервера<text:tab/>23</text:a></text:p>
          <text:p text:style-name="P396"><text:a xlink:type="simple" xlink:href="#__RefHeading___Toc3410_29192185021111" text:style-name="Index_20_Link" text:visited-style-name="Index_20_Link">5.2 Данные от клиента<text:tab/>23</text:a></text:p>
        </text:index-body>
      </text:table-of-content>
      <text:p text:style-name="P11"/>
      <text:h text:style-name="P429" text:outline-level="1"><text:bookmark-start text:name="__RefHeading___Toc3410_2919218502"/>ОБЩИЕ СВЕДЕНИЯ<text:bookmark-end text:name="__RefHeading___Toc3410_2919218502"/></text:h>
      <text:p text:style-name="P224">Реализация:</text:p>
      <text:list xml:id="list2175945816" text:style-name="L1">
        <text:list-item>
          <text:p text:style-name="P446">среда разработки</text:p>
        </text:list-item>
      </text:list>
      <text:list xml:id="list859271640" text:style-name="L2">
        <text:list-item>
          <text:p text:style-name="P447">Qt5</text:p>
        </text:list-item>
      </text:list>
      <text:list xml:id="list152536085455861" text:continue-list="list2175945816" text:style-name="L1">
        <text:list-item>
          <text:p text:style-name="P446">язык программирования</text:p>
        </text:list-item>
      </text:list>
      <text:list xml:id="list152535941186533" text:continue-list="list859271640" text:style-name="L2">
        <text:list-item>
          <text:p text:style-name="P447">C++11</text:p>
        </text:list-item>
      </text:list>
      <text:p text:style-name="P113"/>
      <text:p text:style-name="P120">Исполнение:</text:p>
      <text:list xml:id="list2694662836" text:style-name="L3">
        <text:list-item>
          <text:p text:style-name="P448">консольное, клиент-серверное, многопоточное</text:p>
        </text:list-item>
        <text:list-item>
          <text:p text:style-name="P448">служба (сервис) ОС</text:p>
        </text:list-item>
      </text:list>
      <text:p text:style-name="P120"/>
      <text:p text:style-name="P120">Поддержка:</text:p>
      <text:list xml:id="list1849334013" text:style-name="L4">
        <text:list-item>
          <text:p text:style-name="P449">ОС</text:p>
        </text:list-item>
      </text:list>
      <text:list xml:id="list3531893964" text:style-name="L5">
        <text:list-item>
          <text:p text:style-name="P451">Windows (x86, x64)</text:p>
        </text:list-item>
        <text:list-item>
          <text:p text:style-name="P451">Linux (x86, x64, armv6, armv7)</text:p>
        </text:list-item>
      </text:list>
      <text:list xml:id="list152536987997002" text:continue-list="list1849334013" text:style-name="L4">
        <text:list-item>
          <text:p text:style-name="P449">протоколы физического уровня передачи данных</text:p>
        </text:list-item>
      </text:list>
      <text:list xml:id="list2325031110" text:style-name="L6">
        <text:list-item>
          <text:p text:style-name="P452">RS-485</text:p>
        </text:list-item>
        <text:list-item>
          <text:p text:style-name="P452">Ethernet</text:p>
        </text:list-item>
      </text:list>
      <text:list xml:id="list152537083507321" text:continue-list="list152536987997002" text:style-name="L4">
        <text:list-item>
          <text:p text:style-name="P449">протоколы прикладного уровня передачи данных</text:p>
        </text:list-item>
      </text:list>
      <text:list xml:id="list2067483953" text:style-name="L7">
        <text:list-item>
          <text:p text:style-name="P453">WebSocket TCP</text:p>
        </text:list-item>
        <text:list-item>
          <text:p text:style-name="P453">ModBus RTU / TCP</text:p>
        </text:list-item>
        <text:list-item>
          <text:p text:style-name="P456">DCON</text:p>
        </text:list-item>
      </text:list>
      <text:list xml:id="list152536970446280" text:continue-list="list152537083507321" text:style-name="L4">
        <text:list-item>
          <text:p text:style-name="P449">СУБД</text:p>
        </text:list-item>
      </text:list>
      <text:list xml:id="list3791541757" text:style-name="L8">
        <text:list-item>
          <text:p text:style-name="P454">MySQL 5, MariaDB 5</text:p>
        </text:list-item>
      </text:list>
      <text:list xml:id="list152536167415672" text:continue-list="list152536970446280" text:style-name="L4">
        <text:list-item>
          <text:p text:style-name="P450">структуры данных</text:p>
        </text:list-item>
      </text:list>
      <text:list xml:id="list3093680170" text:style-name="L9">
        <text:list-item>
          <text:p text:style-name="P455">JSON</text:p>
        </text:list-item>
      </text:list>
      <text:p text:style-name="P120"/>
      <text:p text:style-name="P120">Связь с клиентами:</text:p>
      <text:list xml:id="list3506586027" text:style-name="L10">
        <text:list-item>
          <text:p text:style-name="P457">Ethernet / WebSocket</text:p>
        </text:list-item>
        <text:list-item>
          <text:p text:style-name="P457">структура передаваемых данных - JSON</text:p>
        </text:list-item>
        <text:list-item>
          <text:p text:style-name="P457">клиент подключается и переходит в режим получения данных</text:p>
        </text:list-item>
        <text:list-item>
          <text:p text:style-name="P458">данные клиенту передаются по готовности (после опроса устройств)</text:p>
        </text:list-item>
        <text:list-item>
          <text:p text:style-name="P457">клиент может отправлять серверу задание на получение конкретных данных (не всех)</text:p>
        </text:list-item>
        <text:list-item>
          <text:p text:style-name="P467">клиент может отправлять серверу данные для целевых устройств</text:p>
        </text:list-item>
        <text:list-item>
          <text:p text:style-name="P468">клиентом может быть «пассивным» (Регистратор сам установит с ним связь / наладит общение, такие клиенты указываются отдельно — в <text:span text:style-name="T67">Config["WsCli"]</text:span></text:p>
        </text:list-item>
      </text:list>
      <text:p text:style-name="P120"/>
      <text:p text:style-name="P120">Связь с устройствами:</text:p>
      <text:list xml:id="list2422148488" text:style-name="L11">
        <text:list-item>
          <text:p text:style-name="P459">устройства группируются по сетям</text:p>
        </text:list-item>
        <text:list-item>
          <text:p text:style-name="P459">сети группируются по протоколам</text:p>
        </text:list-item>
        <text:list-item>
          <text:p text:style-name="P459">каждое устр<text:span text:style-name="T6">ой</text:span>ство содержит набор регистров</text:p>
        </text:list-item>
        <text:list-item>
          <text:p text:style-name="P459">чтение данных периодическое</text:p>
        </text:list-item>
        <text:list-item>
          <text:p text:style-name="P469">запись в устройство при наличии данных от клиента</text:p>
        </text:list-item>
      </text:list>
      <text:p text:style-name="P120"/>
      <text:p text:style-name="P120"><text:span text:style-name="T6">А</text:span>рхивирование данных:</text:p>
      <text:list xml:id="list1171335695" text:style-name="L12">
        <text:list-item>
          <text:p text:style-name="P460">в файл или базу данных</text:p>
        </text:list-item>
        <text:list-item>
          <text:p text:style-name="P461">два алгоритма <text:span text:style-name="T105">(</text:span><text:span text:style-name="T71">отдельный поток на каждый алгоритм</text:span><text:span text:style-name="T105">)</text:span>:</text:p>
        </text:list-item>
      </text:list>
      <text:list xml:id="list1033684484" text:style-name="L13">
        <text:list-item>
          <text:p text:style-name="P462">периодический</text:p>
        </text:list-item>
        <text:list-item>
          <text:p text:style-name="P463">по событию</text:p>
        </text:list-item>
      </text:list>
      <text:p text:style-name="P120"><text:s text:c="5"/></text:p>
      <text:p text:style-name="P120">Настройки:</text:p>
      <text:list xml:id="list2367874430" text:style-name="L14">
        <text:list-item>
          <text:p text:style-name="P464">файлы формата JSON</text:p>
        </text:list-item>
      </text:list>
      <text:h text:style-name="P430" text:outline-level="1"><text:bookmark-start text:name="__RefHeading___Toc3412_2919218502"/><text:soft-page-break/>ЗАПУСК / ОСТАНОВ<text:bookmark-end text:name="__RefHeading___Toc3412_2919218502"/></text:h>
      <text:list xml:id="list3180301374" text:style-name="L15">
        <text:list-item>
          <text:p text:style-name="P465">Работает в качестве службы <text:span text:style-name="T353">ОС</text:span></text:p>
        </text:list-item>
        <text:list-item>
          <text:p text:style-name="P466">Управление (запуск/останов)</text:p>
        </text:list-item>
      </text:list>
      <text:list xml:id="list759381750" text:style-name="L16">
        <text:list-item>
          <text:p text:style-name="P471"><text:span text:style-name="T211">ОС </text:span><text:span text:style-name="T253">Linux: <text:s/>systemd</text:span></text:p>
        </text:list-item>
        <text:list-item>
          <text:p text:style-name="P471"><text:span text:style-name="T225">ОС </text:span><text:span text:style-name="T253">Windows: </text:span><text:span text:style-name="T225">д</text:span><text:span text:style-name="T164">испетчер задач</text:span></text:p>
        </text:list-item>
      </text:list>
      <text:list xml:id="list152536845440154" text:continue-list="list3180301374" text:style-name="L15">
        <text:list-item>
          <text:p text:style-name="P465">Аргументы исполняемого файла</text:p>
        </text:list-item>
      </text:list>
      <text:p text:style-name="P117"/>
      <text:p text:style-name="P48"><text:tab/>--config PathToConfigFile [--sname ServiceName --sdesc ServiceDescription]</text:p>
      <text:p text:style-name="P117"><text:s text:c="5"/></text:p>
      <text:p text:style-name="P116"><text:tab/>где, </text:p>
      <text:p text:style-name="P115">PathToConfigFile - путь к файлу Основных настроек</text:p>
      <text:p text:style-name="P114">ServiceName - имя службы (необязательное)</text:p>
      <text:p text:style-name="P114"><text:span text:style-name="T7">S</text:span>erviceDescription - описание службы (необязательное)</text:p>
      <text:p text:style-name="P114"/>
      <text:p text:style-name="P230">Пример:</text:p>
      <text:p text:style-name="P230"/>
      <text:p text:style-name="P413"><text:span text:style-name="T60"><text:tab/>--config </text:span><text:span text:style-name="T61">E:</text:span><text:span text:style-name="T62">\</text:span><text:span text:style-name="T14">wsscada.conf.d\config.json</text:span><text:span text:style-name="T60"> --sname </text:span><text:span text:style-name="T15">wsSCADA</text:span><text:span text:style-name="T60"> --sdesc </text:span><text:span text:style-name="T15">wsSCADA</text:span></text:p>
      <text:p text:style-name="P2"/>
      <text:p text:style-name="P20"/>
      <text:p text:style-name="P2"/>
      <text:h text:style-name="P431" text:outline-level="1"><text:bookmark-start text:name="__RefHeading___Toc3414_2919218502"/>НАСТРОЙКИ<text:bookmark-end text:name="__RefHeading___Toc3414_2919218502"/></text:h>
      <text:h text:style-name="P434" text:outline-level="2"><text:bookmark-start text:name="__RefHeading___Toc3416_2919218502"/><text:span text:style-name="T150">О</text:span><text:span text:style-name="T148">сновны</text:span><text:span text:style-name="T150">е</text:span><text:span text:style-name="T148"> настро</text:span><text:span text:style-name="T150">йки</text:span> <text:span text:style-name="T148">(</text:span><text:span text:style-name="T147">Co</text:span><text:span text:style-name="T148">n</text:span><text:span text:style-name="T147">fig</text:span><text:span text:style-name="T148">)</text:span><text:bookmark-end text:name="__RefHeading___Toc3416_2919218502"/></text:h>
      <text:p text:style-name="P276"><text:span text:style-name="T125">Файл</text:span> описыва<text:span text:style-name="T376">ет</text:span> основные настройки Регистратора:</text:p>
      <text:list xml:id="list2350470734" text:style-name="L17">
        <text:list-item>
          <text:p text:style-name="P470">один ассоциативный массив</text:p>
        </text:list-item>
      </text:list>
      <text:p text:style-name="P238"/>
      <text:p text:style-name="P237"><text:span text:style-name="T354">Пример файла настроек </text:span><text:span text:style-name="T90">(config.json)</text:span>:</text:p>
      <text:p text:style-name="P2"/>
      <text:p text:style-name="P49"><text:span text:style-name="T8">{</text:span> "ID": "<text:span text:style-name="T89">w</text:span>s<text:span text:style-name="T89">SCADA</text:span>", </text:p>
      <text:p text:style-name="P49"><text:s text:c="2"/>"Port": 8100,</text:p>
      <text:p text:style-name="P49"><text:s text:c="2"/>"ConnMax": 30,</text:p>
      <text:p text:style-name="P49"><text:s text:c="2"/>"ConnPerCli": 3,</text:p>
      <text:p text:style-name="P49"><text:s text:c="2"/>"ConnLifeTime": 28800,</text:p>
      <text:p text:style-name="P49"><text:s text:c="2"/>"SurveyDelay": 1000,</text:p>
      <text:p text:style-name="P49"><text:s text:c="2"/>"FirstSurveyNow": 1,</text:p>
      <text:p text:style-name="P49"><text:s text:c="2"/>"Random": 0,</text:p>
      <text:p text:style-name="P49"><text:s text:c="2"/>"UseLog": <text:span text:style-name="T89">1</text:span>,</text:p>
      <text:p text:style-name="P49"><text:s text:c="2"/><text:span text:style-name="T140">"UseWs": 1,</text:span></text:p>
      <text:p text:style-name="P50"><text:span text:style-name="T140"><text:s text:c="2"/>"UseWs</text:span><text:span text:style-name="T75">Cli</text:span><text:span text:style-name="T140">": </text:span><text:span text:style-name="T77">1</text:span><text:span text:style-name="T140">,</text:span></text:p>
      <text:p text:style-name="P51"><text:span text:style-name="T140"><text:s text:c="2"/>"UseWs</text:span><text:span text:style-name="T76">Black</text:span><text:span text:style-name="T140">": 1,</text:span></text:p>
      <text:p text:style-name="P56"><text:s text:c="2"/>"UseArh": <text:span text:style-name="T89">1</text:span>,</text:p>
      <text:p text:style-name="P56"><text:s text:c="2"/>"UseEvent": 1,</text:p>
      <text:p text:style-name="P399"><text:span text:style-name="T19"><text:s text:c="2"/>"</text:span><text:span text:style-name="T24">Ws</text:span><text:span text:style-name="T19">Black": "E:</text:span><text:span text:style-name="T20">\\</text:span><text:span text:style-name="T23">wsscada.conf.d\\</text:span><text:span text:style-name="T24">ws</text:span><text:span text:style-name="T23">black.json</text:span><text:span text:style-name="T19">",</text:span></text:p>
      <text:p text:style-name="P57"><text:s text:c="2"/>"WsCli": "E:\\wsscada.conf.d\\wscli.json",</text:p>
      <text:p text:style-name="P52"><text:s text:c="2"/>"Roles": "E:\\wsscada.conf.d\\roles.json",</text:p>
      <text:p text:style-name="P400"><text:span text:style-name="T47"><text:s text:c="2"/></text:span><text:span text:style-name="T19">"Arh": "E:\\wsscada.conf.d\\arh.</text:span><text:span text:style-name="T21">j</text:span><text:span text:style-name="T25">son</text:span><text:span text:style-name="T19">",</text:span></text:p>
      <text:p text:style-name="P52"><text:s text:c="2"/>"Networks": "E:\\wsscada.conf.d\\networks.json",</text:p>
      <text:p text:style-name="P398"><text:span text:style-name="T47"><text:s text:c="2"/>"Log": "E:\\wsscada.conf.d\\</text:span><text:span text:style-name="T48">ws</text:span><text:span text:style-name="T30">scada</text:span><text:span text:style-name="T47">.log"</text:span></text:p>
      <text:p text:style-name="P52">}</text:p>
      <text:p text:style-name="P118"/>
      <text:p text:style-name="P225">Пути к файлам для ОС <text:span text:style-name="T67">Linux:</text:span></text:p>
      <text:p text:style-name="P399"><text:span text:style-name="T19"><text:s text:c="2"/>"</text:span><text:span text:style-name="T24">Ws</text:span><text:span text:style-name="T19">Black": "/</text:span><text:span text:style-name="T26">usr/local/etc/</text:span><text:span text:style-name="T23">wsscada.conf.d/</text:span><text:span text:style-name="T24">ws</text:span><text:span text:style-name="T23">black.json</text:span><text:span text:style-name="T19">",</text:span></text:p>
      <text:p text:style-name="P399"><text:span text:style-name="T19"><text:s text:c="2"/>"WsCli": "/</text:span><text:span text:style-name="T26">usr/local/etc/</text:span><text:span text:style-name="T23">wsscada.conf.d/</text:span><text:span text:style-name="T19">wscli.json",</text:span></text:p>
      <text:p text:style-name="P399"><text:span text:style-name="T47"><text:s text:c="2"/>"Roles": "</text:span><text:span text:style-name="T19">/</text:span><text:span text:style-name="T26">usr/local/etc/</text:span><text:span text:style-name="T23">wsscada.conf.d/</text:span><text:span text:style-name="T47">roles.json",</text:span></text:p>
      <text:p text:style-name="P399"><text:span text:style-name="T47"><text:s text:c="2"/></text:span><text:span text:style-name="T19">"Arh": "/</text:span><text:span text:style-name="T26">usr/local/etc/</text:span><text:span text:style-name="T23">wsscada.conf.d/</text:span><text:span text:style-name="T19">arh.</text:span><text:span text:style-name="T21">j</text:span><text:span text:style-name="T25">son</text:span><text:span text:style-name="T19">",</text:span></text:p>
      <text:p text:style-name="P399"><text:span text:style-name="T47"><text:s text:c="2"/>"Networks": "</text:span><text:span text:style-name="T19">/</text:span><text:span text:style-name="T26">usr/local/etc/</text:span><text:span text:style-name="T23">wsscada.conf.d/</text:span><text:span text:style-name="T47">networks.json",</text:span></text:p>
      <text:p text:style-name="P225"><text:span text:style-name="T29"><text:s text:c="2"/>"Log": "</text:span><text:span text:style-name="T23">/usr/local/etc/wsscada.conf.d/</text:span><text:span text:style-name="T31">ws</text:span><text:span text:style-name="T29">scada.log"</text:span></text:p>
      <text:p text:style-name="P119"/>
      <text:p text:style-name="P401"><text:span text:style-name="T226">Аргументы ассоциативного массива следующие</text:span><text:span text:style-name="T212">:</text:span></text:p>
      <text:p text:style-name="P2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2429172871392">
            <table:table-cell table:style-name="Таблица1.A1" office:value-type="string">
              <text:p text:style-name="P291">Аргумент</text:p>
            </table:table-cell>
            <table:table-cell table:style-name="Таблица1.A1" office:value-type="string">
              <text:p text:style-name="P291">Тип данных</text:p>
            </table:table-cell>
            <table:table-cell table:style-name="Таблица1.A1" office:value-type="string">
              <text:p text:style-name="P291">Значение</text:p>
            </table:table-cell>
            <table:table-cell table:style-name="Таблица1.D1" office:value-type="string">
              <text:p text:style-name="P291">Описание</text:p>
            </table:table-cell>
          </table:table-row>
        </table:table-header-rows>
        <table:table-row table:style-name="TableLine2429172885504">
          <table:table-cell table:style-name="Таблица1.A2" office:value-type="string">
            <text:p text:style-name="P126">"ID"</text:p>
          </table:table-cell>
          <table:table-cell table:style-name="Таблица1.A2" office:value-type="string">
            <text:p text:style-name="P125">строка</text:p>
          </table:table-cell>
          <table:table-cell table:style-name="Таблица1.A2" office:value-type="string">
            <text:p text:style-name="P125">любая строка</text:p>
          </table:table-cell>
          <table:table-cell table:style-name="Таблица1.D2" office:value-type="string">
            <text:p text:style-name="P127">ID сервера</text:p>
            <text:p text:style-name="P147">= «» (по-умолчанию)</text:p>
          </table:table-cell>
        </table:table-row>
        <table:table-row table:style-name="TableLine2429172883776">
          <table:table-cell table:style-name="Таблица1.A2" office:value-type="string">
            <text:p text:style-name="P126">"Port"</text:p>
          </table:table-cell>
          <table:table-cell table:style-name="Таблица1.A2" office:value-type="string">
            <text:p text:style-name="P125">число</text:p>
          </table:table-cell>
          <table:table-cell table:style-name="Таблица1.A2" office:value-type="string">
            <text:p text:style-name="P125"><text:span text:style-name="T160">0</text:span> … 65535</text:p>
          </table:table-cell>
          <table:table-cell table:style-name="Таблица1.D2" office:value-type="string">
            <text:p text:style-name="P123"><text:span text:style-name="T153">Н</text:span>омер сетевого порта WebSocket-сервера</text:p>
            <text:p text:style-name="P148">= <text:span text:style-name="T388">8100</text:span> (по-умолчанию)</text:p>
            <text:p text:style-name="P123">* <text:span text:style-name="T388">для подключения клиентов</text:span></text:p>
            <text:p text:style-name="P124">* <text:span text:style-name="T388">клиент только подключается</text:span></text:p>
            <text:p text:style-name="P236"><text:s text:c="3"/>и ожидает данных от сервера (запрос не отправляет)</text:p>
            <text:p text:style-name="P124"><text:s text:c="3"/><text:span text:style-name="T392">или отправляет данные серверу для их записи в устройство</text:span></text:p>
            <text:p text:style-name="P122">* <text:span text:style-name="T388">сервер, по готовности, отправляет данные подключенным клиентам</text:span></text:p>
            <text:p text:style-name="P122"/>
          </table:table-cell>
        </table:table-row>
        <text:soft-page-break/>
        <table:table-row table:style-name="TableLine2429172873984">
          <table:table-cell table:style-name="Таблица1.A2" office:value-type="string">
            <text:p text:style-name="P126">"ConMax"</text:p>
          </table:table-cell>
          <table:table-cell table:style-name="Таблица1.A2" office:value-type="string">
            <text:p text:style-name="P130">число</text:p>
          </table:table-cell>
          <table:table-cell table:style-name="Таблица1.A2" office:value-type="string">
            <text:p text:style-name="P130">0 … 250</text:p>
          </table:table-cell>
          <table:table-cell table:style-name="Таблица1.D2" office:value-type="string">
            <text:p text:style-name="P121"><text:span text:style-name="T154">М</text:span>аксимальное количество подключений (клиентов) (с учетом значения "ConnPerCli")</text:p>
            <text:p text:style-name="P147">= 0 (по-умолчанию)</text:p>
          </table:table-cell>
        </table:table-row>
        <table:table-row table:style-name="TableLine2429172880032">
          <table:table-cell table:style-name="Таблица1.A2" office:value-type="string">
            <text:p text:style-name="P129">"ConnPerCli"</text:p>
          </table:table-cell>
          <table:table-cell table:style-name="Таблица1.A2" office:value-type="string">
            <text:p text:style-name="P130">число</text:p>
          </table:table-cell>
          <table:table-cell table:style-name="Таблица1.A2" office:value-type="string">
            <text:p text:style-name="P130">0 … 250</text:p>
          </table:table-cell>
          <table:table-cell table:style-name="Таблица1.D2" office:value-type="string">
            <text:p text:style-name="P121"><text:span text:style-name="T154">К</text:span>оличество подключений на одного клиента</text:p>
            <text:p text:style-name="P147">= 0 (по-умолчанию)</text:p>
          </table:table-cell>
        </table:table-row>
        <table:table-row table:style-name="TableLine2429172876288">
          <table:table-cell table:style-name="Таблица1.A2" office:value-type="string">
            <text:p text:style-name="P129">"ConnLifeTime"</text:p>
          </table:table-cell>
          <table:table-cell table:style-name="Таблица1.A2" office:value-type="string">
            <text:p text:style-name="P131">число</text:p>
          </table:table-cell>
          <table:table-cell table:style-name="Таблица1.A2" office:value-type="string">
            <text:p text:style-name="P128">-<text:span text:style-name="T156">1 … 65000</text:span></text:p>
          </table:table-cell>
          <table:table-cell table:style-name="Таблица1.D2" office:value-type="string">
            <text:p text:style-name="P121"><text:span text:style-name="T155">Д</text:span>лительность <text:span text:style-name="T155">клиентского </text:span>подключения, сек<text:line-break/><text:span text:style-name="T158">= </text:span>-<text:span text:style-name="T156">1 - без ограничений (по-умолчанию)</text:span></text:p>
          </table:table-cell>
        </table:table-row>
        <table:table-row table:style-name="TableLine2429172880320">
          <table:table-cell table:style-name="Таблица1.A2" office:value-type="string">
            <text:p text:style-name="P129">"SurveyDelay"</text:p>
          </table:table-cell>
          <table:table-cell table:style-name="Таблица1.A2" office:value-type="string">
            <text:p text:style-name="P134">число</text:p>
          </table:table-cell>
          <table:table-cell table:style-name="Таблица1.A2" office:value-type="string">
            <text:p text:style-name="P132">300 … 65000</text:p>
          </table:table-cell>
          <table:table-cell table:style-name="Таблица1.D2" office:value-type="string">
            <text:p text:style-name="P121"><text:span text:style-name="T157">П</text:span>ауза между сеансами опроса, мсек</text:p>
            <text:p text:style-name="P133">300 (по-умолчанию)</text:p>
          </table:table-cell>
        </table:table-row>
        <table:table-row table:style-name="TableLine2429172876576">
          <table:table-cell table:style-name="Таблица1.A2" office:value-type="string">
            <text:p text:style-name="P129">"FirstSurveyNow"</text:p>
          </table:table-cell>
          <table:table-cell table:style-name="Таблица1.A2" office:value-type="string">
            <text:p text:style-name="P135">число</text:p>
          </table:table-cell>
          <table:table-cell table:style-name="Таблица1.A2" office:value-type="string">
            <text:p text:style-name="P136"/>
            <text:p text:style-name="P136">0</text:p>
            <text:p text:style-name="P136">1</text:p>
          </table:table-cell>
          <table:table-cell table:style-name="Таблица1.D2" office:value-type="string">
            <text:p text:style-name="P121"><text:span text:style-name="T158">П</text:span>ервый сеанс чтения данных без задержки</text:p>
            <text:p text:style-name="P143">- выключено <text:span text:style-name="T159">(по-умолчанию)</text:span></text:p>
            <text:p text:style-name="P143">- включено</text:p>
          </table:table-cell>
        </table:table-row>
        <table:table-row table:style-name="TableLine2429172881472">
          <table:table-cell table:style-name="Таблица1.A2" office:value-type="string">
            <text:p text:style-name="P129">"Random"</text:p>
          </table:table-cell>
          <table:table-cell table:style-name="Таблица1.A2" office:value-type="string">
            <text:p text:style-name="P149">число</text:p>
          </table:table-cell>
          <table:table-cell table:style-name="Таблица1.A2" office:value-type="string">
            <text:p text:style-name="P136"/>
            <text:p text:style-name="P136">0</text:p>
            <text:p text:style-name="P136">1</text:p>
          </table:table-cell>
          <table:table-cell table:style-name="Таблица1.D2" office:value-type="string">
            <text:p text:style-name="P121"><text:span text:style-name="T161">А</text:span>лгоритм случайных значений</text:p>
            <text:p text:style-name="P144">- выключено <text:span text:style-name="T159">(по-умолчанию)</text:span></text:p>
            <text:p text:style-name="P144">- включено</text:p>
          </table:table-cell>
        </table:table-row>
        <table:table-row table:style-name="TableLine2429172881760">
          <table:table-cell table:style-name="Таблица1.A2" office:value-type="string">
            <text:p text:style-name="P129">"UseLog"</text:p>
          </table:table-cell>
          <table:table-cell table:style-name="Таблица1.A2" office:value-type="string">
            <text:p text:style-name="P149">число</text:p>
          </table:table-cell>
          <table:table-cell table:style-name="Таблица1.A2" office:value-type="string">
            <text:p text:style-name="P136"/>
            <text:p text:style-name="P136"/>
            <text:p text:style-name="P136">0</text:p>
            <text:p text:style-name="P136">1</text:p>
          </table:table-cell>
          <table:table-cell table:style-name="Таблица1.D2" office:value-type="string">
            <text:p text:style-name="P150"><text:span text:style-name="T162">Использовать з</text:span>апись журнала работы <text:span text:style-name="T299">процесса сбора данных</text:span></text:p>
            <text:p text:style-name="P144">- выключено <text:span text:style-name="T159">(по-умолчанию)</text:span></text:p>
            <text:p text:style-name="P144">- включено</text:p>
          </table:table-cell>
        </table:table-row>
        <table:table-row table:style-name="TableLine2429172869664">
          <table:table-cell table:style-name="Таблица1.A2" office:value-type="string">
            <text:p text:style-name="P129">"UseWs"</text:p>
          </table:table-cell>
          <table:table-cell table:style-name="Таблица1.A2" office:value-type="string">
            <text:p text:style-name="P149">число</text:p>
          </table:table-cell>
          <table:table-cell table:style-name="Таблица1.A2" office:value-type="string">
            <text:p text:style-name="P136"/>
            <text:p text:style-name="P136">0</text:p>
            <text:p text:style-name="P136">1</text:p>
          </table:table-cell>
          <table:table-cell table:style-name="Таблица1.D2" office:value-type="string">
            <text:p text:style-name="P151"><text:span text:style-name="T162">Использовать </text:span>WebSocket-сервер</text:p>
            <text:p text:style-name="P144">- выключено <text:span text:style-name="T159">(по-умолчанию)</text:span></text:p>
            <text:p text:style-name="P144">- включено</text:p>
          </table:table-cell>
        </table:table-row>
        <table:table-row table:style-name="TableLine2429172884352">
          <table:table-cell table:style-name="Таблица1.A2" office:value-type="string">
            <text:p text:style-name="P129">"UseWsCli"</text:p>
          </table:table-cell>
          <table:table-cell table:style-name="Таблица1.A2" office:value-type="string">
            <text:p text:style-name="P149">число</text:p>
          </table:table-cell>
          <table:table-cell table:style-name="Таблица1.A2" office:value-type="string">
            <text:p text:style-name="P136"/>
            <text:p text:style-name="P136">0</text:p>
            <text:p text:style-name="P136">1</text:p>
          </table:table-cell>
          <table:table-cell table:style-name="Таблица1.D2" office:value-type="string">
            <text:p text:style-name="P152">Использовать связь с WebSocket-клиентами</text:p>
            <text:p text:style-name="P144">- выключено <text:span text:style-name="T159">(по-умолчанию)</text:span></text:p>
            <text:p text:style-name="P144">- включено</text:p>
          </table:table-cell>
        </table:table-row>
        <table:table-row table:style-name="TableLine2429172883488">
          <table:table-cell table:style-name="Таблица1.A2" office:value-type="string">
            <text:p text:style-name="P129">"UseWsBlack"</text:p>
          </table:table-cell>
          <table:table-cell table:style-name="Таблица1.A2" office:value-type="string">
            <text:p text:style-name="P149">число</text:p>
          </table:table-cell>
          <table:table-cell table:style-name="Таблица1.A2" office:value-type="string">
            <text:p text:style-name="P136"/>
            <text:p text:style-name="P136">0</text:p>
            <text:p text:style-name="P136">1</text:p>
          </table:table-cell>
          <table:table-cell table:style-name="Таблица1.D2" office:value-type="string">
            <text:p text:style-name="P152">Использовать «черный-список»</text:p>
            <text:p text:style-name="P144">- выключено <text:span text:style-name="T159">(по-умолчанию)</text:span></text:p>
            <text:p text:style-name="P144">- включено</text:p>
          </table:table-cell>
        </table:table-row>
        <table:table-row table:style-name="TableLine2429172882048">
          <table:table-cell table:style-name="Таблица1.A2" office:value-type="string">
            <text:p text:style-name="P129">"UseArh"</text:p>
          </table:table-cell>
          <table:table-cell table:style-name="Таблица1.A2" office:value-type="string">
            <text:p text:style-name="P149">число</text:p>
          </table:table-cell>
          <table:table-cell table:style-name="Таблица1.A2" office:value-type="string">
            <text:p text:style-name="P136"/>
            <text:p text:style-name="P136">0</text:p>
            <text:p text:style-name="P136">1</text:p>
          </table:table-cell>
          <table:table-cell table:style-name="Таблица1.D2" office:value-type="string">
            <text:p text:style-name="P152">Использовать <text:span text:style-name="T299">процесс </text:span>периодическ<text:span text:style-name="T299">ого</text:span> архивировани<text:span text:style-name="T299">я</text:span> в базу данных</text:p>
            <text:p text:style-name="P144">- выключено <text:span text:style-name="T159">(по-умолчанию)</text:span></text:p>
            <text:p text:style-name="P144">- включено</text:p>
          </table:table-cell>
        </table:table-row>
        <table:table-row table:style-name="TableLine2429172882336">
          <table:table-cell table:style-name="Таблица1.A2" office:value-type="string">
            <text:p text:style-name="P129">"UseEvent"</text:p>
          </table:table-cell>
          <table:table-cell table:style-name="Таблица1.A2" office:value-type="string">
            <text:p text:style-name="P149">число</text:p>
          </table:table-cell>
          <table:table-cell table:style-name="Таблица1.A2" office:value-type="string">
            <text:p text:style-name="P136"/>
            <text:p text:style-name="P136"/>
            <text:p text:style-name="P136">0</text:p>
            <text:p text:style-name="P136">1</text:p>
          </table:table-cell>
          <table:table-cell table:style-name="Таблица1.D2" office:value-type="string">
            <text:p text:style-name="P152">Использовать событийное архивирование в базу данных</text:p>
            <text:p text:style-name="P144">- выключено <text:span text:style-name="T159">(по-умолчанию)</text:span></text:p>
            <text:p text:style-name="P144">- включено</text:p>
          </table:table-cell>
        </table:table-row>
        <table:table-row table:style-name="TableLine2429172869952">
          <table:table-cell table:style-name="Таблица1.A2" office:value-type="string">
            <text:p text:style-name="P129">"WsBlack"</text:p>
          </table:table-cell>
          <table:table-cell table:style-name="Таблица1.A2" office:value-type="string">
            <text:p text:style-name="P154">строка</text:p>
          </table:table-cell>
          <table:table-cell table:style-name="Таблица1.A2" office:value-type="string">
            <text:p text:style-name="P154">путь к файлу формата JSON</text:p>
            <text:p text:style-name="P154">или пусто</text:p>
          </table:table-cell>
          <table:table-cell table:style-name="Таблица1.D2" office:value-type="string">
            <text:p text:style-name="P334"><text:span text:style-name="T163">Ф</text:span>айл «черный-список»</text:p>
            <text:p text:style-name="P345">= «» (по-умолчанию)</text:p>
          </table:table-cell>
        </table:table-row>
        <table:table-row table:style-name="TableLine2429172882624">
          <table:table-cell table:style-name="Таблица1.A2" office:value-type="string">
            <text:p text:style-name="P129">"WsCli"</text:p>
          </table:table-cell>
          <table:table-cell table:style-name="Таблица1.A2" office:value-type="string">
            <text:p text:style-name="P154">строка</text:p>
          </table:table-cell>
          <table:table-cell table:style-name="Таблица1.A2" office:value-type="string">
            <text:p text:style-name="P154">путь к файлу формата JSON</text:p>
            <text:p text:style-name="P154">или пусто</text:p>
          </table:table-cell>
          <table:table-cell table:style-name="Таблица1.D2" office:value-type="string">
            <text:p text:style-name="P334"><text:span text:style-name="T163">Ф</text:span>айл <text:span text:style-name="T163">со списком WebSocket-клиентов</text:span></text:p>
            <text:p text:style-name="P345">= «» (по-умолчанию)</text:p>
          </table:table-cell>
        </table:table-row>
        <text:soft-page-break/>
        <table:table-row table:style-name="TableLine2429172870528">
          <table:table-cell table:style-name="Таблица1.A2" office:value-type="string">
            <text:p text:style-name="P129">"Roles"</text:p>
          </table:table-cell>
          <table:table-cell table:style-name="Таблица1.A2" office:value-type="string">
            <text:p text:style-name="P154">строка</text:p>
          </table:table-cell>
          <table:table-cell table:style-name="Таблица1.A2" office:value-type="string">
            <text:p text:style-name="P154">путь к файлу формата JSON</text:p>
            <text:p text:style-name="P154">или пусто</text:p>
          </table:table-cell>
          <table:table-cell table:style-name="Таблица1.D2" office:value-type="string">
            <text:p text:style-name="P334"><text:span text:style-name="T163">Ф</text:span>айл <text:span text:style-name="T163">со списком ролей пользователей</text:span></text:p>
            <text:p text:style-name="P345">= «» (по-умолчанию)</text:p>
          </table:table-cell>
        </table:table-row>
        <table:table-row table:style-name="TableLine2429279716736">
          <table:table-cell table:style-name="Таблица1.A2" office:value-type="string">
            <text:p text:style-name="P129">"Arh"</text:p>
          </table:table-cell>
          <table:table-cell table:style-name="Таблица1.A2" office:value-type="string">
            <text:p text:style-name="P154">строка</text:p>
          </table:table-cell>
          <table:table-cell table:style-name="Таблица1.A2" office:value-type="string">
            <text:p text:style-name="P154">путь к файлу формата JSON</text:p>
            <text:p text:style-name="P154">или пусто</text:p>
          </table:table-cell>
          <table:table-cell table:style-name="Таблица1.D2" office:value-type="string">
            <text:p text:style-name="P334"><text:span text:style-name="T163">Ф</text:span>айл <text:span text:style-name="T163">настроек архивирования</text:span></text:p>
            <text:p text:style-name="P345">= «» (по-умолчанию)</text:p>
            <text:p text:style-name="P345"/>
            <text:p text:style-name="P345"/>
          </table:table-cell>
        </table:table-row>
        <table:table-row table:style-name="TableLine2429279708960">
          <table:table-cell table:style-name="Таблица1.A2" office:value-type="string">
            <text:p text:style-name="P129">"Networks"</text:p>
          </table:table-cell>
          <table:table-cell table:style-name="Таблица1.A2" office:value-type="string">
            <text:p text:style-name="P154">строка</text:p>
          </table:table-cell>
          <table:table-cell table:style-name="Таблица1.A2" office:value-type="string">
            <text:p text:style-name="P154">путь к файлу формата JSON</text:p>
            <text:p text:style-name="P154">или пусто</text:p>
          </table:table-cell>
          <table:table-cell table:style-name="Таблица1.D2" office:value-type="string">
            <text:p text:style-name="P334"/>
            <text:p text:style-name="P334"><text:span text:style-name="T163">Ф</text:span>айл со списком настроек сетей</text:p>
            <text:p text:style-name="P345">= «» (по-умолчанию)</text:p>
            <text:p text:style-name="P345"/>
          </table:table-cell>
        </table:table-row>
        <table:table-row table:style-name="TableLine2429279710112">
          <table:table-cell table:style-name="Таблица1.A2" office:value-type="string">
            <text:p text:style-name="P129">"Log"</text:p>
          </table:table-cell>
          <table:table-cell table:style-name="Таблица1.A2" office:value-type="string">
            <text:p text:style-name="P154">строка</text:p>
          </table:table-cell>
          <table:table-cell table:style-name="Таблица1.A2" office:value-type="string">
            <text:p text:style-name="P154">путь к <text:span text:style-name="T301">текстовому </text:span>файлу</text:p>
          </table:table-cell>
          <table:table-cell table:style-name="Таблица1.D2" office:value-type="string">
            <text:p text:style-name="P334"><text:span text:style-name="T163">Ф</text:span>айл <text:span text:style-name="T163">журнала работы процесса сбора данных</text:span></text:p>
            <text:p text:style-name="P345">= «» (по-умолчанию)</text:p>
          </table:table-cell>
        </table:table-row>
      </table:table>
      <text:p text:style-name="P321"/>
      <text:p text:style-name="P405"><text:span text:style-name="T285">А</text:span><text:span text:style-name="T284">рхивирование данных</text:span></text:p>
      <text:list xml:id="list4102642524" text:style-name="L18">
        <text:list-item>
          <text:p text:style-name="P472"><text:span text:style-name="T286">ф</text:span><text:span text:style-name="T285">айл или база данных</text:span></text:p>
        </text:list-item>
        <text:list-item>
          <text:p text:style-name="P473">задается индивидуально для каждого устройства</text:p>
          <text:p text:style-name="P475"><text:span text:style-name="T290">файл описания устройств - </text:span><text:span text:style-name="T294">Dev</text:span><text:span text:style-name="T291">["ArhFile"] или </text:span><text:span text:style-name="T292">D</text:span><text:span text:style-name="T295">ev</text:span><text:span text:style-name="T293">[</text:span><text:span text:style-name="T291">"ArhTable"]</text:span></text:p>
        </text:list-item>
        <text:list-item>
          <text:p text:style-name="P474">выполняется периодически и/или по событию</text:p>
        </text:list-item>
      </text:list>
      <text:p text:style-name="P320"/>
      <text:p text:style-name="P327"><text:span text:style-name="T145">Н</text:span>астройки <text:span text:style-name="T145">архивирования:</text:span></text:p>
      <text:list xml:id="list2785901028" text:style-name="L19">
        <text:list-item>
          <text:p text:style-name="P477">подключение к СУБД</text:p>
        </text:list-item>
        <text:list-item>
          <text:p text:style-name="P478">период архивирования</text:p>
          <text:p text:style-name="P481"><text:span text:style-name="T145">задаются в отдельном файле </text:span><text:span text:style-name="T371">(путь к файлу настроек задается через аргумент </text:span><text:span text:style-name="T141">"Arh"</text:span><text:span text:style-name="T142">)</text:span></text:p>
        </text:list-item>
      </text:list>
      <text:p text:style-name="P326"/>
      <text:p text:style-name="P329">Архивирования выполняется в отдельном потоке:</text:p>
      <text:list xml:id="list183405742" text:style-name="L20">
        <text:list-item>
          <text:p text:style-name="P479">периодическое <text:span text:style-name="T371">архивирование</text:span> отдельно</text:p>
        </text:list-item>
        <text:list-item>
          <text:p text:style-name="P479"><text:span text:style-name="T371">архивирование </text:span>событийное отдельно</text:p>
        </text:list-item>
      </text:list>
      <text:p text:style-name="P328"/>
      <text:p text:style-name="P330">Настройки событий задаются для каждого регистра устройства отдельно</text:p>
      <text:p text:style-name="P406"><text:span text:style-name="T287">в файле </text:span><text:span text:style-name="T288">описания регистров — </text:span><text:span text:style-name="T294">Reg</text:span><text:span text:style-name="T289">["</text:span><text:span text:style-name="T287">Events</text:span><text:span text:style-name="T289">"]</text:span></text:p>
      <text:p text:style-name="P18"/>
      <text:h text:style-name="P435" text:outline-level="2"><text:bookmark-start text:name="__RefHeading___Toc3418_2919218502"/>«<text:span text:style-name="T379">Ч</text:span><text:span text:style-name="T278">ерный-список</text:span>» <text:span text:style-name="T379">клиентов</text:span> <text:span text:style-name="T278">(WsBlack)</text:span><text:bookmark-end text:name="__RefHeading___Toc3418_2919218502"/></text:h>
      <text:p text:style-name="P277">Файл содержит список <text:span text:style-name="T67">IP-</text:span><text:span text:style-name="T114">адресов клиентов, которым запрещен доступ к Регистратору.</text:span></text:p>
      <text:p text:style-name="P311">Список адресов представлен одним массивом (списком) строк.</text:p>
      <text:p text:style-name="P311"/>
      <text:p text:style-name="P111"><text:span text:style-name="T115">Ф</text:span><text:span text:style-name="T116">ормат </text:span><text:span text:style-name="T117">одной записи (</text:span><text:span text:style-name="T116">строк</text:span><text:span text:style-name="T119">и</text:span><text:span text:style-name="T117">)</text:span><text:span text:style-name="T116">:</text:span></text:p>
      <text:p text:style-name="P255"><text:span text:style-name="T47">"</text:span><text:span text:style-name="T29">IP</text:span><text:span text:style-name="T32">[</text:span><text:span text:style-name="T29">:Port</text:span><text:span text:style-name="T32">]</text:span><text:span text:style-name="T47">"</text:span></text:p>
      <text:p text:style-name="P239"/>
      <text:p text:style-name="P239"><text:span text:style-name="T139">П</text:span>ример<text:span text:style-name="T114"> </text:span><text:span text:style-name="T122">файла</text:span><text:span text:style-name="T67"> </text:span><text:span text:style-name="T122">(</text:span><text:span text:style-name="T85">ws</text:span><text:span text:style-name="T67">black.json</text:span><text:span text:style-name="T122">)</text:span>:</text:p>
      <text:p text:style-name="P300"/>
      <text:p text:style-name="P53">[ "192.168.1.77:0",</text:p>
      <text:p text:style-name="P53"><text:s text:c="2"/>"127.0.0.1:1234"</text:p>
      <text:p text:style-name="P53">]</text:p>
      <text:p text:style-name="P47"/>
      <text:p text:style-name="P325">Здесь:</text:p>
      <text:p text:style-name="P323">&gt; клиент с IP 192.168.1.77 блокируется по всем портам</text:p>
      <text:p text:style-name="P323">&gt; клиент с IP 127.0.0.1 блокируется только по порту 1234</text:p>
      <text:p text:style-name="P239"><text:soft-page-break/></text:p>
      <text:p text:style-name="P96"><text:span text:style-name="T243">Запись</text:span><text:span text:style-name="T240"> п</text:span><text:span text:style-name="T241">оддержива</text:span><text:span text:style-name="T240">ет</text:span><text:span text:style-name="T241"> следующие аргументы:</text:span></text:p>
      <text:p text:style-name="P28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 table:style-name="TableLine2429279717888">
            <table:table-cell table:style-name="Таблица2.A1" office:value-type="string">
              <text:p text:style-name="P292">Аргумент</text:p>
            </table:table-cell>
            <table:table-cell table:style-name="Таблица2.A1" office:value-type="string">
              <text:p text:style-name="P292">Тип данных</text:p>
            </table:table-cell>
            <table:table-cell table:style-name="Таблица2.A1" office:value-type="string">
              <text:p text:style-name="P292">Значение</text:p>
            </table:table-cell>
            <table:table-cell table:style-name="Таблица2.D1" office:value-type="string">
              <text:p text:style-name="P292">Описание</text:p>
            </table:table-cell>
          </table:table-row>
        </table:table-header-rows>
        <table:table-row table:style-name="TableLine2429279720768">
          <table:table-cell table:style-name="Таблица2.A2" office:value-type="string">
            <text:p text:style-name="P157">IP</text:p>
          </table:table-cell>
          <table:table-cell table:style-name="Таблица2.A2" office:value-type="string">
            <text:p text:style-name="P157">строка</text:p>
          </table:table-cell>
          <table:table-cell table:style-name="Таблица2.A2" office:value-type="string">
            <text:p text:style-name="P24"><text:span text:style-name="T167">с</text:span><text:span text:style-name="T166">трока IP-адреса</text:span></text:p>
          </table:table-cell>
          <table:table-cell table:style-name="Таблица2.D2" office:value-type="string">
            <text:p text:style-name="P164">IP-адрес блокируемого клиента (подключения)</text:p>
          </table:table-cell>
        </table:table-row>
        <table:table-row table:style-name="TableLine2429279710400">
          <table:table-cell table:style-name="Таблица2.A2" office:value-type="string">
            <text:p text:style-name="P157">Port</text:p>
          </table:table-cell>
          <table:table-cell table:style-name="Таблица2.A2" office:value-type="string">
            <text:p text:style-name="P157">число</text:p>
          </table:table-cell>
          <table:table-cell table:style-name="Таблица2.A2" office:value-type="string">
            <text:p text:style-name="P157">0 … 65535</text:p>
          </table:table-cell>
          <table:table-cell table:style-name="Таблица2.D2" office:value-type="string">
            <text:p text:style-name="P164">Номер сетевого порта клиента (подключения)</text:p>
            <text:p text:style-name="P164">= 0 — любой порт (по-умолчанию)</text:p>
          </table:table-cell>
        </table:table-row>
      </table:table>
      <text:p text:style-name="P5"/>
      <text:h text:style-name="P440" text:outline-level="2"><text:bookmark-start text:name="__RefHeading___Toc3420_2919218502"/><text:span text:style-name="T101">W</text:span><text:span text:style-name="T279">ebSocket-клиент</text:span><text:span text:style-name="T379">ы</text:span><text:span text:style-name="T279"> (WsCli)</text:span><text:bookmark-end text:name="__RefHeading___Toc3420_2919218502"/></text:h>
      <text:p text:style-name="P278">Файл содержит список <text:span text:style-name="T67">WebSocket-</text:span><text:span text:style-name="T114">клиентов, которым Регистратор должен самостоятельно установить связь и передавать данные.</text:span></text:p>
      <text:p text:style-name="P311">Список клиентов представлен в виде одного массива строк.</text:p>
      <text:p text:style-name="P311"/>
      <text:p text:style-name="P255"><text:span text:style-name="T115">Ф</text:span><text:span text:style-name="T116">ормат </text:span><text:span text:style-name="T117">одной записи </text:span><text:span text:style-name="T118">(</text:span><text:span text:style-name="T116">строк</text:span><text:span text:style-name="T118">а)</text:span><text:span text:style-name="T116">:</text:span></text:p>
      <text:p text:style-name="P281"><text:span text:style-name="T57">"</text:span><text:span text:style-name="T58">ws://</text:span><text:span text:style-name="T57">IP-</text:span><text:span text:style-name="T58">or-HostName</text:span><text:span text:style-name="T57">:Port"</text:span></text:p>
      <text:p text:style-name="P312"/>
      <text:p text:style-name="P278"><text:span text:style-name="T114">Это необходимо тогда, когда, </text:span><text:span text:style-name="T67">например</text:span><text:span text:style-name="T91">:</text:span></text:p>
      <text:list xml:id="list43074966" text:style-name="L21">
        <text:list-item>
          <text:p text:style-name="P482"><text:span text:style-name="T67">Регистратор</text:span><text:span text:style-name="T114"> находится в «серой зоне» (имеет свободный доступ в сеть Интернет, но из сети к нему доступа нет по причине отсутствия «белого </text:span><text:span text:style-name="T67">IP-</text:span><text:span text:style-name="T114">адреса»</text:span><text:span text:style-name="T123">)</text:span></text:p>
        </text:list-item>
        <text:list-item>
          <text:p text:style-name="P483">WebSocket-<text:span text:style-name="T114">клиент находится в «белой зоне» (имеет свободный досутп в сеть Интернет и к нему есть доступ из сети в виду наличия «белого </text:span>IP-<text:span text:style-name="T114">адреса»)</text:span></text:p>
        </text:list-item>
      </text:list>
      <text:p text:style-name="P253"/>
      <text:p text:style-name="P241"><text:span text:style-name="T139">П</text:span>ример <text:span text:style-name="T372">файла</text:span> <text:span text:style-name="T372">(</text:span><text:span text:style-name="T68">wscli</text:span>.json<text:span text:style-name="T122">):</text:span></text:p>
      <text:p text:style-name="P241"/>
      <text:p text:style-name="P60">["ws://at09.ddns.net:8100",</text:p>
      <text:p text:style-name="P60"><text:s/>"ws://wsrepeater.ddns.net:18000"</text:p>
      <text:p text:style-name="P60">]</text:p>
      <text:p text:style-name="P240"/>
      <text:p text:style-name="P93"><text:span text:style-name="T241">З</text:span><text:span text:style-name="T242">апись</text:span><text:span text:style-name="T241"> поддержива</text:span><text:span text:style-name="T242">ет</text:span><text:span text:style-name="T241"> следующие аргументы:</text:span></text:p>
      <text:p text:style-name="P2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TableLine2429279711264">
            <table:table-cell table:style-name="Таблица3.A1" office:value-type="string">
              <text:p text:style-name="P293">Аргумент</text:p>
            </table:table-cell>
            <table:table-cell table:style-name="Таблица3.A1" office:value-type="string">
              <text:p text:style-name="P293">Тип данных</text:p>
            </table:table-cell>
            <table:table-cell table:style-name="Таблица3.A1" office:value-type="string">
              <text:p text:style-name="P293">Значение</text:p>
            </table:table-cell>
            <table:table-cell table:style-name="Таблица3.D1" office:value-type="string">
              <text:p text:style-name="P293">Описание</text:p>
            </table:table-cell>
          </table:table-row>
        </table:table-header-rows>
        <table:table-row table:style-name="TableLine2429279709824">
          <table:table-cell table:style-name="Таблица3.A2" office:value-type="string">
            <text:p text:style-name="P158">w<text:span text:style-name="T281">s</text:span></text:p>
          </table:table-cell>
          <table:table-cell table:style-name="Таблица3.A2" office:value-type="string">
            <text:p text:style-name="P158">строка</text:p>
          </table:table-cell>
          <table:table-cell table:style-name="Таблица3.A2" office:value-type="string">
            <text:p text:style-name="P158">п<text:span text:style-name="T281">ротокол передачи данных</text:span></text:p>
          </table:table-cell>
          <table:table-cell table:style-name="Таблица3.D2" office:value-type="string">
            <text:p text:style-name="P165">К<text:span text:style-name="T281">од протокола передачи данных</text:span></text:p>
            <text:p text:style-name="P168">= ws (константа)</text:p>
          </table:table-cell>
        </table:table-row>
        <table:table-row table:style-name="TableLine2429279718464">
          <table:table-cell table:style-name="Таблица3.A2" office:value-type="string">
            <text:p text:style-name="P158">I<text:span text:style-name="T281">P-or-HostName</text:span></text:p>
          </table:table-cell>
          <table:table-cell table:style-name="Таблица3.A2" office:value-type="string">
            <text:p text:style-name="P158">с<text:span text:style-name="T281">трока</text:span></text:p>
          </table:table-cell>
          <table:table-cell table:style-name="Таблица3.A2" office:value-type="string">
            <text:p text:style-name="P158"><text:span text:style-name="T281">с</text:span>трока IP-адреса</text:p>
          </table:table-cell>
          <table:table-cell table:style-name="Таблица3.D2" office:value-type="string">
            <text:p text:style-name="P165">I<text:span text:style-name="T281">P-адрес или хост-имя WebSocket-клиента</text:span></text:p>
          </table:table-cell>
        </table:table-row>
        <table:table-row table:style-name="TableLine2429279719040">
          <table:table-cell table:style-name="Таблица3.A2" office:value-type="string">
            <text:p text:style-name="P157">Port</text:p>
          </table:table-cell>
          <table:table-cell table:style-name="Таблица3.A2" office:value-type="string">
            <text:p text:style-name="P157">число</text:p>
          </table:table-cell>
          <table:table-cell table:style-name="Таблица3.A2" office:value-type="string">
            <text:p text:style-name="P157"><text:span text:style-name="T281">1</text:span> … 65535</text:p>
          </table:table-cell>
          <table:table-cell table:style-name="Таблица3.D2" office:value-type="string">
            <text:p text:style-name="P164">Номер сетевого порта <text:span text:style-name="T281">WebSocket-</text:span>клиента</text:p>
          </table:table-cell>
        </table:table-row>
      </table:table>
      <text:p text:style-name="P6"/>
      <text:h text:style-name="P438" text:outline-level="2"><text:bookmark-start text:name="__RefHeading___Toc3422_2919218502"/><text:span text:style-name="T379">Р</text:span>ол<text:span text:style-name="T379">и</text:span> пользователей (Roles)<text:bookmark-end text:name="__RefHeading___Toc3422_2919218502"/></text:h>
      <text:p text:style-name="P254"><text:span text:style-name="T373">Файл содержит список ролей клиентов. Роль ряд ограничений/разрешений для клиента в части общения с Регистратором. Если клиента нет в списке, то ему назначается роль «по-умолчанию» (</text:span><text:span text:style-name="T92">viewer). </text:span><text:span text:style-name="T124">Функционал ролей клиентов на данный момент не поддерживается Регистратором.</text:span></text:p>
      <text:p text:style-name="P281">Роли пользователей представлены в виде одного ассоциативного массива.</text:p>
      <text:p text:style-name="P243"/>
      <text:p text:style-name="P111"><text:span text:style-name="T215">Ф</text:span><text:span text:style-name="T214">ормат </text:span><text:span text:style-name="T216">одной записи </text:span><text:span text:style-name="T217">(</text:span><text:span text:style-name="T214">а</text:span><text:span text:style-name="T218">ссоциативный </text:span><text:span text:style-name="T219">массив</text:span><text:span text:style-name="T217">)</text:span><text:span text:style-name="T214">:</text:span></text:p>
      <text:p text:style-name="P255"><text:span text:style-name="T59">{ </text:span><text:span text:style-name="T47">"</text:span><text:span text:style-name="T49">I</text:span><text:span text:style-name="T50">P</text:span><text:span text:style-name="T47">":"</text:span><text:span text:style-name="T49">I</text:span><text:span text:style-name="T50">P-address</text:span><text:span text:style-name="T47">", "</text:span><text:span text:style-name="T50">Role</text:span><text:span text:style-name="T47">":"</text:span><text:span text:style-name="T50">user-role</text:span><text:span text:style-name="T47">" </text:span><text:span text:style-name="T50">}</text:span></text:p>
      <text:p text:style-name="P243"/>
      <text:p text:style-name="P243"><text:soft-page-break/><text:span text:style-name="T139">П</text:span>ример <text:span text:style-name="T280">файла</text:span> <text:span text:style-name="T373">(</text:span>roles.json<text:span text:style-name="T373">)</text:span>:</text:p>
      <text:p text:style-name="P243"/>
      <text:p text:style-name="P61">[{"IP":"192.168.1.220", "Role":"viewer"},</text:p>
      <text:p text:style-name="P61"><text:s/>{"IP":"192.168.1.77", "Role":"manager"},</text:p>
      <text:p text:style-name="P61"><text:s/>{"IP":"127.0.0.1", "Role":"manager"}</text:p>
      <text:p text:style-name="P61">]</text:p>
      <text:p text:style-name="P94"><text:span text:style-name="T241">Ассоциативный массив поддержива</text:span><text:span text:style-name="T244">ет</text:span><text:span text:style-name="T241"> следующие аргументы:</text:span></text:p>
      <text:p text:style-name="P24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 table:style-name="TableLine2429279715008">
            <table:table-cell table:style-name="Таблица4.A1" office:value-type="string">
              <text:p text:style-name="P294">Аргумент</text:p>
            </table:table-cell>
            <table:table-cell table:style-name="Таблица4.A1" office:value-type="string">
              <text:p text:style-name="P294">Тип данных</text:p>
            </table:table-cell>
            <table:table-cell table:style-name="Таблица4.A1" office:value-type="string">
              <text:p text:style-name="P294">Значение</text:p>
            </table:table-cell>
            <table:table-cell table:style-name="Таблица4.D1" office:value-type="string">
              <text:p text:style-name="P294">Описание</text:p>
            </table:table-cell>
          </table:table-row>
        </table:table-header-rows>
        <table:table-row table:style-name="TableLine2429279719904">
          <table:table-cell table:style-name="Таблица4.A2" office:value-type="string">
            <text:p text:style-name="P162">"IP"</text:p>
          </table:table-cell>
          <table:table-cell table:style-name="Таблица4.A2" office:value-type="string">
            <text:p text:style-name="P157">строка</text:p>
          </table:table-cell>
          <table:table-cell table:style-name="Таблица4.A2" office:value-type="string">
            <text:p text:style-name="P24"><text:span text:style-name="T167">с</text:span><text:span text:style-name="T166">трока IP-адреса</text:span></text:p>
          </table:table-cell>
          <table:table-cell table:style-name="Таблица4.D2" office:value-type="string">
            <text:p text:style-name="P335"><text:span text:style-name="T166">IP-адрес </text:span><text:span text:style-name="T168">клиента-пользователя</text:span></text:p>
          </table:table-cell>
        </table:table-row>
        <table:table-row table:style-name="TableLine2429279712416">
          <table:table-cell table:style-name="Таблица4.A2" office:value-type="string">
            <text:p text:style-name="P162">"R<text:span text:style-name="T282">ole"</text:span></text:p>
          </table:table-cell>
          <table:table-cell table:style-name="Таблица4.A2" office:value-type="string">
            <text:p text:style-name="P159">с<text:span text:style-name="T281">трока</text:span></text:p>
          </table:table-cell>
          <table:table-cell table:style-name="Таблица4.A2" office:value-type="string">
            <text:p text:style-name="P169"/>
            <text:p text:style-name="P169">"viewer"</text:p>
            <text:p text:style-name="P169">"manager"</text:p>
            <text:p text:style-name="P169"/>
          </table:table-cell>
          <table:table-cell table:style-name="Таблица4.D2" office:value-type="string">
            <text:p text:style-name="P170">Роль клиента-пользователя</text:p>
            <text:p text:style-name="P170">- только получение данных</text:p>
            <text:p text:style-name="P170">- получение данных и отправка запросов (управление)</text:p>
          </table:table-cell>
        </table:table-row>
      </table:table>
      <text:p text:style-name="P7"/>
      <text:h text:style-name="P442" text:outline-level="2"><text:bookmark-start text:name="__RefHeading___Toc3424_2919218502"/><text:span text:style-name="T379">А</text:span><text:span text:style-name="T283">рхивировани</text:span><text:span text:style-name="T379">е</text:span><text:span text:style-name="T283"> (Arh)</text:span><text:bookmark-end text:name="__RefHeading___Toc3424_2919218502"/></text:h>
      <text:p text:style-name="P279">Файл содержит настройки архивирования: тип архива, подключение к базе данных, профиль архивирования и т. п.</text:p>
      <text:p text:style-name="P281">Настройки архивирования представлены в виде одного ассоциативного массива.</text:p>
      <text:p text:style-name="P245"/>
      <text:p text:style-name="P245"><text:span text:style-name="T139">П</text:span>ример <text:span text:style-name="T296">файла</text:span> <text:span text:style-name="T374">(</text:span><text:span text:style-name="T73">arh</text:span>.json<text:span text:style-name="T374">)</text:span>:</text:p>
      <text:p text:style-name="P245"/>
      <text:p text:style-name="P62">{"<text:span text:style-name="T73">Host</text:span>": "<text:span text:style-name="T73">192.168.1.220</text:span>",</text:p>
      <text:p text:style-name="P62"><text:s/>"<text:span text:style-name="T73">Port</text:span>": "<text:span text:style-name="T73">3306</text:span>",</text:p>
      <text:p text:style-name="P62"><text:s/>"<text:span text:style-name="T73">User</text:span>": "<text:span text:style-name="T73">login</text:span>",</text:p>
      <text:p text:style-name="P62"><text:s/>"<text:span text:style-name="T73">Passwd</text:span>": "<text:span text:style-name="T73">password</text:span>",</text:p>
      <text:p text:style-name="P63"><text:s/>"<text:span text:style-name="T74">Db</text:span>": "<text:span text:style-name="T74">arh1</text:span>",</text:p>
      <text:p text:style-name="P64"><text:s/>"<text:span text:style-name="T78">Profile</text:span>": "<text:span text:style-name="T78">5min</text:span>",</text:p>
      <text:p text:style-name="P65"><text:s/>"<text:span text:style-name="T79">UseLog</text:span>": <text:span text:style-name="T144">1</text:span>,</text:p>
      <text:p text:style-name="P66"><text:s/>"<text:span text:style-name="T79">UseLog</text:span><text:span text:style-name="T80">Event</text:span>": <text:span text:style-name="T144">1</text:span>,</text:p>
      <text:p text:style-name="P107"><text:span text:style-name="T52"><text:s/>"Log": "E:\\</text:span><text:span text:style-name="T36">wsscada.conf.d</text:span><text:span text:style-name="T52">\\</text:span><text:span text:style-name="T53">arh</text:span><text:span text:style-name="T52">.log",</text:span></text:p>
      <text:p text:style-name="P107"><text:span text:style-name="T52"><text:s/>"Log</text:span><text:span text:style-name="T54">Event</text:span><text:span text:style-name="T52">": "E:\\</text:span><text:span text:style-name="T36">wsscada.conf.d</text:span><text:span text:style-name="T52">\\</text:span><text:span text:style-name="T54">arh-ev</text:span><text:span text:style-name="T52">.log"</text:span></text:p>
      <text:p text:style-name="P62">}</text:p>
      <text:p text:style-name="P3"/>
      <text:p text:style-name="P226">Пути к файлам для ОС <text:span text:style-name="T67">Linux:</text:span></text:p>
      <text:p text:style-name="P402"><text:span text:style-name="T19"><text:s text:c="2"/>"</text:span><text:span text:style-name="T27">Log</text:span><text:span text:style-name="T19">": "/</text:span><text:span text:style-name="T27">var</text:span><text:span text:style-name="T26">/lo</text:span><text:span text:style-name="T27">g</text:span><text:span text:style-name="T26">/</text:span><text:span text:style-name="T23">wsscada/</text:span><text:span text:style-name="T27">arh</text:span><text:span text:style-name="T23">.</text:span><text:span text:style-name="T27">log</text:span><text:span text:style-name="T19">",</text:span></text:p>
      <text:p text:style-name="P402"><text:span text:style-name="T19"><text:s text:c="2"/>"</text:span><text:span text:style-name="T27">LogEvent</text:span><text:span text:style-name="T19">": "/</text:span><text:span text:style-name="T22">v</text:span><text:span text:style-name="T27">ar</text:span><text:span text:style-name="T26">/</text:span><text:span text:style-name="T27">log</text:span><text:span text:style-name="T26">/</text:span><text:span text:style-name="T23">wsscada/</text:span><text:span text:style-name="T27">arh-ev</text:span><text:span text:style-name="T19">.</text:span><text:span text:style-name="T27">log</text:span><text:span text:style-name="T19">"</text:span></text:p>
      <text:p text:style-name="P260"/>
      <text:p text:style-name="P264">Ассоциативный массив поддерживает следующие аргументы:</text:p>
      <text:p text:style-name="P3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 table:style-name="TableLine2429279719616">
            <table:table-cell table:style-name="Таблица5.A1" office:value-type="string">
              <text:p text:style-name="P295">Аргумент</text:p>
            </table:table-cell>
            <table:table-cell table:style-name="Таблица5.A1" office:value-type="string">
              <text:p text:style-name="P295">Тип данных</text:p>
            </table:table-cell>
            <table:table-cell table:style-name="Таблица5.A1" office:value-type="string">
              <text:p text:style-name="P295">Значение</text:p>
            </table:table-cell>
            <table:table-cell table:style-name="Таблица5.D1" office:value-type="string">
              <text:p text:style-name="P295">Описание</text:p>
            </table:table-cell>
          </table:table-row>
        </table:table-header-rows>
        <table:table-row table:style-name="TableLine2429279715584">
          <table:table-cell table:style-name="Таблица5.A2" office:value-type="string">
            <text:p text:style-name="P162">"H<text:span text:style-name="T297">ost"</text:span></text:p>
          </table:table-cell>
          <table:table-cell table:style-name="Таблица5.A2" office:value-type="string">
            <text:p text:style-name="P160">строка</text:p>
          </table:table-cell>
          <table:table-cell table:style-name="Таблица5.A2" office:value-type="string">
            <text:p text:style-name="P25"><text:span text:style-name="T167">с</text:span><text:span text:style-name="T166">трока IP-адреса </text:span><text:span text:style-name="T169">или Хост-имени</text:span></text:p>
          </table:table-cell>
          <table:table-cell table:style-name="Таблица5.D2" office:value-type="string">
            <text:p text:style-name="P336"><text:span text:style-name="T166">IP-адрес </text:span><text:span text:style-name="T168">и</text:span><text:span text:style-name="T169">ли Хост-имя СУБД</text:span></text:p>
            <text:p text:style-name="P348"><text:span text:style-name="T169">= «</text:span><text:span text:style-name="T164">localhost</text:span><text:span text:style-name="T169">» </text:span><text:span text:style-name="T164">(по-умолчанию)</text:span></text:p>
          </table:table-cell>
        </table:table-row>
        <table:table-row table:style-name="TableLine2429279714144">
          <table:table-cell table:style-name="Таблица5.A2" office:value-type="string">
            <text:p text:style-name="P162">"P<text:span text:style-name="T297">ort"</text:span></text:p>
          </table:table-cell>
          <table:table-cell table:style-name="Таблица5.A2" office:value-type="string">
            <text:p text:style-name="P157">число</text:p>
          </table:table-cell>
          <table:table-cell table:style-name="Таблица5.A2" office:value-type="string">
            <text:p text:style-name="P157"><text:span text:style-name="T281">1</text:span> … 65535</text:p>
          </table:table-cell>
          <table:table-cell table:style-name="Таблица5.D2" office:value-type="string">
            <text:p text:style-name="P335"><text:span text:style-name="T166">Номер сетевого порта </text:span><text:span text:style-name="T169">СУБД</text:span></text:p>
            <text:p text:style-name="P348"><text:span text:style-name="T169">= </text:span><text:span text:style-name="T164">3306 (по-умолчанию)</text:span></text:p>
          </table:table-cell>
        </table:table-row>
        <table:table-row table:style-name="TableLine2429280231792">
          <table:table-cell table:style-name="Таблица5.A2" office:value-type="string">
            <text:p text:style-name="P171">"User"</text:p>
          </table:table-cell>
          <table:table-cell table:style-name="Таблица5.A2" office:value-type="string">
            <text:p text:style-name="P161">с<text:span text:style-name="T297">трока</text:span></text:p>
          </table:table-cell>
          <table:table-cell table:style-name="Таблица5.A2" office:value-type="string">
            <text:p text:style-name="P167">л<text:span text:style-name="T298">юбая строка</text:span></text:p>
          </table:table-cell>
          <table:table-cell table:style-name="Таблица5.D2" office:value-type="string">
            <text:p text:style-name="P166">И<text:span text:style-name="T298">мя пользователя СУБД</text:span></text:p>
            <text:p text:style-name="P174">= «» (по-умолчанию)</text:p>
          </table:table-cell>
        </table:table-row>
        <table:table-row table:style-name="TableLine2429280238416">
          <table:table-cell table:style-name="Таблица5.A2" office:value-type="string">
            <text:p text:style-name="P171">"P<text:span text:style-name="T298">asswd"</text:span></text:p>
          </table:table-cell>
          <table:table-cell table:style-name="Таблица5.A2" office:value-type="string">
            <text:p text:style-name="P161">с<text:span text:style-name="T297">трока</text:span></text:p>
          </table:table-cell>
          <table:table-cell table:style-name="Таблица5.A2" office:value-type="string">
            <text:p text:style-name="P167">л<text:span text:style-name="T298">юбая строка</text:span></text:p>
          </table:table-cell>
          <table:table-cell table:style-name="Таблица5.D2" office:value-type="string">
            <text:p text:style-name="P337"><text:span text:style-name="T166">П</text:span><text:span text:style-name="T170">ароль пользователя СУБД</text:span></text:p>
            <text:p text:style-name="P174">= «» (по-умолчанию)</text:p>
          </table:table-cell>
        </table:table-row>
        <text:soft-page-break/>
        <table:table-row table:style-name="TableLine2429280234096">
          <table:table-cell table:style-name="Таблица5.A2" office:value-type="string">
            <text:p text:style-name="P171">"D<text:span text:style-name="T298">b"</text:span></text:p>
          </table:table-cell>
          <table:table-cell table:style-name="Таблица5.A2" office:value-type="string">
            <text:p text:style-name="P161">с<text:span text:style-name="T297">трока</text:span></text:p>
          </table:table-cell>
          <table:table-cell table:style-name="Таблица5.A2" office:value-type="string">
            <text:p text:style-name="P167">л<text:span text:style-name="T298">юбая строка</text:span></text:p>
          </table:table-cell>
          <table:table-cell table:style-name="Таблица5.D2" office:value-type="string">
            <text:p text:style-name="P166">И<text:span text:style-name="T298">мя базы данных</text:span></text:p>
            <text:p text:style-name="P174">= «» (по-умолчанию)</text:p>
          </table:table-cell>
        </table:table-row>
        <table:table-row table:style-name="TableLine2429280242736">
          <table:table-cell table:style-name="Таблица5.A2" office:value-type="string">
            <text:p text:style-name="P171">"P<text:span text:style-name="T298">rofile"</text:span></text:p>
          </table:table-cell>
          <table:table-cell table:style-name="Таблица5.A2" office:value-type="string">
            <text:p text:style-name="P161">с<text:span text:style-name="T297">трока</text:span></text:p>
          </table:table-cell>
          <table:table-cell table:style-name="Таблица5.A2" office:value-type="string">
            <text:p text:style-name="P175"/>
            <text:p text:style-name="P175"><text:line-break/>«1min»</text:p>
            <text:p text:style-name="P175">«5min»</text:p>
            <text:p text:style-name="P175">«15min»</text:p>
            <text:p text:style-name="P175">«30min»</text:p>
            <text:p text:style-name="P175">«hour»</text:p>
            <text:p text:style-name="P175">«event»</text:p>
          </table:table-cell>
          <table:table-cell table:style-name="Таблица5.D2" office:value-type="string">
            <text:p text:style-name="P166">П<text:span text:style-name="T298">рофиль периодичности архивирования</text:span></text:p>
            <text:p text:style-name="P176"><text:span text:style-name="T298">= «» </text:span>(по-умолчанию)</text:p>
            <text:p text:style-name="P174">- 1 минута</text:p>
            <text:p text:style-name="P174">- «5min» - 5 минут</text:p>
            <text:p text:style-name="P174">- «15min» - 15 минута</text:p>
            <text:p text:style-name="P174">- «30min» - 30 минут</text:p>
            <text:p text:style-name="P174">- «hour» - 1 час</text:p>
            <text:p text:style-name="P174">- «event» - по событию</text:p>
          </table:table-cell>
        </table:table-row>
        <table:table-row table:style-name="TableLine2429280233520">
          <table:table-cell table:style-name="Таблица5.A2" office:value-type="string">
            <text:p text:style-name="P129">"UseLog"</text:p>
          </table:table-cell>
          <table:table-cell table:style-name="Таблица5.A2" office:value-type="string">
            <text:p text:style-name="P149">число</text:p>
          </table:table-cell>
          <table:table-cell table:style-name="Таблица5.A2" office:value-type="string">
            <text:p text:style-name="P137"/>
            <text:p text:style-name="P137"/>
            <text:p text:style-name="P137">0</text:p>
            <text:p text:style-name="P137">1</text:p>
          </table:table-cell>
          <table:table-cell table:style-name="Таблица5.D2" office:value-type="string">
            <text:p text:style-name="P150"><text:span text:style-name="T162">Использовать з</text:span>апись журнала работы <text:span text:style-name="T300">процесса</text:span> <text:span text:style-name="T300">периодического архивирования</text:span></text:p>
            <text:p text:style-name="P145">- выключено <text:span text:style-name="T159">(по-умолчанию)</text:span></text:p>
            <text:p text:style-name="P145">- включено</text:p>
          </table:table-cell>
        </table:table-row>
        <table:table-row table:style-name="TableLine2429280230064">
          <table:table-cell table:style-name="Таблица5.A2" office:value-type="string">
            <text:p text:style-name="P129">"UseLog<text:span text:style-name="T300">Event"</text:span></text:p>
          </table:table-cell>
          <table:table-cell table:style-name="Таблица5.A2" office:value-type="string">
            <text:p text:style-name="P149">число</text:p>
          </table:table-cell>
          <table:table-cell table:style-name="Таблица5.A2" office:value-type="string">
            <text:p text:style-name="P137"/>
            <text:p text:style-name="P137"/>
            <text:p text:style-name="P137">0</text:p>
            <text:p text:style-name="P137">1</text:p>
          </table:table-cell>
          <table:table-cell table:style-name="Таблица5.D2" office:value-type="string">
            <text:p text:style-name="P150"><text:span text:style-name="T162">Использовать з</text:span>апись журнала работы <text:span text:style-name="T300">процесса</text:span> <text:span text:style-name="T299">архивирования по событию</text:span></text:p>
            <text:p text:style-name="P145">- выключено <text:span text:style-name="T159">(по-умолчанию)</text:span></text:p>
            <text:p text:style-name="P145">- включено</text:p>
          </table:table-cell>
        </table:table-row>
        <table:table-row table:style-name="TableLine2429280235536">
          <table:table-cell table:style-name="Таблица5.A2" office:value-type="string">
            <text:p text:style-name="P129">"Log"</text:p>
          </table:table-cell>
          <table:table-cell table:style-name="Таблица5.A2" office:value-type="string">
            <text:p text:style-name="P154">строка</text:p>
          </table:table-cell>
          <table:table-cell table:style-name="Таблица5.A2" office:value-type="string">
            <text:p text:style-name="P154">путь к <text:span text:style-name="T301">текстовому </text:span>файлу</text:p>
          </table:table-cell>
          <table:table-cell table:style-name="Таблица5.D2" office:value-type="string">
            <text:p text:style-name="P334"><text:span text:style-name="T163">Ф</text:span>айл <text:span text:style-name="T163">журнала работы процесса периодического архивирования</text:span></text:p>
            <text:p text:style-name="P345">= «» (по-умолчанию)</text:p>
          </table:table-cell>
        </table:table-row>
        <table:table-row table:style-name="TableLine2429280232368">
          <table:table-cell table:style-name="Таблица5.A2" office:value-type="string">
            <text:p text:style-name="P129">"Log<text:span text:style-name="T302">Event"</text:span></text:p>
          </table:table-cell>
          <table:table-cell table:style-name="Таблица5.A2" office:value-type="string">
            <text:p text:style-name="P154">строка</text:p>
          </table:table-cell>
          <table:table-cell table:style-name="Таблица5.A2" office:value-type="string">
            <text:p text:style-name="P154">путь к <text:span text:style-name="T301">текстовому </text:span>файлу</text:p>
          </table:table-cell>
          <table:table-cell table:style-name="Таблица5.D2" office:value-type="string">
            <text:p text:style-name="P334"><text:span text:style-name="T163">Ф</text:span>айл <text:span text:style-name="T163">журнала работы процесса архивирования по событию</text:span></text:p>
            <text:p text:style-name="P345">= «» (по-умолчанию)</text:p>
          </table:table-cell>
        </table:table-row>
      </table:table>
      <text:p text:style-name="P8"/>
      <text:h text:style-name="P441" text:outline-level="2"><text:bookmark-start text:name="__RefHeading___Toc3426_2919218502"/><text:span text:style-name="T379">Сети </text:span><text:span text:style-name="T303">(Net)</text:span><text:bookmark-end text:name="__RefHeading___Toc3426_2919218502"/></text:h>
      <text:p text:style-name="P310">Файл содержит список <text:span text:style-name="T377">(один массив)</text:span> настроек сетей связи. <text:span text:style-name="T377">Каждая отдельная сеть представлена ассоциативным массивом. </text:span>За каждой сетью закреплено целевое оборудование, с которым Регистратор будет взаимодействовать.</text:p>
      <text:p text:style-name="P246"/>
      <text:p text:style-name="P246"><text:span text:style-name="T139">П</text:span>ример <text:span text:style-name="T375">файла</text:span> <text:span text:style-name="T375">(</text:span>networks.json<text:span text:style-name="T375">)</text:span>:</text:p>
      <text:p text:style-name="P246"/>
      <text:p text:style-name="P67">[ {"ID": 1,</text:p>
      <text:p text:style-name="P67"><text:s text:c="3"/>"ProtoComm": "eth",</text:p>
      <text:p text:style-name="P67"><text:s text:c="3"/>"ProtoData": "modbus_tcp",</text:p>
      <text:p text:style-name="P67"><text:s text:c="3"/>"Allow": 1,</text:p>
      <text:p text:style-name="P108"><text:span text:style-name="T52"><text:s text:c="3"/>"Devices": "E:\\</text:span><text:span text:style-name="T36">wsscada.conf.d</text:span><text:span text:style-name="T52">\\devices.</text:span><text:span text:style-name="T45">eth</text:span><text:span text:style-name="T52">.json"</text:span></text:p>
      <text:p text:style-name="P67"><text:s text:c="3"/>},</text:p>
      <text:p text:style-name="P67"><text:s text:c="2"/>{"ID": <text:span text:style-name="T86">2</text:span>,</text:p>
      <text:p text:style-name="P67"><text:s text:c="3"/>"ProtoComm": "serial",</text:p>
      <text:p text:style-name="P67"><text:s text:c="3"/>"ProtoData": "modbus_rtu",</text:p>
      <text:p text:style-name="P67"><text:s text:c="3"/>"Port": 9,</text:p>
      <text:p text:style-name="P67"><text:s text:c="3"/>"Spd": 9600,</text:p>
      <text:p text:style-name="P67"><text:s text:c="3"/>"Prty": "None",</text:p>
      <text:p text:style-name="P67"><text:s text:c="3"/>"DataBits": 8,</text:p>
      <text:p text:style-name="P67"><text:s text:c="3"/>"StopBits": 1,</text:p>
      <text:p text:style-name="P67"><text:s text:c="3"/>"Mode": "RS485",</text:p>
      <text:p text:style-name="P67"><text:s text:c="3"/>"Allow": 1,</text:p>
      <text:p text:style-name="P108"><text:span text:style-name="T52"><text:s text:c="3"/>"Devices": "E:\\</text:span><text:span text:style-name="T36">wsscada.conf.d</text:span><text:span text:style-name="T52">\\devices.</text:span><text:span text:style-name="T45">rs485</text:span><text:span text:style-name="T52">.json"</text:span></text:p>
      <text:p text:style-name="P87"><text:s text:c="3"/>},</text:p>
      <text:p text:style-name="P88"><text:s text:c="3"/>{"ID": <text:span text:style-name="T143">3</text:span>,</text:p>
      <text:p text:style-name="P88"><text:soft-page-break/><text:s text:c="4"/>"ProtoComm": "dummy",</text:p>
      <text:p text:style-name="P88"><text:s text:c="4"/>"Allow": 1,</text:p>
      <text:p text:style-name="P108"><text:span text:style-name="T43"><text:s text:c="4"/>"Devices": "</text:span><text:span text:style-name="T44">E</text:span><text:span text:style-name="T43">:\\</text:span><text:span text:style-name="T37">wsscada.conf.d</text:span><text:span text:style-name="T43">\\devices.</text:span><text:span text:style-name="T45">dummy</text:span><text:span text:style-name="T43">.json"</text:span></text:p>
      <text:p text:style-name="P88"><text:s text:c="4"/>}</text:p>
      <text:p text:style-name="P68">]</text:p>
      <text:p text:style-name="P4"/>
      <text:p text:style-name="P227">Пути к файлам для ОС <text:span text:style-name="T67">Linux:</text:span></text:p>
      <text:p text:style-name="P403"><text:span text:style-name="T19"><text:s text:c="2"/>"</text:span><text:span text:style-name="T38">Devices</text:span><text:span text:style-name="T19">": "</text:span><text:span text:style-name="T27">/usr/local/etc/wsscada.conf.d/devices.</text:span><text:span text:style-name="T28">eth</text:span><text:span text:style-name="T27">.json</text:span><text:span text:style-name="T19">"</text:span></text:p>
      <text:p text:style-name="P404"><text:span text:style-name="T19"><text:tab/>"</text:span><text:span text:style-name="T38">Devices</text:span><text:span text:style-name="T19">": "</text:span><text:span text:style-name="T27">/usr/local/etc/wsscada.conf.d/devices.</text:span><text:span text:style-name="T28">rs485</text:span><text:span text:style-name="T27">.json</text:span><text:span text:style-name="T19">"</text:span></text:p>
      <text:p text:style-name="P404"><text:span text:style-name="T19"><text:tab/>"</text:span><text:span text:style-name="T38">Devices</text:span><text:span text:style-name="T19">": "</text:span><text:span text:style-name="T27">/usr/local/etc/wsscada.conf.d/devices.</text:span><text:span text:style-name="T28">dummy</text:span><text:span text:style-name="T27">.json</text:span><text:span text:style-name="T19">"</text:span></text:p>
      <text:p text:style-name="P261"/>
      <text:p text:style-name="P265">Ассоциативный массив <text:span text:style-name="T312">с настройками одной сети</text:span> поддерживает следующие аргументы:</text:p>
      <text:p text:style-name="P26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 table:style-name="TableLine2429280239856">
            <table:table-cell table:style-name="Таблица6.A1" office:value-type="string">
              <text:p text:style-name="P296">Аргумент</text:p>
            </table:table-cell>
            <table:table-cell table:style-name="Таблица6.A1" office:value-type="string">
              <text:p text:style-name="P296">Тип данных</text:p>
            </table:table-cell>
            <table:table-cell table:style-name="Таблица6.A1" office:value-type="string">
              <text:p text:style-name="P296">Значение</text:p>
            </table:table-cell>
            <table:table-cell table:style-name="Таблица6.D1" office:value-type="string">
              <text:p text:style-name="P296">Описание</text:p>
            </table:table-cell>
          </table:table-row>
        </table:table-header-rows>
        <table:table-row table:style-name="TableLine2429280240432">
          <table:table-cell table:style-name="Таблица6.A2" office:value-type="string">
            <text:p text:style-name="P178">"ID"</text:p>
          </table:table-cell>
          <table:table-cell table:style-name="Таблица6.A2" office:value-type="string">
            <text:p text:style-name="P177">число</text:p>
          </table:table-cell>
          <table:table-cell table:style-name="Таблица6.A2" office:value-type="string">
            <text:p text:style-name="P172"/>
            <text:p text:style-name="P355"><text:span text:style-name="T169">0 … </text:span><text:span text:style-name="T164">65535</text:span></text:p>
          </table:table-cell>
          <table:table-cell table:style-name="Таблица6.D2" office:value-type="string">
            <text:p text:style-name="P183">ID сети</text:p>
            <text:p text:style-name="P183">= 0 (по-умолчанию)</text:p>
          </table:table-cell>
        </table:table-row>
        <table:table-row table:style-name="TableLine2429280236688">
          <table:table-cell table:style-name="Таблица6.A2" office:value-type="string">
            <text:p text:style-name="P178">"ProtoComm"</text:p>
          </table:table-cell>
          <table:table-cell table:style-name="Таблица6.A2" office:value-type="string">
            <text:p text:style-name="P177">строка</text:p>
          </table:table-cell>
          <table:table-cell table:style-name="Таблица6.A2" office:value-type="string">
            <text:p text:style-name="P26"/>
            <text:p text:style-name="P26"/>
            <text:p text:style-name="P26">"serial"</text:p>
            <text:p text:style-name="P26"/>
            <text:p text:style-name="P27">"<text:span text:style-name="T305">eth</text:span>"</text:p>
            <text:p text:style-name="P27">"<text:span text:style-name="T305">dummy</text:span>"</text:p>
          </table:table-cell>
          <table:table-cell table:style-name="Таблица6.D2" office:value-type="string">
            <text:p text:style-name="P349"><text:span text:style-name="T304">П</text:span>ротокол физического уровня передачи данных (коммуникационный интерфейс)</text:p>
            <text:p text:style-name="P349">- последовательный интерфейс (COM, UART, COM через USB)</text:p>
            <text:p text:style-name="P349">- ethernet (TCP/IP)</text:p>
            <text:p text:style-name="P349">- пустышка"</text:p>
          </table:table-cell>
        </table:table-row>
        <table:table-row table:style-name="TableLine2429280241296">
          <table:table-cell table:style-name="Таблица6.A2" office:value-type="string">
            <text:p text:style-name="P188">"ProtoData"</text:p>
          </table:table-cell>
          <table:table-cell table:style-name="Таблица6.A2" office:value-type="string">
            <text:p text:style-name="P187">строка</text:p>
          </table:table-cell>
          <table:table-cell table:style-name="Таблица6.A2" office:value-type="string">
            <text:p text:style-name="P28"/>
            <text:p text:style-name="P28"/>
            <text:p text:style-name="P28">"modbus_rtu"</text:p>
            <text:p text:style-name="P28">"modbus_tcp"</text:p>
            <text:p text:style-name="P28">"dcon"</text:p>
          </table:table-cell>
          <table:table-cell table:style-name="Таблица6.D2" office:value-type="string">
            <text:p text:style-name="P349"><text:span text:style-name="T306">П</text:span>ротокол прикладного уровня передачи данных:</text:p>
            <text:p text:style-name="P349">- для <text:span text:style-name="T93">Net</text:span>["ProtoComm"]: "serial"</text:p>
            <text:p text:style-name="P351">- для Net["ProtoComm"]: "eth"</text:p>
            <text:p text:style-name="P352">- для Net["ProtoComm"]: "dcon"</text:p>
          </table:table-cell>
        </table:table-row>
        <table:table-row table:style-name="TableLine2429280230640">
          <table:table-cell table:style-name="Таблица6.A2" office:value-type="string">
            <text:p text:style-name="P193">"Port"</text:p>
          </table:table-cell>
          <table:table-cell table:style-name="Таблица6.A2" office:value-type="string">
            <text:p text:style-name="P192">число</text:p>
          </table:table-cell>
          <table:table-cell table:style-name="Таблица6.A2" office:value-type="string">
            <text:p text:style-name="P359"/>
            <text:p text:style-name="P359"/>
            <text:p text:style-name="P359">0 … 250</text:p>
          </table:table-cell>
          <table:table-cell table:style-name="Таблица6.D2" office:value-type="string">
            <text:p text:style-name="P360">Номер последовательного порта для <text:span text:style-name="T297">Net["ProtoComm"]: "serial"</text:span></text:p>
            <text:p text:style-name="P360">= 0 (по-умолчанию)</text:p>
          </table:table-cell>
        </table:table-row>
        <table:table-row table:style-name="TableLine2429280229488">
          <table:table-cell table:style-name="Таблица6.A2" office:value-type="string">
            <text:p text:style-name="P197">"PortPref"</text:p>
          </table:table-cell>
          <table:table-cell table:style-name="Таблица6.A2" office:value-type="string">
            <text:p text:style-name="P196">строка</text:p>
          </table:table-cell>
          <table:table-cell table:style-name="Таблица6.A2" office:value-type="string">
            <text:p text:style-name="P26"/>
            <text:p text:style-name="P26"/>
            <text:p text:style-name="P26">"COM"</text:p>
            <text:p text:style-name="P29">"/dev/ttyUSB"</text:p>
            <text:p text:style-name="P29">"/dev/ttyS"</text:p>
          </table:table-cell>
          <table:table-cell table:style-name="Таблица6.D2" office:value-type="string">
            <text:p text:style-name="P353"><text:span text:style-name="T307">П</text:span>рефикс имени последовательного порта Net["ProtoComm"]: "serial"</text:p>
            <text:p text:style-name="P353">- <text:span text:style-name="T307">для ОС Windows</text:span></text:p>
            <text:p text:style-name="P354">- для ОС Linux</text:p>
            <text:p text:style-name="P101">- для ОС <text:span text:style-name="T307">Linux</text:span></text:p>
          </table:table-cell>
        </table:table-row>
        <table:table-row table:style-name="TableLine2429280238704">
          <table:table-cell table:style-name="Таблица6.A2" office:value-type="string">
            <text:p text:style-name="P31"><text:span text:style-name="T171">"PortD</text:span><text:span text:style-name="T172">ev"</text:span></text:p>
          </table:table-cell>
          <table:table-cell table:style-name="Таблица6.A2" office:value-type="string">
            <text:p text:style-name="P196">строка</text:p>
          </table:table-cell>
          <table:table-cell table:style-name="Таблица6.A2" office:value-type="string">
            <text:p text:style-name="P26"/>
            <text:p text:style-name="P26"/>
            <text:p text:style-name="P26">"COM<text:span text:style-name="T308">n</text:span>"</text:p>
            <text:p text:style-name="P30">если n &gt; 9, <text:span text:style-name="T308">то</text:span></text:p>
            <text:p text:style-name="P30">"\\\\.\\COMn"</text:p>
            <text:p text:style-name="P26"/>
            <text:p text:style-name="P29">"/dev/ttyUSB<text:span text:style-name="T308">n</text:span>"</text:p>
            <text:p text:style-name="P29">"/dev/ttyS<text:span text:style-name="T308">n</text:span>"</text:p>
            <text:p text:style-name="P29"/>
            <text:p text:style-name="P361">где, n от 0 до 250</text:p>
          </table:table-cell>
          <table:table-cell table:style-name="Таблица6.D2" office:value-type="string">
            <text:p text:style-name="P382">Полное имя последовательного порта Net["ProtoComm"]: "serial"</text:p>
            <text:p text:style-name="P353">- <text:span text:style-name="T307">для ОС Windows</text:span></text:p>
            <text:p text:style-name="P100"/>
            <text:p text:style-name="P100"/>
            <text:p text:style-name="P100"/>
            <text:p text:style-name="P354">- для ОС Linux</text:p>
            <text:p text:style-name="P101">- для ОС <text:span text:style-name="T307">Linux</text:span></text:p>
            <text:p text:style-name="P101"/>
            <text:p text:style-name="P101"/>
          </table:table-cell>
        </table:table-row>
        <table:table-row table:style-name="TableLine2429280234960">
          <table:table-cell table:style-name="Таблица6.A2" office:value-type="string">
            <text:p text:style-name="P201">"Spd"</text:p>
          </table:table-cell>
          <table:table-cell table:style-name="Таблица6.A2" office:value-type="string">
            <text:p text:style-name="P202">число</text:p>
          </table:table-cell>
          <table:table-cell table:style-name="Таблица6.A2" office:value-type="string">
            <text:p text:style-name="P362"/>
            <text:p text:style-name="P362">2400</text:p>
            <text:p text:style-name="P362">4800</text:p>
            <text:p text:style-name="P362">9600</text:p>
            <text:p text:style-name="P362">14400</text:p>
            <text:p text:style-name="P362"><text:soft-page-break/>19200</text:p>
            <text:p text:style-name="P362">28800</text:p>
            <text:p text:style-name="P362">38800</text:p>
            <text:p text:style-name="P362">57600</text:p>
            <text:p text:style-name="P362">115200</text:p>
          </table:table-cell>
          <table:table-cell table:style-name="Таблица6.D2" office:value-type="string">
            <text:p text:style-name="P366">Скорость <text:span text:style-name="T307">последовательного порта Net["ProtoComm"]: "serial"</text:span></text:p>
            <text:p text:style-name="P383">- (по-умолчанию)</text:p>
            <text:p text:style-name="P366"/>
            <text:p text:style-name="P366"/>
            <text:p text:style-name="P366"><text:soft-page-break/></text:p>
            <text:p text:style-name="P366"/>
            <text:p text:style-name="P366"/>
            <text:p text:style-name="P366"/>
            <text:p text:style-name="P366"/>
          </table:table-cell>
        </table:table-row>
        <table:table-row table:style-name="TableLine2429280235248">
          <table:table-cell table:style-name="Таблица6.A2" office:value-type="string">
            <text:p text:style-name="P31"><text:span text:style-name="T173">"P</text:span><text:span text:style-name="T174">rty</text:span><text:span text:style-name="T173">"</text:span></text:p>
          </table:table-cell>
          <table:table-cell table:style-name="Таблица6.A2" office:value-type="string">
            <text:p text:style-name="P203">с<text:span text:style-name="T309">трока</text:span></text:p>
          </table:table-cell>
          <table:table-cell table:style-name="Таблица6.A2" office:value-type="string">
            <text:p text:style-name="P362"/>
            <text:p text:style-name="P362"/>
            <text:p text:style-name="P362">"None"</text:p>
            <text:p text:style-name="P362">"Even"</text:p>
            <text:p text:style-name="P362">"Odd"</text:p>
          </table:table-cell>
          <table:table-cell table:style-name="Таблица6.D2" office:value-type="string">
            <text:p text:style-name="P366">Четность последовательного порта Net["ProtoComm"]: "serial"</text:p>
            <text:p text:style-name="P384">- (по-умолчанию)</text:p>
            <text:p text:style-name="P366"/>
            <text:p text:style-name="P366"/>
          </table:table-cell>
        </table:table-row>
        <table:table-row table:style-name="TableLine2429280227472">
          <table:table-cell table:style-name="Таблица6.A2" office:value-type="string">
            <text:p text:style-name="P31"><text:span text:style-name="T173">"D</text:span><text:span text:style-name="T175">ataBits</text:span><text:span text:style-name="T173">"</text:span></text:p>
          </table:table-cell>
          <table:table-cell table:style-name="Таблица6.A2" office:value-type="string">
            <text:p text:style-name="P202">число</text:p>
          </table:table-cell>
          <table:table-cell table:style-name="Таблица6.A2" office:value-type="string">
            <text:p text:style-name="P362"/>
            <text:p text:style-name="P362"/>
            <text:p text:style-name="P363">8</text:p>
            <text:p text:style-name="P363">7</text:p>
          </table:table-cell>
          <table:table-cell table:style-name="Таблица6.D2" office:value-type="string">
            <text:p text:style-name="P366">Количество бит данных последовательного порта Net["ProtoComm"]: "serial"</text:p>
            <text:p text:style-name="P383">- (по-умолчанию)</text:p>
            <text:p text:style-name="P366"/>
          </table:table-cell>
        </table:table-row>
        <table:table-row table:style-name="TableLine2429280232656">
          <table:table-cell table:style-name="Таблица6.A2" office:value-type="string">
            <text:p text:style-name="P31"><text:span text:style-name="T173">"S</text:span><text:span text:style-name="T176">top</text:span><text:span text:style-name="T175">Bits</text:span><text:span text:style-name="T173">"</text:span></text:p>
          </table:table-cell>
          <table:table-cell table:style-name="Таблица6.A2" office:value-type="string">
            <text:p text:style-name="P202">число</text:p>
          </table:table-cell>
          <table:table-cell table:style-name="Таблица6.A2" office:value-type="string">
            <text:p text:style-name="P362"/>
            <text:p text:style-name="P362"/>
            <text:p text:style-name="P370">1</text:p>
            <text:p text:style-name="P370">2</text:p>
          </table:table-cell>
          <table:table-cell table:style-name="Таблица6.D2" office:value-type="string">
            <text:p text:style-name="P366">Количество стоп-бит последовательного порта Net["ProtoComm"]: "serial"</text:p>
            <text:p text:style-name="P383">- (по-умолчанию)</text:p>
            <text:p text:style-name="P366"/>
          </table:table-cell>
        </table:table-row>
        <table:table-row table:style-name="TableLine2429280237552">
          <table:table-cell table:style-name="Таблица6.A2" office:value-type="string">
            <text:p text:style-name="P31"><text:span text:style-name="T173">"M</text:span><text:span text:style-name="T177">ode</text:span><text:span text:style-name="T173">"</text:span></text:p>
          </table:table-cell>
          <table:table-cell table:style-name="Таблица6.A2" office:value-type="string">
            <text:p text:style-name="P204">с<text:span text:style-name="T310">трока</text:span></text:p>
          </table:table-cell>
          <table:table-cell table:style-name="Таблица6.A2" office:value-type="string">
            <text:p text:style-name="P362"/>
            <text:p text:style-name="P362"/>
            <text:p text:style-name="P32"><text:span text:style-name="T173">"R</text:span><text:span text:style-name="T178">S232</text:span><text:span text:style-name="T173">"</text:span></text:p>
            <text:p text:style-name="P32"><text:span text:style-name="T173">"R</text:span><text:span text:style-name="T178">S485</text:span><text:span text:style-name="T173">"</text:span></text:p>
          </table:table-cell>
          <table:table-cell table:style-name="Таблица6.D2" office:value-type="string">
            <text:p text:style-name="P366">Режим работы последовательного порта Net["ProtoComm"]: "serial"</text:p>
            <text:p text:style-name="P383">- (по-умолчанию)</text:p>
            <text:p text:style-name="P366"/>
          </table:table-cell>
        </table:table-row>
        <table:table-row table:style-name="TableLine2429280243024">
          <table:table-cell table:style-name="Таблица6.A2" office:value-type="string">
            <text:p text:style-name="P33"><text:span text:style-name="T173">"A</text:span><text:span text:style-name="T179">llow</text:span><text:span text:style-name="T173">"</text:span></text:p>
          </table:table-cell>
          <table:table-cell table:style-name="Таблица6.A2" office:value-type="string">
            <text:p text:style-name="P209">число</text:p>
          </table:table-cell>
          <table:table-cell table:style-name="Таблица6.A2" office:value-type="string">
            <text:p text:style-name="P138"/>
            <text:p text:style-name="P138">0</text:p>
            <text:p text:style-name="P138">1</text:p>
          </table:table-cell>
          <table:table-cell table:style-name="Таблица6.D2" office:value-type="string">
            <text:p text:style-name="P153">Р<text:span text:style-name="T311">азрешение на работу с сетью</text:span></text:p>
            <text:p text:style-name="P145">- выключено <text:span text:style-name="T159">(по-умолчанию)</text:span></text:p>
            <text:p text:style-name="P145">- включено</text:p>
          </table:table-cell>
        </table:table-row>
        <table:table-row table:style-name="TableLine2429280234672">
          <table:table-cell table:style-name="Таблица6.A2" office:value-type="string">
            <text:p text:style-name="P34"><text:span text:style-name="T173">"D</text:span><text:span text:style-name="T181">evices</text:span><text:span text:style-name="T173">"</text:span></text:p>
          </table:table-cell>
          <table:table-cell table:style-name="Таблица6.A2" office:value-type="string">
            <text:p text:style-name="P212">строка</text:p>
          </table:table-cell>
          <table:table-cell table:style-name="Таблица6.A2" office:value-type="string">
            <text:p text:style-name="P154">путь к файлу формата JSON</text:p>
            <text:p text:style-name="P154">или пусто</text:p>
          </table:table-cell>
          <table:table-cell table:style-name="Таблица6.D2" office:value-type="string">
            <text:p text:style-name="P334"><text:span text:style-name="T163">Ф</text:span>айл со списком настроек <text:span text:style-name="T312">устройств одной сети</text:span></text:p>
            <text:p text:style-name="P345">= «» (по-умолчанию)</text:p>
          </table:table-cell>
        </table:table-row>
      </table:table>
      <text:p text:style-name="P259"/>
      <text:p text:style-name="P272">ProtoComm == "dummy" используется, если:</text:p>
      <text:list xml:id="list972930173" text:style-name="L22">
        <text:list-item>
          <text:p text:style-name="P484">значения регистров:</text:p>
          <text:list>
            <text:list-item>
              <text:p text:style-name="P484">случайные (<text:span text:style-name="T67">Dev.Reg["R</text:span>andom"<text:span text:style-name="T67">]</text:span>)</text:p>
            </text:list-item>
            <text:list-item>
              <text:p text:style-name="P484">предустановленный константы <text:span text:style-name="T67">(Dev.Reg["Value"])</text:span></text:p>
            </text:list-item>
          </text:list>
        </text:list-item>
        <text:list-item>
          <text:p text:style-name="P484">рекомендуется все виртуальные регистры (со случайными или предустановленными значениями) привязывать к отдельной сети суказанием протокола физического уровня данного типа, класс устройства<text:span text:style-name="T67"> (</text:span><text:span text:style-name="T94">Dev</text:span><text:span text:style-name="T67">"Class"]) </text:span>при этом не учитывается (можно указывать как "dummy")</text:p>
        </text:list-item>
      </text:list>
      <text:p text:style-name="P4"/>
      <text:p text:style-name="P95"><text:span text:style-name="T245">Е</text:span><text:span text:style-name="T246">сли определен аргумент PortPref</text:span><text:span text:style-name="T245">, </text:span><text:span text:style-name="T246">то имя последовательного порта в операционной системе формируется следующим образом: </text:span><text:span text:style-name="T55">"PortPref" + "Port"</text:span></text:p>
      <text:p text:style-name="P275"/>
      <text:p text:style-name="P275">Если определен аргумент PortDev, то его значение будет использоваться в качестве имени последовательного порта в операционной системе (значения аргументов Port и PortPref будут проигнорированы).</text:p>
      <text:p text:style-name="P4"/>
      <text:h text:style-name="P436" text:outline-level="2"><text:bookmark-start text:name="__RefHeading___Toc3428_2919218502"/><text:soft-page-break/><text:span text:style-name="T150">У</text:span><text:span text:style-name="T149">стройств</text:span><text:span text:style-name="T150">а</text:span><text:span text:style-name="T149"> (Dev)</text:span><text:bookmark-end text:name="__RefHeading___Toc3428_2919218502"/></text:h>
      <text:p text:style-name="P280">Файл содержит список устройств, запрепленных за определенной сетью. Для каждой сети свой файл со списком устройств (см. выше описание <text:span text:style-name="T67">Net). </text:span><text:span text:style-name="T114">Для каждого устройства закреплен свой список регистров.</text:span></text:p>
      <text:p text:style-name="P247"/>
      <text:p text:style-name="P247"><text:span text:style-name="T139">П</text:span>ример <text:span text:style-name="T313">файла</text:span> devices.<text:span text:style-name="T94">eth</text:span>.json:</text:p>
      <text:p text:style-name="P247"/>
      <text:p text:style-name="P69">[ {"ID": 1,</text:p>
      <text:p text:style-name="P69"><text:s text:c="3"/>"Class": "plc",</text:p>
      <text:p text:style-name="P69"><text:s text:c="3"/>"BaseAddr": 1,</text:p>
      <text:p text:style-name="P69"><text:s text:c="3"/>"IP": "192.168.1.197",</text:p>
      <text:p text:style-name="P69"><text:s text:c="3"/>"Port": 502,</text:p>
      <text:p text:style-name="P69"><text:s text:c="3"/>"Allow": 1,</text:p>
      <text:p text:style-name="P109"><text:span text:style-name="T52"><text:s text:c="3"/>"Registers": "E:\\</text:span><text:span text:style-name="T38">wsscada.conf.d</text:span><text:span text:style-name="T52">\\</text:span><text:span text:style-name="T40">reg</text:span><text:span text:style-name="T38">.</text:span><text:span text:style-name="T40">plc1.</text:span><text:span text:style-name="T41">l2n</text:span><text:span text:style-name="T38">.json</text:span><text:span text:style-name="T52">"</text:span></text:p>
      <text:p text:style-name="P416"><text:span text:style-name="T9"><text:s text:c="3"/></text:span><text:span text:style-name="T10">"ArhTable": "</text:span><text:span text:style-name="T12">arh</text:span><text:span text:style-name="T11">_</text:span><text:span text:style-name="T13">plc1_</text:span><text:span text:style-name="T11">l2n</text:span><text:span text:style-name="T10">"</text:span></text:p>
      <text:p text:style-name="P69"><text:s text:c="3"/>}</text:p>
      <text:p text:style-name="P70">]</text:p>
      <text:p text:style-name="P247"/>
      <text:p text:style-name="P228">Пути к файлам для ОС <text:span text:style-name="T67">Linux:</text:span></text:p>
      <text:p text:style-name="P257"><text:span text:style-name="T19"><text:s text:c="2"/>"</text:span><text:span text:style-name="T27">Registers</text:span><text:span text:style-name="T19">": "</text:span><text:span text:style-name="T27">/usr/local/etc/wsscada.conf.d/</text:span><text:span text:style-name="T28">reg</text:span><text:span text:style-name="T27">.</text:span><text:span text:style-name="T28">plc1.l2n</text:span><text:span text:style-name="T27">.json</text:span><text:span text:style-name="T19">"</text:span></text:p>
      <text:p text:style-name="P247"/>
      <text:p text:style-name="P247"><text:span text:style-name="T139">П</text:span>ример <text:span text:style-name="T313">файла</text:span> devices.<text:span text:style-name="T94">rs485</text:span>.json:</text:p>
      <text:p text:style-name="P247"/>
      <text:p text:style-name="P69">[ {"ID": <text:span text:style-name="T95">1</text:span>,</text:p>
      <text:p text:style-name="P69"><text:s text:c="3"/>"Class": "plc",</text:p>
      <text:p text:style-name="P69"><text:s text:c="3"/>"BaseAddr": 1,</text:p>
      <text:p text:style-name="P69"><text:s text:c="3"/>"Allow": 1,</text:p>
      <text:p text:style-name="P110"><text:span text:style-name="T52"><text:s text:c="3"/>"Registers": "E:\\</text:span><text:span text:style-name="T38">wsscada.conf.d</text:span><text:span text:style-name="T52">\\reg.</text:span><text:span text:style-name="T46">plc1.water</text:span><text:span text:style-name="T52">.json",</text:span></text:p>
      <text:p text:style-name="P110"><text:span text:style-name="T52"><text:s text:c="3"/></text:span><text:span text:style-name="T56">"ArhFile": "E:\\</text:span><text:span text:style-name="T38">wsscada.conf.d</text:span><text:span text:style-name="T56">\\</text:span><text:span text:style-name="T42">arh_plc1_water</text:span><text:span text:style-name="T56">.</text:span><text:span text:style-name="T39">txt</text:span><text:span text:style-name="T56">"</text:span></text:p>
      <text:p text:style-name="P69"><text:s text:c="3"/>}</text:p>
      <text:p text:style-name="P69">]</text:p>
      <text:p text:style-name="P44"/>
      <text:p text:style-name="P229">Пути к файлам для ОС <text:span text:style-name="T67">Linux:</text:span></text:p>
      <text:p text:style-name="P46"><text:span text:style-name="T355"><text:s text:c="2"/>"</text:span><text:span text:style-name="T356">Registers</text:span><text:span text:style-name="T355">": "</text:span><text:span text:style-name="T356">/usr/local/etc/wsscada.conf.d/</text:span><text:span text:style-name="T357">reg</text:span><text:span text:style-name="T356">.</text:span><text:span text:style-name="T357">plc1.</text:span><text:span text:style-name="T358">water</text:span><text:span text:style-name="T356">.json</text:span><text:span text:style-name="T355">"</text:span></text:p>
      <text:p text:style-name="P46"><text:span text:style-name="T355"><text:s text:c="4"/>"</text:span><text:span text:style-name="T358">ArhFile</text:span><text:span text:style-name="T355">": "</text:span><text:span text:style-name="T356">/usr/local/etc/wsscada.conf.d/</text:span><text:span text:style-name="T358">arh_plc1_water</text:span><text:span text:style-name="T356">.</text:span><text:span text:style-name="T359">txt</text:span><text:span text:style-name="T355">"</text:span></text:p>
      <text:p text:style-name="P44"/>
      <text:p text:style-name="P322"><text:span text:style-name="T139">П</text:span>ример <text:span text:style-name="T313">файла</text:span> devices.<text:span text:style-name="T94">dummy</text:span>.json:</text:p>
      <text:p text:style-name="P44"/>
      <text:p text:style-name="P71">[ {"ID": <text:span text:style-name="T96">1</text:span>,</text:p>
      <text:p text:style-name="P71"><text:s text:c="3"/>"Class": "dummy",</text:p>
      <text:p text:style-name="P71"><text:s text:c="3"/>"Allow": 1,</text:p>
      <text:p text:style-name="P42"><text:span text:style-name="T369"><text:s text:c="3"/>"Registers": "</text:span><text:span text:style-name="T367">E</text:span><text:span text:style-name="T369">:\\</text:span><text:span text:style-name="T361">wsscada.conf.d</text:span><text:span text:style-name="T369">\\reg.</text:span><text:span text:style-name="T368">dummy1</text:span><text:span text:style-name="T369">.json"</text:span></text:p>
      <text:p text:style-name="P71"><text:s text:c="3"/>},</text:p>
      <text:p text:style-name="P72"><text:s text:c="2"/>{"ID": <text:span text:style-name="T96">2</text:span>,</text:p>
      <text:p text:style-name="P72"><text:s text:c="3"/>"Class": "dummy",</text:p>
      <text:p text:style-name="P72"><text:s text:c="3"/>"Allow": 1,</text:p>
      <text:p text:style-name="P42"><text:span text:style-name="T369"><text:s text:c="3"/>"Registers": "</text:span><text:span text:style-name="T367">E</text:span><text:span text:style-name="T369">:\\</text:span><text:span text:style-name="T361">wsscada.conf.d</text:span><text:span text:style-name="T369">\\reg.</text:span><text:span text:style-name="T368">dummy2</text:span><text:span text:style-name="T369">.json"</text:span></text:p>
      <text:p text:style-name="P72"><text:s text:c="3"/>}</text:p>
      <text:p text:style-name="P71">]</text:p>
      <text:p text:style-name="P262"/>
      <text:p text:style-name="P269">Ассоциативный массив <text:span text:style-name="T312">с настройками одного устройства</text:span> поддерживает следующие аргументы:</text:p>
      <text:p text:style-name="P266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 table:style-name="TableLine2429280240720">
            <table:table-cell table:style-name="Таблица7.A1" office:value-type="string">
              <text:p text:style-name="P297">Аргумент</text:p>
            </table:table-cell>
            <table:table-cell table:style-name="Таблица7.A1" office:value-type="string">
              <text:p text:style-name="P297">Тип данных</text:p>
            </table:table-cell>
            <table:table-cell table:style-name="Таблица7.A1" office:value-type="string">
              <text:p text:style-name="P297">Значение</text:p>
            </table:table-cell>
            <table:table-cell table:style-name="Таблица7.D1" office:value-type="string">
              <text:p text:style-name="P297">Описание</text:p>
            </table:table-cell>
          </table:table-row>
        </table:table-header-rows>
        <table:table-row table:style-name="TableLine2429280230928">
          <table:table-cell table:style-name="Таблица7.A2" office:value-type="string">
            <text:p text:style-name="P179">"ID"</text:p>
          </table:table-cell>
          <table:table-cell table:style-name="Таблица7.A2" office:value-type="string">
            <text:p text:style-name="P179">число</text:p>
          </table:table-cell>
          <table:table-cell table:style-name="Таблица7.A2" office:value-type="string">
            <text:p text:style-name="P356"><text:span text:style-name="T169">0 … </text:span><text:span text:style-name="T164">65535</text:span></text:p>
          </table:table-cell>
          <table:table-cell table:style-name="Таблица7.D2" office:value-type="string">
            <text:p text:style-name="P338"><text:span text:style-name="T183">ID у</text:span><text:span text:style-name="T182">стройства</text:span></text:p>
            <text:p text:style-name="P184">= 0 (по-умолчанию)</text:p>
          </table:table-cell>
        </table:table-row>
        <text:soft-page-break/>
        <table:table-row table:style-name="TableLine2429280236400">
          <table:table-cell table:style-name="Таблица7.A2" office:value-type="string">
            <text:p text:style-name="P35"><text:span text:style-name="T183">"C</text:span><text:span text:style-name="T184">lass</text:span><text:span text:style-name="T183">"</text:span></text:p>
          </table:table-cell>
          <table:table-cell table:style-name="Таблица7.A2" office:value-type="string">
            <text:p text:style-name="P179">строка</text:p>
          </table:table-cell>
          <table:table-cell table:style-name="Таблица7.A2" office:value-type="string">
            <text:p text:style-name="P35"/>
            <text:p text:style-name="P385">любая строка</text:p>
            <text:p text:style-name="P35">"i7041"</text:p>
          </table:table-cell>
          <table:table-cell table:style-name="Таблица7.D2" office:value-type="string">
            <text:p text:style-name="P386">Класс устройства:</text:p>
            <text:p text:style-name="P350">- «» <text:span text:style-name="T314">(по-умолчанию)</text:span></text:p>
            <text:p text:style-name="P350">- для Net["ProtoData"]: "dcon"</text:p>
          </table:table-cell>
        </table:table-row>
        <table:table-row table:style-name="TableLine2429280236976">
          <table:table-cell table:style-name="Таблица7.A2" office:value-type="string">
            <text:p text:style-name="P189">"BaseAddr"</text:p>
          </table:table-cell>
          <table:table-cell table:style-name="Таблица7.A2" office:value-type="string">
            <text:p text:style-name="P190">ч<text:span text:style-name="T315">исло</text:span></text:p>
          </table:table-cell>
          <table:table-cell table:style-name="Таблица7.A2" office:value-type="string">
            <text:p text:style-name="P388">0 … 250</text:p>
          </table:table-cell>
          <table:table-cell table:style-name="Таблица7.D2" office:value-type="string">
            <text:p text:style-name="P389">Базовый адрес устройства в сети:</text:p>
            <text:p text:style-name="P390">= 0 (по-умолчанию)</text:p>
          </table:table-cell>
        </table:table-row>
        <table:table-row table:style-name="TableLine2429280243312">
          <table:table-cell table:style-name="Таблица7.A2" office:value-type="string">
            <text:p text:style-name="P35"><text:span text:style-name="T185">"I</text:span><text:span text:style-name="T186">P</text:span><text:span text:style-name="T185">"</text:span></text:p>
          </table:table-cell>
          <table:table-cell table:style-name="Таблица7.A2" office:value-type="string">
            <text:p text:style-name="P194">с<text:span text:style-name="T316">трока</text:span></text:p>
          </table:table-cell>
          <table:table-cell table:style-name="Таблица7.A2" office:value-type="string">
            <text:p text:style-name="P24"><text:span text:style-name="T167">с</text:span><text:span text:style-name="T166">трока IP-адреса</text:span></text:p>
          </table:table-cell>
          <table:table-cell table:style-name="Таблица7.D2" office:value-type="string">
            <text:p text:style-name="P339"><text:span text:style-name="T166">IP-адрес </text:span><text:span text:style-name="T168">у</text:span><text:span text:style-name="T186">стройства для </text:span><text:span text:style-name="T169">Net["ProtoComm"]: "e</text:span><text:span text:style-name="T186">th</text:span><text:span text:style-name="T169">"</text:span></text:p>
            <text:p text:style-name="P371"><text:span text:style-name="T169">= «» </text:span><text:span text:style-name="T164">(по-умолчанию)</text:span></text:p>
          </table:table-cell>
        </table:table-row>
        <table:table-row table:style-name="TableLine2429280231504">
          <table:table-cell table:style-name="Таблица7.A2" office:value-type="string">
            <text:p text:style-name="P198">"Port"</text:p>
          </table:table-cell>
          <table:table-cell table:style-name="Таблица7.A2" office:value-type="string">
            <text:p text:style-name="P199">ч<text:span text:style-name="T317">исло</text:span></text:p>
          </table:table-cell>
          <table:table-cell table:style-name="Таблица7.A2" office:value-type="string">
            <text:p text:style-name="P391">0 … 65535</text:p>
          </table:table-cell>
          <table:table-cell table:style-name="Таблица7.D2" office:value-type="string">
            <text:p text:style-name="P102"><text:span text:style-name="T187">Номер сетевого порта</text:span><text:span text:style-name="T166"> </text:span><text:span text:style-name="T168">у</text:span><text:span text:style-name="T186">стройства для </text:span><text:span text:style-name="T169">Net["ProtoComm"]: "e</text:span><text:span text:style-name="T186">th</text:span><text:span text:style-name="T169">"</text:span></text:p>
            <text:p text:style-name="P102"><text:span text:style-name="T189">=</text:span><text:span text:style-name="T169"> </text:span><text:span text:style-name="T188">0 (по-умолчанию)</text:span></text:p>
          </table:table-cell>
        </table:table-row>
        <table:table-row table:style-name="TableLine2429280238128">
          <table:table-cell table:style-name="Таблица7.A2" office:value-type="string">
            <text:p text:style-name="P35"><text:span text:style-name="T173">"A</text:span><text:span text:style-name="T179">llow</text:span><text:span text:style-name="T173">"</text:span></text:p>
          </table:table-cell>
          <table:table-cell table:style-name="Таблица7.A2" office:value-type="string">
            <text:p text:style-name="P210">число</text:p>
          </table:table-cell>
          <table:table-cell table:style-name="Таблица7.A2" office:value-type="string">
            <text:p text:style-name="P139"/>
            <text:p text:style-name="P139">0</text:p>
            <text:p text:style-name="P139">1</text:p>
          </table:table-cell>
          <table:table-cell table:style-name="Таблица7.D2" office:value-type="string">
            <text:p text:style-name="P338"><text:span text:style-name="T165">Р</text:span><text:span text:style-name="T190">азрешение на работу с у</text:span><text:span text:style-name="T191">стройством</text:span></text:p>
            <text:p text:style-name="P146">- выключено <text:span text:style-name="T159">(по-умолчанию)</text:span></text:p>
            <text:p text:style-name="P146">- включено</text:p>
          </table:table-cell>
        </table:table-row>
        <table:table-row table:style-name="TableLine2429280227760">
          <table:table-cell table:style-name="Таблица7.A2" office:value-type="string">
            <text:p text:style-name="P35"><text:span text:style-name="T173">"R</text:span><text:span text:style-name="T192">egisters</text:span><text:span text:style-name="T173">"</text:span></text:p>
          </table:table-cell>
          <table:table-cell table:style-name="Таблица7.A2" office:value-type="string">
            <text:p text:style-name="P213">строка</text:p>
          </table:table-cell>
          <table:table-cell table:style-name="Таблица7.A2" office:value-type="string">
            <text:p text:style-name="P155">путь к файлу формата JSON</text:p>
            <text:p text:style-name="P155">или пусто</text:p>
          </table:table-cell>
          <table:table-cell table:style-name="Таблица7.D2" office:value-type="string">
            <text:p text:style-name="P338"><text:span text:style-name="T163">Ф</text:span>айл со списком настроек <text:span text:style-name="T312">регистров устройства</text:span></text:p>
            <text:p text:style-name="P346">= «» (по-умолчанию)</text:p>
          </table:table-cell>
        </table:table-row>
        <table:table-row table:style-name="TableLine2429280241584">
          <table:table-cell table:style-name="Таблица7.A2" office:value-type="string">
            <text:p text:style-name="P35"><text:span text:style-name="T173">"</text:span><text:span text:style-name="T174">Checksum</text:span><text:span text:style-name="T173">"</text:span></text:p>
          </table:table-cell>
          <table:table-cell table:style-name="Таблица7.A2" office:value-type="string">
            <text:p text:style-name="P205">с<text:span text:style-name="T309">трока</text:span></text:p>
          </table:table-cell>
          <table:table-cell table:style-name="Таблица7.A2" office:value-type="string">
            <text:p text:style-name="P139"/>
            <text:p text:style-name="P139"/>
            <text:p text:style-name="P139">0</text:p>
            <text:p text:style-name="P139">1</text:p>
          </table:table-cell>
          <table:table-cell table:style-name="Таблица7.D2" office:value-type="string">
            <text:p text:style-name="P216">Использовать вычисление контрольной суммы для <text:span text:style-name="T297">Net["ProtoData"]: "dcon"</text:span></text:p>
            <text:p text:style-name="P146">- выключено <text:span text:style-name="T159">(по-умолчанию)</text:span></text:p>
            <text:p text:style-name="P146">- включено</text:p>
          </table:table-cell>
        </table:table-row>
        <table:table-row table:style-name="TableLine2429280228048">
          <table:table-cell table:style-name="Таблица7.A2" office:value-type="string">
            <text:p text:style-name="P35"><text:span text:style-name="T173">"</text:span><text:span text:style-name="T175">WaitRead</text:span><text:span text:style-name="T173">"</text:span></text:p>
          </table:table-cell>
          <table:table-cell table:style-name="Таблица7.A2" office:value-type="string">
            <text:p text:style-name="P205">число</text:p>
          </table:table-cell>
          <table:table-cell table:style-name="Таблица7.A2" office:value-type="string">
            <text:p text:style-name="P364">0 … <text:span text:style-name="T318">65535</text:span></text:p>
          </table:table-cell>
          <table:table-cell table:style-name="Таблица7.D2" office:value-type="string">
            <text:p text:style-name="P367">В<text:span text:style-name="T318">ремя ожидания чтения из последовательного порта (мсек) </text:span><text:span text:style-name="T193">для </text:span><text:span text:style-name="T169">Net["ProtoData"]: "dcon" </text:span><text:span text:style-name="T194">или "modbus_rtu"</text:span></text:p>
            <text:p text:style-name="P392">= 1000 (по-умолчанию)</text:p>
          </table:table-cell>
        </table:table-row>
        <table:table-row table:style-name="TableLine2429280228336">
          <table:table-cell table:style-name="Таблица7.A2" office:value-type="string">
            <text:p text:style-name="P35"><text:span text:style-name="T173">"</text:span><text:span text:style-name="T174">R</text:span><text:span text:style-name="T195">econnect</text:span><text:span text:style-name="T173">"</text:span></text:p>
          </table:table-cell>
          <table:table-cell table:style-name="Таблица7.A2" office:value-type="string">
            <text:p text:style-name="P206">ч<text:span text:style-name="T319">исло</text:span></text:p>
          </table:table-cell>
          <table:table-cell table:style-name="Таблица7.A2" office:value-type="string">
            <text:p text:style-name="P139"/>
            <text:p text:style-name="P139"/>
            <text:p text:style-name="P139"/>
            <text:p text:style-name="P139"/>
            <text:p text:style-name="P139">0</text:p>
            <text:p text:style-name="P139">1</text:p>
          </table:table-cell>
          <table:table-cell table:style-name="Таблица7.D2" office:value-type="string">
            <text:p text:style-name="P340"><text:span text:style-name="T193">О</text:span><text:span text:style-name="T196">ткрывать и закрывать связь с последовательным портом устройства после чтения/записи одной группы регистров для</text:span><text:span text:style-name="T193"> </text:span><text:span text:style-name="T169">Net["ProtoData"]: "m</text:span><text:span text:style-name="T196">odbus_rtu</text:span><text:span text:style-name="T169">"</text:span></text:p>
            <text:p text:style-name="P146">- выключено <text:span text:style-name="T159">(по-умолчанию)</text:span></text:p>
            <text:p text:style-name="P146">- включено</text:p>
          </table:table-cell>
        </table:table-row>
        <table:table-row table:style-name="TableLine2429280238992">
          <table:table-cell table:style-name="Таблица7.A2" office:value-type="string">
            <text:p text:style-name="P35"><text:span text:style-name="T173">"</text:span><text:span text:style-name="T177">ArhTable</text:span><text:span text:style-name="T173">"</text:span></text:p>
          </table:table-cell>
          <table:table-cell table:style-name="Таблица7.A2" office:value-type="string">
            <text:p text:style-name="P205">с<text:span text:style-name="T310">трока</text:span></text:p>
          </table:table-cell>
          <table:table-cell table:style-name="Таблица7.A2" office:value-type="string">
            <text:p text:style-name="P374"><text:span text:style-name="T320">значение</text:span> в формате SQL</text:p>
          </table:table-cell>
          <table:table-cell table:style-name="Таблица7.D2" office:value-type="string">
            <text:p text:style-name="P368">Имя таблицы БД для архивирования показателей устройства</text:p>
            <text:p text:style-name="P373">= «» (по-умолчанию)</text:p>
          </table:table-cell>
        </table:table-row>
        <table:table-row table:style-name="TableLine2429280228624">
          <table:table-cell table:style-name="Таблица7.A2" office:value-type="string">
            <text:p text:style-name="P35"><text:span text:style-name="T173">"</text:span><text:span text:style-name="T181">ArhFile</text:span><text:span text:style-name="T173">"</text:span></text:p>
          </table:table-cell>
          <table:table-cell table:style-name="Таблица7.A2" office:value-type="string">
            <text:p text:style-name="P213">строка</text:p>
          </table:table-cell>
          <table:table-cell table:style-name="Таблица7.A2" office:value-type="string">
            <text:p text:style-name="P155">путь к <text:span text:style-name="T321">текстовому </text:span>файлу</text:p>
          </table:table-cell>
          <table:table-cell table:style-name="Таблица7.D2" office:value-type="string">
            <text:p text:style-name="P338"><text:span text:style-name="T163">Ф</text:span>айл <text:span text:style-name="T322">для хранения показателей устройства</text:span></text:p>
            <text:p text:style-name="P346">= пусто (по-умолчанию)</text:p>
          </table:table-cell>
        </table:table-row>
      </table:table>
      <text:p text:style-name="P305"/>
      <text:p text:style-name="P306">Если определен аргумент «ArhTable» и заданы настройки подключения к СУБД, то показатели устройства будут архивироваться в таблицу БД.</text:p>
      <text:p text:style-name="P306"/>
      <text:p text:style-name="P306">Если определен аргумент «ArhFile», то показатели устройства будут архивироваться в файл.</text:p>
      <text:p text:style-name="P306"/>
      <text:p text:style-name="P306">Если определен аргумент «ArhTable» и «ArhFile», то показатели устройства будут архивироваться в файл.</text:p>
      <text:p text:style-name="P303"/>
      <text:p text:style-name="P99"><text:soft-page-break/><text:span text:style-name="T221">Если </text:span><text:span text:style-name="T220">аргументы</text:span><text:span text:style-name="T221"> </text:span><text:span text:style-name="T220">«ArhTable» и/или «ArhFile»</text:span><text:span text:style-name="T221"> не </text:span><text:span text:style-name="T220">определены</text:span><text:span text:style-name="T221">, то архивирование в</text:span><text:span text:style-name="T220">ыполняться не будет.</text:span></text:p>
      <text:p text:style-name="P306"/>
      <text:p text:style-name="P99"><text:span text:style-name="T220">Если</text:span><text:span text:style-name="T221"> </text:span><text:span text:style-name="T250">Config</text:span><text:span text:style-name="T249">[</text:span><text:span text:style-name="T221">"</text:span><text:span text:style-name="T249">UseArh</text:span><text:span text:style-name="T221">"</text:span><text:span text:style-name="T249">] =</text:span><text:span text:style-name="T221">= 0, </text:span><text:span text:style-name="T220">то </text:span><text:span text:style-name="T221">архивирование отключено</text:span><text:span text:style-name="T249"> </text:span><text:span text:style-name="T251">(</text:span><text:span text:style-name="T222">глобально)</text:span><text:span text:style-name="T249"> </text:span><text:span text:style-name="T221">для всех устройств.</text:span></text:p>
      <text:p text:style-name="P304"/>
      <text:p text:style-name="P304"/>
      <text:p text:style-name="P248"><text:span text:style-name="T139">Пример </text:span><text:span text:style-name="T87">SQL-</text:span><text:span text:style-name="T120">запроса на создание </text:span><text:span text:style-name="T139">таблицы БД:</text:span></text:p>
      <text:p text:style-name="P273"/>
      <text:p text:style-name="P83">DROP TABLE IF EXISTS `<text:span text:style-name="T97">arh_plc1</text:span>_l2n`;</text:p>
      <text:p text:style-name="P85">CREATE TABLE `<text:span text:style-name="T97">arh_plc1</text:span>_l2n` (</text:p>
      <text:p text:style-name="P83"><text:s text:c="2"/>`time_stamp` timestamp NOT NULL DEFAULT CURRENT_TIMESTAMP ON UPDATE CURRENT_TIMESTAMP, -- Автоматическая временная метка</text:p>
      <text:p text:style-name="P83"><text:s text:c="2"/>`stamp` datetime DEFAULT NULL, -- Дата и время записи</text:p>
      <text:p text:style-name="P83"><text:s text:c="2"/>`profile` ENUM( -- Профиль<text:line-break/> <text:s text:c="16"/>'1min', <text:s/>-- 1 минута</text:p>
      <text:p text:style-name="P83"><text:s text:c="17"/>'5min', <text:s/>-- 5 минут</text:p>
      <text:p text:style-name="P83"><text:s text:c="17"/>'15min', -- 15 минут</text:p>
      <text:p text:style-name="P83"><text:s text:c="17"/>'30min', -- 30 минут</text:p>
      <text:p text:style-name="P83"><text:s text:c="17"/>'hour', <text:s/>-- час</text:p>
      <text:p text:style-name="P83"><text:s text:c="17"/>'event' <text:s/>-- событие</text:p>
      <text:p text:style-name="P83"><text:s text:c="17"/>),</text:p>
      <text:p text:style-name="P83"><text:s text:c="2"/>`device_id` bigint(20) unsigned DEFAULT NULL, -- ID устройства</text:p>
      <text:p text:style-name="P83"><text:s text:c="2"/>`register_id` bigint(20) unsigned DEFAULT NULL, -- ID регистра</text:p>
      <text:p text:style-name="P83"><text:s text:c="2"/>`value` <text:span text:style-name="T112">float</text:span>(<text:span text:style-name="T112">10,2</text:span>) NULL DEFAULT NULL, -- значение регистра</text:p>
      <text:p text:style-name="P83"><text:s text:c="2"/>`ex` int(11) NULL DEFAULT NULL, -- код исключения (0 — нет)</text:p>
      <text:p text:style-name="P83"><text:s text:c="2"/>`err` int(11) NULL DEFAULT NULL, -- код ошибки (0 — нет)</text:p>
      <text:p text:style-name="P83"><text:s text:c="2"/>`sign` int(11) NULL DEFAULT NULL, -- код признака (0 — нет)</text:p>
      <text:p text:style-name="P83"><text:s text:c="2"/>KEY <text:span text:style-name="T67">`</text:span>time_stamp_k` (`time_stamp`),</text:p>
      <text:p text:style-name="P83"><text:s text:c="2"/>KEY `stamp_k` (`stamp`),</text:p>
      <text:p text:style-name="P83"><text:s text:c="2"/>KEY `profile_k` (`profile`),</text:p>
      <text:p text:style-name="P83"><text:s text:c="2"/>KEY `ex_k` (`ex`),</text:p>
      <text:p text:style-name="P83"><text:s text:c="2"/>KEY `err_k` (`err`),</text:p>
      <text:p text:style-name="P83"><text:s text:c="2"/>KEY `sign_k` (`sign`),</text:p>
      <text:p text:style-name="P84"><text:s text:c="2"/>KEY `<text:span text:style-name="T146">device</text:span>_id_k` (`<text:span text:style-name="T146">device</text:span>_id`),</text:p>
      <text:p text:style-name="P83"><text:s text:c="2"/>KEY `register_id_k` (`register_id`)</text:p>
      <text:p text:style-name="P83">) ENGINE=InnoDB DEFAULT CHARSET=utf8;</text:p>
      <text:p text:style-name="P252"/>
      <text:p text:style-name="P249"><text:span text:style-name="T323">П</text:span>ример SQL-запроса на вставку данных <text:span text:style-name="T376">(генерируется Регистратором)</text:span>:</text:p>
      <text:p text:style-name="P250"/>
      <text:p text:style-name="P74">INSERT INTO `proc_l2n`</text:p>
      <text:p text:style-name="P74"><text:s/>(`stamp`, `profile`, `device_id`, `register_id`, `value`, `ex`, `err`, `sign`) </text:p>
      <text:p text:style-name="P74">VALUES </text:p>
      <text:p text:style-name="P73"><text:s/>('2019-03-21 11:13:00', '15min', 1, 26, 3, NULL, NULL, NULL),</text:p>
      <text:p text:style-name="P73"><text:s/>('2019-03-21 11:13:00', '15min', 1, 27, 1, NULL, NULL, NULL),</text:p>
      <text:p text:style-name="P73"><text:s/>('2019-03-21 11:13:00', '15min', 1, 32, 2, NULL, NULL, NULL);</text:p>
      <text:p text:style-name="P45"/>
      <text:p text:style-name="P331">Значение поля <text:span text:style-name="T67">`value` </text:span>отформатировано по:</text:p>
      <text:list xml:id="list2362383693" text:style-name="L23">
        <text:list-item>
          <text:p text:style-name="P480"><text:span text:style-name="T97">Dev</text:span><text:span text:style-name="T67">.</text:span><text:span text:style-name="T97">Reg</text:span><text:span text:style-name="T67">["Type"]</text:span></text:p>
        </text:list-item>
        <text:list-item>
          <text:p text:style-name="P480"><text:span text:style-name="T97">Dev</text:span><text:span text:style-name="T67">.</text:span><text:span text:style-name="T97">Reg</text:span><text:span text:style-name="T67">["Offset"]</text:span></text:p>
        </text:list-item>
        <text:list-item>
          <text:p text:style-name="P480"><text:span text:style-name="T97">Dev</text:span><text:span text:style-name="T67">.</text:span><text:span text:style-name="T97">Reg</text:span><text:span text:style-name="T67">["Round"]</text:span></text:p>
        </text:list-item>
      </text:list>
      <text:p text:style-name="P10"/>
      <text:h text:style-name="P437" text:outline-level="2"><text:bookmark-start text:name="__RefHeading___Toc3430_2919218502"/><text:span text:style-name="T152">Р</text:span><text:span text:style-name="T151">егистр</text:span><text:span text:style-name="T152">ы</text:span><text:span text:style-name="T151"> </text:span><text:span text:style-name="T152">данных</text:span><text:span text:style-name="T151"> (Reg)</text:span><text:bookmark-end text:name="__RefHeading___Toc3430_2919218502"/></text:h>
      <text:p text:style-name="P258"><text:span text:style-name="T126">Файл содержит один </text:span><text:span text:style-name="T127">массив с</text:span><text:span text:style-name="T129">о списком настроек регистров для</text:span><text:span text:style-name="T99"> </text:span><text:span text:style-name="T127">одно</text:span><text:span text:style-name="T128">го </text:span><text:span text:style-name="T129">конкретного</text:span><text:span text:style-name="T127"> </text:span><text:span text:style-name="T128">устройства</text:span><text:span text:style-name="T127">. </text:span><text:span text:style-name="T128">Один регистр</text:span><text:span text:style-name="T127"> описывается ассоциативным массивом.</text:span></text:p>
      <text:p text:style-name="P313"/>
      <text:p text:style-name="P251"><text:span text:style-name="T121">П</text:span>ример <text:span text:style-name="T325">файла</text:span> reg.<text:span text:style-name="T98">plc</text:span>1.<text:span text:style-name="T98">l2n</text:span>.json<text:span text:style-name="T324">:</text:span></text:p>
      <text:p text:style-name="P274"/>
      <text:p text:style-name="P75">[ {"ID": 1,</text:p>
      <text:p text:style-name="P75"><text:s text:c="3"/>"Addr": 29,</text:p>
      <text:p text:style-name="P75"><text:soft-page-break/><text:s text:c="3"/>"Class": "in",</text:p>
      <text:p text:style-name="P75"><text:s text:c="3"/>"Type": "int",</text:p>
      <text:p text:style-name="P75"><text:s text:c="3"/>"Var": "Mo",</text:p>
      <text:p text:style-name="P82"><text:s text:c="3"/>"Allow": "r|<text:span text:style-name="T113">w|</text:span>h|a"</text:p>
      <text:p text:style-name="P75"><text:s text:c="3"/>},</text:p>
      <text:p text:style-name="P75"><text:s text:c="2"/>{"ID": 2,</text:p>
      <text:p text:style-name="P75"><text:s text:c="3"/>"Addr": 62,</text:p>
      <text:p text:style-name="P75"><text:s text:c="3"/>"Class": "in",</text:p>
      <text:p text:style-name="P75"><text:s text:c="3"/>"Type": "int",</text:p>
      <text:p text:style-name="P75"><text:s text:c="3"/>"Var": "Lv",</text:p>
      <text:p text:style-name="P76"><text:s text:c="3"/>"Allow": "r|h|a",</text:p>
      <text:p text:style-name="P43"><text:span text:style-name="T369"><text:s text:c="3"/></text:span><text:span text:style-name="T370">"</text:span><text:span text:style-name="T362">Ev</text:span><text:span text:style-name="T363">ents</text:span><text:span text:style-name="T370">": "E:</text:span><text:span text:style-name="T360">\\</text:span><text:span text:style-name="T361">wsscada.conf.d</text:span><text:span text:style-name="T360">\\</text:span><text:span text:style-name="T364">ev.</text:span><text:span text:style-name="T366">plc1.l2n.</text:span><text:span text:style-name="T365">lv</text:span><text:span text:style-name="T360">.json</text:span><text:span text:style-name="T370">"</text:span></text:p>
      <text:p text:style-name="P75"><text:s text:c="3"/>},</text:p>
      <text:p text:style-name="P75"><text:s text:c="2"/>{"ID": <text:span text:style-name="T69">3</text:span>,</text:p>
      <text:p text:style-name="P75"><text:s text:c="3"/>"Addr": 200,</text:p>
      <text:p text:style-name="P75"><text:s text:c="3"/>"Class": "in",</text:p>
      <text:p text:style-name="P75"><text:s text:c="3"/>"Type": "word",</text:p>
      <text:p text:style-name="P77"><text:s text:c="3"/>"Var": "Plc",</text:p>
      <text:p text:style-name="P77"><text:s text:c="3"/>"Allow": "r|h|d",</text:p>
      <text:p text:style-name="P77"><text:s text:c="3"/>"RandMin": 0,</text:p>
      <text:p text:style-name="P77"><text:s text:c="3"/>"RandMax": 1000</text:p>
      <text:p text:style-name="P75"><text:s text:c="3"/>},</text:p>
      <text:p text:style-name="P78"><text:s text:c="2"/>{"ID": <text:span text:style-name="T69">4</text:span>,</text:p>
      <text:p text:style-name="P78"><text:s text:c="3"/>"Addr": <text:span text:style-name="T69">210</text:span>,</text:p>
      <text:p text:style-name="P78"><text:s text:c="3"/>"Class": "in",</text:p>
      <text:p text:style-name="P78"><text:s text:c="3"/>"Type": "word",</text:p>
      <text:p text:style-name="P78"><text:s text:c="3"/>"Var": "<text:span text:style-name="T69">PsPls</text:span>",</text:p>
      <text:p text:style-name="P78"><text:s text:c="3"/>"Allow": "r|h|<text:span text:style-name="T69">a</text:span>",</text:p>
      <text:p text:style-name="P43"><text:span text:style-name="T369"><text:s text:c="3"/></text:span><text:span text:style-name="T370">"</text:span><text:span text:style-name="T362">Ev</text:span><text:span text:style-name="T363">ents</text:span><text:span text:style-name="T370">": "E:</text:span><text:span text:style-name="T360">\\</text:span><text:span text:style-name="T361">wsscada.conf.d</text:span><text:span text:style-name="T360">\\</text:span><text:span text:style-name="T364">ev.</text:span><text:span text:style-name="T366">plc1.l2n.</text:span><text:span text:style-name="T365">pspls</text:span><text:span text:style-name="T360">.json</text:span><text:span text:style-name="T370">"</text:span></text:p>
      <text:p text:style-name="P79"><text:s text:c="3"/>},</text:p>
      <text:p text:style-name="P79"><text:s text:c="2"/>{"ID": <text:span text:style-name="T81">5</text:span>,</text:p>
      <text:p text:style-name="P79"><text:s text:c="3"/>"Addr": <text:span text:style-name="T69">21</text:span><text:span text:style-name="T81">1</text:span>,</text:p>
      <text:p text:style-name="P79"><text:s text:c="3"/>"Class": "in",</text:p>
      <text:p text:style-name="P79"><text:s text:c="3"/>"Type": "word",</text:p>
      <text:p text:style-name="P79"><text:s text:c="3"/>"Var": "<text:span text:style-name="T81">Wo1</text:span>",</text:p>
      <text:p text:style-name="P79"><text:s text:c="3"/>"Allow": "r"</text:p>
      <text:p text:style-name="P79"><text:s text:c="3"/>},</text:p>
      <text:p text:style-name="P79"><text:s text:c="2"/>{"ID": <text:span text:style-name="T81">6</text:span>,</text:p>
      <text:p text:style-name="P79"><text:s text:c="3"/>"Addr": <text:span text:style-name="T69">21</text:span><text:span text:style-name="T81">2</text:span>,</text:p>
      <text:p text:style-name="P79"><text:s text:c="3"/>"Class": "in",</text:p>
      <text:p text:style-name="P79"><text:s text:c="3"/>"Type": "word",</text:p>
      <text:p text:style-name="P79"><text:s text:c="3"/>"Var": "<text:span text:style-name="T81">Wo2</text:span>",</text:p>
      <text:p text:style-name="P79"><text:s text:c="3"/>"Allow": "r"</text:p>
      <text:p text:style-name="P79"><text:s text:c="3"/>},</text:p>
      <text:p text:style-name="P58"><text:s text:c="2"/>{"ID": <text:span text:style-name="T84">7</text:span>,</text:p>
      <text:p text:style-name="P59"><text:s text:c="3"/>"Class": "<text:span text:style-name="T84">calc</text:span>",</text:p>
      <text:p text:style-name="P59"><text:s text:c="3"/>"Type": "<text:span text:style-name="T84">int</text:span>",</text:p>
      <text:p text:style-name="P59"><text:s text:c="3"/>"Var": "<text:span text:style-name="T81">Wo</text:span>",</text:p>
      <text:p text:style-name="P59"><text:s text:c="3"/>"Allow": "r<text:span text:style-name="T84">|h</text:span>",</text:p>
      <text:p text:style-name="P59"><text:s text:c="3"/>"<text:span text:style-name="T84">Targets</text:span>": <text:span text:style-name="T82">[5, 6]</text:span>,</text:p>
      <text:p text:style-name="P59"><text:s text:c="3"/>"Al<text:span text:style-name="T82">g</text:span>": "<text:span text:style-name="T82">Merge</text:span><text:span text:style-name="T83">32</text:span>"</text:p>
      <text:p text:style-name="P59"><text:s text:c="3"/>}</text:p>
      <text:p text:style-name="P75">]</text:p>
      <text:p text:style-name="P263"/>
      <text:p text:style-name="P270">Ассоциативный массив <text:span text:style-name="T312">с настройками одного регистра</text:span> поддерживает следующие аргументы:</text:p>
      <text:p text:style-name="P26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 table:style-name="TableLine2429280506272">
            <table:table-cell table:style-name="Таблица8.A1" office:value-type="string">
              <text:p text:style-name="P298">Аргумент</text:p>
            </table:table-cell>
            <table:table-cell table:style-name="Таблица8.A1" office:value-type="string">
              <text:p text:style-name="P298">Тип данных</text:p>
            </table:table-cell>
            <table:table-cell table:style-name="Таблица8.A1" office:value-type="string">
              <text:p text:style-name="P298">Значение</text:p>
            </table:table-cell>
            <table:table-cell table:style-name="Таблица8.D1" office:value-type="string">
              <text:p text:style-name="P298">Описание</text:p>
            </table:table-cell>
          </table:table-row>
        </table:table-header-rows>
        <table:table-row table:style-name="TableLine2429280505408">
          <table:table-cell table:style-name="Таблица8.A2" office:value-type="string">
            <text:p text:style-name="P180">"ID"</text:p>
          </table:table-cell>
          <table:table-cell table:style-name="Таблица8.A2" office:value-type="string">
            <text:p text:style-name="P180">число</text:p>
          </table:table-cell>
          <table:table-cell table:style-name="Таблица8.A2" office:value-type="string">
            <text:p text:style-name="P357"><text:span text:style-name="T169">0 … </text:span><text:span text:style-name="T164">65535</text:span></text:p>
          </table:table-cell>
          <table:table-cell table:style-name="Таблица8.D2" office:value-type="string">
            <text:p text:style-name="P341"><text:span text:style-name="T183">ID р</text:span><text:span text:style-name="T197">егистра</text:span></text:p>
            <text:p text:style-name="P185">= 0 (по-умолчанию)</text:p>
          </table:table-cell>
        </table:table-row>
        <table:table-row table:style-name="TableLine2429280518656">
          <table:table-cell table:style-name="Таблица8.A2" office:value-type="string">
            <text:p text:style-name="P36"><text:span text:style-name="T183">"</text:span><text:span text:style-name="T184">Addr</text:span><text:span text:style-name="T183">"</text:span></text:p>
          </table:table-cell>
          <table:table-cell table:style-name="Таблица8.A2" office:value-type="string">
            <text:p text:style-name="P181">ч<text:span text:style-name="T326">исло</text:span></text:p>
          </table:table-cell>
          <table:table-cell table:style-name="Таблица8.A2" office:value-type="string">
            <text:p text:style-name="P375">0 … 65535</text:p>
          </table:table-cell>
          <table:table-cell table:style-name="Таблица8.D2" office:value-type="string">
            <text:p text:style-name="P387">Адрес <text:span text:style-name="T383">сетевого регистра</text:span></text:p>
            <text:p text:style-name="P394"><text:soft-page-break/>= 0 (по-умолчанию)</text:p>
            <text:p text:style-name="P407"><text:span text:style-name="T384">д</text:span><text:span text:style-name="T383">ля: </text:span><text:span text:style-name="T314">Net["ProtoData"]: "modbus_rtu", "modbus_tcp"</text:span></text:p>
            <text:p text:style-name="P407"><text:span text:style-name="T384">н</text:span><text:span text:style-name="T347">е для: Reg["Class"]: "const", "random", "calc"</text:span></text:p>
          </table:table-cell>
        </table:table-row>
        <table:table-row table:style-name="TableLine2429280516640">
          <table:table-cell table:style-name="Таблица8.A2" office:value-type="string">
            <text:p text:style-name="P36"><text:span text:style-name="T198">"C</text:span><text:span text:style-name="T199">lass</text:span><text:span text:style-name="T198">"</text:span></text:p>
          </table:table-cell>
          <table:table-cell table:style-name="Таблица8.A2" office:value-type="string">
            <text:p text:style-name="P191">с<text:span text:style-name="T327">трока</text:span></text:p>
          </table:table-cell>
          <table:table-cell table:style-name="Таблица8.A2" office:value-type="string">
            <text:p text:style-name="P36"/>
            <text:p text:style-name="P36">"const"</text:p>
            <text:p text:style-name="P36"/>
            <text:p text:style-name="P36"/>
            <text:p text:style-name="P36"/>
            <text:p text:style-name="P36">"<text:span text:style-name="T327">random</text:span>"</text:p>
            <text:p text:style-name="P36"/>
            <text:p text:style-name="P36"/>
            <text:p text:style-name="P36"/>
            <text:p text:style-name="P36">"calc"</text:p>
            <text:p text:style-name="P36"/>
            <text:p text:style-name="P36"/>
            <text:p text:style-name="P40">"<text:span text:style-name="T349">coil</text:span>"</text:p>
            <text:p text:style-name="P40"/>
            <text:p text:style-name="P40"/>
            <text:p text:style-name="P40"/>
            <text:p text:style-name="P40">"<text:span text:style-name="T349">disc</text:span>"</text:p>
            <text:p text:style-name="P40"/>
            <text:p text:style-name="P40"/>
            <text:p text:style-name="P40"/>
            <text:p text:style-name="P40">"in", "in<text:span text:style-name="T327">pt</text:span>"</text:p>
            <text:p text:style-name="P37"/>
            <text:p text:style-name="P37"/>
            <text:p text:style-name="P37"/>
            <text:p text:style-name="P37">"<text:span text:style-name="T327">hold</text:span>"</text:p>
            <text:p text:style-name="P37"/>
            <text:p text:style-name="P37"/>
            <text:p text:style-name="P37"/>
            <text:p text:style-name="P36">"<text:span text:style-name="T327">6</text:span>"</text:p>
            <text:p text:style-name="P36"/>
            <text:p text:style-name="P36"/>
          </table:table-cell>
          <table:table-cell table:style-name="Таблица8.D2" office:value-type="string">
            <text:p text:style-name="P376">Класс регистра:</text:p>
            <text:p text:style-name="P377">- константа</text:p>
            <text:p text:style-name="P409">для: <text:span text:style-name="T328">Net["ProtoData"]: "dummy"</text:span></text:p>
            <text:p text:style-name="P410">требуется: <text:span text:style-name="T67">Reg[</text:span><text:span text:style-name="T108">"</text:span><text:span text:style-name="T67">Value</text:span><text:span text:style-name="T108">"</text:span><text:span text:style-name="T67">]</text:span></text:p>
            <text:p text:style-name="P426"/>
            <text:p text:style-name="P344">- случайное значение</text:p>
            <text:p text:style-name="P409">для: <text:span text:style-name="T328">Net["ProtoData"]: "dummy"</text:span></text:p>
            <text:p text:style-name="P410">требуется: <text:span text:style-name="T67">Reg[</text:span><text:span text:style-name="T108">"</text:span><text:span text:style-name="T67">RandMin</text:span><text:span text:style-name="T108">"</text:span><text:span text:style-name="T67">], Reg[</text:span><text:span text:style-name="T108">"</text:span><text:span text:style-name="T67">RandMax</text:span><text:span text:style-name="T108">"</text:span><text:span text:style-name="T67">]</text:span></text:p>
            <text:p text:style-name="P342"/>
            <text:p text:style-name="P344">- <text:span text:style-name="T329">виртуальный</text:span><text:span text:style-name="T109"> </text:span><text:span text:style-name="T110">(</text:span><text:span text:style-name="T136">вычисленный)</text:span><text:span text:style-name="T109"> </text:span><text:span text:style-name="T329">регистр</text:span></text:p>
            <text:p text:style-name="P410">требуется: <text:span text:style-name="T67">Reg[</text:span><text:span text:style-name="T108">"</text:span><text:span text:style-name="T67">Targets</text:span><text:span text:style-name="T108">"</text:span><text:span text:style-name="T67">]</text:span></text:p>
            <text:p text:style-name="P344"/>
            <text:p text:style-name="P344">- <text:span text:style-name="T348">coil registers</text:span></text:p>
            <text:p text:style-name="P408"><text:span text:style-name="T384">д</text:span><text:span text:style-name="T383">ля: </text:span><text:span text:style-name="T314">Net["ProtoData"]: "modbus_rtu", "modbus_tcp"</text:span></text:p>
            <text:p text:style-name="P344"/>
            <text:p text:style-name="P344">- <text:span text:style-name="T348">dicrete input registers</text:span></text:p>
            <text:p text:style-name="P408"><text:span text:style-name="T384">д</text:span><text:span text:style-name="T383">ля: </text:span><text:span text:style-name="T314">Net["ProtoData"]: "modbus_rtu", "modbus_tcp"</text:span></text:p>
            <text:p text:style-name="P342"/>
            <text:p text:style-name="P342">- <text:span text:style-name="T330">input registers</text:span></text:p>
            <text:p text:style-name="P408"><text:span text:style-name="T384">д</text:span><text:span text:style-name="T383">ля: </text:span><text:span text:style-name="T314">Net["ProtoData"]: "modbus_rtu", "modbus_tcp"</text:span></text:p>
            <text:p text:style-name="P342"/>
            <text:p text:style-name="P342">- <text:span text:style-name="T330">holding registers</text:span></text:p>
            <text:p text:style-name="P408"><text:span text:style-name="T384">д</text:span><text:span text:style-name="T383">ля: </text:span><text:span text:style-name="T314">Net["ProtoData"]: "modbus_rtu", "modbus_tcp"</text:span></text:p>
            <text:p text:style-name="P342"/>
            <text:p text:style-name="P344">- <text:span text:style-name="T330">слово-</text:span>состояни<text:span text:style-name="T330">й</text:span> дискретных входов/выходов модулей i7000</text:p>
            <text:p text:style-name="P408"><text:span text:style-name="T384">д</text:span><text:span text:style-name="T383">ля: </text:span><text:span text:style-name="T314">Net["ProtoData"]: "</text:span><text:span text:style-name="T110">dcon</text:span><text:span text:style-name="T314">"</text:span></text:p>
          </table:table-cell>
        </table:table-row>
        <table:table-row table:style-name="TableLine2429280513760">
          <table:table-cell table:style-name="Таблица8.A2" office:value-type="string">
            <text:p text:style-name="P36"><text:span text:style-name="T185">"</text:span><text:span text:style-name="T186">Type</text:span><text:span text:style-name="T185">"</text:span></text:p>
          </table:table-cell>
          <table:table-cell table:style-name="Таблица8.A2" office:value-type="string">
            <text:p text:style-name="P195">с<text:span text:style-name="T316">трока</text:span></text:p>
          </table:table-cell>
          <table:table-cell table:style-name="Таблица8.A2" office:value-type="string">
            <text:p text:style-name="P163"/>
            <text:p text:style-name="P163">"bool"</text:p>
            <text:p text:style-name="P36">"<text:span text:style-name="T331">word</text:span>"</text:p>
            <text:p text:style-name="P38">"<text:span text:style-name="T331">int</text:span>"</text:p>
            <text:p text:style-name="P38">"<text:span text:style-name="T331">float</text:span>"</text:p>
            <text:p text:style-name="P38">"<text:span text:style-name="T331">raw</text:span>"</text:p>
          </table:table-cell>
          <table:table-cell table:style-name="Таблица8.D2" office:value-type="string">
            <text:p text:style-name="P372"><text:span text:style-name="T200">Т</text:span><text:span text:style-name="T169">ип выходного значения</text:span></text:p>
            <text:p text:style-name="P173">- boolean</text:p>
            <text:p text:style-name="P173">- unsigned int (16 bit)</text:p>
            <text:p text:style-name="P173">- signed int (32 bit)</text:p>
            <text:p text:style-name="P343"><text:span text:style-name="T169">- </text:span><text:span text:style-name="T200">float</text:span></text:p>
            <text:p text:style-name="P343"><text:span text:style-name="T200">- исходное значение </text:span><text:span text:style-name="T202">(по-умолчанию)</text:span></text:p>
          </table:table-cell>
        </table:table-row>
        <table:table-row table:style-name="TableLine2429280503104">
          <table:table-cell table:style-name="Таблица8.A2" office:value-type="string">
            <text:p text:style-name="P200">"Offset"</text:p>
          </table:table-cell>
          <table:table-cell table:style-name="Таблица8.A2" office:value-type="string">
            <text:p text:style-name="P200">ч<text:span text:style-name="T317">исло</text:span></text:p>
          </table:table-cell>
          <table:table-cell table:style-name="Таблица8.A2" office:value-type="string">
            <text:p text:style-name="P36"/>
            <text:p text:style-name="P36"/>
            <text:p text:style-name="P36">-<text:span text:style-name="T333">1, 0</text:span></text:p>
            <text:p text:style-name="P378">&gt; 0</text:p>
          </table:table-cell>
          <table:table-cell table:style-name="Таблица8.D2" office:value-type="string">
            <text:p text:style-name="P417"><text:span text:style-name="T247">В</text:span><text:span text:style-name="T239">ыполнить </text:span><text:span text:style-name="T248">кодирование/</text:span><text:span text:style-name="T239">декодирование смещения дробной точки вправо:</text:span></text:p>
            <text:p text:style-name="P103"><text:span text:style-name="T189">- </text:span><text:span text:style-name="T201">нет смещения</text:span><text:span text:style-name="T169"> </text:span><text:span text:style-name="T188">(по-умолчанию)</text:span></text:p>
            <text:p text:style-name="P422"><text:span text:style-name="T223">- в</text:span><text:span text:style-name="T224">еличина смещения</text:span></text:p>
            <text:p text:style-name="P412"><text:span text:style-name="T227">д</text:span><text:span text:style-name="T228">ля: </text:span><text:span text:style-name="T229">Reg["Type"]: "float"</text:span></text:p>
            <text:p text:style-name="P412"><text:span text:style-name="T229"><text:s text:c="8"/></text:span><text:span text:style-name="T231">или</text:span></text:p>
            <text:p text:style-name="P412"><text:span text:style-name="T230"><text:s text:c="8"/></text:span><text:span text:style-name="T229">Reg["</text:span><text:span text:style-name="T256">Class</text:span><text:span text:style-name="T229">"]:</text:span><text:span text:style-name="T257"> </text:span><text:span text:style-name="T256">not</text:span><text:span text:style-name="T257"> </text:span><text:span text:style-name="T229">"</text:span><text:span text:style-name="T256">calc</text:span><text:span text:style-name="T229">"</text:span></text:p>
            <text:p text:style-name="P423"><text:span text:style-name="T234"><text:s text:c="8"/></text:span><text:span text:style-name="T235">декодирование </text:span><text:span text:style-name="T233">= (прочитано / </text:span><text:span text:style-name="T264">Offset</text:span><text:span text:style-name="T233">)</text:span></text:p>
            <text:p text:style-name="P412"><text:soft-page-break/><text:span text:style-name="T227">д</text:span><text:span text:style-name="T228">ля: </text:span><text:span text:style-name="T229">Reg["</text:span><text:span text:style-name="T258">Class</text:span><text:span text:style-name="T229">"]: "</text:span><text:span text:style-name="T258">calc</text:span><text:span text:style-name="T229">"</text:span></text:p>
            <text:p text:style-name="P412"><text:span text:style-name="T230"><text:s text:c="8"/></text:span><text:span text:style-name="T229">Reg["</text:span><text:span text:style-name="T258">Alg</text:span><text:span text:style-name="T229">"]:</text:span><text:span text:style-name="T257"> </text:span><text:span text:style-name="T229">"</text:span><text:span text:style-name="T258">float</text:span><text:span text:style-name="T229">"</text:span></text:p>
            <text:p text:style-name="P317"><text:s text:c="8"/>Reg["Type"]: "float"</text:p>
            <text:p text:style-name="P104"><text:span text:style-name="T236"><text:s text:c="8"/></text:span><text:span text:style-name="T237">кодирование</text:span><text:span text:style-name="T238"> = (прочитано * </text:span><text:span text:style-name="T267">Offset</text:span><text:span text:style-name="T238">)</text:span></text:p>
          </table:table-cell>
        </table:table-row>
        <table:table-row table:style-name="TableLine2429280500800">
          <table:table-cell table:style-name="Таблица8.A2" office:value-type="string">
            <text:p text:style-name="P36"><text:span text:style-name="T173">"</text:span><text:span text:style-name="T179">Round</text:span><text:span text:style-name="T173">"</text:span></text:p>
          </table:table-cell>
          <table:table-cell table:style-name="Таблица8.A2" office:value-type="string">
            <text:p text:style-name="P211">число</text:p>
          </table:table-cell>
          <table:table-cell table:style-name="Таблица8.A2" office:value-type="string">
            <text:p text:style-name="P140"/>
            <text:p text:style-name="P140">-<text:span text:style-name="T334">1</text:span></text:p>
            <text:p text:style-name="P140">0</text:p>
            <text:p text:style-name="P218">&gt;0</text:p>
            <text:p text:style-name="P218"/>
          </table:table-cell>
          <table:table-cell table:style-name="Таблица8.D2" office:value-type="string">
            <text:p text:style-name="P235">Выполнить округление</text:p>
            <text:p text:style-name="P341"><text:span text:style-name="T180">- нет о</text:span><text:span text:style-name="T202">кругления</text:span><text:span text:style-name="T180"> (по-умолчанию)</text:span></text:p>
            <text:p text:style-name="P341"><text:span text:style-name="T180">- о</text:span><text:span text:style-name="T202">кругление до целого</text:span></text:p>
            <text:p text:style-name="P234">- округление до заданного количества знаков после дробной точки</text:p>
            <text:p text:style-name="P302"><text:span text:style-name="T138">д</text:span><text:span text:style-name="T135">ля </text:span><text:span text:style-name="T137">Reg["Type"]: "float"</text:span></text:p>
            <text:p text:style-name="P301"><text:span text:style-name="T134"><text:s text:c="7"/></text:span><text:span text:style-name="T107">р</text:span><text:span text:style-name="T135">езультат</text:span><text:span text:style-name="T133"> = </text:span><text:span text:style-name="T106">round</text:span><text:span text:style-name="T133">(прочитано, </text:span><text:span text:style-name="T106">Round</text:span><text:span text:style-name="T133">)</text:span></text:p>
          </table:table-cell>
        </table:table-row>
        <table:table-row table:style-name="TableLine2429280516352">
          <table:table-cell table:style-name="Таблица8.A2" office:value-type="string">
            <text:p text:style-name="P36"><text:span text:style-name="T173">"</text:span><text:span text:style-name="T192">Var</text:span><text:span text:style-name="T173">"</text:span></text:p>
          </table:table-cell>
          <table:table-cell table:style-name="Таблица8.A2" office:value-type="string">
            <text:p text:style-name="P219">с<text:span text:style-name="T335">трока</text:span></text:p>
          </table:table-cell>
          <table:table-cell table:style-name="Таблица8.A2" office:value-type="string">
            <text:p text:style-name="P221">любая строка</text:p>
          </table:table-cell>
          <table:table-cell table:style-name="Таблица8.D2" office:value-type="string">
            <text:p text:style-name="P347">И<text:span text:style-name="T335">мя переменной</text:span></text:p>
            <text:p text:style-name="P427">(как будет передаваться клиенту)</text:p>
            <text:p text:style-name="P347">=<text:span text:style-name="T67"> </text:span><text:span text:style-name="T259">""</text:span><text:span text:style-name="T67"> </text:span>(по-умолчанию)</text:p>
          </table:table-cell>
        </table:table-row>
        <table:table-row table:style-name="TableLine2429280512608">
          <table:table-cell table:style-name="Таблица8.A2" office:value-type="string">
            <text:p text:style-name="P36"><text:span text:style-name="T173">"</text:span><text:span text:style-name="T174">Allow</text:span><text:span text:style-name="T173">"</text:span></text:p>
          </table:table-cell>
          <table:table-cell table:style-name="Таблица8.A2" office:value-type="string">
            <text:p text:style-name="P207">с<text:span text:style-name="T309">трока</text:span></text:p>
          </table:table-cell>
          <table:table-cell table:style-name="Таблица8.A2" office:value-type="string">
            <text:p text:style-name="P140"/>
            <text:p text:style-name="P141">"<text:span text:style-name="T331">r</text:span>"</text:p>
            <text:p text:style-name="P142">"<text:span text:style-name="T113">w</text:span>"</text:p>
            <text:p text:style-name="P141">"<text:span text:style-name="T337">h</text:span>"</text:p>
            <text:p text:style-name="P141">"<text:span text:style-name="T337">a</text:span>"</text:p>
            <text:p text:style-name="P141">"<text:span text:style-name="T337">d</text:span>"</text:p>
          </table:table-cell>
          <table:table-cell table:style-name="Таблица8.D2" office:value-type="string">
            <text:p text:style-name="P217">М<text:span text:style-name="T336">аска разрешений</text:span></text:p>
            <text:p text:style-name="P341"><text:span text:style-name="T180">- ч</text:span><text:span text:style-name="T203">тение значения с устройства, вычисления</text:span></text:p>
            <text:p text:style-name="P341"><text:span text:style-name="T262">- </text:span><text:span text:style-name="T232">запись значения в устройство</text:span></text:p>
            <text:p text:style-name="P222">- отправка значения клиенту</text:p>
            <text:p text:style-name="P341"><text:span text:style-name="T180">- а</text:span><text:span text:style-name="T204">рхивирование</text:span></text:p>
            <text:p text:style-name="P223">- генерирование случайного значения</text:p>
            <text:p text:style-name="P223">* <text:span text:style-name="T385">несколько значений разделяются символом </text:span><text:span text:style-name="T111">|</text:span></text:p>
          </table:table-cell>
        </table:table-row>
        <table:table-row table:style-name="TableLine2429280510880">
          <table:table-cell table:style-name="Таблица8.A2" office:value-type="string">
            <text:p text:style-name="P36"><text:span text:style-name="T173">"</text:span><text:span text:style-name="T175">RandMin</text:span><text:span text:style-name="T173">"</text:span></text:p>
          </table:table-cell>
          <table:table-cell table:style-name="Таблица8.A2" office:value-type="string">
            <text:p text:style-name="P207">число</text:p>
          </table:table-cell>
          <table:table-cell table:style-name="Таблица8.A2" office:value-type="string">
            <text:p text:style-name="P365">0 … <text:span text:style-name="T318">65535</text:span></text:p>
          </table:table-cell>
          <table:table-cell table:style-name="Таблица8.D2" office:value-type="string">
            <text:p text:style-name="P369">Минимальное значение генератора случайных чисел</text:p>
            <text:p text:style-name="P393">= 0 (по-умолчанию)</text:p>
            <text:p text:style-name="P421">для: <text:span text:style-name="T67">Reg[</text:span><text:span text:style-name="T259">"</text:span><text:span text:style-name="T252">Class</text:span><text:span text:style-name="T259">"</text:span><text:span text:style-name="T67">]: </text:span><text:span text:style-name="T259">"</text:span><text:span text:style-name="T252">random</text:span><text:span text:style-name="T259">"</text:span></text:p>
          </table:table-cell>
        </table:table-row>
        <table:table-row table:style-name="TableLine2429280501088">
          <table:table-cell table:style-name="Таблица8.A2" office:value-type="string">
            <text:p text:style-name="P36"><text:span text:style-name="T173">"</text:span><text:span text:style-name="T175">RandM</text:span><text:span text:style-name="T205">ax</text:span><text:span text:style-name="T173">"</text:span></text:p>
          </table:table-cell>
          <table:table-cell table:style-name="Таблица8.A2" office:value-type="string">
            <text:p text:style-name="P207">число</text:p>
          </table:table-cell>
          <table:table-cell table:style-name="Таблица8.A2" office:value-type="string">
            <text:p text:style-name="P365">0 … <text:span text:style-name="T318">65535</text:span></text:p>
          </table:table-cell>
          <table:table-cell table:style-name="Таблица8.D2" office:value-type="string">
            <text:p text:style-name="P369">Максимальное значение генератора случайных чисел</text:p>
            <text:p text:style-name="P393">= 0 (по-умолчанию)</text:p>
            <text:p text:style-name="P421">для: <text:span text:style-name="T67">Reg[</text:span><text:span text:style-name="T259">"</text:span><text:span text:style-name="T252">Class</text:span><text:span text:style-name="T259">"</text:span><text:span text:style-name="T67">]: </text:span><text:span text:style-name="T259">"</text:span><text:span text:style-name="T252">random</text:span><text:span text:style-name="T259">"</text:span></text:p>
          </table:table-cell>
        </table:table-row>
        <table:table-row table:style-name="TableLine2429280511168">
          <table:table-cell table:style-name="Таблица8.A2" office:value-type="string">
            <text:p text:style-name="P36"><text:span text:style-name="T173">"</text:span><text:span text:style-name="T177">Value</text:span><text:span text:style-name="T173">"</text:span></text:p>
          </table:table-cell>
          <table:table-cell table:style-name="Таблица8.A2" office:value-type="string">
            <text:p text:style-name="P208">ч<text:span text:style-name="T338">исло</text:span></text:p>
          </table:table-cell>
          <table:table-cell table:style-name="Таблица8.A2" office:value-type="string">
            <text:p text:style-name="P379">любое число</text:p>
          </table:table-cell>
          <table:table-cell table:style-name="Таблица8.D2" office:value-type="string">
            <text:p text:style-name="P380">Предустановленное число (константа)</text:p>
            <text:p text:style-name="P418">для<text:span text:style-name="T111">:</text:span> <text:span text:style-name="T67">Reg[</text:span><text:span text:style-name="T254">"C</text:span><text:span text:style-name="T255">lass</text:span><text:span text:style-name="T254">"</text:span><text:span text:style-name="T67">]: </text:span><text:span text:style-name="T254">"</text:span><text:span text:style-name="T252">const</text:span><text:span text:style-name="T254">"</text:span></text:p>
          </table:table-cell>
        </table:table-row>
        <table:table-row table:style-name="TableLine2429280501664">
          <table:table-cell table:style-name="Таблица8.A2" office:value-type="string">
            <text:p text:style-name="P36"><text:span text:style-name="T173">"</text:span><text:span text:style-name="T181">Events</text:span><text:span text:style-name="T173">"</text:span></text:p>
          </table:table-cell>
          <table:table-cell table:style-name="Таблица8.A2" office:value-type="string">
            <text:p text:style-name="P214">строка</text:p>
          </table:table-cell>
          <table:table-cell table:style-name="Таблица8.A2" office:value-type="string">
            <text:p text:style-name="P156">путь к файлу формата JSON</text:p>
            <text:p text:style-name="P318">или пусто</text:p>
          </table:table-cell>
          <table:table-cell table:style-name="Таблица8.D2" office:value-type="string">
            <text:p text:style-name="P341"><text:span text:style-name="T386">Путь к ф</text:span>айл<text:span text:style-name="T386">у</text:span> со списком настроек <text:span text:style-name="T339">событий для архивирования</text:span></text:p>
            <text:p text:style-name="P341">= «» (по-умолчанию)</text:p>
            <text:p text:style-name="P411">для: <text:span text:style-name="T67">Config[</text:span><text:span text:style-name="T254">"</text:span><text:span text:style-name="T252">UseArh</text:span><text:span text:style-name="T254">"</text:span><text:span text:style-name="T67">]: 1</text:span></text:p>
          </table:table-cell>
        </table:table-row>
        <table:table-row table:style-name="TableLine2429280508864">
          <table:table-cell table:style-name="Таблица8.A2" office:value-type="string">
            <text:p text:style-name="P36"><text:span text:style-name="T173">"</text:span><text:span text:style-name="T181">Targets</text:span><text:span text:style-name="T173">"</text:span></text:p>
          </table:table-cell>
          <table:table-cell table:style-name="Таблица8.A2" office:value-type="string">
            <text:p text:style-name="P215">м<text:span text:style-name="T340">ассив</text:span></text:p>
          </table:table-cell>
          <table:table-cell table:style-name="Таблица8.A2" office:value-type="string">
            <text:p text:style-name="P319">[ID, ...]</text:p>
          </table:table-cell>
          <table:table-cell table:style-name="Таблица8.D2" office:value-type="string">
            <text:p text:style-name="P424">Список идентификаторов регистров для вычислений (преобразований)</text:p>
            <text:p text:style-name="P419">для<text:span text:style-name="T111">:</text:span> <text:span text:style-name="T67">Reg[</text:span><text:span text:style-name="T254">"C</text:span><text:span text:style-name="T255">lass</text:span><text:span text:style-name="T254">"</text:span><text:span text:style-name="T67">]: </text:span><text:span text:style-name="T254">"</text:span><text:span text:style-name="T260">calc</text:span><text:span text:style-name="T254">"</text:span></text:p>
            <text:p text:style-name="P425">требуется: <text:span text:style-name="T72">Reg[</text:span><text:span text:style-name="T265">"</text:span><text:span text:style-name="T266">ID</text:span><text:span text:style-name="T265">"</text:span><text:span text:style-name="T72">], Reg[</text:span><text:span text:style-name="T265">"</text:span><text:span text:style-name="T263">Alg</text:span><text:span text:style-name="T265">"</text:span><text:span text:style-name="T72">]</text:span></text:p>
            <text:p text:style-name="P341">= <text:span text:style-name="T341">[]</text:span> (<text:span text:style-name="T341">пусто, </text:span>по-умолчанию)</text:p>
          </table:table-cell>
        </table:table-row>
        <table:table-row table:style-name="TableLine2429280514048">
          <table:table-cell table:style-name="Таблица8.A2" office:value-type="string">
            <text:p text:style-name="P39"><text:span text:style-name="T173">"</text:span><text:span text:style-name="T181">A</text:span><text:span text:style-name="T206">lg</text:span><text:span text:style-name="T173">"</text:span></text:p>
          </table:table-cell>
          <table:table-cell table:style-name="Таблица8.A2" office:value-type="string">
            <text:p text:style-name="P220">строка</text:p>
          </table:table-cell>
          <table:table-cell table:style-name="Таблица8.A2" office:value-type="string">
            <text:p text:style-name="P319"/>
            <text:p text:style-name="P319"/>
            <text:p text:style-name="P319">"<text:span text:style-name="T351">m</text:span>erge32"</text:p>
            <text:p text:style-name="P105"><text:span text:style-name="T268">"</text:span><text:span text:style-name="T277">d</text:span><text:span text:style-name="T269">word</text:span><text:span text:style-name="T268">"</text:span></text:p>
            <text:p text:style-name="P106"><text:span text:style-name="T268">"</text:span><text:span text:style-name="T277">f</text:span><text:span text:style-name="T276">loat</text:span><text:span text:style-name="T268">"</text:span></text:p>
            <text:p text:style-name="P106">"<text:span text:style-name="T351">b</text:span>its<text:span text:style-name="T351">t</text:span>o<text:span text:style-name="T351">d</text:span>word"</text:p>
          </table:table-cell>
          <table:table-cell table:style-name="Таблица8.D2" office:value-type="string">
            <text:p text:style-name="P381">Алгоритм вычисления значения виртуального регистра</text:p>
            <text:p text:style-name="P381">= «» (по-умолчанию)</text:p>
            <text:p text:style-name="P381">- <text:span text:style-name="T342">объединение в DWORD</text:span></text:p>
            <text:p text:style-name="P381">- <text:span text:style-name="T345">объединение в FLOAT</text:span></text:p>
            <text:p text:style-name="P381">- <text:span text:style-name="T350">объединение бит в DWORD</text:span></text:p>
            <text:p text:style-name="P420">для<text:span text:style-name="T111">:</text:span> <text:span text:style-name="T67">Reg[</text:span><text:span text:style-name="T254">"C</text:span><text:span text:style-name="T255">lass</text:span><text:span text:style-name="T254">"</text:span><text:span text:style-name="T67">]: </text:span><text:span text:style-name="T254">"</text:span><text:span text:style-name="T260">calc</text:span><text:span text:style-name="T254">", </text:span><text:span text:style-name="T252">Reg[</text:span><text:span text:style-name="T254">"</text:span><text:span text:style-name="T261">Targets</text:span><text:span text:style-name="T254">"</text:span><text:span text:style-name="T252">]</text:span></text:p>
          </table:table-cell>
        </table:table-row>
      </table:table>
      <text:p text:style-name="P284"><text:soft-page-break/><text:span text:style-name="T332">И</text:span>сходное значение, передаваемое по <text:span text:style-name="T332">протоколу ModBus</text:span>, имеет тип uint16 (беззнаковое целое, 16 бит — <text:span text:style-name="T332">слово</text:span>). <text:span text:style-name="T332">Целочисленные значения со знаком кодируются по алгоритму дополнительного кода. Числа с плавающей точкой кодируются </text:span><text:span text:style-name="T378">алгоритмом</text:span><text:span text:style-name="T100"> IEEE754</text:span><text:span text:style-name="T130"> или путем</text:span><text:span text:style-name="T131"> </text:span><text:span text:style-name="T332">смещения точки вправо на значение «Offset», а декодируются путем деления исходного значения на значение смещения (при данном способе кодирования теряется точность). Для достижения точности, число с плавающей точкой хранится в таблицах в виде нескольких словных регистров (для 4-х байтных чисел — 2 слова), передаются в определенном порядке (например, младшее слово вперед, затем старшее) и «склеиваются» получателем в одно число типа «float» - это определяется аргументами «Class» (= «calc»), «Targets» (где указываются исходные регистры), «Alg» («Float»).</text:span></text:p>
      <text:p text:style-name="P283"/>
      <text:p text:style-name="P286">Маска разрешений задается одной строкой, для разделения значений используется символ «|» (ИЛИ), например: <text:span text:style-name="T47">"r|</text:span><text:span text:style-name="T35">w</text:span><text:span text:style-name="T47">|h|a|d"</text:span></text:p>
      <text:p text:style-name="P285"/>
      <text:p text:style-name="P98"><text:span text:style-name="T271">А</text:span><text:span text:style-name="T272">лгоритмы объединения: </text:span><text:span text:style-name="T173">"</text:span><text:span text:style-name="T272">Merge32</text:span><text:span text:style-name="T173">"</text:span><text:span text:style-name="T272">, </text:span><text:span text:style-name="T173">"</text:span><text:span text:style-name="T272">Dword</text:span><text:span text:style-name="T173">"</text:span><text:span text:style-name="T272"> </text:span><text:span text:style-name="T274">и</text:span><text:span text:style-name="T272"> </text:span><text:span text:style-name="T173">"</text:span><text:span text:style-name="T272">Float</text:span><text:span text:style-name="T173">" -</text:span><text:span text:style-name="T272"> требуют определения массива исходных регистров в массиве «Targets» и используют его значения в следующем порядке:</text:span></text:p>
      <text:p text:style-name="P289">[Targets][0] — младшее слово,</text:p>
      <text:p text:style-name="P97"><text:span text:style-name="T272">[Targets][</text:span><text:span text:style-name="T273">1</text:span><text:span text:style-name="T272">] — старшее слово.</text:span></text:p>
      <text:p text:style-name="P289"/>
      <text:p text:style-name="P98"><text:span text:style-name="T272">А</text:span><text:span text:style-name="T274">лгоритм объединения </text:span><text:span text:style-name="T173">"</text:span><text:span text:style-name="T209">BitsTo</text:span><text:span text:style-name="T207">Dw</text:span><text:span text:style-name="T209">ord</text:span><text:span text:style-name="T173">" </text:span><text:span text:style-name="T208">требует «Targets» и использует его значения в следующем порядке:</text:span></text:p>
      <text:p text:style-name="P332"><text:span text:style-name="T164">бит 0 = 1, если </text:span><text:span text:style-name="T272">[Targets][0] </text:span><text:span text:style-name="T270">&gt; 0, иначе = 0,</text:span></text:p>
      <text:p text:style-name="P332"><text:span text:style-name="T164">бит 1 = 1, если </text:span><text:span text:style-name="T272">[Targets][</text:span><text:span text:style-name="T270">1</text:span><text:span text:style-name="T272">] </text:span><text:span text:style-name="T270">&gt; 0, иначе = 0,</text:span></text:p>
      <text:p text:style-name="P290">…</text:p>
      <text:p text:style-name="P333"><text:span text:style-name="T164">бит </text:span><text:span text:style-name="T210">3</text:span><text:span text:style-name="T164">1 = 1, если </text:span><text:span text:style-name="T272">[Targets][</text:span><text:span text:style-name="T275">3</text:span><text:span text:style-name="T270">1</text:span><text:span text:style-name="T272">] </text:span><text:span text:style-name="T270">&gt; 0, иначе = 0.</text:span></text:p>
      <text:p text:style-name="P285"/>
      <text:p text:style-name="P288">Пример настроек регистров для получения числа типа Float по протоколу ModBus RTU (предположительно, устройство хранит число типа Float в виде двух слов — 4 байта в таблице Input Registers: младшее слово по адресу 0, старшее слово по адресу 1, <text:span text:style-name="T343">передача идет младшим словом вперед</text:span>):</text:p>
      <text:p text:style-name="P287"/>
      <text:p text:style-name="P80">[ {"ID": 1,</text:p>
      <text:p text:style-name="P414"><text:span text:style-name="T63"><text:s text:c="3"/>"Addr": </text:span><text:span text:style-name="T64">0</text:span><text:span text:style-name="T63">,</text:span></text:p>
      <text:p text:style-name="P80"><text:s text:c="3"/>"Class": "in<text:span text:style-name="T344">pt</text:span>",</text:p>
      <text:p text:style-name="P414"><text:span text:style-name="T63"><text:s text:c="3"/>"Type": "</text:span><text:span text:style-name="T65">word</text:span><text:span text:style-name="T63">",</text:span></text:p>
      <text:p text:style-name="P414"><text:span text:style-name="T63"><text:s text:c="3"/>"Var": "</text:span><text:span text:style-name="T65">FloLo</text:span><text:span text:style-name="T63">",</text:span></text:p>
      <text:p text:style-name="P80"><text:s text:c="3"/>"Allow": "r"</text:p>
      <text:p text:style-name="P80"><text:s text:c="3"/>},</text:p>
      <text:p text:style-name="P80"><text:s text:c="2"/>{"ID": 2,</text:p>
      <text:p text:style-name="P414"><text:span text:style-name="T63"><text:s text:c="3"/>"Addr": </text:span><text:span text:style-name="T65">1</text:span><text:span text:style-name="T63">,</text:span></text:p>
      <text:p text:style-name="P80"><text:s text:c="3"/>"Class": "in<text:span text:style-name="T346">pt</text:span>",</text:p>
      <text:p text:style-name="P414"><text:span text:style-name="T63"><text:s text:c="3"/>"Type": "</text:span><text:span text:style-name="T65">word</text:span><text:span text:style-name="T63">",</text:span></text:p>
      <text:p text:style-name="P80"><text:s text:c="3"/>"Var": "<text:span text:style-name="T346">FloHi</text:span>",</text:p>
      <text:p text:style-name="P80"><text:s text:c="3"/>"Allow": "r"</text:p>
      <text:p text:style-name="P80"><text:s text:c="3"/>},</text:p>
      <text:p text:style-name="P80"><text:s text:c="2"/>{"ID": <text:span text:style-name="T69">3</text:span>,</text:p>
      <text:p text:style-name="P414"><text:span text:style-name="T63"><text:s text:c="3"/>"Class": "</text:span><text:span text:style-name="T66">calc</text:span><text:span text:style-name="T63">",</text:span></text:p>
      <text:p text:style-name="P414"><text:span text:style-name="T63"><text:s text:c="3"/>"Type": "</text:span><text:span text:style-name="T66">float</text:span><text:span text:style-name="T63">",</text:span></text:p>
      <text:p text:style-name="P414"><text:span text:style-name="T63"><text:s text:c="3"/>"Var": "</text:span><text:span text:style-name="T66">Flo</text:span><text:span text:style-name="T63">",</text:span></text:p>
      <text:p text:style-name="P80"><text:s text:c="3"/>"Allow": "r|h",</text:p>
      <text:p text:style-name="P81"><text:s text:c="3"/>"<text:span text:style-name="T84">Targets</text:span>": <text:span text:style-name="T82">[</text:span><text:span text:style-name="T88">0</text:span><text:span text:style-name="T82">, </text:span><text:span text:style-name="T88">1</text:span><text:span text:style-name="T82">]</text:span>,</text:p>
      <text:p text:style-name="P415"><text:span text:style-name="T63"><text:s text:c="3"/>"Al</text:span><text:span text:style-name="T16">g</text:span><text:span text:style-name="T63">": "</text:span><text:span text:style-name="T17">f</text:span><text:span text:style-name="T18">loat</text:span><text:span text:style-name="T63">"</text:span></text:p>
      <text:p text:style-name="P80"><text:s text:c="3"/>}</text:p>
      <text:p text:style-name="P86">]</text:p>
      <text:p text:style-name="P9"/>
      <text:h text:style-name="P443" text:outline-level="2"><text:bookmark-start text:name="__RefHeading___Toc3432_2919218502"/><text:soft-page-break/><text:span text:style-name="T4">События для регистров данных</text:span><text:span text:style-name="T1"> </text:span><text:span text:style-name="T3">(</text:span><text:span text:style-name="T2">Reg.Ev)</text:span><text:bookmark-end text:name="__RefHeading___Toc3432_2919218502"/></text:h>
      <text:p text:style-name="P112">Файл содержит один массив со списком настроек <text:span text:style-name="T379">событий для одного </text:span>регистр<text:span text:style-name="T379">а данных</text:span>. <text:span text:style-name="T379">Одно событие описывается ассоциативным массивом</text:span>.</text:p>
      <text:p text:style-name="P19"/>
      <text:p text:style-name="P324"><text:span text:style-name="T121">П</text:span>ример <text:span text:style-name="T379">файла (ev.plc1.l2n.lv.json)</text:span><text:span text:style-name="T324">:</text:span></text:p>
      <text:p text:style-name="P14"/>
      <text:p text:style-name="P54">[ {"<text:span text:style-name="T70">Alg</text:span>": "=Ref",</text:p>
      <text:p text:style-name="P55"><text:s text:c="3"/>"<text:span text:style-name="T70">Ref</text:span>": <text:span text:style-name="T70">0</text:span>,</text:p>
      <text:p text:style-name="P55"><text:s text:c="3"/>"<text:span text:style-name="T70">Sign</text:span>": <text:span text:style-name="T70">1</text:span></text:p>
      <text:p text:style-name="P55"><text:s text:c="3"/>},</text:p>
      <text:p text:style-name="P54"><text:s text:c="2"/>{"<text:span text:style-name="T70">Alg</text:span>": "<text:span text:style-name="T70">&gt;</text:span>Ref",</text:p>
      <text:p text:style-name="P55"><text:s text:c="3"/>"<text:span text:style-name="T70">Ref</text:span>": <text:span text:style-name="T70">40</text:span>,</text:p>
      <text:p text:style-name="P55"><text:s text:c="3"/>"<text:span text:style-name="T70">Err</text:span>": <text:span text:style-name="T70">1</text:span></text:p>
      <text:p text:style-name="P55"><text:s text:c="3"/>}</text:p>
      <text:p text:style-name="P55">]</text:p>
      <text:p text:style-name="P41"/>
      <text:p text:style-name="P256"><text:span text:style-name="T121">П</text:span>ример <text:span text:style-name="T379">файла (ev.plc1.l2n.</text:span><text:span text:style-name="T70">pspls</text:span><text:span text:style-name="T379">.json)</text:span><text:span text:style-name="T324">:</text:span></text:p>
      <text:p text:style-name="P15"/>
      <text:p text:style-name="P54">[ {"<text:span text:style-name="T70">Alg</text:span>": "<text:span text:style-name="T70">OutLim</text:span>",</text:p>
      <text:p text:style-name="P54"><text:s text:c="3"/>"<text:span text:style-name="T70">Min</text:span>": <text:span text:style-name="T70">0</text:span>,</text:p>
      <text:p text:style-name="P54"><text:s text:c="3"/>"<text:span text:style-name="T70">Max</text:span>": <text:span text:style-name="T70">3000,</text:span></text:p>
      <text:p text:style-name="P89"><text:s text:c="3"/>"Err": 2</text:p>
      <text:p text:style-name="P54"><text:s text:c="3"/>},</text:p>
      <text:p text:style-name="P54"><text:s text:c="2"/>{"<text:span text:style-name="T70">Alg</text:span>": "<text:span text:style-name="T70">=</text:span>Ref<text:span text:style-name="T70">|&lt;Ref</text:span>",</text:p>
      <text:p text:style-name="P54"><text:s text:c="3"/>"<text:span text:style-name="T70">Ref</text:span>": <text:span text:style-name="T70">500</text:span>,</text:p>
      <text:p text:style-name="P54"><text:s text:c="3"/>"<text:span text:style-name="T70">Sign</text:span>": <text:span text:style-name="T70">2</text:span></text:p>
      <text:p text:style-name="P54"><text:s text:c="3"/>},</text:p>
      <text:p text:style-name="P54"><text:s text:c="2"/>{"<text:span text:style-name="T70">Alg</text:span>": "<text:span text:style-name="T70">=</text:span>Ref<text:span text:style-name="T70">|&gt;Ref</text:span>",</text:p>
      <text:p text:style-name="P54"><text:s text:c="3"/>"<text:span text:style-name="T70">Ref</text:span>": <text:span text:style-name="T70">2500</text:span>,</text:p>
      <text:p text:style-name="P54"><text:s text:c="3"/>"<text:span text:style-name="T70">Sign</text:span>": <text:span text:style-name="T70">3</text:span></text:p>
      <text:p text:style-name="P54"><text:s text:c="3"/>}</text:p>
      <text:p text:style-name="P54">]</text:p>
      <text:p text:style-name="P271"/>
      <text:p text:style-name="P271">Ассоциативный массив <text:span text:style-name="T312">с настройками одного </text:span><text:span text:style-name="T380">события</text:span> поддерживает следующие аргументы:</text:p>
      <text:p text:style-name="P26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 table:style-name="TableLine2429280511456">
            <table:table-cell table:style-name="Таблица9.A1" office:value-type="string">
              <text:p text:style-name="P299">Аргумент</text:p>
            </table:table-cell>
            <table:table-cell table:style-name="Таблица9.A1" office:value-type="string">
              <text:p text:style-name="P299">Тип данных</text:p>
            </table:table-cell>
            <table:table-cell table:style-name="Таблица9.A1" office:value-type="string">
              <text:p text:style-name="P299">Значение</text:p>
            </table:table-cell>
            <table:table-cell table:style-name="Таблица9.D1" office:value-type="string">
              <text:p text:style-name="P299">Описание</text:p>
            </table:table-cell>
          </table:table-row>
        </table:table-header-rows>
        <table:table-row table:style-name="TableLine2429280511744">
          <table:table-cell table:style-name="Таблица9.A2" office:value-type="string">
            <text:p text:style-name="P182">"<text:span text:style-name="T102">Alg</text:span>"</text:p>
          </table:table-cell>
          <table:table-cell table:style-name="Таблица9.A2" office:value-type="string">
            <text:p text:style-name="P316">строка</text:p>
          </table:table-cell>
          <table:table-cell table:style-name="Таблица9.A2" office:value-type="string">
            <text:p text:style-name="P182"/>
            <text:p text:style-name="P182"/>
            <text:p text:style-name="P182"/>
            <text:p text:style-name="P182"/>
            <text:p text:style-name="P182"/>
            <text:p text:style-name="P182">"OutLim"</text:p>
            <text:p text:style-name="P182"/>
            <text:p text:style-name="P182"/>
            <text:p text:style-name="P182">"=Ref"</text:p>
            <text:p text:style-name="P182">"&gt;Ref"</text:p>
            <text:p text:style-name="P182">"&lt;Ref"</text:p>
          </table:table-cell>
          <table:table-cell table:style-name="Таблица9.D2" office:value-type="string">
            <text:p text:style-name="P186"><text:span text:style-name="T380">А</text:span><text:span text:style-name="T381">лгоритм (или список алгоритмов) фиксации события.</text:span></text:p>
            <text:p text:style-name="P231">Список алгоритмов задается в одной строке, используя символ разделения <text:span text:style-name="T67">`|`</text:span></text:p>
            <text:p text:style-name="P186"/>
            <text:p text:style-name="P186">- выход за пределы допустимого значения Min и Max <text:span text:style-name="T380">(</text:span>требуются: "Min", "Max"<text:span text:style-name="T380">)</text:span></text:p>
            <text:p text:style-name="P186"/>
            <text:p text:style-name="P186">- равно уставке<text:span text:style-name="T67"> </text:span><text:span text:style-name="T102">Ref</text:span><text:span text:style-name="T67"> </text:span><text:span text:style-name="T380">(требуется </text:span>"<text:span text:style-name="T102">Ref</text:span>"<text:span text:style-name="T102">)</text:span></text:p>
            <text:p text:style-name="P186"><text:span text:style-name="T102">-</text:span><text:span text:style-name="T132"> больше </text:span><text:span text:style-name="T102">уставк</text:span><text:span text:style-name="T132">и</text:span><text:span text:style-name="T102"> Ref (требуется "Ref")</text:span></text:p>
            <text:p text:style-name="P186"><text:span text:style-name="T102">-</text:span><text:span text:style-name="T132"> меньше </text:span><text:span text:style-name="T102">уставк</text:span><text:span text:style-name="T132">и</text:span><text:span text:style-name="T102"> Ref (требуется "Ref")</text:span></text:p>
          </table:table-cell>
        </table:table-row>
        <table:table-row table:style-name="TableLine2429280514912">
          <table:table-cell table:style-name="Таблица9.A2" office:value-type="string">
            <text:p text:style-name="P182">"<text:span text:style-name="T102">Min</text:span>"</text:p>
          </table:table-cell>
          <table:table-cell table:style-name="Таблица9.A2" office:value-type="string">
            <text:p text:style-name="P316">число</text:p>
          </table:table-cell>
          <table:table-cell table:style-name="Таблица9.A2" office:value-type="string">
            <text:p text:style-name="P358"><text:span text:style-name="T164">-</text:span><text:span text:style-name="T213">32768 … 32767</text:span></text:p>
          </table:table-cell>
          <table:table-cell table:style-name="Таблица9.D2" office:value-type="string">
            <text:p text:style-name="P231">Минимальное значение</text:p>
            <text:p text:style-name="P231">(для <text:span text:style-name="T67">Reg.Ev[</text:span><text:span text:style-name="T103">"</text:span><text:span text:style-name="T67">Alg</text:span><text:span text:style-name="T103">"</text:span><text:span text:style-name="T67">])</text:span></text:p>
          </table:table-cell>
        </table:table-row>
        <table:table-row table:style-name="TableLine2429280509728">
          <table:table-cell table:style-name="Таблица9.A2" office:value-type="string">
            <text:p text:style-name="P182">"<text:span text:style-name="T102">Max</text:span>"</text:p>
          </table:table-cell>
          <table:table-cell table:style-name="Таблица9.A2" office:value-type="string">
            <text:p text:style-name="P316">число</text:p>
          </table:table-cell>
          <table:table-cell table:style-name="Таблица9.A2" office:value-type="string">
            <text:p text:style-name="P358"><text:span text:style-name="T164">-</text:span><text:span text:style-name="T213">32768 … 32767</text:span></text:p>
          </table:table-cell>
          <table:table-cell table:style-name="Таблица9.D2" office:value-type="string">
            <text:p text:style-name="P231">Максимальное значение</text:p>
            <text:p text:style-name="P231">(для <text:span text:style-name="T67">Reg.Ev[</text:span><text:span text:style-name="T103">"</text:span><text:span text:style-name="T67">Alg</text:span><text:span text:style-name="T103">"</text:span><text:span text:style-name="T67">])</text:span></text:p>
          </table:table-cell>
        </table:table-row>
        <table:table-row table:style-name="TableLine2429280517216">
          <table:table-cell table:style-name="Таблица9.A2" office:value-type="string">
            <text:p text:style-name="P182">"<text:span text:style-name="T102">Ref</text:span>"</text:p>
          </table:table-cell>
          <table:table-cell table:style-name="Таблица9.A2" office:value-type="string">
            <text:p text:style-name="P316">число</text:p>
          </table:table-cell>
          <table:table-cell table:style-name="Таблица9.A2" office:value-type="string">
            <text:p text:style-name="P358"><text:span text:style-name="T164">-</text:span><text:span text:style-name="T213">32768 … 32767</text:span></text:p>
          </table:table-cell>
          <table:table-cell table:style-name="Таблица9.D2" office:value-type="string">
            <text:p text:style-name="P231">Уставка</text:p>
            <text:p text:style-name="P231">(для <text:span text:style-name="T67">Reg.Ev[</text:span><text:span text:style-name="T103">"</text:span><text:span text:style-name="T67">Alg</text:span><text:span text:style-name="T103">"</text:span><text:span text:style-name="T67">] = "=Ref|&gt;Ref|&lt;Ref")</text:span></text:p>
          </table:table-cell>
        </table:table-row>
        <text:soft-page-break/>
        <table:table-row table:style-name="TableLine2429280508576">
          <table:table-cell table:style-name="Таблица9.A2" office:value-type="string">
            <text:p text:style-name="P182">"<text:span text:style-name="T104">Sign</text:span>"</text:p>
          </table:table-cell>
          <table:table-cell table:style-name="Таблица9.A2" office:value-type="string">
            <text:p text:style-name="P316">число</text:p>
          </table:table-cell>
          <table:table-cell table:style-name="Таблица9.A2" office:value-type="string">
            <text:p text:style-name="P358"><text:span text:style-name="T164">-</text:span><text:span text:style-name="T213">32768 … 32767</text:span></text:p>
          </table:table-cell>
          <table:table-cell table:style-name="Таблица9.D2" office:value-type="string">
            <text:p text:style-name="P232">Числовой код признака, соответствующий возникшему событию (если требуется)</text:p>
          </table:table-cell>
        </table:table-row>
        <table:table-row table:style-name="TableLine2429280505120">
          <table:table-cell table:style-name="Таблица9.A2" office:value-type="string">
            <text:p text:style-name="P182">"<text:span text:style-name="T104">Err</text:span>"</text:p>
          </table:table-cell>
          <table:table-cell table:style-name="Таблица9.A2" office:value-type="string">
            <text:p text:style-name="P316">число</text:p>
          </table:table-cell>
          <table:table-cell table:style-name="Таблица9.A2" office:value-type="string">
            <text:p text:style-name="P358"><text:span text:style-name="T164">-</text:span><text:span text:style-name="T213">32768 … 32767</text:span></text:p>
          </table:table-cell>
          <table:table-cell table:style-name="Таблица9.D2" office:value-type="string">
            <text:p text:style-name="P232">Числовой код <text:span text:style-name="T114">ошибки</text:span>, соответствующий возникшему событию (если требуется)</text:p>
          </table:table-cell>
        </table:table-row>
        <table:table-row table:style-name="TableLine2429280502240">
          <table:table-cell table:style-name="Таблица9.A2" office:value-type="string">
            <text:p text:style-name="P182">"<text:span text:style-name="T104">Ex</text:span>"</text:p>
          </table:table-cell>
          <table:table-cell table:style-name="Таблица9.A2" office:value-type="string">
            <text:p text:style-name="P316">число</text:p>
          </table:table-cell>
          <table:table-cell table:style-name="Таблица9.A2" office:value-type="string">
            <text:p text:style-name="P358"><text:span text:style-name="T164">-</text:span><text:span text:style-name="T213">32768 … 32767</text:span></text:p>
          </table:table-cell>
          <table:table-cell table:style-name="Таблица9.D2" office:value-type="string">
            <text:p text:style-name="P232">Числовой код <text:span text:style-name="T114">исключительной ситуации</text:span>, соответствующий возникшему событию (если требуется)</text:p>
          </table:table-cell>
        </table:table-row>
      </table:table>
      <text:p text:style-name="P17"/>
      <text:h text:style-name="P432" text:outline-level="1"><text:bookmark-start text:name="__RefHeading___Toc3410_29192185021"/>ЦИКЛОГРАММА РАБОТЫ<text:bookmark-end text:name="__RefHeading___Toc3410_29192185021"/></text:h>
      <text:p text:style-name="P307"/>
      <text:p text:style-name="P307"/>
      <text:p text:style-name="P307"><draw:frame draw:style-name="fr1" draw:name="Объект1" text:anchor-type="char" svg:width="14.704cm" svg:height="14.5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07"/>
      <text:p text:style-name="P307"/>
      <text:p text:style-name="P307"/>
      <text:h text:style-name="P433" text:outline-level="1"><text:bookmark-start text:name="__RefHeading___Toc3410_291921850211"/>СТРУКТУРА ПАКЕТА ДАННЫХ <text:bookmark-end text:name="__RefHeading___Toc3410_291921850211"/></text:h>
      <text:h text:style-name="P444" text:outline-level="2"><text:bookmark-start text:name="__RefHeading___Toc3410_2919218502111"/><text:span text:style-name="T5">Данные от сервера</text:span> <text:bookmark-end text:name="__RefHeading___Toc3410_2919218502111"/></text:h>
      <text:p text:style-name="P308"/>
      <text:p text:style-name="P314">Формат пакета: <text:span text:style-name="T67">JSON</text:span></text:p>
      <text:p text:style-name="P314"><text:span text:style-name="T391">Пакет содержит данные, собранные сервером с устройств, определеных конфигурацией.</text:span><text:span text:style-name="T390"><text:line-break/><text:line-break/></text:span><text:span text:style-name="T51">{ <text:s text:c="6"/>"ID":(</text:span><text:span text:style-name="T33">Config[</text:span><text:span text:style-name="T51">"ID"</text:span><text:span text:style-name="T33">]</text:span><text:span text:style-name="T51">),<text:line-break/> <text:s/>"Networks":[ {<text:line-break/> <text:s text:c="21"/>"ID":(Net</text:span><text:span text:style-name="T33">[</text:span><text:span text:style-name="T51">"ID"</text:span><text:span text:style-name="T33">]</text:span><text:span text:style-name="T51">),<text:line-break/> <text:s text:c="16"/>"Devices":[ {<text:line-break/> <text:s text:c="36"/>"ID":(Dev</text:span><text:span text:style-name="T33">[</text:span><text:span text:style-name="T51">"ID"</text:span><text:span text:style-name="T33">]</text:span><text:span text:style-name="T51">),<text:line-break/> <text:s text:c="30"/>"BaseAddr":(</text:span><text:span text:style-name="T34">Dev</text:span><text:span text:style-name="T33">[</text:span><text:span text:style-name="T51">"</text:span><text:span text:style-name="T34">BaseAddr</text:span><text:span text:style-name="T51">"</text:span><text:span text:style-name="T33">]</text:span><text:span text:style-name="T51">),<text:line-break/> <text:s text:c="33"/>"Class":(</text:span><text:span text:style-name="T34">Dev</text:span><text:span text:style-name="T33">[</text:span><text:span text:style-name="T51">"</text:span><text:span text:style-name="T33">C</text:span><text:span text:style-name="T34">lass</text:span><text:span text:style-name="T51">"</text:span><text:span text:style-name="T33">]</text:span><text:span text:style-name="T51">),<text:line-break/> <text:s text:c="22"/>"</text:span><text:span text:style-name="T33">(</text:span><text:span text:style-name="T34">Dev.</text:span><text:span text:style-name="T33">Reg[</text:span><text:span text:style-name="T51">"</text:span><text:span text:style-name="T33">Var</text:span><text:span text:style-name="T51">"</text:span><text:span text:style-name="T33">])</text:span><text:span text:style-name="T51">":(RegisterValue),<text:line-break/> <text:s text:c="31"/>...<text:line-break/> <text:s text:c="29"/>},<text:line-break/> <text:s text:c="29"/>...<text:line-break/> <text:s text:c="27"/>]<text:line-break/> <text:s text:c="15"/>},<text:line-break/> <text:s text:c="15"/>...<text:line-break/> <text:s text:c="12"/>],</text:span></text:p>
      <text:p text:style-name="P90"><text:s/>"Stamp":(UnixTimeStamp)<text:line-break/>}</text:p>
      <text:p text:style-name="P91"/>
      <text:p text:style-name="P91"/>
      <text:h text:style-name="P439" text:outline-level="2"><text:bookmark-start text:name="__RefHeading___Toc3410_29192185021111"/>Данные от клиента<text:bookmark-end text:name="__RefHeading___Toc3410_29192185021111"/></text:h>
      <text:p text:style-name="P309"/>
      <text:p text:style-name="P314">Формат пакета: <text:span text:style-name="T67">JSON</text:span></text:p>
      <text:p text:style-name="P315"><text:span text:style-name="T391">Пакет содержит данные, которые сервер должен передать определенным устройствам.</text:span><text:span text:style-name="T390"><text:line-break/><text:line-break/></text:span><text:span text:style-name="T51">{ <text:s/>"SrvID":(Config.ID),<text:line-break/> <text:s text:c="2"/>"NetID":(Network[n].ID),<text:line-break/> <text:s text:c="2"/>"DevID":(Network[n].Device[d].ID),<text:line-break/> <text:s text:c="3"/>"Data":{RegisterVar:RegisterValue, ...},<text:line-break/> <text:s text:c="2"/>"Stamp":(UnixTimeStamp)<text:line-break/>}</text:span></text:p>
      <text:p text:style-name="P92"/>
      <text:p text:style-name="P9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4T21:28:28.986526053</meta:creation-date>
    <dc:date>2023-11-27T15:25:35.688000000</dc:date>
    <meta:editing-duration>P2DT1H16M50S</meta:editing-duration>
    <meta:editing-cycles>540</meta:editing-cycles>
    <meta:generator>LibreOffice/7.3.2.2$Windows_X86_64 LibreOffice_project/49f2b1bff42cfccbd8f788c8dc32c1c309559be0</meta:generator>
    <meta:document-statistic meta:table-count="9" meta:image-count="0" meta:object-count="1" meta:page-count="23" meta:paragraph-count="1049" meta:word-count="3436" meta:character-count="26630" meta:non-whitespace-character-count="2323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64cm" fo:min-width="4.514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5cm" fo:min-width="4.7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49cm" fo:min-width="4.7cm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draw:fill-color="#729fcf" draw:textarea-horizontal-align="justify" draw:textarea-vertical-align="middle" draw:auto-grow-height="false" fo:min-height="10.45cm" fo:min-width="6.1cm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2" style:family="graphic" style:parent-style-name="standard">
      <style:graphic-properties draw:stroke="dash" draw:stroke-dash="Long_20_Dash_20__28_Rounded_29_" svg:stroke-linecap="round" draw:fill="none" draw:fill-color="#729fcf" draw:textarea-horizontal-align="justify" draw:textarea-vertical-align="middle" draw:auto-grow-height="false" fo:min-height="5.749cm" fo:min-width="5.899cm"/>
    </style:style>
    <style:style style:name="gr1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49cm" fo:min-width="4.7cm"/>
      <style:paragraph-properties style:writing-mode="lr-tb"/>
    </style:style>
    <style:style style:name="gr1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Long_20_Dash" svg:stroke-color="#2a6099" draw:marker-end="Стили_20_стрелок_20_9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21" style:family="graphic" style:parent-style-name="standard">
      <style:graphic-properties draw:stroke="dash" draw:stroke-dash="Long_20_Dash_20__28_Rounded_29_" svg:stroke-linecap="round" draw:fill="none" draw:fill-color="#729fcf" draw:textarea-horizontal-align="justify" draw:textarea-vertical-align="middle" draw:auto-grow-height="false" fo:min-height="4.148cm" fo:min-width="5.899cm"/>
    </style:style>
    <style:style style:name="gr22" style:family="graphic" style:parent-style-name="objectwithoutfill">
      <style:graphic-properties draw:stroke="dash" draw:stroke-dash="Long_20_Dash_20__28_Rounded_29_" svg:stroke-color="#00a933" draw:marker-end="Стили_20_стрелок_20_15" draw:marker-end-width="0.3cm" svg:stroke-linecap="round" draw:fill="none" draw:textarea-vertical-align="middle"/>
    </style:style>
    <style:style style:name="gr23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 style:writing-mode="lr-tb"/>
      <style:text-properties fo:font-size="12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0pt" fo:font-style="italic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Обычный">
        <draw:custom-shape draw:style-name="gr1" draw:text-style-name="P1" xml:id="id1" draw:id="id1" draw:layer="layout" svg:width="5.1cm" svg:height="0.9cm" svg:x="0.747cm" svg:y="0.001cm">
          <text:p text:style-name="P1"><text:span text:style-name="T1">за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2cm" svg:height="0.8cm" svg:x="0.801cm" svg:y="3.501cm">
          <text:p text:style-name="P1"><text:span text:style-name="T1">чтение настроек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5.2cm" svg:height="1.299cm" svg:x="0.802cm" svg:y="4.902cm">
          <text:p text:style-name="P1"><text:span text:style-name="T1">чтение данных</text:span><text:span text:style-name="T1"><text:line-break/></text:span><text:span text:style-name="T1">с устройст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5.2cm" svg:height="1.299cm" svg:x="0.803cm" svg:y="6.802cm">
          <text:p text:style-name="P1"><text:span text:style-name="T1">отправка данных</text:span><text:span text:style-name="T1"><text:line-break/></text:span><text:span text:style-name="T1">устройства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6.6cm" svg:height="10.7cm" svg:x="0.001cm" svg:y="2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5.2cm" svg:height="1.299cm" svg:x="0.804cm" svg:y="10.602cm">
          <text:p text:style-name="P1"><text:span text:style-name="T1">отправка данных</text:span><text:span text:style-name="T1"><text:line-break/></text:span><text:span text:style-name="T1">WebSocket-клиента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5.2cm" svg:height="1.299cm" svg:x="0.805cm" svg:y="8.702cm">
          <text:p text:style-name="P1"><text:span text:style-name="T1">поддержание связи с</text:span><text:span text:style-name="T1"><text:line-break/></text:span><text:span text:style-name="T1">WebSocket-клиентам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3.9cm" svg:height="0.645cm" svg:x="0.141cm" svg:y="2.023cm">
          <draw:text-box>
            <text:p text:style-name="P4"><text:span text:style-name="T2">процесс: основной</text:span></text:p>
          </draw:text-box>
        </draw:frame>
        <draw:connector draw:style-name="gr6" draw:text-style-name="P6" xml:id="id11" draw:id="id11" draw:layer="layout" draw:type="line" svg:x1="3.297cm" svg:y1="0.901cm" svg:x2="3.301cm" svg:y2="2.101cm" draw:start-shape="id1" draw:start-glue-point="2" draw:end-shape="id2" svg:d="M3297 901l4 1200" svg:viewBox="0 0 5 1201">
          <text:p/>
        </draw:connector>
        <draw:connector draw:style-name="gr7" draw:text-style-name="P6" draw:layer="layout" draw:type="line" svg:x1="3.401cm" svg:y1="4.301cm" svg:x2="3.402cm" svg:y2="4.902cm" draw:start-shape="id3" draw:start-glue-point="6" draw:end-shape="id4" draw:end-glue-point="4" svg:d="M3401 4301l1 601" svg:viewBox="0 0 2 602">
          <text:p/>
        </draw:connector>
        <draw:connector draw:style-name="gr8" draw:text-style-name="P6" draw:layer="layout" draw:type="line" svg:x1="3.402cm" svg:y1="6.201cm" svg:x2="3.403cm" svg:y2="6.802cm" draw:start-shape="id4" draw:start-glue-point="6" draw:end-shape="id5" draw:end-glue-point="4" svg:d="M3402 6201l1 601" svg:viewBox="0 0 2 602">
          <text:p/>
        </draw:connector>
        <draw:connector draw:style-name="gr9" draw:text-style-name="P6" draw:layer="layout" draw:type="line" svg:x1="3.403cm" svg:y1="8.101cm" svg:x2="3.405cm" svg:y2="8.702cm" draw:start-shape="id5" draw:start-glue-point="6" draw:end-shape="id6" draw:end-glue-point="4" svg:d="M3403 8101l2 601" svg:viewBox="0 0 3 602">
          <text:p/>
        </draw:connector>
        <draw:connector draw:style-name="gr10" draw:text-style-name="P6" draw:layer="layout" draw:type="line" svg:x1="3.405cm" svg:y1="10.001cm" svg:x2="3.404cm" svg:y2="10.602cm" draw:start-shape="id6" draw:start-glue-point="6" draw:end-shape="id7" draw:end-glue-point="4" svg:d="M3405 10001l-1 601" svg:viewBox="0 0 2 602">
          <text:p/>
        </draw:connector>
        <draw:custom-shape draw:style-name="gr1" draw:text-style-name="P1" xml:id="id8" draw:id="id8" draw:layer="layout" svg:width="5.1cm" svg:height="0.9cm" svg:x="0.748cm" svg:y="13.602cm">
          <text:p text:style-name="P1"><text:span text:style-name="T1">остан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" svg:x1="3.301cm" svg:y1="12.801cm" svg:x2="3.298cm" svg:y2="13.602cm" draw:start-shape="id2" draw:start-glue-point="2" draw:end-shape="id8" draw:end-glue-point="0" svg:d="M3301 12801l-3 801" svg:viewBox="0 0 4 802">
          <text:p/>
        </draw:connector>
        <draw:custom-shape draw:style-name="gr12" draw:text-style-name="P3" xml:id="id16" draw:id="id16" draw:layer="layout" svg:width="6.399cm" svg:height="5.999cm" svg:x="7.802cm" svg:y="2.102cm">
          <text:p/>
          <draw:enhanced-geometry svg:viewBox="0 0 21600 21600" draw:type="rectangle" draw:enhanced-path="M 0 0 L 21600 0 21600 21600 0 21600 0 0 Z N"/>
        </draw:custom-shape>
        <draw:frame draw:style-name="gr13" draw:text-style-name="P5" xml:id="id12" draw:id="id12" draw:layer="layout" svg:width="6.659cm" svg:height="1.039cm" svg:x="7.742cm" svg:y="2.024cm">
          <draw:text-box>
            <text:p text:style-name="P4"><text:span text:style-name="T2">процесс: данные от WebSocket-клиентов</text:span></text:p>
          </draw:text-box>
        </draw:frame>
        <draw:custom-shape draw:style-name="gr14" draw:text-style-name="P2" xml:id="id9" draw:id="id9" draw:layer="layout" svg:width="5.2cm" svg:height="0.799cm" svg:x="8.43cm" svg:y="4.902cm">
          <text:p text:style-name="P1"><text:span text:style-name="T1">чтение данны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xml:id="id10" draw:id="id10" draw:layer="layout" svg:width="5.2cm" svg:height="0.799cm" svg:x="8.431cm" svg:y="6.102cm">
          <text:p text:style-name="P1"><text:span text:style-name="T1">обработка данны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6" draw:layer="layout" draw:type="line" svg:x1="11.03cm" svg:y1="5.701cm" svg:x2="11.031cm" svg:y2="6.102cm" draw:start-shape="id9" draw:start-glue-point="6" draw:end-shape="id10" draw:end-glue-point="4" svg:d="M11030 5701l1 401" svg:viewBox="0 0 2 402">
          <text:p/>
        </draw:connector>
        <draw:connector draw:style-name="gr16" draw:text-style-name="P6" draw:layer="layout" svg:x1="11.031cm" svg:y1="6.901cm" svg:x2="6.003cm" svg:y2="7.452cm" draw:start-shape="id10" draw:start-glue-point="6" draw:end-shape="id5" draw:end-glue-point="7" svg:d="M11031 6901v551h-5028" svg:viewBox="0 0 5029 552">
          <text:p/>
        </draw:connector>
        <draw:connector draw:style-name="gr17" draw:text-style-name="P6" draw:layer="layout" svg:x1="3.299cm" svg:y1="1.501cm" svg:x2="11.071cm" svg:y2="2.024cm" draw:start-shape="id11" draw:start-glue-point="0" draw:end-shape="id12" draw:end-glue-point="0" svg:d="M3299 1501h7772v523" svg:viewBox="0 0 7773 524">
          <text:p/>
        </draw:connector>
        <draw:custom-shape draw:style-name="gr14" draw:text-style-name="P2" xml:id="id13" draw:id="id13" draw:layer="layout" svg:width="5.2cm" svg:height="0.799cm" svg:x="8.431cm" svg:y="3.702cm">
          <text:p text:style-name="P1"><text:span text:style-name="T1">ожидание данны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6" draw:layer="layout" draw:type="line" svg:x1="11.031cm" svg:y1="4.501cm" svg:x2="11.03cm" svg:y2="4.902cm" draw:start-shape="id13" draw:start-glue-point="6" draw:end-shape="id9" draw:end-glue-point="4" svg:d="M11031 4501l-1 401" svg:viewBox="0 0 2 402">
          <text:p/>
        </draw:connector>
        <draw:connector draw:style-name="gr19" draw:text-style-name="P6" draw:layer="layout" draw:line-skew="0.399cm -0.132cm 0.101cm" svg:x1="11.031cm" svg:y1="6.901cm" svg:x2="11.031cm" svg:y2="3.702cm" draw:start-shape="id10" draw:start-glue-point="6" draw:end-shape="id13" draw:end-glue-point="4" svg:d="M11031 6901v900h2970v-4500h-2970v401" svg:viewBox="0 0 2971 4501">
          <text:p/>
        </draw:connector>
        <draw:connector draw:style-name="gr20" draw:text-style-name="P6" draw:layer="layout" svg:x1="3.404cm" svg:y1="11.901cm" svg:x2="3.401cm" svg:y2="3.501cm" draw:start-shape="id7" draw:start-glue-point="6" draw:end-shape="id3" draw:end-glue-point="4" svg:d="M3404 11901v501h-3104v-9402h3101v501" svg:viewBox="0 0 3105 9403">
          <text:p/>
        </draw:connector>
        <draw:custom-shape draw:style-name="gr21" draw:text-style-name="P3" xml:id="id17" draw:id="id17" draw:layer="layout" svg:width="6.399cm" svg:height="4.398cm" svg:x="7.802cm" svg:y="8.37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659cm" svg:height="0.645cm" svg:x="7.742cm" svg:y="8.301cm">
          <draw:text-box>
            <text:p text:style-name="P4"><text:span text:style-name="T2">процесс: архивирование</text:span></text:p>
          </draw:text-box>
        </draw:frame>
        <draw:custom-shape draw:style-name="gr14" draw:text-style-name="P2" xml:id="id15" draw:id="id15" draw:layer="layout" svg:width="5.2cm" svg:height="0.799cm" svg:x="8.43cm" svg:y="11.179cm">
          <text:p text:style-name="P1"><text:span text:style-name="T1">архивировани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xml:id="id14" draw:id="id14" draw:layer="layout" svg:width="5.2cm" svg:height="0.799cm" svg:x="8.431cm" svg:y="9.979cm">
          <text:p text:style-name="P1"><text:span text:style-name="T1">ожидание данны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6" draw:layer="layout" draw:type="line" svg:x1="11.031cm" svg:y1="10.778cm" svg:x2="11.03cm" svg:y2="11.179cm" draw:start-shape="id14" draw:start-glue-point="6" draw:end-shape="id15" draw:end-glue-point="4" svg:d="M11031 10778l-1 401" svg:viewBox="0 0 2 402">
          <text:p/>
        </draw:connector>
        <draw:connector draw:style-name="gr19" draw:text-style-name="P6" draw:layer="layout" draw:line-skew="0cm 6.072cm" svg:x1="11.03cm" svg:y1="11.978cm" svg:x2="11.031cm" svg:y2="9.979cm" draw:start-shape="id15" draw:start-glue-point="6" draw:end-shape="id14" draw:end-glue-point="4" svg:d="M11030 11978v501h2971v-3002h-2970v502" svg:viewBox="0 0 2972 3003">
          <text:p/>
        </draw:connector>
        <draw:connector draw:style-name="gr22" draw:text-style-name="P6" draw:layer="layout" svg:x1="6.002cm" svg:y1="5.552cm" svg:x2="8.431cm" svg:y2="10.379cm" draw:start-shape="id4" draw:start-glue-point="7" draw:end-shape="id14" draw:end-glue-point="5" svg:d="M6002 5552h1215v4827h1214" svg:viewBox="0 0 2430 4828">
          <text:p/>
        </draw:connector>
        <draw:connector draw:style-name="gr23" draw:text-style-name="P6" draw:layer="layout" svg:x1="14.201cm" svg:y1="5.101cm" svg:x2="5.848cm" svg:y2="14.052cm" draw:start-shape="id16" draw:start-glue-point="1" draw:end-shape="id8" draw:end-glue-point="1" svg:d="M14201 5101h500v8951h-8853" svg:viewBox="0 0 8854 8952">
          <text:p/>
        </draw:connector>
        <draw:connector draw:style-name="gr24" draw:text-style-name="P6" draw:layer="layout" svg:x1="11.001cm" svg:y1="12.777cm" svg:x2="5.848cm" svg:y2="14.052cm" draw:start-shape="id17" draw:start-glue-point="2" draw:end-shape="id8" draw:end-glue-point="1" svg:d="M11001 12777v1275h-5153" svg:viewBox="0 0 5154 1276">
          <text:p/>
        </draw:connector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